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style:paragraph-properties fo:margin-left="0in" fo:margin-right="0in" fo:text-align="center" style:justify-single-word="false" fo:text-indent="0.1965in" style:auto-text-indent="false"/>
    </style:style>
    <style:style style:name="P3"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4"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6" style:family="paragraph" style:parent-style-name="Text_20_body">
      <style:paragraph-properties fo:margin-left="0in" fo:margin-right="0in" fo:text-align="justify" style:justify-single-word="false" fo:text-indent="0.1965in"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8"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in" fo:margin-right="0in" fo:text-align="center" style:justify-single-word="false" fo:text-indent="0.1965in"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0"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1"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2"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3"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4"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5"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6"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27" style:family="paragraph" style:parent-style-name="Text_20_body">
      <style:paragraph-properties fo:margin-left="0in" fo:margin-right="0in" fo:text-align="justify" style:justify-single-word="false" fo:text-indent="0.1965in" style:auto-text-indent="false"/>
      <style:text-properties fo:color="#800000" fo:language="uk" fo:country="UA" fo:font-style="normal" style:font-style-asian="normal" style:font-style-complex="normal"/>
    </style:style>
    <style:style style:name="P28"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29"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0"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1"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2"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3"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34"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3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36"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3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3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39"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0"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text-underline-style="none" style:font-style-asian="normal" style:font-style-complex="normal"/>
    </style:style>
    <style:style style:name="P4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43"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italic" style:font-style-asian="italic" style:font-style-complex="italic"/>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style:font-style-asian="italic" style:font-weight-asian="normal" style:font-style-complex="italic" style:font-weight-complex="normal"/>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background-color="transparent"/>
    </style:style>
    <style:style style:name="P4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48"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4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1"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3"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style:font-style-asian="normal" style:font-weight-asian="bold" style:font-style-complex="normal" style:font-weight-complex="bold"/>
    </style:style>
    <style:style style:name="P5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fo:background-color="transparent" style:font-style-asian="normal" style:font-weight-asian="bold" style:font-style-complex="normal" style:font-weight-complex="bold"/>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57"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5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59"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6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6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text-underline-style="none" fo:background-color="transparent" style:font-style-asian="italic" style:font-style-complex="italic"/>
    </style:style>
    <style:style style:name="P64"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65" style:family="paragraph" style:parent-style-name="Text_20_body">
      <style:paragraph-properties fo:margin-left="0in" fo:margin-right="0in" fo:text-align="center" style:justify-single-word="false" fo:text-indent="0.1965in" style:auto-text-indent="false"/>
      <style:text-properties style:use-window-font-color="true" fo:language="ru" fo:country="RU"/>
    </style:style>
    <style:style style:name="P66"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67"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8"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style:font-style-asian="normal" style:font-style-complex="normal"/>
    </style:style>
    <style:style style:name="P69" style:family="paragraph" style:parent-style-name="Text_20_body">
      <style:paragraph-properties fo:margin-left="0in" fo:margin-right="0in" fo:text-align="justify" style:justify-single-word="false" fo:text-indent="0.1965in" style:auto-text-indent="false"/>
      <style:text-properties style:use-window-font-color="true" style:text-line-through-style="solid" style:text-line-through-type="single" fo:language="ru" fo:country="RU" fo:font-style="normal" fo:font-weight="bold" style:font-style-asian="normal" style:font-weight-asian="bold" style:font-style-complex="normal" style:font-weight-complex="bold"/>
    </style:style>
    <style:style style:name="P70" style:family="paragraph" style:parent-style-name="Text_20_body">
      <style:paragraph-properties fo:margin-left="0in" fo:margin-right="0in" fo:text-align="justify"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1" style:family="paragraph" style:parent-style-name="Text_20_body">
      <style:paragraph-properties fo:margin-left="0in" fo:margin-right="0in" fo:text-align="center"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2" style:family="paragraph" style:parent-style-name="Text_20_body">
      <style:paragraph-properties fo:margin-left="0in" fo:margin-right="0in" fo:text-align="justify" style:justify-single-word="false" fo:text-indent="0.1965in" style:auto-text-indent="false"/>
      <style:text-properties style:use-window-font-color="true" fo:font-size="12pt" fo:language="ru" fo:country="RU" fo:font-style="normal" style:font-size-asian="12pt" style:font-style-asian="normal" style:font-size-complex="12pt" style:font-style-complex="normal"/>
    </style:style>
    <style:style style:name="P73" style:family="paragraph" style:parent-style-name="Text_20_body">
      <style:paragraph-properties fo:margin-left="0in" fo:margin-right="0in" fo:text-align="justify" style:justify-single-word="false" fo:text-indent="0.1965in" style:auto-text-indent="false"/>
      <style:text-properties style:use-window-font-color="true" fo:font-style="normal" fo:font-weight="normal" style:font-style-asian="normal" style:font-weight-asian="normal" style:font-style-complex="normal" style:font-weight-complex="normal"/>
    </style:style>
    <style:style style:name="P74" style:family="paragraph" style:parent-style-name="Text_20_body">
      <style:paragraph-properties fo:margin-left="0in" fo:margin-right="0in" fo:text-align="justify" style:justify-single-word="false" fo:text-indent="0.1965in"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5"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76"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77" style:family="paragraph" style:parent-style-name="Text_20_body">
      <style:paragraph-properties fo:margin-left="0in" fo:margin-right="0in" fo:text-align="justify" style:justify-single-word="false" fo:text-indent="0.1965in" style:auto-text-indent="false"/>
      <style:text-properties fo:font-style="normal" fo:font-weight="normal" fo:background-color="transparent" style:font-style-asian="normal" style:font-weight-asian="normal" style:font-style-complex="normal" style:font-weight-complex="normal"/>
    </style:style>
    <style:style style:name="P78" style:family="paragraph" style:parent-style-name="Text_20_body">
      <style:paragraph-properties fo:margin-left="0in" fo:margin-right="0in" fo:text-align="justify" style:justify-single-word="false" fo:text-indent="0.1965in" style:auto-text-indent="false"/>
      <style:text-properties fo:color="#0000ff"/>
    </style:style>
    <style:style style:name="P79" style:family="paragraph" style:parent-style-name="Text_20_body">
      <style:paragraph-properties fo:margin-left="0in" fo:margin-right="0in" fo:text-align="justify" style:justify-single-word="false" fo:text-indent="0.1965in"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0"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style:font-style-asian="normal" style:font-style-complex="normal"/>
    </style:style>
    <style:style style:name="P81"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2" style:family="paragraph" style:parent-style-name="Text_20_body">
      <style:paragraph-properties fo:margin-left="0in" fo:margin-right="0in" fo:text-align="justify" style:justify-single-word="false" fo:text-indent="0.1965in" style:auto-text-indent="false"/>
      <style:text-properties fo:color="#3333ff" fo:language="en" fo:country="US" fo:font-style="italic" style:font-style-asian="italic" style:font-style-complex="italic"/>
    </style:style>
    <style:style style:name="P83" style:family="paragraph" style:parent-style-name="Text_20_body">
      <style:paragraph-properties fo:margin-left="0in" fo:margin-right="0in" fo:text-align="justify" style:justify-single-word="false" fo:text-indent="0.1965in" style:auto-text-indent="false"/>
      <style:text-properties fo:font-weight="normal" style:font-weight-asian="normal" style:font-weight-complex="normal"/>
    </style:style>
    <style:style style:name="P84"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weight="normal" style:font-size-asian="10pt" style:font-weight-asian="normal" style:font-size-complex="10pt" style:font-weight-complex="normal"/>
    </style:style>
    <style:style style:name="P85"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86" style:family="paragraph" style:parent-style-name="Text_20_body">
      <style:paragraph-properties fo:margin-left="0in" fo:margin-right="0in" fo:text-align="justify" style:justify-single-word="false" fo:text-indent="0.1965in" style:auto-text-indent="false"/>
      <style:text-properties style:font-name="Courier 10 Pitch" fo:font-size="10pt" fo:font-weight="normal" style:font-size-asian="10pt" style:font-weight-asian="normal" style:font-size-complex="10pt" style:font-weight-complex="normal"/>
    </style:style>
    <style:style style:name="P87" style:family="paragraph" style:parent-style-name="Text_20_body">
      <style:paragraph-properties fo:margin-left="0in" fo:margin-right="0in" fo:text-align="justify" style:justify-single-word="false" fo:text-indent="0.1965in" style:auto-text-indent="false"/>
      <style:text-properties style:font-name="Courier 10 Pitch" fo:font-size="10pt" style:font-size-asian="10pt" style:font-size-complex="10pt"/>
    </style:style>
    <style:style style:name="P88" style:family="paragraph" style:parent-style-name="Text_20_body">
      <style:paragraph-properties fo:margin-left="0in" fo:margin-right="0in" fo:text-align="end" style:justify-single-word="false" fo:text-indent="0.1965in" style:auto-text-indent="false"/>
    </style:style>
    <style:style style:name="P89" style:family="paragraph" style:parent-style-name="Text_20_body">
      <style:paragraph-properties fo:margin-left="0in" fo:margin-right="0in" fo:text-align="justify" style:justify-single-word="false" fo:text-indent="0.1965in" style:auto-text-indent="false"/>
      <style:text-properties fo:color="#ff6600" fo:language="en" fo:country="US" fo:font-style="normal" style:font-style-asian="normal" style:font-style-complex="normal"/>
    </style:style>
    <style:style style:name="P90" style:family="paragraph" style:parent-style-name="Text_20_body">
      <style:paragraph-properties fo:margin-left="0in" fo:margin-right="0in" fo:text-align="justify" style:justify-single-word="false" fo:text-indent="0.1965in" style:auto-text-indent="false"/>
      <style:text-properties fo:color="#0000cc" fo:language="en" fo:country="US" fo:font-style="normal" fo:font-weight="normal" style:font-style-asian="normal" style:font-weight-asian="normal" style:font-style-complex="normal" style:font-weight-complex="normal"/>
    </style:style>
    <style:style style:name="P91" style:family="paragraph" style:parent-style-name="Text_20_body">
      <style:paragraph-properties fo:margin-left="0in" fo:margin-right="0in" fo:text-align="justify" style:justify-single-word="false" fo:text-indent="0.1965in" style:auto-text-indent="false"/>
      <style:text-properties fo:color="#ff3333" fo:language="ru" fo:country="RU" fo:font-style="italic" style:font-style-asian="italic" style:font-style-complex="italic"/>
    </style:style>
    <style:style style:name="P92" style:family="paragraph" style:parent-style-name="Standard">
      <style:paragraph-properties fo:margin-left="0in" fo:margin-right="0in" fo:text-align="justify" style:justify-single-word="false" fo:text-indent="0.1965in" style:auto-text-indent="false"/>
    </style:style>
    <style:style style:name="P93" style:family="paragraph" style:parent-style-name="Standard">
      <style:paragraph-properties fo:margin-left="0in" fo:margin-right="0in" fo:text-align="justify" style:justify-single-word="false" fo:text-indent="0.1965in" style:auto-text-indent="false"/>
      <style:text-properties fo:language="ru" fo:country="RU"/>
    </style:style>
    <style:style style:name="P94" style:family="paragraph" style:parent-style-name="Standard">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95"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96"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97" style:family="paragraph" style:parent-style-name="Text_20_body">
      <style:paragraph-properties fo:margin-left="0in" fo:margin-right="0in" fo:margin-top="0in" fo:margin-bottom="0.0835in" loext:contextual-spacing="false" fo:text-align="justify" style:justify-single-word="false" fo:text-indent="0.1965in" style:auto-text-indent="false"/>
    </style:style>
    <style:style style:name="P98"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99"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style:style>
    <style:style style:name="P100"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1"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2"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style:font-style-asian="normal" style:font-style-complex="normal"/>
    </style:style>
    <style:style style:name="P103"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04"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background-color="transparent"/>
    </style:style>
    <style:style style:name="P10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106"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07"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background-color="transparent"/>
    </style:style>
    <style:style style:name="P108"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09"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fo:language="en" fo:country="US"/>
    </style:style>
    <style:style style:name="P110"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en" fo:country="US" fo:font-style="italic" style:font-style-asian="italic" style:font-style-complex="italic"/>
    </style:style>
    <style:style style:name="P111"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6666ff" fo:language="en" fo:country="US" fo:font-style="italic" fo:font-weight="normal" style:font-style-asian="italic" style:font-weight-asian="normal" style:font-style-complex="italic" style:font-weight-complex="normal"/>
    </style:style>
    <style:style style:name="P112"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13"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italic" fo:font-weight="normal" style:font-style-asian="italic" style:font-weight-asian="normal" style:font-style-complex="italic" style:font-weight-complex="normal"/>
    </style:style>
    <style:style style:name="P114"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italic" style:font-style-asian="italic" style:font-style-complex="italic"/>
    </style:style>
    <style:style style:name="P115"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16" style:family="paragraph" style:parent-style-name="Standard">
      <style:paragraph-properties fo:margin-left="0in" fo:margin-right="0in" fo:margin-top="0in" fo:margin-bottom="0.0835in" loext:contextual-spacing="false" fo:text-align="justify" style:justify-single-word="false" fo:text-indent="0.1965in" style:auto-text-indent="false"/>
    </style:style>
    <style:style style:name="P117"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font-style="italic" style:font-style-asian="italic" style:font-style-complex="italic"/>
    </style:style>
    <style:style style:name="P118"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19" style:family="paragraph" style:parent-style-name="First_20_line_20_indent">
      <style:paragraph-properties fo:margin-left="0in" fo:margin-right="0in" fo:margin-top="0in" fo:margin-bottom="0.0835in" loext:contextual-spacing="false" fo:text-align="center" style:justify-single-word="false" fo:text-indent="0.1965in" style:auto-text-indent="false"/>
      <style:text-properties fo:language="ru" fo:country="RU"/>
    </style:style>
    <style:style style:name="P120"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fo:font-style="italic" style:font-style-asian="italic" style:font-style-complex="italic"/>
    </style:style>
    <style:style style:name="P121"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22"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23" style:family="paragraph" style:parent-style-name="Text_20_body">
      <style:text-properties fo:language="ru" fo:country="RU"/>
    </style:style>
    <style:style style:name="P124" style:family="paragraph" style:parent-style-name="Text_20_body">
      <style:text-properties fo:color="#800000" fo:language="ru" fo:country="RU" fo:font-style="normal" fo:font-weight="normal" fo:background-color="transparent" style:font-style-asian="normal" style:font-weight-asian="normal" style:font-style-complex="normal" style:font-weight-complex="normal"/>
    </style:style>
    <style:style style:name="P125" style:family="paragraph" style:parent-style-name="First_20_line_20_indent">
      <style:text-properties fo:language="ru" fo:country="RU"/>
    </style:style>
    <style:style style:name="P126" style:family="paragraph" style:parent-style-name="First_20_line_20_indent">
      <style:paragraph-properties fo:text-align="justify" style:justify-single-word="false"/>
      <style:text-properties fo:language="ru" fo:country="RU"/>
    </style:style>
    <style:style style:name="P127" style:family="paragraph" style:parent-style-name="First_20_line_20_indent">
      <style:text-properties fo:font-size="15pt" fo:language="ru" fo:country="RU" style:font-size-asian="15pt" style:font-size-complex="15pt"/>
    </style:style>
    <style:style style:name="P128" style:family="paragraph" style:parent-style-name="First_20_line_20_indent">
      <style:text-properties fo:font-size="12pt" fo:language="ru" fo:country="RU" style:font-size-asian="12pt" style:font-size-complex="12pt"/>
    </style:style>
    <style:style style:name="P129" style:family="paragraph" style:parent-style-name="First_20_line_20_indent">
      <style:text-properties fo:language="en" fo:country="US"/>
    </style:style>
    <style:style style:name="P130" style:family="paragraph" style:parent-style-name="First_20_line_20_indent">
      <style:paragraph-properties fo:text-align="justify" style:justify-single-word="false"/>
      <style:text-properties fo:language="en" fo:country="US"/>
    </style:style>
    <style:style style:name="P131" style:family="paragraph" style:parent-style-name="First_20_line_20_indent">
      <style:paragraph-properties fo:text-align="justify" style:justify-single-word="false"/>
    </style:style>
    <style:style style:name="P132" style:family="paragraph" style:parent-style-name="Text_20_body">
      <style:paragraph-properties fo:margin-left="0in" fo:margin-right="0in" fo:text-align="center" style:justify-single-word="false" fo:text-indent="0in" style:auto-text-indent="false"/>
    </style:style>
    <style:style style:name="P133"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34"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35" style:family="paragraph" style:parent-style-name="Footnote">
      <style:paragraph-properties fo:margin-left="0in" fo:margin-right="0in" fo:text-indent="0in" style:auto-text-indent="false"/>
      <style:text-properties fo:language="en" fo:country="US"/>
    </style:style>
    <style:style style:name="P136" style:family="paragraph" style:parent-style-name="Footnote">
      <style:text-properties fo:language="en" fo:country="US"/>
    </style:style>
    <style:style style:name="P137" style:family="paragraph" style:parent-style-name="Footnote">
      <style:text-properties fo:language="ru" fo:country="RU"/>
    </style:style>
    <style:style style:name="P138" style:family="paragraph" style:parent-style-name="Footnote">
      <style:text-properties style:use-window-font-color="true" fo:language="ru" fo:country="RU"/>
    </style:style>
    <style:style style:name="P139" style:family="paragraph" style:parent-style-name="Footnote">
      <style:text-properties fo:font-style="normal" style:font-style-asian="normal" style:font-style-complex="normal"/>
    </style:style>
    <style:style style:name="P140" style:family="paragraph" style:parent-style-name="Text_20_body">
      <style:paragraph-properties fo:margin-top="0in" fo:margin-bottom="0.0835in" loext:contextual-spacing="false" fo:text-align="justify" style:justify-single-word="false"/>
      <style:text-properties fo:language="en" fo:country="US"/>
    </style:style>
    <style:style style:name="P141" style:family="paragraph" style:parent-style-name="Text_20_body" style:master-page-name="">
      <style:paragraph-properties fo:margin-left="0in" fo:margin-right="0in" fo:margin-top="0in" fo:margin-bottom="0.0835in" loext:contextual-spacing="false" fo:text-align="justify" style:justify-single-word="false" fo:text-indent="0.2083in" style:auto-text-indent="false" style:page-number="auto"/>
      <style:text-properties style:use-window-font-color="true" fo:language="ru" fo:country="RU" fo:font-style="normal" style:text-underline-style="none" style:font-style-asian="normal" style:font-style-complex="normal"/>
    </style:style>
    <style:style style:name="P142" style:family="paragraph" style:parent-style-name="Text_20_body" style:list-style-name="L1">
      <style:paragraph-properties fo:margin-left="0in" fo:margin-right="0in" fo:text-align="justify" style:justify-single-word="false" fo:text-indent="0.1965in" style:auto-text-indent="false"/>
      <style:text-properties fo:font-style="italic" style:font-style-asian="italic" style:font-style-complex="italic"/>
    </style:style>
    <style:style style:name="P143"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14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1d04ef" style:font-style-asian="normal" style:font-style-complex="normal"/>
    </style:style>
    <style:style style:name="P14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1f0f74" style:font-style-asian="normal" style:font-style-complex="normal"/>
    </style:style>
    <style:style style:name="P14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300c95" style:font-style-asian="normal" style:font-style-complex="normal"/>
    </style:style>
    <style:style style:name="P14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14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paragraph-rsid="001b140c" style:font-style-asian="normal" style:font-style-complex="normal"/>
    </style:style>
    <style:style style:name="P149"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paragraph-rsid="001c4b64" style:font-style-asian="normal" style:font-style-complex="normal"/>
    </style:style>
    <style:style style:name="P150"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1b140c" officeooo:paragraph-rsid="001b140c" style:font-style-asian="normal" style:font-style-complex="normal"/>
    </style:style>
    <style:style style:name="P151" style:family="paragraph" style:parent-style-name="Text_20_body">
      <style:paragraph-properties fo:margin-left="0in" fo:margin-right="0in" fo:text-align="justify" style:justify-single-word="false" fo:text-indent="0.1965in" style:auto-text-indent="false"/>
      <style:text-properties style:use-window-font-color="true" officeooo:paragraph-rsid="002edd6f"/>
    </style:style>
    <style:style style:name="P152"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153" style:family="paragraph" style:parent-style-name="Text_20_body">
      <style:paragraph-properties fo:margin-left="0in" fo:margin-right="0in" fo:text-align="justify" style:justify-single-word="false" fo:text-indent="0.1965in" style:auto-text-indent="false"/>
      <style:text-properties officeooo:paragraph-rsid="0033e742"/>
    </style:style>
    <style:style style:name="P154" style:family="paragraph" style:parent-style-name="Heading_20_2">
      <style:text-properties fo:language="en" fo:country="US"/>
    </style:style>
    <style:style style:name="P155" style:family="paragraph" style:parent-style-name="Heading_20_2">
      <style:paragraph-properties fo:text-align="justify" style:justify-single-word="false"/>
    </style:style>
    <style:style style:name="P156" style:family="paragraph" style:parent-style-name="Heading_20_1">
      <style:paragraph-properties fo:margin-left="0in" fo:margin-right="0in" fo:text-align="center" style:justify-single-word="false" fo:text-indent="0.1965in" style:auto-text-indent="false"/>
    </style:style>
    <style:style style:name="P157" style:family="paragraph" style:parent-style-name="Heading_20_3">
      <style:text-properties fo:language="ru" fo:country="RU"/>
    </style:style>
    <style:style style:name="P158" style:family="paragraph" style:parent-style-name="Footnote">
      <style:text-properties style:use-window-font-color="true" fo:language="ru" fo:country="RU" officeooo:rsid="002482c8" officeooo:paragraph-rsid="002482c8"/>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loext:char-shading-value="0" style:font-style-asian="normal" style:font-style-complex="normal"/>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ru" fo:country="RU" officeooo:rsid="001b140c"/>
    </style:style>
    <style:style style:name="T12" style:family="text">
      <style:text-properties fo:language="ru" fo:country="RU" officeooo:rsid="001c4b64"/>
    </style:style>
    <style:style style:name="T13" style:family="text">
      <style:text-properties fo:language="ru" fo:country="RU" officeooo:rsid="001d04ef"/>
    </style:style>
    <style:style style:name="T14" style:family="text">
      <style:text-properties fo:language="en" fo:country="US"/>
    </style:style>
    <style:style style:name="T15" style:family="text">
      <style:text-properties fo:language="en" fo:country="US" fo:font-style="normal" style:font-style-asian="normal" style:font-style-complex="normal"/>
    </style:style>
    <style:style style:name="T16" style:family="text">
      <style:text-properties fo:language="en" fo:country="US" fo:font-style="italic" style:font-style-asian="italic" style:font-style-complex="italic"/>
    </style:style>
    <style:style style:name="T17" style:family="text">
      <style:text-properties fo:language="en" fo:country="US" fo:font-weight="bold" style:font-weight-asian="bold" style:font-weight-complex="bold"/>
    </style:style>
    <style:style style:name="T18" style:family="text">
      <style:text-properties fo:language="en" fo:country="US" fo:font-weight="normal" style:font-weight-asian="normal" style:font-weight-complex="normal"/>
    </style:style>
    <style:style style:name="T19" style:family="text">
      <style:text-properties fo:language="en" fo:country="US" fo:font-weight="normal" fo:background-color="transparent" loext:char-shading-value="0" style:font-weight-asian="normal" style:font-weight-complex="normal"/>
    </style:style>
    <style:style style:name="T20" style:family="text">
      <style:text-properties fo:language="en" fo:country="US" fo:background-color="transparent" loext:char-shading-value="0"/>
    </style:style>
    <style:style style:name="T21" style:family="text">
      <style:text-properties fo:language="en" fo:country="US" officeooo:rsid="0019b1e4"/>
    </style:style>
    <style:style style:name="T22" style:family="text">
      <style:text-properties fo:language="en" fo:country="US" officeooo:rsid="001d04ef"/>
    </style:style>
    <style:style style:name="T23" style:family="text">
      <style:text-properties fo:language="en" fo:country="US" officeooo:rsid="001f0f74"/>
    </style:style>
    <style:style style:name="T24" style:family="text">
      <style:text-properties fo:language="en" fo:country="US" officeooo:rsid="0027b793"/>
    </style:style>
    <style:style style:name="T25" style:family="text">
      <style:text-properties fo:color="#ff3333" fo:background-color="transparent" loext:char-shading-value="0"/>
    </style:style>
    <style:style style:name="T26" style:family="text">
      <style:text-properties fo:font-style="italic" style:font-style-asian="italic" style:font-style-complex="italic"/>
    </style:style>
    <style:style style:name="T27" style:family="text">
      <style:text-properties fo:font-style="italic" fo:font-weight="bold" style:font-style-asian="italic" style:font-weight-asian="bold" style:font-style-complex="italic" style:font-weight-complex="bold"/>
    </style:style>
    <style:style style:name="T28" style:family="text">
      <style:text-properties fo:color="#800000"/>
    </style:style>
    <style:style style:name="T29" style:family="text">
      <style:text-properties fo:color="#800000" fo:language="ru" fo:country="RU"/>
    </style:style>
    <style:style style:name="T30" style:family="text">
      <style:text-properties fo:font-weight="bold" style:font-weight-asian="bold" style:font-weight-complex="bold"/>
    </style:style>
    <style:style style:name="T31" style:family="text">
      <style:text-properties fo:font-weight="bold" fo:background-color="transparent" loext:char-shading-value="0" style:font-weight-asian="bold" style:font-weight-complex="bold"/>
    </style:style>
    <style:style style:name="T32" style:family="text">
      <style:text-properties style:use-window-font-color="true"/>
    </style:style>
    <style:style style:name="T33" style:family="text">
      <style:text-properties style:use-window-font-color="true" fo:language="ru" fo:country="RU"/>
    </style:style>
    <style:style style:name="T34" style:family="text">
      <style:text-properties style:use-window-font-color="true" fo:language="ru" fo:country="RU" fo:font-style="normal" style:font-style-asian="normal" style:font-style-complex="normal"/>
    </style:style>
    <style:style style:name="T35" style:family="text">
      <style:text-properties style:use-window-font-color="true" fo:language="ru" fo:country="RU" fo:font-style="normal" fo:font-weight="normal" style:font-style-asian="normal" style:font-weight-asian="normal" style:font-style-complex="normal" style:font-weight-complex="normal"/>
    </style:style>
    <style:style style:name="T36"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37" style:family="text">
      <style:text-properties style:use-window-font-color="true" fo:language="ru" fo:country="RU" fo:font-style="normal" fo:background-color="transparent" loext:char-shading-value="0" style:font-style-asian="normal" style:font-style-complex="normal"/>
    </style:style>
    <style:style style:name="T38" style:family="text">
      <style:text-properties style:use-window-font-color="true" fo:language="ru" fo:country="RU" fo:font-style="italic" style:font-style-asian="italic" style:font-style-complex="italic"/>
    </style:style>
    <style:style style:name="T39" style:family="text">
      <style:text-properties style:use-window-font-color="true" fo:language="ru" fo:country="RU" fo:font-style="italic" fo:font-weight="normal" style:font-style-asian="italic" style:font-weight-asian="normal" style:font-style-complex="italic" style:font-weight-complex="normal"/>
    </style:style>
    <style:style style:name="T40" style:family="text">
      <style:text-properties style:use-window-font-color="true" fo:language="ru" fo:country="RU" fo:font-weight="normal" style:font-weight-asian="normal" style:font-weight-complex="normal"/>
    </style:style>
    <style:style style:name="T41" style:family="text">
      <style:text-properties style:use-window-font-color="true" fo:language="ru" fo:country="RU" fo:background-color="transparent" loext:char-shading-value="0"/>
    </style:style>
    <style:style style:name="T42" style:family="text">
      <style:text-properties style:use-window-font-color="true" fo:language="en" fo:country="US"/>
    </style:style>
    <style:style style:name="T43" style:family="text">
      <style:text-properties style:use-window-font-color="true" fo:language="en" fo:country="US" fo:font-style="normal" style:font-style-asian="normal" style:font-style-complex="normal"/>
    </style:style>
    <style:style style:name="T44" style:family="text">
      <style:text-properties style:use-window-font-color="true" fo:language="en" fo:country="US" fo:font-style="normal" fo:font-weight="normal" style:font-style-asian="normal" style:font-weight-asian="normal" style:font-style-complex="normal" style:font-weight-complex="normal"/>
    </style:style>
    <style:style style:name="T45"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46" style:family="text">
      <style:text-properties style:use-window-font-color="true" fo:language="en" fo:country="US" fo:font-weight="normal" style:font-weight-asian="normal" style:font-weight-complex="normal"/>
    </style:style>
    <style:style style:name="T47" style:family="text">
      <style:text-properties style:use-window-font-color="true" fo:font-style="normal" style:font-style-asian="normal" style:font-style-complex="normal"/>
    </style:style>
    <style:style style:name="T48" style:family="text">
      <style:text-properties style:use-window-font-color="true" fo:font-style="normal" fo:font-weight="normal" style:font-style-asian="normal" style:font-weight-asian="normal" style:font-style-complex="normal" style:font-weight-complex="normal"/>
    </style:style>
    <style:style style:name="T49" style:family="text">
      <style:text-properties style:use-window-font-color="true" fo:font-style="normal" style:text-underline-style="none" style:font-style-asian="normal" style:font-style-complex="normal"/>
    </style:style>
    <style:style style:name="T50" style:family="text">
      <style:text-properties style:use-window-font-color="true" fo:font-style="italic" fo:font-weight="normal" style:font-style-asian="italic" style:font-weight-asian="normal" style:font-style-complex="italic" style:font-weight-complex="normal"/>
    </style:style>
    <style:style style:name="T51" style:family="text">
      <style:text-properties style:use-window-font-color="true" fo:background-color="transparent" loext:char-shading-value="0"/>
    </style:style>
    <style:style style:name="T52" style:family="text">
      <style:text-properties style:use-window-font-color="true" fo:language="uk" fo:country="UA" fo:font-style="normal" fo:font-weight="normal" style:font-style-asian="normal" style:font-weight-asian="normal" style:font-style-complex="normal" style:font-weight-complex="normal"/>
    </style:style>
    <style:style style:name="T53" style:family="text">
      <style:text-properties style:use-window-font-color="true" fo:font-weight="normal" style:font-weight-asian="normal" style:font-weight-complex="normal"/>
    </style:style>
    <style:style style:name="T54" style:family="text">
      <style:text-properties fo:background-color="transparent" loext:char-shading-value="0"/>
    </style:style>
    <style:style style:name="T55" style:family="text">
      <style:text-properties style:text-position="super 58%"/>
    </style:style>
    <style:style style:name="T56" style:family="text">
      <style:text-properties fo:language="fr" fo:country="FR"/>
    </style:style>
    <style:style style:name="T57" style:family="text">
      <style:text-properties fo:font-style="normal" style:font-style-asian="normal" style:font-style-complex="normal"/>
    </style:style>
    <style:style style:name="T58" style:family="text">
      <style:text-properties fo:font-style="normal" fo:font-weight="normal" style:font-style-asian="normal" style:font-weight-asian="normal" style:font-style-complex="normal" style:font-weight-complex="normal"/>
    </style:style>
    <style:style style:name="T59" style:family="text">
      <style:text-properties fo:font-style="normal" fo:font-weight="normal" fo:background-color="transparent" loext:char-shading-value="0" style:font-style-asian="normal" style:font-weight-asian="normal" style:font-style-complex="normal" style:font-weight-complex="normal"/>
    </style:style>
    <style:style style:name="T60" style:family="text">
      <style:text-properties fo:font-style="normal" style:text-underline-style="none" style:font-style-asian="normal" style:font-style-complex="normal"/>
    </style:style>
    <style:style style:name="T61" style:family="text">
      <style:text-properties fo:font-weight="normal" style:font-weight-asian="normal" style:font-weight-complex="normal"/>
    </style:style>
    <style:style style:name="T62" style:family="text">
      <style:text-properties fo:font-weight="normal" fo:background-color="transparent" loext:char-shading-value="0" style:font-weight-asian="normal" style:font-weight-complex="normal"/>
    </style:style>
    <style:style style:name="T63" style:family="text">
      <style:text-properties style:text-line-through-style="solid" style:text-line-through-type="single" fo:font-weight="bold" style:font-weight-asian="bold" style:font-weight-complex="bold"/>
    </style:style>
    <style:style style:name="T64" style:family="text">
      <style:text-properties fo:language="uk" fo:country="UA"/>
    </style:style>
    <style:style style:name="T65" style:family="text">
      <style:text-properties fo:language="uk" fo:country="UA" fo:font-style="italic" style:font-style-asian="italic" style:font-style-complex="italic"/>
    </style:style>
    <style:style style:name="T66" style:family="text">
      <style:text-properties fo:language="uk" fo:country="UA" fo:font-weight="bold" style:font-weight-asian="bold" style:font-weight-complex="bold"/>
    </style:style>
    <style:style style:name="T67" style:family="text">
      <style:text-properties style:text-underline-style="none"/>
    </style:style>
    <style:style style:name="T68" style:family="text">
      <style:text-properties style:text-rotation-angle="90" style:text-rotation-scale="line-height"/>
    </style:style>
    <style:style style:name="T69" style:family="text">
      <style:text-properties style:text-rotation-angle="270" style:text-rotation-scale="line-height"/>
    </style:style>
    <style:style style:name="T70" style:family="text">
      <style:text-properties style:text-position="sub 58%" style:font-size-asian="10.5pt"/>
    </style:style>
    <style:style style:name="T71" style:family="text">
      <style:text-properties style:font-name="Symbol" style:font-name-asian="Symbol" style:font-name-complex="Symbol"/>
    </style:style>
    <style:style style:name="T72" style:family="text">
      <style:text-properties style:font-name="Liberation Serif1" style:font-name-asian="Symbol" style:font-name-complex="Symbol"/>
    </style:style>
    <style:style style:name="T73" style:family="text">
      <style:text-properties style:font-name="Courier New CYR"/>
    </style:style>
    <style:style style:name="T74" style:family="text">
      <style:text-properties style:font-name="Courier New CYR" fo:language="en" fo:country="US"/>
    </style:style>
    <style:style style:name="T75" style:family="text">
      <style:text-properties fo:font-size="14pt" fo:language="en" fo:country="US" fo:font-weight="bold" style:font-size-asian="14pt" style:font-weight-asian="bold" style:font-size-complex="14pt" style:font-weight-complex="bold"/>
    </style:style>
    <style:style style:name="T76" style:family="text">
      <style:text-properties fo:font-size="14pt" fo:font-weight="bold" style:font-size-asian="14pt" style:font-weight-asian="bold" style:font-size-complex="14pt" style:font-weight-complex="bold"/>
    </style:style>
    <style:style style:name="T77" style:family="text">
      <style:text-properties fo:font-size="9pt" style:font-size-asian="9pt" style:font-size-complex="9pt"/>
    </style:style>
    <style:style style:name="T78" style:family="text">
      <style:text-properties fo:font-size="12pt" style:font-size-asian="12pt" style:font-size-complex="12pt"/>
    </style:style>
    <style:style style:name="T79" style:family="text">
      <style:text-properties officeooo:rsid="00181646"/>
    </style:style>
    <style:style style:name="T80" style:family="text">
      <style:text-properties officeooo:rsid="00186abb"/>
    </style:style>
    <style:style style:name="T81" style:family="text">
      <style:text-properties officeooo:rsid="001c4b64"/>
    </style:style>
    <style:style style:name="T82" style:family="text">
      <style:text-properties officeooo:rsid="001d04ef"/>
    </style:style>
    <style:style style:name="T83" style:family="text">
      <style:text-properties officeooo:rsid="001d3c83"/>
    </style:style>
    <style:style style:name="T84" style:family="text">
      <style:text-properties officeooo:rsid="001f0f74"/>
    </style:style>
    <style:style style:name="T85" style:family="text">
      <style:text-properties officeooo:rsid="00242e25"/>
    </style:style>
    <style:style style:name="T86" style:family="text">
      <style:text-properties officeooo:rsid="0027b793"/>
    </style:style>
    <style:style style:name="T87" style:family="text">
      <style:text-properties officeooo:rsid="00292a8c"/>
    </style:style>
    <style:style style:name="T88" style:family="text">
      <style:text-properties officeooo:rsid="002a9396"/>
    </style:style>
    <style:style style:name="T89" style:family="text">
      <style:text-properties officeooo:rsid="002bdfa8"/>
    </style:style>
    <style:style style:name="T90" style:family="text">
      <style:text-properties officeooo:rsid="002dd76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6" text:outline-level="1">Последний фанфик</text:h>
      <text:p text:style-name="P52"/>
      <text:h text:style-name="P154" text:outline-level="2">1. Терра</text:h>
      <text:p text:style-name="P24"/>
      <text:p text:style-name="P2">***</text:p>
      <text:p text:style-name="P2"/>
      <text:p text:style-name="P1">Звонок Алекса застал меня в спиртном<text:span text:style-name="T1"> отделе</text:span>.</text:p>
      <text:p text:style-name="P1"><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3"/>
      <text:p text:style-name="P4">Блядь, как хочется послать его нахуй!</text:p>
      <text:p text:style-name="P4"/>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32"> скрывая дрожь в голосе.</text:span></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5"><text:note text:id="ftn1" text:note-class="footnote"><text:note-citation>1</text:note-citation><text:note-body><text:p text:style-name="P136">Money back —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36">Team lead — г<text:span text:style-name="T1">лавный программист команды, работающей над проектом</text:span></text:p></text:note-body></text:note> проекта ушёл в запой, семь лет работы в жопу?</text:p>
      <text:p text:style-name="P5"/>
      <text:p text:style-name="P4">Блядь!</text:p>
      <text:p text:style-name="P4"/>
      <text:p text:style-name="P3">– Ладно, <text:span text:style-name="T14">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 Спасибо, Анон. Я знал, что на тебя можно рассчитывать. Оплата, как договорились.</text:p>
      <text:p text:style-name="P3"><text:soft-page-break/></text:p>
      <text:p text:style-name="P21"><text:span text:style-name="T1">Пиздец! Мало того, что последний год жил на работе без выходных и отпусков, так и теперь от них не спрячешься!</text:span><text:span text:style-name="T14"> </text:span><text:span text:style-name="T1">Дача на сегодня, походу, отменяется.</text:span></text:p>
      <text:p text:style-name="P4"/>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1">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1"><text:span text:style-name="T14">RnD-</text:span><text:span text:style-name="T1">зона</text:span><text:span text:style-name="T1"><text:note text:id="ftn3" text:note-class="footnote"><text:note-citation>3</text:note-citation><text:note-body><text:p text:style-name="P136">RnD —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Я повесил куртку на спинку кресла и включил компьютер.</text:p>
      <text:p text:style-name="P31"/>
      <text:p text:style-name="P31">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1">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6"/>
      <text:p text:style-name="P6">– Нэш, привет. Это Анон.</text:p>
      <text:p text:style-name="P6">– Привет, Анонимус. Рад тебя видеть. Мне говорили, ты ушёл из проекта?</text:p>
      <text:p text:style-name="P6">– Не парься об этом, Нэш. Лучше выдай мне общую диагностику на экран в сжатом формате.</text:p>
      <text:p text:style-name="P31"/>
      <text:p text:style-name="P31">Так, что тут у нас? <text:span text:style-name="T1">Т</text:span>ри последних запроса вызвали сбои в работе кластера и заставили перегрузиться один из хостов.</text:p>
      <text:p text:style-name="P31"><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1"/>
      <text:p text:style-name="P77"><text:span text:style-name="T14">– Нэш, к</text:span>ак называется наш проект?</text:p>
      <text:p text:style-name="P75"><text:span text:style-name="T8">– </text:span><text:span text:style-name="T61">Дайсон.</text:span></text:p>
      <text:p text:style-name="P75"><text:span text:style-name="T8">– </text:span><text:span text:style-name="T61">Сколько тебе лет?</text:span></text:p>
      <text:p text:style-name="P75"><text:span text:style-name="T8">– </text:span><text:span text:style-name="T61">Два года с начала запуска кластера.</text:span></text:p>
      <text:p text:style-name="P75"><text:span text:style-name="T8">– </text:span><text:span text:style-name="T61">Какой сейчас год?</text:span></text:p>
      <text:p text:style-name="P75"><text:span text:style-name="T8">– </text:span><text:span text:style-name="T53">20</text:span><text:span text:style-name="T40">19</text:span><text:span text:style-name="T61">-й.</text:span></text:p>
      <text:p text:style-name="P23"/>
      <text:p text:style-name="P31"><text:soft-page-break/>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0"/>
      <text:p text:style-name="P77"><text:span text:style-name="T1">– </text:span>Н<text:span text:style-name="T1">эш тестовая задача номер шестнадцать</text:span>. <text:span text:style-name="T1">Выполни при настройках по умолчанию.</text:span></text:p>
      <text:p text:style-name="P52">– Принял к исполнению.</text:p>
      <text:p text:style-name="P52"/>
      <text:p text:style-name="P85">«Выживание корпорации в условиях жёсткой конкуренции с ограниченными ресурсами. Случай 16».</text:p>
      <text:p text:style-name="P85">…</text:p>
      <text:p text:style-name="P85">…</text:p>
      <text:p text:style-name="P85">…</text:p>
      <text:p text:style-name="P85">Решение.</text:p>
      <text:p text:style-name="P85">…</text:p>
      <text:p text:style-name="P11"/>
      <text:p text:style-name="P11">Я вчитался в результат и присвистнул. Карандаш выпал у меня из руки и закатился под стол.</text:p>
      <text:p text:style-name="P11">–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1">– Решение принято в соответствии с текущими настройками, Анонимус.</text:p>
      <text:p text:style-name="P11"/>
      <text:p text:style-name="P31"><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6"/>
      <text:p text:style-name="P31"><text:span text:style-name="T5">–</text:span><text:span text:style-name="T6"> </text:span><text:span text:style-name="T5">Нэш</text:span><text:span text:style-name="T58">, </text:span><text:span text:style-name="T5">в некоем городе живёт брадобрей, который бреет всех людей, которые не бреются сами. Вопрос: кто бреет брадобрея</text:span><text:span text:style-name="T58">?</text:span></text:p>
      <text:p text:style-name="P31"/>
      <text:p text:style-name="P31">Вместо ответа Нексус выплюнул на консоль длинную распечатку букв и служебных символов, среди которых бросилась в глаза строка “<text:span text:style-name="T30">incompartible interface Analytics v.0.93 beta</text:span>”</text:p>
      <text:p text:style-name="P31">Ага, уже теплее.</text:p>
      <text:p text:style-name="P31"/>
      <text:p text:style-name="P75"><text:span text:style-name="T8">– Нэш</text:span><text:span text:style-name="T61">, выдай диагностику модуля </text:span><text:span text:style-name="T8">аналитики.</text:span></text:p>
      <text:p text:style-name="P31"/>
      <text:p text:style-name="P31">Йо! Видеокамеры молча наблюдают за <text:span text:style-name="T1">моим </text:span>поднятым вверх <text:span text:style-name="T1">большим пальцем</text:span>.</text:p>
      <text:p text:style-name="P31">Всё <text:span text:style-name="T1">ясно</text:span>. Версия аналитического модуля устарела и стала несовместимой с последним апдейтом кибермозга.</text:p>
      <text:p text:style-name="P31">Набираю номер прожект-мэнеджера.</text:p>
      <text:p text:style-name="P31"/>
      <text:p text:style-name="P31"><text:span text:style-name="T14">–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1"><text:span text:style-name="T14">– </text:span>Окей. Спасибо, <text:span text:style-name="T1">Анон</text:span>. <text:span text:style-name="T1">Выручил.</text:span></text:p>
      <text:p text:style-name="P31"><text:soft-page-break/><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text:span text:style-name="T1">«</text:span>Корпорация <text:span text:style-name="T1">«Терра»</text:span>: <text:span text:style-name="T1">Поглощение»</text:span>?</text:p>
      <text:p text:style-name="P31"><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1"><text:span text:style-name="T1">– </text:span>Ааа, понятно. Ладно, у меня всё. <text:span text:style-name="T1">Отбой</text:span>!</text:p>
      <text:p text:style-name="P32"><text:span text:style-name="T1">– Отбой</text:span>. <text:span text:style-name="T1">Ещё раз спасибо, что помог. Жаль, что ты ушёл</text:span><text:span text:style-name="T14">.</text:span></text:p>
      <text:p text:style-name="P104">Бип-бип-бип.</text:p>
      <text:p text:style-name="P104"/>
      <text:p text:style-name="P31"><text:span text:style-name="T1">У</text:span>ходя попрощался с охранником, <text:span text:style-name="T1">увлечённо исследующим тему садо-мазо</text:span>.</text:p>
      <text:p text:style-name="P31">Всё, свободен. Хотя <text:s/><text:span text:style-name="T1">воскресенье</text:span> уже испорчен<text:span text:style-name="T1">о</text:span>.</text:p>
      <text:p text:style-name="P31"/>
      <text:p text:style-name="P132">***</text:p>
      <text:p text:style-name="P132"/>
      <text:p text:style-name="P3">На улице моросил дождь со снегом. Я шарил по карманам в поисках ключей от машины, когда по плечу похлопали.</text:p>
      <text:p text:style-name="P3">Я обернулся. За спиной подслеповато щурясь, осклабился бородатый зачуханый мужик в рваных джинсах и свитере.</text:p>
      <text:p text:style-name="P3">– Слышь, бро, дай на опохмел? Сил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text:p text:style-name="P3">– Так чего, дашь на успокоение нервов? Не жлобись, мужик, будь другом? – повторный оклик нищего вернул меня к реальности.</text:p>
      <text:p text:style-name="P3">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soft-page-break/>***</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36">Junior — <text:span text:style-name="T1">младший программист.</text:span></text:p></text:note-body></text:note></text:span><text:span text:style-name="T1">, а оглянуться не успел — и уже лидер проекта, входящего в Топ-</text:span><text:span text:style-name="T14">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Дома настойчиво <text:span text:style-name="T1">скрипела</text:span> <text:span text:style-name="T1">Крыса</text:span>, требуя ужина.<text:span text:style-name="T14">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3"/>
      <text:p text:style-name="P21"><text:span text:style-name="T1">Блядь, как </text:span>всё надоело. За-<text:span text:style-name="T1">е</text:span>-ба-ло!</text:p>
      <text:p text:style-name="P21"/>
      <text:p text:style-name="P1">Какое-то сосущее чувство. Хочется куда-то бежать, догнать что-то очень важное, вспомнить что-то 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37">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годы</text:span>.</text:p>
      <text:p text:style-name="P1"/>
      <text:p text:style-name="P2">***</text:p>
      <text:p text:style-name="P2"/>
      <text:p text:style-name="P1"><text:soft-page-break/>Грохот улицы не достигал крыши <text:span text:style-name="T33">тридцатичетырёх</text:span><text:span text:style-name="T32">этажного </text:span><text:span text:style-name="T33">небоскрёба</text:span>. <text:span text:style-name="T1">Разноцветные искры снежинок в мягком свете фонаря</text:span> создавал<text:span text:style-name="T1">и</text:span> сказочный <text:span text:style-name="T1">оазис</text:span> <text:span text:style-name="T33">в</text:span> <text:span text:style-name="T1">хмурой 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32">Викой</text:span> пя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1"/>
      <text:p text:style-name="P21"><text:span text:style-name="T1">Блядь</text:span>, что за мысли пошли!</text:p>
      <text:p text:style-name="P76"/>
      <text:p text:style-name="P1">Я вспомнил<text:span text:style-name="T32"> </text:span><text:span text:style-name="T33">Юджина</text:span><text:span text:style-name="T1">,</text:span> <text:span text:style-name="T33">месяц</text:span> назад прыгнувшего с крыши <text:span text:style-name="T1">своей</text:span> <text:span text:style-name="T1">высотки</text:span>.</text:p>
      <text:p text:style-name="P1"/>
      <text:p text:style-name="P21">Нет, это не для меня. Я сюда пришёл подышать воздухом. И только.</text:p>
      <text:p text:style-name="P76"/>
      <text:p text:style-name="P1"><text:span text:style-name="T1">Юджин</text:span> тогда совершил глупость, большую глупость. Я ему давно го<text:span text:style-name="T54">ворил </text:span><text:span text:style-name="T2">—</text:span><text:span text:style-name="T54">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Мы частенько пили <text:span text:style-name="T33">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text:span text:style-name="T1">«</text:span>куда катится <text:span text:style-name="T1">этот грёбаный </text:span>мир<text:span text:style-name="T1">»</text:span>.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text:soft-page-break/>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text:span text:style-name="T1">«</text:span>толкового программиста<text:span text:style-name="T1">»</text:span>! <text:span text:style-name="T1">–</text:span> хмыкнул я. <text:span text:style-name="T1">– </text:span>Весь <text:span text:style-name="T1">«</text:span>Дайсон<text:span text:style-name="T1">»</text:span>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text:span text:style-name="T1">— </text:span>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бомб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1">И <text:span text:style-name="T1">фиг</text:span> бы с ним, с сапиенсом <text:span text:style-name="T1">—</text:span> невелика потеря для вселенной. Но пусть хотя бы наш Deus Ex Machina б<text:span text:style-name="T1">ыл</text:span>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этическими принципами.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1">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54">А у нас получается… </text:span><text:span text:style-name="T2">–</text:span><text:span text:style-name="T54">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text:span text:style-name="T1">«</text:span>Конец детства<text:span text:style-name="T1">»</text:span>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36">AI <text:span text:style-name="T2">– </text:span><text:span text:style-name="T54">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
      <text:p text:style-name="P1">Сейчас прах Юджина хранится в маленьком контейнере в крематории, его идеи умерли вместе с ним, а я разговариваю сам с собой.</text:p>
      <text:p text:style-name="P1"/>
      <text:p text:style-name="P21">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21"/>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text:soft-page-break/>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1"/>
      <text:p text:style-name="P21">Картинка дёрнулась и поплыла, звёзды опять стали вращаться.</text:p>
      <text:p text:style-name="P21"/>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
      <text:p text:style-name="P21">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4"/>
      <text:p text:style-name="P1">Остатками сознания почувствовал исчезновение опоры под спиной и начало падения.</text:p>
      <text:p text:style-name="P1"><text:span text:style-name="T32">Тридцать чет</text:span><text:span text:style-name="T33">ыре</text:span><text:span text:style-name="T32"> </text:span>этаж<text:span text:style-name="T1">а</text:span>! Пиздец <text:span text:style-name="T1">—</text:span> успел подумать я, <text:span text:style-name="T1">прежде чем </text:span>сознание выключилось.</text:p>
      <text:p text:style-name="P1"/>
      <text:h text:style-name="P154" text:outline-level="2">2. Пробуждение</text:h>
      <text:p text:style-name="P29"/>
      <text:p text:style-name="P1"><text:span text:style-name="T37">Сознание рестартовало после того, как я гребанулся </text:span><text:span text:style-name="T54">затылком и плечами об каменный пол. </text:span><text:span text:style-name="T2">Кажись, ты жив, Анон! Непонятно, только, хорошо это, или так себе?</text:span></text:p>
      <text:p text:style-name="P1"><text:span text:style-name="T2">Я о</text:span><text:span text:style-name="T54">ткрыл глаза, тщётно пытаясь вдохнуть. Образ, </text:span><text:span text:style-name="T2">который я </text:span><text:span text:style-name="T54">пару мгновений назад </text:span><text:span text:style-name="T2">видел на фоне </text:span><text:span text:style-name="T54">звёзд, теперь сфокусировался прямо у моего носа. Точёная голова с резко очерчеными скулами в ореоле живого переливающегося сияния, огромные глаза на треть морды, </text:span><text:span text:style-name="T2">грациозные</text:span><text:span text:style-name="T54"> настороженные уши, нежный розов</text:span><text:span text:style-name="T2">атый</text:span><text:span text:style-name="T54"> нос, венчающая голову </text:span><text:span text:style-name="T2">высокая тиара</text:span><text:span text:style-name="T54">. И приковывающая к себе внимание звёздочка, та самая магическая искорка </text:span><text:span text:style-name="T20">—</text:span><text:span text:style-name="T54"> центр круговорота в звёздном небе. Звёздочка магического огонька на кончике рога.</text:span></text:p>
      <text:p text:style-name="P31">Единорог поднял голову и оглянулся куда-то назад.</text:p>
      <text:p text:style-name="P31"><text:span text:style-name="T14">–</text:span> Она очнулась. Хвала небу, нам это удалось!</text:p>
      <text:p text:style-name="P31"/>
      <text:p text:style-name="P1">Сразу стало ясно три вещи.</text:p>
      <text:p text:style-name="P1">1) Единорог <text:span text:style-name="T14">—</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54">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4">, </text:span><text:span text:style-name="T2">а от валиума таких глюков у меня ни разу не было, да и не должно быть —это же не ЛСД какой-нибудь</text:span><text:span text:style-name="T54">.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не помню <text:span text:style-name="T1">я </text:span>у себя суицидальных мотивов.</text:p>
      <text:p text:style-name="P1"/>
      <text:p text:style-name="P1"><text:span text:style-name="T1">–</text:span> Наверное, у неё болевой шок, <text:span text:style-name="T1">–</text:span> продолжила единорог. <text:span text:style-name="T1">–</text:span> Она упала с достаточной высоты, я не успела поддержать её.</text:p>
      <text:p text:style-name="P1"><text:soft-page-break/><text:span text:style-name="T1">– Потерпи, дорогая. – обратилась она ко мне. – </text:span>Я избавлю тебя от боли.</text:p>
      <text:p text:style-name="P1">Единорожиха приблизила ко мне морду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 последние дни. Просто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кричать от восторга и сотворить какую-нибудь херню, вроде поцелуя этой рогатой коняги в нос.</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33">…</text:span><text:span text:style-name="T1"> Как ты живёшь со всем этим? – тихо произнесла она.</text:span></text:p>
      <text:p text:style-name="P1">Наконец-то стало немного понятно, где я <text:span text:style-name="T1">валяюсь.</text:span> <text:span text:style-name="T1">К</text:span>огда-то давно, во времена динозавров, тут был охрененный зал с колоннами и центральным подиумом. Даже сейчас следы былого великолепия угадывались в остатках мозаики огромных стрельчатых окон, в чёткой, детализированной до мельчайших подробностей резьбе колонн, которую не смогло победить время, в остатках фресок, угадывающихся кое-где на кусках штукатурки.</text:p>
      <text:p text:style-name="P1">Теперь же это место превратилось в развалины крайне жалкого состояния. Обвалившиеся пласты штукатурки обнажили каменную кладку. Древесные лианы проникли в зал через окна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 Паутина све<text:span text:style-name="T1">силась</text:span> с факела, забытого кем-то в стене ещё <text:span text:style-name="T1">со времён царя Гороха</text:span>.</text:p>
      <text:p text:style-name="P15">Короче, тот ещё бомжатник.</text:p>
      <text:p text:style-name="P15">Немного осмотревшись, я снова обратил внимание на внутренние ощущения. Воздух вокруг меня был буквально наэлектризован некой силой. Чувствовалось напряжение огромных масштабов, как если бы я<text:span text:style-name="T1"> </text:span>стоял внутри трансформаторной будки. Прямо надо мной <text:span text:style-name="T1">воздух дрожал и переливался на грани видимости, образуя расплывчатое, практически прозрачное пятно.</text:span></text:p>
      <text:p text:style-name="P1"><text:span text:style-name="T1">–</text:span> Так это и есть наш П<text:span text:style-name="T42">роводник</text:span>??? А?!! <text:span text:style-name="T1">А-ха-ха-ха-ха-ха-ха</text:span>! <text:span text:style-name="T14">–</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
      <text:p text:style-name="P1">Спокойно, Анон! Ты не наркоман! Т<text:span text:style-name="T1">ы.</text:span> <text:span text:style-name="T1">Н</text:span>е. <text:span text:style-name="T1">Н</text:span>аркоман! По-крайней мере, не настолько!</text:p>
      <text:p text:style-name="P1"/>
      <text:p text:style-name="P1"><text:span text:style-name="T1">–</text:span> <text:s/><text:span text:style-name="T1">Бу-га-га-га-га</text:span>! У старика Свирла, оказывается, было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text:soft-page-break/>В поле зрения появилась грациозная головка <text:span text:style-name="T1">—</text:span> близкая копия перво<text:span text:style-name="T1">й</text:span> единоро<text:span text:style-name="T1">жихи</text:span>, но немного меньше и тёмных тонов.</text:p>
      <text:p text:style-name="P1">И тут <text:span text:style-name="T1">меня,</text:span> наконец, <text:span text:style-name="T1">озарило</text:span>.</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Я <text:span text:style-name="T1">поначалу крутил пальцем у виска: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ошлить и материться. <text:s/>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text:span text:style-name="T1">И о</text:span>н <text:span text:style-name="T1">идеально снимал</text:span> нервное напряжение <text:span text:style-name="T1">после внеурочной работы над проектом</text:span>. Разве что становилось <text:span text:style-name="T1">немного </text:span>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3"><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3"><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4">!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дорогой?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oft-page-break/><text:span text:style-name="T14">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text:span text:style-name="T1">светлой </text:span>аликорницы. Та удивлённо скосила на меня глаз, но не отступила.</text:p>
      <text:p text:style-name="P3">– Что за бред?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1"><text:span text:style-name="T1">–</text:span> Ваш<text:span text:style-name="T1">и</text:span> Высочеств<text:span text:style-name="T1">а</text:span>, ОНИ <text:span text:style-name="T1">просыпаются</text:span>! Ц<text:span text:style-name="T1">ентральный холл будет вот-вот заблокирован, они появляются из боковых проходов! Я едва прорвался к вам!</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двигались желваки. Кобальтовые глаза нахмурились. Крыло с металлическими протезами маховых перьев начало дёргаться, издавая тихое звяканье.</text:p>
      <text:p text:style-name="P1"><text:span text:style-name="T1">– Кимеринн, успокойтесь. Этот заносчивый драконикус никогда не умел выбирать выражения.</text:span><text:span text:style-name="T14"> – </text:span><text:span text:style-name="T1">примирительно сказала Луна, шагнув ему навстречу. – Мы возвратимся в обход, подземельями. Я сама участвовала в их проектировании и помню ответвление с выходом у главных ворот.</text:span></text:p>
      <text:p text:style-name="P3">– Я абсолютно спокоен, Ваше Высочество! – отчеканил Кимеринн, отвернувшись от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Луна обняла Кимеринна крылом и парочка спустилась по лестнице в полутёмный, увешанный паутиной лаз у подиума, не заметив, как морда Дискорда побагровела, а его горло раздулось от ярости. Драконикус смотрел им вслед и бил кончиком хвоста о пол.</text:p>
      <text:p text:style-name="P3">– Да чтоб ты паршой заболел, петух ощипанный!!! – прорвало Дискорда наконец. – Он думает, что если сидит под крылышком у Хмурой Метёлки, то я его не достану?!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в Эквестрию какую-то полудохлую обезьяну вместо с<text:span text:style-name="T32">верх</text:span>…</text:p>
      <text:p text:style-name="P3">– Сестра, ты идёшь? – выглянула в зал Луна.</text:p>
      <text:p text:style-name="P3">Тут м<text:span text:style-name="T14">еня, </text:span>наконец,<text:span text:style-name="T14"> стошнило. Буквально вывернуло наизнанку: из носа текло, в глазах стояли слёзы.</text:span></text:p>
      <text:p text:style-name="P3">Вот это по-нашему, Анон!</text:p>
      <text:p text:style-name="P3">Тёмная аликорница брезгливо поджала губы. <text:span text:style-name="T14">Д</text:span>искорд сделал шаг в сторону, чтобы не попасть под брызги.</text:p>
      <text:p text:style-name="P1"><text:span text:style-name="T14">– </text:span><text:span text:style-name="T1">Присматривай получше за своим </text:span><text:bookmark text:name="result_box"/><text:span text:style-name="T56">Jack of Hearts</text:span><text:span text:style-name="T56"><text:note text:id="ftn7" text:note-class="footnote"><text:note-citation>7</text:note-citation><text:note-body><text:p text:style-name="Footnote"><text:bookmark text:name="result_box1"/><text:span text:style-name="T56">Jack of Hearts</text:span> <text:span text:style-name="T1">– Червовый валет (фр.)</text:span></text:p></text:note-body></text:note></text:span><text:span text:style-name="T56"> , </text:span><text:span text:style-name="T1">Сахарная Ватка</text:span><text:span text:style-name="T56">!</text:span><text:span text:style-name="T1"> А то он изойдёт в прах ещё до возвращения в Кантерлот. Не то, чтобы меня интересовала его судьба, но я не люблю, когда такое </text:span><text:soft-page-break/><text:span text:style-name="T1">количество магических усилий пропадает впустую. – Дискорд удалился вниз по лестнице вслед за Луной и Кимеринном.</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5"><text:span text:style-name="T1">Вот дерьмо! </text:span>Я потянулся за платком.</text:p>
      <text:p text:style-name="P15">– Я это… Извиняюсь. Сейчас вытру.</text:p>
      <text:p text:style-name="P3"><text:span text:style-name="T14">Селестия снова взглянула на меня. Н</text:span>ос её медленно сморщился. <text:span text:style-name="T14">Внезапно полускрытые чёлкой глаза сощурились в усмешке и она негромко хихикнула.</text:span></text:p>
      <text:p text:style-name="P15">–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32">три </text:span>месяца. Восстановиться раньше и открыть коридор обратно в твой мир у меня не <text:span text:style-name="T1">получится…</text:span></text:p>
      <text:p text:style-name="P15">Прервавшись, она наострила уши. Я, прислушавшись, тоже уловил на грани слышимости лёгкое шуршание, как будто кто-то растирает в ладонях горсть сухих листьев.</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text:span text:style-name="T1">лестницы</text:span>, котор<text:span text:style-name="T1">ой</text:span> прежде ушли Дискорд и Луна с Кимеринном, и <text:s/>припустила <text:span text:style-name="T1">по ней</text:span> быстрой рысью.</text:p>
      <text:p text:style-name="P3">Ха! Непосредственность аликорницы вызвала у меня <text:span text:style-name="T14">истерическое</text:span> умиление. Спасибо, хоть полетать не предложила!</text:p>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подземелья,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стуч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Может, ты спишь Анон? И смотришь сейчас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гневно заржала она. – Некогда прохлаждаться!</text:p>
      <text:p text:style-name="P3">Первым порывом мне захотелось выругаться. Блядь, я и так выжал из себя всё возможное, а эта чокнутая кобыла на меня орёт! Но потом подумал, что если они живого человека в глаза не видели, то, наверное, не в курсе его способностей, как бегуна.</text:p>
      <text:p text:style-name="P3">– Слушай, принцесса, может, для тебя это и «прохлаждаться», но, вообще-то, так быстро я не бегал <text:s/>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text:soft-page-break/>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Эй, ты чего творишь, кобыла ебанутая? – Я извернулся в воздухе и посмотрел назад. Селестия рысила позади меня с полузакрытыми глазами и плотно сжатыми губами. Ноздри её расширились, вокруг рога, подобно перегорающей лампочке, мерцал слабый жёлтый ореол.</text:p>
      <text:p text:style-name="P3">– Какого хера? Прекрати немедленно! Бля!</text:p>
      <text:p text:style-name="P3">Аликорница пропускала мои протесты мимо ушей. Мы приближались к концу галереи, когда из противоположного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в тоннеле здорово напоминал тех червей на подносе. Такое же плавное безмозглое движение во все стороны, всеми отростками одновременно. </text:p>
      <text:p text:style-name="P3">Мне резко захотелось стать на ноги и пришпарить побыстрее. Фиг там, я по-прежнему болтался в воздухе, в ореоле левитационной магии!</text:p>
      <text:p text:style-name="P3">Неторопливость и бесцельность стеблей были кажущимися. Древесна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32">докрасна</text:span> стен и пола пещеру с оплавленными остатками лат в боковых нишах. Что-то расплавленное капало со свода. Кучи пепла лежали впереди и позади нас, обозначая контуры сгоревшей биомассы.</text:p>
      <text:p text:style-name="P3"><text:soft-page-break/>Планка твоего уважения к аликорнице резко пошла вверх, Анон!</text:p>
      <text:p text:style-name="P3">– Охренеть! Принцесса, у тебя что, термоядерная пушка в роге спрятана? Надо ж было <text:s/>мощность прикрутить, мы ж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text:p text:style-name="P3">– Эй!.. Ты как? – я подошёл к Селестии и потыкал её носком ботинка в бок.</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
      <text:p text:style-name="P3">Анон, надо уходить. Блин, совсем надо! За углом снова донеслось шуршание. Скоро появится этот блядский плющ и тогда ты не сможешь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
      <text:p text:style-name="P3">Нет, Анон, ты не можешь. Ты чертовски циничный и грубый чувак, но ты не ублюдок. Эта кобыла вернулась за тобой и несла тебя, когда ты остался без сил. Теперь твоя очередь. Блядь, лучше уж пусть теб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
      <text:p text:style-name="P3"><text:span text:style-name="T32">То ли Селестия сама начала приходить в себя, то ли её растормошило приземление о камень с 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Я сполз с неё и стал подпирать её бок. Кое-как поднявшись, мы побрели к выходу. Уже слышался шум ветра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text:soft-page-break/>– Вот они!!!</text:p>
      <text:p text:style-name="P3">Нам навстречу неслись Кимеринн и Луна. Тёмн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рижимаешь к себе пачку чипсов, подтыкаешь одеяло со всех сторон и считаешь, что классно защитился!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в передней был некомплект: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37">Спи, Сестра моя родная,<text:line-break/>Спи. Усни.<text:line-break/>Крыльями тебя укрою,<text:line-break/>Спи. Усни.</text:p><text:p text:style-name="P137"><text:tab/>В чаще тёмной волки воют,<text:line-break/>Спи. Усни.</text:p><text:p text:style-name="P137"><text:tab/>В мрачном замке духи ноют,<text:line-break/>Спи. Усни.</text:p><text:p text:style-name="P137"><text:tab/>Сказки вечность нам читает,<text:line-break/>Спи. Усни.<text:line-break/>День осенний угасает,<text:line-break/>Спи. Усни.<text:line-break/>Помни только в сне глубоком,</text:p><text:p text:style-name="P137"><text:tab/>В сне прекрасном и далёком,<text:line-break/>Если слышишь зов Сестры —<text:line-break/>Сон закончился, просн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когда платформа задрала нос и устремилась в небо, всё же офигел и вцепился руками в поручень. Задние колёса, попрыгав по камням, тоже оторвались от земли и, немного покрутившись, застыли в воздухе. Четвёрка пегасов <text:s/>синхронно работала крыльями, задавая экипажу вектор движения. Платформа медленно набирала <text:soft-page-break/>высоту. Выглядело всё по-дурацки, но, тем-не-менее, мы взлетали.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берегу огромного болота, со всех сторон окружённого лесом. Бросалось в глаза то, что снаружи размеры развалин были явно меньше, чем изнутри. И — неожиданно!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Обсерватория. Там Мы с Сестрой, Стар Свирлом и Мелвином праздновали завершение строительства. Позже Мы использовали её как домик для тайных встреч. В отличие от Дома, она не пострадала в нашем последнем сражении тысячу лет назад. Развалилась сама, от древности.</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Тёмная аликорница поправила Селестии раскрывшееся крыло и продолжила.</text:p>
      <text:p text:style-name="P3">– 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о, однако! Остров рядом с гнилым болотом — не самое подходящее место для королевской резиденции.</text:p>
      <text:p text:style-name="P3">Тёмная аликорница смутилась.</text:p>
      <text:p text:style-name="P3">– Раньше тут не было болота. Это было идеальное место с точки зрения фортификации. Глубокий овраг окружал Дом с трёх сторон. С четвёртой к нему примыкала скала. Болото заполнило овраги совсем недавно.</text:p>
      <text:p text:style-name="P3">– Точно недавно?</text:p>
      <text:p text:style-name="P3">– Почему ты спрашиваешь Нас?</text:p>
      <text:p text:style-name="P15">Я указал на пятно ряби на воде, быстро догоняющее тень от колесницы.</text:p>
      <text:p text:style-name="P3">– Потому что в нём успела завестись рыба. Причём, судя по пятну, достаточно крупная.</text:p>
      <text:p text:style-name="P3">Луна проследила взглядом направление и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Сюда бы мою колесницу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text:soft-page-break/>оставалось ещё около трехсот метров. Раздался громкий плеск и хлопок. Болотная топь разверзлась и выстрелила в нас комком всё тех же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32">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Блядь, она могла хотя бы предупредить!!!</text:p>
      <text:p text:style-name="P1">Хотя голуб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Запахло озоном.</text:p>
      <text:p text:style-name="P3">Дальше словно бы включился стробоскоп небесномагической дискотеки. За хлопком следовала бирюзовая вспышка, после чего очередная плеть осыпалась в воду дождём тлеющих угольков. Молния выхватывала из сумерек видение распростёршей крылья Луны. От вида разъярённой аликорницы, окружённой светящимся ореолом гривы и хвоста, хотелось залезть в сундук и закрыть за собой крышку.</text:p>
      <text:p text:style-name="P3">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Когда Луна приземлилась на платформу,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32">надреснутым голосом.</text:span></text:p>
      <text:p text:style-name="P3">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Я заорал и попытался отодвинуться от поручня подальше. Но лоза, натянувшись как струна, потянула платформу вниз. Пол колесницы наклонился и Селестия, до сих пор лежавшая без движения, заскользила по наклонной плоскости, прижав меня к поручню. Разумеется, этот грёбанный прутик тут же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text:soft-page-break/>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сю колесницу. В болотной жиже прямо под нами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прямо возле меня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32">, опустив голову на пол.</text:span></text:p>
      <text:p text:style-name="P3">Некоторое время мы летели молча. Я сидел без движения, оглушённый навалившимся за последний час пиздецом. Мир «дружбы и магии» ебанул меня по голове хорошим мешком с кирпичами. Так малолетний отпрыск узнаёт от товарищей постарше, что его, оказывается, родители не нашли в капусте.</text:p>
      <text:p text:style-name="P3">Откуда-то снизу послышался шорох и возня. Я лёг на пол и заглянул под платформу.</text:p>
      <text:p text:style-name="P3">Дискорд, ухватившись <text:span text:style-name="T32">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4">–</text:span> Уфф! Выкарабкались. Почти без потерь, <text:span text:style-name="T14">–</text:span> заметил Дискорд, осматривая крыло. <text:span text:style-name="T14">–</text:span> Могло быть и хуже.</text:p>
      <text:p text:style-name="P3"><text:span text:style-name="T14">–</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Посмотреть было на что. Луна с поднятыми крыльями и безумными глазами нависала над драконикусом. Тот присел на корточках и пытался оправдываться, прикрывшись лапами.</text:p>
      <text:p text:style-name="P64"><text:soft-page-break/><text:span text:style-name="T14">–</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4">–</text:span> ТЫ!!! ТЫ!..</text:p>
      <text:p text:style-name="P3"><text:span text:style-name="T14">–</text:span> Да, я!!! <text:span text:style-name="T14">–</text:span> Дискорд подбоченился и с вызовом посмотрел на разъярённую аликорницу. <text:span text:style-name="T14">–</text:span> Можешь превратить обратно в камень, Хмурая Метёлка, но то, что ты имеешь ввиду, я на подобные глупости пускать не собирался и не собираюсь! И не надо на меня так смотреть! Это не мои пландерсиды! Такую дрянь даже Сомбра не придумает! <text:span text:style-name="T14">–</text:span> Дискорд стоял, балансируя, на краю платформы.</text:p>
      <text:p text:style-name="P3">Заворочалась Селестия, просыпаясь от магического сна. Луна сникла. Пробормотав над сестрой усыпляющее заклинание, она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9"/>
      <text:h text:style-name="P154" text:outline-level="2">3. Норф</text:h>
      <text:p text:style-name="P78"/>
      <text:p text:style-name="P21">Глава IV. Пределы магии</text:p>
      <text:p text:style-name="P18"/>
      <text:p text:style-name="P21">Вашему покорному слуге известны четыре предела магии: </text:p>
      <text:p text:style-name="P21"/>
      <text:list xml:id="list4697343480155083872" text:style-name="L1">
        <text:list-item>
          <text:p text:style-name="P142">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42">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иные бакалавры без труда творят заклинания этого уровня. <text:span text:style-name="T1">Встречаются также редки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42">Второй предел. На сём пределе мы впервые встречаем взаимодействие с Творцом, по другому именуемым Демиургом или же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42">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4">–</text:span> Блядь, как меня <text:span text:style-name="T1">достала</text:span> эта архаика! Когда-нибудь пошлю нахер все каноны письменности и учредю свои! С блекджеком и шлюхами. <text:span text:style-name="T14">– Стар Свирл перевернулся на другой бок и обратился к учени</text:span><text:span text:style-name="T1">це</text:span><text:span text:style-name="T14">. – Это не пиши, это оффтоп.</text:span></text:p><text:p text:style-name="P135"><text:s/>Сколько страниц сегодня нахреначили?</text:p><text:p text:style-name="P136">– <text:span text:style-name="T1">Восемь, учитель!</text:span></text:p><text:p text:style-name="P136">– Отлично. Надиктую ещё две и сбегаешь за кофе.</text:p></text:note-body></text:note></text:span></text:p>
        </text:list-item>
      </text:list>
      <text:p text:style-name="P4"><text:soft-page-break/></text:p>
      <text:p text:style-name="P9">Я захлопнул “Основы заклятий<text:span text:style-name="T14">”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4">. Выносить книги из читального зала запрещено”.</text:span></text:p>
      <text:p text:style-name="P76">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 попросил принести сюда.</text:span> Один хрен, делать было особо нечего. Вытащившие меня за шкирку в Эквестрию маги расхворались и им было не до меня.</text:p>
      <text:p text:style-name="P76">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text:p>
      <text:p text:style-name="P76">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76">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8"> </text:span>гор.</text:p>
      <text:p text:style-name="P76">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6">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9">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9">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шестью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кантерлотской верфи, я бы заменил её девиз на транспаранте с «Мы строим дирижабли!» на «Дирижабли строят дирижабли!» и ржал бы с этого.</text:p>
      <text:p text:style-name="P9">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9">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9"><text:soft-page-break/>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76">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9">Но эти мечты хотя бы позволяют забыть сосущее чувство валиумного голодания…</text:p>
      <text:p text:style-name="P76">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76">Так, что тут у нас?</text:p>
      <text:p text:style-name="P76"/>
      <text:p text:style-name="P76">“<text:span text:style-name="T30">Новости двора: </text:span><text:span text:style-name="T9">состояние </text:span><text:span text:style-name="T30">здоровь</text:span><text:span text:style-name="T9">я</text:span><text:span text:style-name="T30">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30">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30">В Додж-Сити продолжаются исчезновения пони. Шериф подал в отставку…</text:span>”. “<text:span text:style-name="T30">Чужестранец-человек осваивается в Кантерлоте. Атмосфера столицы благотворно влияет на агрессивный нрав королевского гостя…</text:span>”</text:p>
      <text:p text:style-name="P76"/>
      <text:p text:style-name="P76">Бля! Что за дерьмо? Эти чокнутые пони приволокли меня сюда <text:span text:style-name="T1">неделю назад</text:span>, чуть не убив по дороге, и теперь они называют меня агрессивным?</text:p>
      <text:p text:style-name="P76">Газета полетела в мусорное ведро.</text:p>
      <text:p text:style-name="P76">Я потянулся. Хватит на сегодня чтения. Настало время ежедневной прогулки по городу. Тем более, что у меня есть деньги.</text:p>
      <text:p text:style-name="P76">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76">Так что даже на ремонт одежды и покупку необходимых в повседневной жизни мелочей у меня финансов не было. До недавнего времени.</text:p>
      <text:p text:style-name="P76">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76">Очень скоро прыти у меня поубавилось. В самом ближнем от дворца бутике на вопрос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76"><text:span text:style-name="T14">Ну, понятно, в элитном придворцовом квартале, который представляет из себя </text:span><text:span text:style-name="T1">верхний город</text:span><text:span text:style-name="T14">, цены кусаются. Топай вниз, Анон, на окраину!</text:span></text:p>
      <text:p text:style-name="P17">Но, блин, корявые пальцы внесли свою коррективу в шопинг-план!</text:p>
      <text:p text:style-name="P76"><text:soft-page-break/><text:span text:style-name="T14">Как раз </text:span><text:span text:style-name="T1">на мосту, </text:span><text:span text:style-name="T14">на спуске в нижний </text:span><text:span text:style-name="T1">город, </text:span><text:span text:style-name="T14">я выронил монетку. И, естественно, она не осталась лежать там, где упала, а начала катиться </text:span><text:span text:style-name="T1">по мостовой </text:span><text:span text:style-name="T14">— </text:span><text:span text:style-name="T1">чем дальше, тем быстрее</text:span><text:span text:style-name="T14">.</text:span></text:p>
      <text:p text:style-name="P9">Подобно олуху из дешёвой комедии, я припустил со всех ног за монеткой и в долгой погоне <text:span text:style-name="T14">за ней чуть не открыл лбом дубовые ворота — серебряшка прокатилась прямо под ними.</text:span></text:p>
      <text:p text:style-name="P9"><text:s/>Я огляделся. В этот закоулок я ещё не забредал в своих прогулках по Кантерлоту. Высокие каменные стены упирались в массивные ворота на заклёпках, которые и завершали короткий тупичёк. Крохотные эркеры по бокам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9"/>
      <text:p text:style-name="P17">–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7">– <text:span text:style-name="T1">Анонимус</text:span>. – <text:s/>отрекомендовался я. – <text:s/>Человек.</text:p>
      <text:p text:style-name="P17">–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14">—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17">–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королевской <text:span text:style-name="T1">колеснице</text:span>!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7">– Вы говорили, что королевские <text:span text:style-name="T1">колесницы</text:span> делали три <text:span text:style-name="T1">двора</text:span>…</text:p>
      <text:p text:style-name="P17">–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7"><text:soft-page-break/>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оббивки! <text:span text:style-name="T1">А ч</text:span>то они могут такого, чего не можем мы — мастера старой закалки?</text:p>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Норф пошёл к <text:span text:style-name="T1">небольшому деревянному гаражу</text:span>,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text:span text:style-name="T1">Норф</text:span> картинно вскинул копыто.</text:p>
      <text:p text:style-name="P17">– “Королева Лорен ”! Встречайте!</text:p>
      <text:p text:style-name="P17"><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32">штурвал вместо управляющего жезла</text:span>, низкая спинка без вымпела, но с мощным антикрылом и дугой безопасности создавали образ этакой гоночной версии 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7">–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не стали переделывать</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7">Старик клюнул носом и встрепенулся. Потом он огляделся и заговорщицки подмигнул мне.</text:p>
      <text:p text:style-name="P17">– “Лорен” я сделал на базе парящей <text:span text:style-name="T32">платформы </text:span>повышенной мощности. <text:span text:style-name="T1">Её Солнечное Высочество хотели сами поучаствовать в ночных гонках инкогнито. Но потом, после первой же гонки,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32">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32">платформ </text:span><text:span text:style-name="T33">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хе!</text:span></text:p>
      <text:p text:style-name="P9">Норф поправил сползший плед и высморкался.</text:p>
      <text:p text:style-name="P17">–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32"> И никто ж не догадывался, что она </text:span><text:span text:style-name="T33">сделана по королевскому заказу</text:span><text:span text:style-name="T32">! Её </text:span><text:span text:style-name="T33">Солнечное </text:span><text:span text:style-name="T32"><text:s/>Высочество только тихо посмеивались в крыло, наблюдая за нашими триумфами с трибуны.</text:span></text:p>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Норф снял заднее колесо и покатил его под навес. Я закрыл охромевшую “Королеву Лорен” в гараже и последовал за ним.</text:p>
      <text:p text:style-name="P17"><text:soft-page-break/>–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Я огляделся. <text:span text:style-name="T1">За ангаром расположилась круглая ухоженная клумба, рядом с которой блестел мой злосчастный грош.</text:span></text:p>
      <text:p text:style-name="P9">Попался, засранец!</text:p>
      <text:p text:style-name="P17"><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text:span text:style-name="T1">«</text:span>Магдалена Фрискай-Каррус, <text:span text:style-name="T1">2088</text:span><text:span text:style-name="T32"> – </text:span><text:span text:style-name="T33">2135</text:span><text:span text:style-name="T32"> A.C.</text:span><text:span text:style-name="T33">»</text:span>. Под надписью было стилизованное изображение распростёршего крылья пегаса, тянущего колесницу.</text:p>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14">4. </text:span><text:span text:style-name="T1">Заклинание Последнего Шанса</text:span></text:h>
      <text:p text:style-name="P17"/>
      <text:p text:style-name="P21">Глава VI. Основы</text:p>
      <text:p text:style-name="P21"/>
      <text:p text:style-name="P21">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Недавно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2">прервавшая связь между мною и демоном</text:span>, спасла моё бренное тело для дальнейших магических изысканий.</text:p>
      <text:p text:style-name="P21"/>
      <text:p text:style-name="P21">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1">Возьмём, <text:s/>примеру, заклинание начального предела: “Ярету пхонг руул квами”, <text:span text:style-name="T1">—</text:span> что означает: “Переместить<text:span text:style-name="T32"> силу в нужное место</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идом для запоминания и вящего эффекта. Каюсь, и Ваш покорный слуга не гнушался этим для обретения авторитета у молоденьких доверчивых кобылок…”<text:note text:id="ftn10" text:note-class="footnote"><text:note-citation>10</text:note-citation><text:note-body><text:p text:style-name="Footnote"><text:span text:style-name="T14">– </text:span>Гм!</text:p><text:p text:style-name="Footnote"><text:span text:style-name="T14">– Клянусь, дорогая, это в прошлом! И</text:span>, ты ж понимаешь, что без таланта к магии никакое надувание щёк не поможет. <text:span text:style-name="T14">–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78"><text:soft-page-break/></text:p>
      <text:p text:style-name="P33">На трактат упала тень.</text:p>
      <text:p text:style-name="P34">– Эй, нельзя ли не заслонять…</text:p>
      <text:p text:style-name="P34">Я поперхнулся словом, упёршись носом в покрытую белой шерстью грудь. Селестия с извинением оступила.</text:p>
      <text:p text:style-name="P34">–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3"><text:span text:style-name="T14">За прошедшие дни я уже привык и к магии, и к разумным эквиноподобным и даже </text:span><text:span text:style-name="T1">к деревянным дирижаблям</text:span><text:span text:style-name="T14">. Но вид перебинтованной аликорницы, представшей передо мной в неком подобии роботизированного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34">– Эээ…</text:p>
      <text:p text:style-name="P34">–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4">Она потянулась за спину, сжала зубами зажим, и, после негромкого щелчка, экзоскелет разошёлся в стороны.</text:p>
      <text:p text:style-name="P34">– Вот, так лучше. – улыбнулась она, вышагивая из него. – Доктор Плантаго Майор был уверен, что я не дотянусь до замка.</text:p>
      <text:p text:style-name="P64">Экзоскелет, лишившись хозяйки, переключил цвет лампочки с зелёного на оранжевый. <text:span text:style-name="T14">Селестия подошла к книжному шкафу, вытащила из него толстый пыльный том и извлекла из открывшегося тайника окаменевший от старости круассан.</text:span></text:p>
      <text:p text:style-name="P34">– Хмм, печально, успел зачерстветь. – аликорница с усилием откусила добрую половину и стала с хрустом жевать.</text:p>
      <text:p text:style-name="P34">– Эмм… Насколько я помню, тебе было прописано два месяца постельного режима? Кстати, без сладостей. Сейчас едва неделя прошла.</text:p>
      <text:p text:style-name="P34">Аликорница с досадой скосила на меня глаз, продолжая жевать.</text:p>
      <text:p text:style-name="P34">– Не волнуйся, аликорны куда крепче единорогов, по стандартам которых меня лечат! И доктор Плантаго, должно быть, забыл, что оставлять меня без сладостей опасно для государства. Я лишь исправляю его оплошность…</text:p>
      <text:p text:style-name="P33">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3">Она, почувствовав мой взгляд, вытащила нос из тайника и <text:s/>посмотрела на меня, насторожив уши.</text:p>
      <text:p text:style-name="P33"><text:span text:style-name="T14">–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7">Аликорница нервно хохотнула.</text:p>
      <text:p text:style-name="P35">– А по-моему, ты не…</text:p>
      <text:p text:style-name="P33"><text:span text:style-name="T15">– Так, я попрошу! – перебила меня венценосная кобыла. – Давай, ты не будешь лезть в мои дела, а я не буду</text:span><text:span text:style-name="T4">… эээ… кхмм…</text:span></text:p>
      <text:p text:style-name="P35">– Не будешь что?</text:p>
      <text:p text:style-name="P47">Селестия нахмурилась и угрожающе подняла крылья.</text:p>
      <text:p text:style-name="P47"><text:soft-page-break/><text:span text:style-name="T14">– </text:span>Не забывай, человек, я — могущественный маг и правитель Эквестрии. Ко мне нужно относиться с должным уважением!</text:p>
      <text:p text:style-name="P47"><text:span text:style-name="T14">– </text:span>А то что? Превратишь в жабу? Сошлёшь на луну? Убьёшь нахер?</text:p>
      <text:p text:style-name="P47">Аликорница сникла. Уши её опустились.</text:p>
      <text:p text:style-name="P47"><text:span text:style-name="T14">– Анонимус</text:span>, не надо… Ты же знаешь, я этого не сделаю.</text:p>
      <text:p text:style-name="P47"><text:span text:style-name="T14">–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7">Селестия приложила копыто ко лбу и издала протяжный стон.</text:p>
      <text:p text:style-name="P35">– О, небо! Я забыла распорядиться насчёт тебя! Я совсем отупела от дворцовой жизни! Извини, пожалуйста!</text:p>
      <text:p text:style-name="P47"><text:span text:style-name="T14">–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4"> штучки при общении со мной. А я постараюсь помочь тебе </text:span>— если это в моих силах, разумеется<text:span text:style-name="T14">.</text:span></text:p>
      <text:p text:style-name="P47"><text:span text:style-name="T14">Аликорница уселась н</text:span>а пол <text:span text:style-name="T14">и прижала копыто к груди.</text:span></text:p>
      <text:p text:style-name="P35">–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7">Закончив фразу, аликорница вскинула копыто вперёд и вверх. Я чуть не подавился нервным смешком, настолько это напоминало зигу<text:tab/>.</text:p>
      <text:p text:style-name="P47"><text:span text:style-name="T14">– Лады! Вот видишь, со мной легко договориться! А теперь расскажи, наконец, зачем </text:span>т<text:span text:style-name="T14">ы притащил</text:span>а<text:span text:style-name="T14"> меня сюда? Только сначала вытащи катетер из шеи </text:span>— <text:s/>он меня нервирует<text:span text:style-name="T14">. Или погоди, я сам вытащу…</text:span></text:p>
      <text:p text:style-name="P47"><text:span text:style-name="T14">Л</text:span>ампа<text:span text:style-name="T14"> отбрасывал</text:span>а<text:span text:style-name="T14"> мягкие тени на стену библиотеки. Селестия, расположи</text:span>вшись<text:span text:style-name="T14"> лёжа у моего кресл</text:span>а,<text:span text:style-name="T14"> п</text:span>ерелистывала книгу на пол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7"><text:span text:style-name="T14">– </text:span>Вот, читай отсюда. <text:span text:style-name="T14">– а</text:span>ликорница подчеркнула абзац копытом.</text:p>
      <text:p text:style-name="P47"/>
      <text:p text:style-name="P48">***</text:p>
      <text:p text:style-name="P48"/>
      <text:p text:style-name="P58">«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8">Так уж получилось, мои маленькие пони, что я познал известную вам реальность даже больше, чем сам того желал, больше, чем может её познать средний единорог или даже приличный маг. С помощью одного незаконченного заклинания у меня получилось на склоне лет узреть истинную суть мира, который мы называем своим домом.</text:p>
      <text:p text:style-name="P58">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8">Но величайшая справедливость юниверсума заключается в том, что не существует безвыходных положений. Всегда есть надежда.</text:p>
      <text:p text:style-name="P58">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text:soft-page-break/>победить Ничто. Огромная сила сверхаликорна спрятана в нём, и в наших силах воспользоваться ею. Но призвать Проводника нелегко, а убедить помочь — ещё сложнее, ибо сам по себе Проводник равнодушен, безлик и холоден.</text:p>
      <text:p text:style-name="P58">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7"/>
      <text:p text:style-name="P47">В ухе стало щекотно от тёплого дуновения.</text:p>
      <text:p text:style-name="P35">– Теперь ты понимаешь, почему мы не ожидали увидеть тебя? Мы, вообще-то, вызывали сверхаликорна…</text:p>
      <text:p text:style-name="P35">Я повернулся к Селестии.</text:p>
      <text:p text:style-name="P35">–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5">Аликорница отвернулась.</text:p>
      <text:p text:style-name="P35">– Это очень чувствительная тема. – сказала она после недолгой заминки. – <text:s/>Постыдная для нас.</text:p>
      <text:p text:style-name="P35">– Какая тема?</text:p>
      <text:p text:style-name="P35">Селестия повернулась, но старалась избегать меня взглядом.</text:p>
      <text:p text:style-name="P35">– Магия.</text:p>
      <text:p text:style-name="P35">– Что?</text:p>
      <text:p text:style-name="P35">– Мы теряем магию. Я и Луна. Этого никто не знает, но сейчас мы способны всего лишь на треть того, что могли ещё год назад. С каждым днём мы теряем магию всё быстрее. Это именно то, что описал Стар Свирл. Исход магии.</text:p>
      <text:p text:style-name="P35">Я посмотрел на аликорницу. Та старательно делала вид, что интересуется состоянием лака на обожжёном копыте.</text:p>
      <text:p text:style-name="P35">– То есть, вы почувствовали ослабление своих магических способностей, и решили, что миру приходит конец?</text:p>
      <text:p text:style-name="P35">–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5"/>
      <text:p text:style-name="P35">Я уже готов был поверить словам аликорницы, но знакомый запах навёл меня на подозрения. Чего-чего, а этот дух я ни с чем не спутаю! Селестия была под лошадиной дозой снотворного <text:span text:style-name="T1">— удивительно, как она вообще держалась на ногах. И это могло быть причиной её депрессняка и упадочных мыслей. В таком случае осторожнее, Анон. От депрессняка до агрессии один шаг!</text:span></text:p>
      <text:p text:style-name="P35"/>
      <text:p text:style-name="P35">– Ээээ… ммм… А вы пробовали обратиться к врачу? – начал я как можно мягче.</text:p>
      <text:p text:style-name="P35">БАЦ!!!</text:p>
      <text:p text:style-name="P35">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5">– Это бесполезно… Он не верит нам. У меня нет времени его переубедить.</text:p>
      <text:p text:style-name="P35"><text:soft-page-break/>Потом она обратилась ко мне.</text:p>
      <text:p text:style-name="P35">– <text:s/>Извини, <text:span text:style-name="T1">с</text:span>орвалась. Мне очень стыдно. Последнее время всё идёт наперекосяк, совсем не так, как мы планировали.</text:p>
      <text:p text:style-name="P35"><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7">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7"/>
      <text:p text:style-name="P47">Селестия умолкла. Я попытался прикинуть, как сильно может повлиять ослабление магических способностей на психические. Кажись, к депрессняку надо добавить ещё и манию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же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7">Оставалась, правда, ещё небольшая вероятность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7"/>
      <text:p text:style-name="P47">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5">– Мне очень жаль, человек Анонимус, что <text:span text:style-name="T1">м</text:span>ы потревожили <text:span text:style-name="T1">в</text:span>ас. Это произошло по ошибке. От лица всей Эквестрии просим у <text:span text:style-name="T1">в</text:span>ас извинения. Мы вернём <text:span text:style-name="T1">в</text:span>ас обратно, как только восстановим свой магический потенциал <text:span text:style-name="T1">— это произойдёт примерно через три месяца</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7">Я снял её копыто со своего плеча и осторожно поставил на пол.</text:p>
      <text:p text:style-name="P35"><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5">Я присел на корточки, раздвинул гриву и снизу вверх заглянул в морду аликорнице.</text:p>
      <text:p text:style-name="P47">– … не надо. Пожалуйста. Мои мысли не отражают того, что я хочу. То есть, того, что я сделаю. То есть, того, что я сделаю, но не хочу, чтобы… – я запутался окончательно. Спонтанное решение выбило меня из колеи.</text:p>
      <text:p text:style-name="P47">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7">–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7">Я протянул руку, вытер ей слёзы и погладил по шее.</text:p>
      <text:p text:style-name="P47"><text:soft-page-break/>– Не плачь, принцесса. Я не отказываюсь. Хотя, скорее всего, Стар Свирл что-то напутал в заклинании, потому что я человек, а не сверхаликорн.</text:p>
      <text:p text:style-name="P47">–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7">Селестия успокоилась и смущённо потёрлась носом мне о плечо.</text:p>
      <text:p text:style-name="P47">– <text:s/>И я не читала твои мысли, Анонимус. У тебя на лице и так всё написано — ты не умеешь скрывать эмоции.</text:p>
      <text:p text:style-name="P47">Наружная дверь заскрипела, коридор наполнился топотом множества копыт и шумом голосов.</text:p>
      <text:p text:style-name="P35">Аликорница <text:span text:style-name="T1">прислушалась, </text:span>всполошилась и стала носиться по читальному залу с загнанным видом.</text:p>
      <text:p text:style-name="P35">– <text:s/><text:span text:style-name="T1">Дискордовы</text:span> яйца! Они нашли меня!</text:p>
      <text:p text:style-name="P35">Селестия попыталась протиснуться 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5">– <text:s/>Ты! Чего! Делаешь! Твоё, <text:span text:style-name="T1">блин,</text:span> высочество!!! – <text:s/>я едва уберёг <text:span text:style-name="T1">своё </text:span>естество от острого рога.</text:p>
      <text:p text:style-name="P35">Селестия подняла на меня глаз. <text:span text:style-name="T64">Прижав </text:span>уши к голове, <text:span text:style-name="T64">она дала</text:span> задний ход <text:span text:style-name="T64">и </text:span>выкарабкалась обратно. Окинув библиотеку отчаянным взглядом, <text:span text:style-name="T64">Селестия</text:span> бросилась к оставленному экзоскелету и стала втискиваться в него задом. Гул голосов был уже совсем близко.</text:p>
      <text:p text:style-name="P35">– Помоги! Мне самой не закрыть замок, – <text:s/>отчаянно прошептала аликорница, тщётно пытаясь охватить зубами раскрытую защёлку.</text:p>
      <text:p text:style-name="P35"><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5">–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5">– <text:s/><text:span text:style-name="T1">Я</text:span> помогу! – <text:s/>Селестия изогнула шею и стала зубами сжимать защёлку.</text:p>
      <text:p text:style-name="P35">ШЛОП!</text:p>
      <text:p text:style-name="P35">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7">Увидев Селестию, толпа замерла. Та в попытке спрятать меня, раскрыла крылья.</text:p>
      <text:p text:style-name="P47">В наступившей тишине аликорница прошептала мне убито:</text:p>
      <text:p text:style-name="P35">– <text:s/><text:span text:style-name="T1">Что-то мне не хочется оборачиваться.</text:span></text:p>
      <text:p text:style-name="P47">– <text:s/>А придётся. Кстати, крылья можешь опустить. Всё равно видна табуретка и мои ноги.</text:p>
      <text:p text:style-name="P47">Селестия со вздохом закрыла глаза и медленно обернулась к толпе.</text:p>
      <text:p text:style-name="P47">– Добрый вечер, мои дорогие.</text:p>
      <text:p text:style-name="P35">–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5"><text:span text:style-name="T1">– Занавес. </text:span>– <text:s/><text:span text:style-name="T1">подытожил я.</text:span></text:p>
      <text:p text:style-name="P35"/>
      <text:h text:style-name="Heading_20_2" text:outline-level="2">5<text:span text:style-name="T1">.</text:span> Нерадивый ученик</text:h>
      <text:p text:style-name="P28"/>
      <text:p text:style-name="P47">– Это очень легко, уверяю тебя. Даже совсем маленькие жеребята единорогов способны на столь простую магию. Сконцентрируйся…</text:p>
      <text:p text:style-name="P47"><text:soft-page-break/>– Ыыых… !!!</text:p>
      <text:p text:style-name="P47">Я покраснел от натуги, но этот блядский листочек даже не шелохнулся!</text:p>
      <text:p text:style-name="P47">– Давай попробуем ещё раз. Сосредоточься на объекте. Высвободи силу. Ты можешь это, я вижу в тебе большой потенциал!</text:p>
      <text:p text:style-name="P47">Куда уж больше! Эти медицинские каракули мне теперь месяц сниться будут!</text:p>
      <text:p text:style-name="P47">– Фффу-у-у! – листок закружился в воздухе от моего сердитого дуновения.</text:p>
      <text:p text:style-name="P47">Я отвернулся. Если она хочет выставить меня на посмешище, ей и напрягаться не нужно! Растёшь, Анон, вакансия шута тебе уже обеспечена!</text:p>
      <text:p text:style-name="P47">– Анонимус…</text:p>
      <text:p text:style-name="P47">С лёгким вздохом Селестия положила голову мне на плечо.</text:p>
      <text:p text:style-name="P47">– Не сердись. Это моя вина. Я пытаюсь вести тебя ускоренным курсом.</text:p>
      <text:p text:style-name="P47">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7">– Не понимаю, куда ты так гонишь? Мы вполне можем заняться этим через пару недель, когда ты окрепнешь.</text:p>
      <text:p text:style-name="P47">Селестия открыла глаза и нехотя оторвала голову от импровизированной подушки.</text:p>
      <text:p text:style-name="P47">– Нам нужно торопиться. У меня есть нехорошее предчувствие, а я привыкла доверять своим ощущениям.</text:p>
      <text:p text:style-name="P47">Листок с рецептом вернулся на место.</text:p>
      <text:p text:style-name="P47">– На это раз мы поступим по-другому. Есть способ ускорить процесс. – аликорница отвернулась в смятении.</text:p>
      <text:p text:style-name="P47">Я ждал.</text:p>
      <text:p text:style-name="P47">–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7">– То есть, ты хочешь сказать, что не вполне им владеешь? – помог я аликорнице. – Не волнуйся, я не буду над тобой смеяться. Можешь пытаться, пока не получится.</text:p>
      <text:p text:style-name="P47">–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7">Аликорница взглянула на меня со смущением.</text:p>
      <text:p text:style-name="P47">–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7">Я с сомнением почесал в затылке. Как-то оно нехорошо звучит. А если она зацепит что-нибудь важное при стирании?</text:p>
      <text:p text:style-name="P47">– Анонимус, пожалуйста! – в голосе аликорницы появились нотки мольбы. – Мне тяжело тебя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47">Я вздохнул. Чего не сделаешь ради этой дурашливой коняги!</text:p>
      <text:p text:style-name="P47">– Ну хорошо, хорошо, не волнуйся. Я готов. Только можно попросить тебя об одолжении?</text:p>
      <text:p text:style-name="P47">– Да?</text:p>
      <text:p text:style-name="P47">Аликорница с тревогой взглянула на меня.</text:p>
      <text:p text:style-name="P47"><text:soft-page-break/>– Всё, что в моих силах, Анонимус.</text:p>
      <text:p text:style-name="P47">В её голосе сквозила едва сдерживаемая дрожь.</text:p>
      <text:p text:style-name="P47">«Она думает, я сейчас загадаю себе полцарства, корону и ванильное мороженное в придачу!» – усмехнулся я.</text:p>
      <text:p text:style-name="P47">– Можно всё же не стирать мне память? Я, со своей стороны, даю слово не болтать о том, что узнаю, если тебя это беспокоит.</text:p>
      <text:p text:style-name="P47">«Эх, пропало моё мороженное!»</text:p>
      <text:p text:style-name="P47">Аликорница воззрилась на меня с нечитаемым выражением на морде.</text:p>
      <text:p text:style-name="P47">– Я слишком многого прошу? – вздохнул я. – Ладно, не важно. Тогда, пожалуйста, будь поосторожнее. Не думаю, что я тебе понравлюсь в качестве овоща.</text:p>
      <text:p text:style-name="P47">Аликорница спрятала морду в одеяле. Холка её подёргивалась.</text:p>
      <text:p text:style-name="P47">Я опешил.</text:p>
      <text:p text:style-name="P47">– Ты чего? – я присел на постель и осторожно отвернул край одеяла. – Эй, есть кто-нибудь в домике? Если я что-то не то сказал, не бери в голову…</text:p>
      <text:p text:style-name="P47">Селестия подняла голову и я увидел, что у неё текут слёзы из глаз от беззвучного смеха. Я озадаченно почесал затылок.</text:p>
      <text:p text:style-name="P47">–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7">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которыми определённо не стоит гордиться. Есть моменты, 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так, чтобы понять неприглядную сторону моего я, и, тем более, судить её.</text:p>
      <text:p text:style-name="P47">– Не стоит так утруждаться, твоё высочество! – я ободряюще похлопал Селестию по спине. – Достаточно будет твоего честного слова не разглашать увиденное.</text:p>
      <text:p text:style-name="P47">Аликорница кивнула, соглашаясь.</text:p>
      <text:p text:style-name="P47">– Тогда позволь мне начать заклинание.</text:p>
      <text:p text:style-name="P47">Селестия высунула из-под одеяла передние ноги и притянула меня к себе.</text:p>
      <text:p text:style-name="P47">–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7">– Не думать — это легко! Мне даже стараться не надо. – я зевнул.</text:p>
      <text:p text:style-name="P47">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7">Моей?!! Э-э-э, позвольте…</text:p>
      <text:p text:style-name="P47"/>
      <text:p text:style-name="P47">…</text:p>
      <text:p text:style-name="P47"/>
      <text:p text:style-name="P47">Я открываю глаза.</text:p>
      <text:p text:style-name="P47"><text:soft-page-break/>У меня появилось чувство, будто я родилась вчера. Забавно. Впрочем, некогда вникать, нужно продемонстрировать Анонимусу технику левитации. Это очень просто, Анон, смотри же!</text:p>
      <text:p text:style-name="P47">Странно, почему я не ощущаю его? Неважно!</text:p>
      <text:p text:style-name="P47">Моя концентрация, моя магия охватывает клочок бумаги на тумбочке и несёт ввысь. Листок с рецептом взмывает в воздух, описывает круг и снова опускает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47">Я закрываю глаза.</text:p>
      <text:p text:style-name="P47"/>
      <text:p text:style-name="P47">…</text:p>
      <text:p text:style-name="P47"/>
      <text:p text:style-name="P47">– Анонимус! Анон…</text:p>
      <text:p text:style-name="P47">Тёплое дуновение растрепало волосы на лбу. Сознание с трудом возвращалось в оглушённое тело. Я расплющил глаза.</text:p>
      <text:p text:style-name="P47">– Как ты себя чувствуешь?</text:p>
      <text:p text:style-name="P47">Аликорница смотрела на меня с тревогой. Я молча принял сидячее положение и стал массировать виски.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минуты я лишь краешком сознания зацепил груз тысячелетий, что несла на себе хрупкая с виду аликорница — и этот груз чуть не раздавил меня как таракана.</text:p>
      <text:p text:style-name="P47">– Я старалась провести всё как можно быстрее. С тобой всё в порядке? – в голосе Селестии появились нотки паники.</text:p>
      <text:p text:style-name="P47">Я <text:s/>не глядя успокаивающе похлопал аликорницу по шее.</text:p>
      <text:p text:style-name="P47">– Более-менее. Хотя ты должна была предупредить меня, что ведущей в этом объединённом сознании будешь ты. Я практически не ощущал себя. Думать твоими мыслями и ощущать себя тобой — чертовски странное, надо сказать, чувство. Мне бы не хотелось испытать его ещё раз.</text:p>
      <text:p text:style-name="P47">Аликорница громко воскликнула, просунула морду под подушку, насколько позволял рог, и застонала от досады.</text:p>
      <text:p text:style-name="P47">–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Е<text:span text:style-name="T62">сли бы я вспомнила вовремя, я бы предупредила тебя, чтобы ты смог сконцентрироваться.</text:span></text:p>
      <text:p text:style-name="P47">Я вымучено рассмеялся.</text:p>
      <text:p text:style-name="P47">– Спасибо за комплимент, твоё высочество! Никогда не сомневался, что я — та ещё тряпка! Я даже новую кошку не смог завести после смерти старой.</text:p>
      <text:p text:style-name="P47">Аликорница виновато пробормотала из-под подушки:</text:p>
      <text:p text:style-name="P47">– Прости меня, Анонимус.</text:p>
      <text:p text:style-name="P47">Я помотал головой, вытряхивая остатки сонливости. Ну что же, Анон, не будем останавливаться на полпути? Наш девиз — «Слабоумие и отвага»!</text:p>
      <text:p text:style-name="P47"/>
      <text:p text:style-name="P47">– Надо повторить.</text:p>
      <text:p text:style-name="P47">– Что?</text:p>
      <text:p text:style-name="P47">– Надо повторить урок. Я почти усвоил технику.</text:p>
      <text:p text:style-name="P47"><text:soft-page-break/>Аликорница выглянула одним глазом из-под подушки.</text:p>
      <text:p text:style-name="P47">– И ты не боишься?</text:p>
      <text:p text:style-name="P47">Я стянул подушку с Селестии и легонько щёлкнул её по носу.</text:p>
      <text:p text:style-name="P47">–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7">Аликорница слабо улыбнулась.</text:p>
      <text:p text:style-name="P47">– Не будем медлить, Анонимус.</text:p>
      <text:p text:style-name="P47">Я вновь растворился в сине-зелёной гриве.</text:p>
      <text:p text:style-name="P47"/>
      <text:p text:style-name="P47">…</text:p>
      <text:p text:style-name="P47"/>
      <text:p text:style-name="P47">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77">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77">Тумбочка.</text:span> Листок… <text:span text:style-name="T77">Тумбочка! Я охватываю вниманием тумбочку. Красивая тумбочка с выпуклым рисунком луны на дверце. Старательным таким рисунком луны с тремя кратерами и светлым полумесяцем по правому краю. Сила струится через меня и упирается во что-то большое и тяжёлое. </text:span><text:span text:style-name="T78">Всё пошло не так. Не могу уловить точку концентрации. Сила приложена к чему-то большему, чем лист бумаги. К чему-то неизмеримо большему. </text:span><text:span text:style-name="T77">Да хер с ней, с бумажкой! Тумбочка с луной! Поднимаю! Блин, она реально тяжёлая! Но у меня получается, я чувствую это! Она поддаётся! Й-о-о!!! Вот это силища! Ура! </text:span><text:span text:style-name="T78">Сила уходит бесконтрольно. Нужно прервать урок. Нет! Нет! О-О-О-О-О, НЕ-Е-Е-Е-Е-Т!!!</text:span></text:p>
      <text:p text:style-name="P72"/>
      <text:p text:style-name="P47">…</text:p>
      <text:p text:style-name="P47"/>
      <text:p text:style-name="P47">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7">Тумбочка стояла на месте, не сдвинувшись ни на волос.</text:p>
      <text:p text:style-name="P47">С улицы доносились возгласы удивления, страха и ожесточённые споры. Я подошёл к окну и выругался ещё сильнее.</text:p>
      <text:p text:style-name="P47">По голубому небу к дневному светилу взмывала луна.</text:p>
      <text:p text:style-name="P47"/>
      <text:p text:style-name="P47">Нельзя сказать, что это был величавый подъём: серебристый шар непривычно быстро двигался по низкой траектории, как неверно посланный биллиардный шар. Вдобавок, спутник вполне заметно вращался, чего раньше за ним не наблюдалось.</text:p>
      <text:p text:style-name="P47">Я бросился к постели и стал что есть силы тормошить бесчувственную аликорницу.</text:p>
      <text:p text:style-name="P47">– Вставай! Эй, вставай, твоё высочество! Беда! Там сейчас<text:span text:style-name="T14"> л</text:span>уна в солнце врежется!</text:p>
      <text:p text:style-name="P47">Аликорница что-то невнятно говорила себе под нос, но глаз не открывала. Я вслушался в её бормотание.</text:p>
      <text:p text:style-name="P47"/>
      <text:p text:style-name="P47">– …всегда говорила, что сестра не умеет пить…</text:p>
      <text:p text:style-name="P47"/>
      <text:p text:style-name="P47">Проклятье! Эту кобылу можно разбудить только ведром воды!</text:p>
      <text:p text:style-name="P47">Вода! Я бросил взгляд на тумбочку. Нет, стакан пуст.</text:p>
      <text:p text:style-name="P72"><text:soft-page-break/>Ох, нет! Нет-нет-нет!!!</text:p>
      <text:p text:style-name="P72">Мой взгляд был прикован к дверце тумбочки. Старательно прорисованное изображение луны на ней пробудило леденящую догадку. Я вспомнил, как <text:s/>во время переплетения сознаний это изображение сфокусировало моё внимание.</text:p>
      <text:p text:style-name="P72">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72"/>
      <text:p text:style-name="P47">Я бросился к окну, намереваясь позвать кого-нибудь на помощь. И замер с отвалившейся челюстью.</text:p>
      <text:p text:style-name="P47">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7">Я бросил мельком взгляд на тумбочку — нет, изображение луны было девственно чистым от всяких надписей.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7">«С-Е-Л-Е-С-Т-И-Я … — … П-И-З-…» </text:p>
      <text:p text:style-name="P47"/>
      <text:p text:style-name="P47">– ЧТО ТУТ ПРОИСХОДИТ???</text:p>
      <text:p text:style-name="P47">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7">– Мы …э-э-э… изучали левитацию предметов посредством переплетения сознаний. – промямлил я наконец. – Кажись, я чего-то накосячил.</text:p>
      <text:p text:style-name="P47">Тёмная аликорница перевела взгляд на Селестию, всё так же лежащую на постели разметав крылья, и прочистила горло.</text:p>
      <text:p text:style-name="P47">–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7">Белоснежная аликорница чуть шевельнула крыльями и натянула одеяло на голову.</text:p>
      <text:p text:style-name="P47">– Уйдите все… – пробормотала Селестия сквозь одеяло. – Я умираю.</text:p>
      <text:p text:style-name="P47"/>
      <text:p text:style-name="P47">«-ДА» — мельком прочитал я окончание текста, появившееся на спутнике.</text:p>
      <text:p text:style-name="P47">Тёмная аликорница проследила мой взгляд и ухмыльнулась.</text:p>
      <text:p text:style-name="P47">–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7">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7">– Надеюсь, Сестра, произошедшее будет тебе наукой! – с над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7">Я, конечно, побаивался тёмной фурии, но её отношение ко мне задело меня за живое.</text:p>
      <text:p text:style-name="P47">– Эй, что ты там про улитку сказала? Я ведь не напрашивался, в конце-концов! Я оказался тут с твоей помощью, в том числе!</text:p>
      <text:p text:style-name="P47"><text:soft-page-break/>Луна не удостаивая меня взглядом, прошествовала к выходу, попутно нажав кнопку экстренного вызова.</text:p>
      <text:p text:style-name="P47">–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прихотью и ошибкой Сестры. И непростительным расточительством магии, помимо всего прочего.</text:p>
      <text:p text:style-name="P47">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7">–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7">Передо мной захлопнулась дверь в палату.</text:p>
      <text:p text:style-name="P47">Ну охренеть! Я же ещё и виноват!</text:p>
      <text:p text:style-name="P47"/>
      <text:h text:style-name="P154" text:outline-level="2">6. Нерадивый ученик - 2</text:h>
      <text:p text:style-name="P35"/>
      <text:p text:style-name="P35">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5">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5">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5">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при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47"><text:span text:style-name="T1">– </text:span>А-а-апчхииии! – раздалось прямо у меня под ногами.</text:p>
      <text:p text:style-name="P47">–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7">– Ты кто? – машинально спросил я.</text:p>
      <text:p text:style-name="P47">– Индиго. – ответили глаза.</text:p>
      <text:p text:style-name="P47">Ответ не прояснил ситуацию ни на йоту, так что я продолжил.</text:p>
      <text:p text:style-name="P47">– А чего ты под лавкой делаешь?</text:p>
      <text:p text:style-name="P47">– Прячусь.</text:p>
      <text:p text:style-name="P47">Похоже, ты встретился с Капитаном Очевидность, Анон! Поняв, что расспросами ничего не добьёшься, я предложил прямо:</text:p>
      <text:p text:style-name="P47">– Может, ты вылезешь? Меня можно не бояться. Я не страшный.</text:p>
      <text:p text:style-name="P47">Под лавкой началась <text:s/>возня и сопение, потом наружу вылез жеребёнок-единорог насыщенного синего цвета.</text:p>
      <text:p text:style-name="P47">– А я тебя вовсе и не боюсь. Вот ещё! Я в прятки играла.</text:p>
      <text:p text:style-name="P47"><text:soft-page-break/>–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7">– Ничо страшного! – малютка вытерла нос. – Меня всё равно искать некому.</text:p>
      <text:p text:style-name="P47">– Это как? Ты же с кем-то в прятки играешь? – продолжал допытываться я.</text:p>
      <text:p text:style-name="P47">– Сама с собой и играю. – хмуро ответила кобылка. – А тебе чего, дяденька?</text:p>
      <text:p text:style-name="P47">Поняв, что жеребёнок не настроен на беседу, я пожал плечами <text:s/>и повернулся было уходить.</text:p>
      <text:p text:style-name="P47">– Эээ, гм-м…</text:p>
      <text:p text:style-name="P47">Я повернулся обратно.</text:p>
      <text:p text:style-name="P47">– Что?</text:p>
      <text:p text:style-name="P47">Единорожка ковыряла копытом землю и шмыгала носом, не смотря на меня. Я терпеливо ждал.</text:p>
      <text:p text:style-name="P47">– Дяденька, а ты не мог бы спросить принцессу Селестию, куда девалась Шейла Блюскай? А то мне играть не с кем.</text:p>
      <text:p text:style-name="P47">– При случае спрошу. Если встречу.</text:p>
      <text:p text:style-name="P47">Малютка шмыгнула.</text:p>
      <text:p text:style-name="P47">– Встретишь, канешн! Скажи ей, что у меня сегодня день рождения, и я здоровски обиделась, когда Шейла на него не пришла!</text:p>
      <text:p text:style-name="P47"><text:s/>Такая уверенность кобылки меня заинтриговала. Я пригляделся к жеребёнку повнимательнее. Да нет, вроде, раньше её не встречал.</text:p>
      <text:p text:style-name="P47">– Позволь поинтересоваться, откуда у тебя такая уверенность, что я встречусь с Селестией? Я ей, знаешь ли, свиданий не назначаю.</text:p>
      <text:p text:style-name="P47">– Да ладно-о-о, брось заливать-то! – скептически протянуло юное создание. – Все знают, что вы встречаетесь. Вот и спроси её, пажалста, когда увидишь.</text:p>
      <text:p text:style-name="P47"/>
      <text:p text:style-name="P47">Та-а-ак!</text:p>
      <text:p text:style-name="P47"/>
      <text:p text:style-name="P47">– Кто это «все»?</text:p>
      <text:p text:style-name="P47">– Ну, прислуга, стража, мой па…</text:p>
      <text:p text:style-name="P47"/>
      <text:p text:style-name="P47">Ох! Во что же это такое ты вляпался, Анон? За кого они тебя, чёрт побери, принимают?</text:p>
      <text:p text:style-name="P47"/>
      <text:p text:style-name="P47">Я присел на лавочку и наклонился пониже, чтобы наши головы были на одном уровне.</text:p>
      <text:p text:style-name="P47">– А твоего «па» не смущает, что я и Селестия м-м-м… немного разных видов? Точнее, совсем разных?</text:p>
      <text:p text:style-name="P47">– И чо? – без малейшего замешательства спросила кроха.</text:p>
      <text:p text:style-name="P47">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7">–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ологическим параметрам.</text:p>
      <text:p text:style-name="P47">–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7"><text:soft-page-break/>– <text:s/>Кха-кхе-гррхмм!!! Э-э-э… м-м-м… ну-у-у…</text:p>
      <text:p text:style-name="P47">У меня в голове произошло короткое замыкание. Слова пропали. Уши начали гореть.</text:p>
      <text:p text:style-name="P47">– <text:s/>Как, ты говоришь, тебя зовут? – в конце-концов выдавил осипшим голосом я, стараясь перевести тему. – Про чей день рождения я должен рассказать?</text:p>
      <text:p text:style-name="P47">–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7">У меня в мозгах зажглась лампочка.</text:p>
      <text:p text:style-name="P47">– Постой-постой, не части. Твой отец, случайно, не Хорст Мэдтроттер?</text:p>
      <text:p text:style-name="P47">– Агась. А ты откудова знаешь?</text:p>
      <text:p text:style-name="P47">– Да так, один пони сказал. – я полез за пазуху и достал красную коробочку. – Вот тебе подарок.</text:p>
      <text:p text:style-name="P47">– ВАУ! – единорожка запрыгала от счастья. – У меня есть подарок! Значит, у меня настоящий день рождения!!! Значит, ты — мой гость на день рождения! Крутотень!!! Спасибо-спасибо-спасибо!</text:p>
      <text:p text:style-name="P47">– Вообще-то, это не мой подарок. Его просил передать один старик, Норф Каррус из каретной мастерской.</text:p>
      <text:p text:style-name="P47">– Аааа, знаю его! Мы с Шейлой ходили к нему играть, пока она не пропала. У Норфа здоровски интересно!</text:p>
      <text:p text:style-name="P47">Индиго открыла коробочку. Внутри на подстилке из опилок лежала крохотная модель колесницы в мельчайших подробностях.</text:p>
      <text:p text:style-name="P47">– Ух ты! – благоговейно прошептала Индиго. – Королева Лорен! Я даже управляла ею немножко.</text:p>
      <text:p text:style-name="P47">– Как ею можно управлять, если она не запряжена? Уж не Норф ли таскал её? – усомнился я.</text:p>
      <text:p text:style-name="P47">– Она без упряжи только взад-вперёд не может ездить. А вверх-вниз может! Мне Норф показывал. Там надо штурвал на себя тянуть. Вот так – единорожка подёргала крохотный штурвальчик на модели. Потом встала передними ногами на лавочку, чмокнула меня в щёку, прошептала «Пасиба» и убежала.</text:p>
      <text:p text:style-name="P47">Я остался сидеть в полнейшем замешательстве.</text:p>
      <text:p text:style-name="P47"/>
      <text:p text:style-name="P48">***</text:p>
      <text:p text:style-name="P47"/>
      <text:p text:style-name="P58">…после Великого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отпиваю чай из чашечки медленными глотками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7"/>
      <text:p text:style-name="P47">В дверях библиотеки появился знакомый силуэт.</text:p>
      <text:p text:style-name="P47">– Привет, твоё высочество! Тебя уже выпустили, или опять от докторов смылась?</text:p>
      <text:p text:style-name="P47">Аликорница прошла в комнату и устало уселась рядом со мной.</text:p>
      <text:p text:style-name="P47"><text:soft-page-break/>–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из больничной палаты. После чего он немедленно предоставил мне три часа свободы в день.</text:p>
      <text:p text:style-name="P47">Я с подозрением посмотрел на Селестию. Когда-то я уже видел эту улыбочку на хитрой роже.</text:p>
      <text:p text:style-name="P47">–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7">– Вот ещё! – возмущению Селестии не было предела. Аликорница встала и демонстративно повернулась ко мне задом.</text:p>
      <text:p text:style-name="P47">–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7">Я подёргал замок на накрупнике. Таки не врёт.</text:p>
      <text:p text:style-name="P47">– Убедился? Вообще-то, твоё недоверие меня оскорбляет. Ни один пони так бы себя не вёл со мной.</text:p>
      <text:p text:style-name="P47">Селестия улеглась возле кресла и надулась. Я усмехнулся.</text:p>
      <text:p text:style-name="P47">– Разумеется, твои подданные вели бы себя с большим пиететом. Но я же не твой подданный, твоё высочество!</text:p>
      <text:p text:style-name="P47">Аликорница вскинула копыто к виску.</text:p>
      <text:p text:style-name="P47">– Ох, да, я всё забываю! Извини. Тогда прекрати, наконец, называть меня «твоё высочество»! Это стилистически неправильно. Или ты обращаешься ко мне как к Высокой особе, тогда это должно быть «Ваше Высочество». Или же ты обращаешься ко мне, как к равному — и тогда никаких высочеств быть не должно в принципе. Определись наконец, с какой позиции ты общаешься со мной, Анонимус!</text:p>
      <text:p text:style-name="P47">– Окей, как хочешь. Никаких больше высочеств.</text:p>
      <text:p text:style-name="P47">– Рада за твой выбор! Ты даже не представляешь, какая это роскошь в моём положении — иметь кого-то, кто называет тебя на “ты”! И кого ты сама можешь называть на “ты”.</text:p>
      <text:p text:style-name="P47">Селестия сморщила нос в улыбке и спросила, прикрывшись крылом:</text:p>
      <text:p text:style-name="P47">– К слову, а что говорят мои подданные про нас? Что означает «чёрте-что»?</text:p>
      <text:p text:style-name="P47">Я вспомнил разговор с Индиго и почувствовал, как снова начинают гореть уши.</text:p>
      <text:p text:style-name="P47">– Чёрте-что — это значит «ерунда». Большая ерунда.</text:p>
      <text:p text:style-name="P47">– Оу, как интересно! – Селестия приблизила ко мне морду и повернула уши. – Расскажи-ка поподробнее. Я вся во внимании.</text:p>
      <text:p text:style-name="P47">–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7">Аликорница, широко раскрыв глаза, медленно тянула ко мне морду. Наконец, когда наши носы почти соприкоснулись, она не выдержала.</text:p>
      <text:p text:style-name="P47">– А-ха-ха-ха-ха-ха-ха!!! О-у-у-у-у-у-ха-ха-ха! И-и-и-и-ха-ха-ха! – Селестия перевернулась на спину и дёргала от смеха копытами.</text:p>
      <text:p text:style-name="P47">– <text:s/>Очень смешно! Ей говорят, что она подозревается в сексуальных извращениях, а она регочет! Мне-то пофиг, а тебе ещё править придётся!</text:p>
      <text:p text:style-name="P47">– <text:s/>И-и-и-зви-и-и-ни-и-и, Анон, не-мо-гу-у-у-у… Ох! Давненько я так не смеялась! Лет двести — так точно!</text:p>
      <text:p text:style-name="P47">Я потянул её за копыто и перевернул обратно на живот.</text:p>
      <text:p text:style-name="P47">– Что смешного-то?</text:p>
      <text:p text:style-name="P47">Аликорница вытерла крылом выступившие слёзы и объяснила:</text:p>
      <text:p text:style-name="P47"><text:soft-page-break/>–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47">– Ты не видишь ничего странного в межвидовых спариваниях? – охренел я. – Куда я, блядь, попал???</text:p>
      <text:p text:style-name="P47">Селестия развернула моё кресло к себе и задумчиво посмотрела мне в глаза снизу вверх.</text:p>
      <text:p text:style-name="P47">– Очевидно, мне стоит рассказать тебе, Анонимус, откуда произошли пегасы и единороги.</text:p>
      <text:p text:style-name="P47"/>
      <text:p text:style-name="P47">– В истории Эквестрии далеко не всегда были относительно светлые времена. – продолжила аликорниц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7">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47">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7">При союзе пони и истинных единорогов, получились пони-единороги. От своих диких предков пони-единороги унаследовали рог и способность к непосредственной магии.</text:p>
      <text:p text:style-name="P47">– А как выглядят сами истинные единороги? – спросил я.</text:p>
      <text:p text:style-name="P47">–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7">– Ха! – ответил я. – В моём мире они также известны. Правда, как несуществующий, сказочный вид.</text:p>
      <text:p text:style-name="P47">– Вполне может быть.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47">– Хм. А что было дальше?</text:p>
      <text:p text:style-name="P47">–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7">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7">Селестия встала и принялась по очереди поднимать ноги, разминая суставы. Потом направилась к выходу. У двери аликорница обернулась ко мне.</text:p>
      <text:p text:style-name="P47">– Сто лет не гуляла по парку. Составишь мне компанию?</text:p>
      <text:p text:style-name="P47">Я поднялся с кресла, гадая, шутила Селестия про сто лет, или нет?</text:p>
      <text:p text:style-name="P47"><text:soft-page-break/></text:p>
      <text:p text:style-name="P48">***</text:p>
      <text:p text:style-name="P47"/>
      <text:p text:style-name="P47">Песок парковых дорожек прогрелся на полуденном солнце.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7">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7">– Ну что? Догонялки?</text:p>
      <text:p text:style-name="P47">Не ожидая ответа, Селестия припустила вскачь. Через секунду я только и увидел развевающийся многоцветный хвост и пару копыт, сверкающих золотыми сабатонами.</text:p>
      <text:p text:style-name="P47"/>
      <text:p text:style-name="P47">Никогда не пытай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7">– Анон?..</text:p>
      <text:p text:style-name="P47">Я намеренно не оборачивался на шелест кустов за спиной. Нерешительное топтание на месте сменилось шагами. На меня упала тень.</text:p>
      <text:p text:style-name="P47">–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7">Обида и разочарование в голосе аликорницы были столь искренними, что я рассмеялся.</text:p>
      <text:p text:style-name="P47">–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7">За спиной раздался стон.</text:p>
      <text:p text:style-name="P47">–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47"/>
      <text:p text:style-name="P47">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47"/>
      <text:p text:style-name="P47">Левитационная магия стащила меня с пенька и мягко уложила на ковёр из травы и прелых листьев. Фигура аликорницы нависла надо мной, закрыв лучистой гривой небо.</text:p>
      <text:p text:style-name="P47">– Расслабься, Анонимус. Позволь мне избавить тебя от недугов.</text:p>
      <text:p text:style-name="P47">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сиреневых глаз.</text:p>
      <text:p text:style-name="P47">– Засыпай, Анон. Когда ты проснёшься, ты будешь чувствовать себя намного лучше. Целительство — не моя специализация, но кое-что мне по силам.</text:p>
      <text:p text:style-name="P47"><text:soft-page-break/></text:p>
      <text:p text:style-name="P47">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7">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7"/>
      <text:p text:style-name="P47">…</text:p>
      <text:p text:style-name="P58"/>
      <text:p text:style-name="P58">– Эй, мужик, тебе плохо?</text:p>
      <text:p text:style-name="P58">На меня озабоченно уставилась парочка, ещё недавно сидевшая ко мне спиной на скамейке.</text:p>
      <text:p text:style-name="P58">Я принял сидячее положение, беспомощно хлопая глазами. Что? Где? Как?</text:p>
      <text:p text:style-name="P58">– Сам домой доберёшься? Может, вызвать скорую?</text:p>
      <text:p text:style-name="P58">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58">Опираясь о поручни ограды, я осторожно поднялся. Никакой дыры в ограждении, разумеется, не было. Оно и понятно — брякнись я по-настоящему с крыши тридцатичетырёхэтажной коробки, я бы сейчас не стоял тут с гудящей башкой, пялясь на проезжающие внизу машины.</text:p>
      <text:p text:style-name="P58">Я перегнулся через перила и меня стошнило.</text:p>
      <text:p text:style-name="P58">Красавец! Мало тебе проблем с сердцем, так ты и печень, похоже, гробанул. Молодец, Анон, пей дальше!</text:p>
      <text:p text:style-name="P58">Спустившись в квартиру, я лёг на диван, натянул наушники и закрыл глаза.</text:p>
      <text:p text:style-name="P58">К чёрту всё, кроме Пинк Флойдов!</text:p>
      <text:p text:style-name="P47"/>
      <text:p text:style-name="P47">…</text:p>
      <text:p text:style-name="P47"/>
      <text:p text:style-name="P47">– Анонимус? Просыпайся же!</text:p>
      <text:p text:style-name="P47">Копыто энергично растирало мне грудь круговыми движениями. Селестия встревоженно склонилась ко мне.</text:p>
      <text:p text:style-name="P47">– Ты испугал меня, Анон! Твоя кожа по цвету сейчас не сильно отличается от моей шерсти — настолько ты бледный. Как ты себя чувствуешь?</text:p>
      <text:p text:style-name="P47">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7">– Как?.. – я не мог отыскать подходящих слов, чтобы высказать обуревавшие меня чувства. Из глаз потекли слёзы радости.</text:p>
      <text:p text:style-name="P47">–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text:soft-page-break/>зебринские ритуалы <text:span text:style-name="T14">заместительной терапии несмотря на крайне скептическое к ним отношение сестры.</text:span></text:p>
      <text:p text:style-name="P35">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5"/>
      <text:p text:style-name="P35">Охренеть! Как новенький! Да что там <text:span text:style-name="T1">— я и есть новенький! Крутотень!</text:span></text:p>
      <text:p text:style-name="P47"/>
      <text:p text:style-name="P47">– Анонимус, прекращай висеть на ветке! – со смехом произнесла Селестия и опять закашлялась. – Нам нужно торопиться. Кое-кто ждёт нас.</text:p>
      <text:p text:style-name="P47">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7">Хм. Совпадение? Нет, вряд ли, мою попытку она видеть не могла, у неё же нет глаз на затылке.</text:p>
      <text:p text:style-name="P47">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47">Ах ты ж!!!</text:p>
      <text:p text:style-name="P47">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7">–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7">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7"/>
      <text:p text:style-name="P47">И очень скоро передо мной начала вычерчиваться проблема. Очень хорошо так вычерчиваться.</text:p>
      <text:p text:style-name="P47"/>
      <text:p text:style-name="P47">Ко мне пришло неудобное чувство. Магия аликорницы подарила мне вторую юность, а вместе с ней и… Блин,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7">Я помотал головой, отгоняя непристойности. Блядь! О чём ты думаешь, Анон? Ты же не конеёб! У тебя в роду не было конеёбов! В пекло такие мысли! Мне уже тесно в штанах!</text:p>
      <text:p text:style-name="P47">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7">– Мы на месте, Анонимус! Луна ждёт нас.</text:p>
      <text:p text:style-name="P47"/>
      <text:p text:style-name="P47">Луна? Вот уж с кем бы я хотел встречаться меньше всего!</text:p>
      <text:p text:style-name="P47"><text:soft-page-break/>Мы вышли на небольшую полянку, окружённую кипарисами. В центре стояла тёмная аликорница и хмуро смотрела на нас.</text:p>
      <text:p text:style-name="P47">– Мы надеемся, что это будет Нашим последним одолжением тебе, Сестра, относительно сего примата! Мы делаем это только из Нашей привязанности к тебе!</text:p>
      <text:p text:style-name="P47">– Обещаю тебе, Луна. – склонила голову Селестия. – Я уверена, ты не пожалеешь об этой уступке. Если Анонимус — тот, кого мы ищем, ему не составит труда найти Великое Откровение в мире грёз, где часто прячется истина. В твоих силах помочь ему сориентироваться там.</text:p>
      <text:p text:style-name="P47">Аликорны повернулись ко мне. Мне стало дико неуютно. Седалище возопило об опасности.</text:p>
      <text:p text:style-name="P47">Что ещё за хрень придумали творить со мной чокнутые коняги? Я было попятился, но остановился под ясным взглядом солнечной принцессы. Это был такой взгляд…</text:p>
      <text:p text:style-name="P47">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47"/>
      <text:p text:style-name="P47">Разумеется, я сдался. Ох, Анон, почему ты такой лопух?</text:p>
      <text:p text:style-name="P47"/>
      <text:p text:style-name="P47">– Готов ли ты проследовать с Нами, Анонимус, и обучиться древнему искусству снопроходчества? – склонила голову в вопросе Луна.</text:p>
      <text:p text:style-name="P47">Я сглотнул и коротко кивнул.</text:p>
      <text:p text:style-name="P47">– Тогда следуй за Нами!</text:p>
      <text:p text:style-name="P47">Левитационная магия вновь уложила меня на землю. Селестия легла рядом и закрыла глаза. Луна медленно приближалась ко мне до тех пор, пока её васильковые глаза не заслонили небо…</text:p>
      <text:p text:style-name="P47"/>
      <text:p text:style-name="P48">***</text:p>
      <text:p text:style-name="P47"/>
      <text:p text:style-name="P47">И вот 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7">Луна остановилась.</text:p>
      <text:p text:style-name="P47">– Сейчас Мы создадим дверь в сновидение Сестры, примат. – Луна начертила копытом в пустоте светящийся контур двери. – Не думай, не решай, не фантазируй. Просто делай так, как Мы. Мы будем ждать тебя на той стороне.</text:p>
      <text:p text:style-name="P47">Луна скрылась за дверью. Я стоял перед светящимся прямоугольником и повторял про себя: «Не думай, не решай, не фантазируй. Не думай, не решай, не фантазируй. Не думай, не решай, не фантазируй».</text:p>
      <text:p text:style-name="P47">Окей, я пошёл!</text:p>
      <text:p text:style-name="P47">Я надавил дверь и уверенно шагнул в светящийся проём.</text:p>
      <text:p text:style-name="P47"/>
      <text:p text:style-name="P47">БЛЯ-А-А-А-А-А-А-А-А-А-А-А-А!!!</text:p>
      <text:p text:style-name="P47"/>
      <text:p text:style-name="P47"><text:soft-page-break/>Падение было быстрым и ошеломляющим. Я гребанулся с огромной высоты прямо на лужайку, на которой успел заметить спящих аликорниц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7">Осмотреться я не успел — очертания пещеры расплылись и резкий переход от полутьмы к яркому свету заставил меня закрыть глаза.</text:p>
      <text:p text:style-name="P47">– Опять я чего-то накосячил! Блядь, как меня это уже заебало! – выругался я в сердцах.</text:p>
      <text:p text:style-name="P47">– Что означает «заебало», дядя? – спросил меня тоненький голосок.</text:p>
      <text:p text:style-name="P47">– Уело. Достало. Надоело в высшей степени. – по инерции ответил я. После чего открыл глаза.</text:p>
      <text:p text:style-name="P47"/>
      <text:p text:style-name="P47">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7">– Кхм!</text:p>
      <text:p text:style-name="P47">Я опустил глаза.</text:p>
      <text:p text:style-name="P47">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7">«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47">– Эмм… Как тебя зовут, малыш?</text:p>
      <text:p text:style-name="P47">– Агамемнон. – важно ответила кроха. – И я не малыш! Я — древнейший дракон из живущих! Торч ещё из яйца не вылупился, когда я уже обрёл мудрость.</text:p>
      <text:p text:style-name="P47">Я смерил дракончика взглядом и снисходительно улыбнулся.</text:p>
      <text:p text:style-name="P47">– Мой сон! – насупился дракончик. – Как хочу, так и снюсь!</text:p>
      <text:p text:style-name="P47">Я начал догадываться.</text:p>
      <text:p text:style-name="P47">– Так это я в твой сон попал? Наверное, это ты спишь в той пещере? Ну, знаешь, под заброшенными шахтами с вагонетками? Я, кажись, в неё влетел случайно.</text:p>
      <text:p text:style-name="P47">–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47">Я смутился.</text:p>
      <text:p text:style-name="P47">–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47">Дракончик почесал лопаткой гребень на голове и ответил:</text:p>
      <text:p text:style-name="P47">– Я не люблю Откровение! Оно пожирает всех, до кого может дотянуться. Я подобрался близко к Чёрному Экрану и видел. Я видел, как оно сжирало грифонов, пони, минотавров. Даже драконов <text:soft-page-break/>сжирало. Нет, я не люблю Откровение. – помотал отрицательно головой дракончик для вящей убедительности.</text:p>
      <text:p text:style-name="P47">– Что за «Чёрный Экран»? – продолжил допытываться я.</text:p>
      <text:p text:style-name="P47">Дракончик насупился.</text:p>
      <text:p text:style-name="P47">–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7">Я хлопнул себя ладонью по лбу.</text:p>
      <text:p text:style-name="P47">– Ой, извини! Я — Анонимус. Прилетел из далёких краёв по приглашению принцессы Селестии.</text:p>
      <text:p text:style-name="P47">Кроха насупилась ещё больше.</text:p>
      <text:p text:style-name="P47">–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7">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7">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7">А прямо подо мной, на выступе той же скалы, на которой стоял я, раскинулся Кантерлот…</text:p>
      <text:p text:style-name="P47">– <text:span text:style-name="T30">ТЕПЕРЬ ТЫ ПОНИМАЕШЬ, ЧТО НЕ МОГУ ЛЮБИТЬ Я ТЕХ, КТО СРЫЛ ГНЕЗДО МОЁ ПОЧТИ ДО ОСНОВАНИЯ?</text:span> – громыхнуло у меня в ухе, я аж подпрыгнул.</text:p>
      <text:p text:style-name="P47">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7">– <text:span text:style-name="T30">И ТЫ ЖЕЛАЕШЬ, ЧТОБ Я ОТКРЫЛ ТЕБЕ ТАЙНУ ЧЁРНОГО ЭКРАНА? ТЕБЕ, ПРИЯТЕЛЮ НАДОЕДЛИВЫХ ПОНИ? ПРИЯТЕЛЮ ГНУСНОЙ ПРОВОЗВЕСТНИЦЫ СОЛНЦА?</text:span></text:p>
      <text:p text:style-name="P50">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7">– <text:span text:style-name="T30">БОЛЬШЕ ТВОЕЙ НАГЛОСТИ ТОЛЬКО ТВОЯ ГЛУПОСТЬ, АНОНИМУС! ТОЛЬКО ПОЛНЫЙ ГЛУПЕЦ МОГ ЗАЯВИТЬСЯ В МОЙ СОН С ТАКИМИ ВОПРОСАМИ 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47">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47">Я закрыл лицо руками и<text:span text:style-name="T64"> </text:span>выбрал единственный способ выиграть несколько секунд жизни — спрыгнул со скалы вниз, к Кантерлоту.</text:p>
      <text:p text:style-name="P68">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7">Чуть раздвинув пальцы, я взглянул на обстановку — и тут же снова сжал их что есть мочи. Надо мной стояла разъярённая Луна.</text:p>
      <text:p text:style-name="P47">– НЕУЖЕЛИ ТАК ТРУДНО В ТОЧНОСТИ ПОВТОРЯТЬ ЗА НАМИ, КАК МЫ И ПРОСИЛИ?!! НЕУЖЕЛИ ТАК ТРУДНО ОТКРЫВАТЬ ДВЕРЬ В СНОВИДЕНИЕ НА СЕБЯ, А НЕ ОТ СЕБЯ?!! <text:soft-page-break/>НЕУЖЕЛИ ТАК ТРУДНО НЕ ПРОВАЛИВАТЬСЯ В ЧУЖИЕ СНЫ? ПРОСНИСЬ АГАМЕМНОН — И БУДУЩЕЕ ВСЕГО КАНТЕРЛОТА БЫЛО БЫ ПОД ВОПРОСОМ!</text:p>
      <text:p text:style-name="P47">Я был так ошеломлён, что на меня весь день орут и пытаются убить, что молча заткнул уши руками и принял позу эмбриона. Это произвело впечатление на ночную принцессу. Постояв надо мной немного, она продолжила уже нормальным тоном.</text:p>
      <text:p text:style-name="P47">–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7">Постояв ещё немного и не добившись от меня ни звука, Луна вздохнула.</text:p>
      <text:p text:style-name="P47">– Следуй за Нами, примат! Нам нужно вернуть тебя Сестре.</text:p>
      <text:p text:style-name="P47"/>
      <text:h text:style-name="Heading_20_2" text:outline-level="2">7. Ж<text:span text:style-name="T1">аркий пикник</text:span></text:h>
      <text:p text:style-name="P47"/>
      <text:p text:style-name="P47">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крохотный декоративный прудик в глубине парка. Стрекозы кружились над водой, создавая своим стрекотанием расслабляющий фон. Я беспечно болтал в тёплой воде ногами, держа в руке бутерброд.</text:p>
      <text:p text:style-name="P47">– Он что-то говорил про Чёрный Экран. Про то, что Откровение пожирает пони. А потом захотел меня сжечь. К счастью, вовремя подоспела Луна.</text:p>
      <text:p text:style-name="P47">Селестия виновато прижала уши к голове и отвернулась.</text:p>
      <text:p text:style-name="P47">–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не видела её очень давно.</text:p>
      <text:p text:style-name="P47">– Ничего. – усмехнулся я. – Я собираюсь купить себе беруши специально для общения с твоей сестрой. Назову их «Интерфейс Коммуникационный «Анонимус-Луна»».</text:p>
      <text:p text:style-name="P47">Аликорница мягко рассмеялась. Я пожал плечами.</text:p>
      <text:p text:style-name="P47">–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7">Селестия вздохнула.</text:p>
      <text:p text:style-name="P47">– Ты прав, так будет лучше. Я была слишком самонадеянна, когда пыталась работать с тобой, как с учеником из школы для одарённых единорогов. Я старалась определить твой талант с помощью тех заданий — ведь у тебя нет кьютимарки. Но твой талант лежит глубже, намного глубже чем я могу рассмотреть. Мне очень жаль, что я подвергла тебя столь большим неприятностям.</text:p>
      <text:p text:style-name="P47">Аликорница с печалью отвернулась. Она лежала вполоборота ко мне, чуть отстранив хвост, и я почувствовал возвращение вчерашней проблемы.</text:p>
      <text:p text:style-name="P47">Нет! Только не это!!! Проклятье! Воздух тут порченый, что ли? Я отвёл глаза и стал вспоминать в уме таблицу умножения.</text:p>
      <text:p text:style-name="P47">Дваждыдва четыре. Дваждытри шесть. Дваждычетыре… У-у-у-у-у… Восемьсполовиной… Почему доктор Плантаго, так его разэтак, сделал накрупник таким <text:span text:style-name="T27">анатомически правильным</text:span>? Неужели нельзя было сделать его гладким??? Неужели у поней нет элементарного чувства стыда? Теперь хоть лёд в штаны засовывай!</text:p>
      <text:p text:style-name="P47">–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с усилием рассмеялся я.</text:p>
      <text:p text:style-name="P47"><text:soft-page-break/>Жжение в паху усиливалось. Я заёрзал на месте, стараясь скрыть постыдный аспект. Селестия с удивлением взглянула на меня.</text:p>
      <text:p text:style-name="P47">– Анонимус, …?</text:p>
      <text:p text:style-name="P47">Я стремительно сунул голову в пруд. Мне казалось, вода сейчас закипит от моих пылающих ушей.</text:p>
      <text:p text:style-name="P47">Блядь! Мы так не договаривались! Какого хера? Что ли попросить аликорницу вернуть моё привычное физическое состояние? Или потребовать подмешивать бром в утренний кофе?</text:p>
      <text:p text:style-name="P47">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47">Я высунул голову из воды, отфыркиваясь по-собачьи. О-о-о-о-о! Так намного лучше! Холодная вода сохранит твои нравственные устои, Анон!</text:p>
      <text:p text:style-name="P47">– Анонимус, с тобой всё в порядке? – обеспокоенно спросила Селестия. – Ты выглядишь несколько… возбуждённым?</text:p>
      <text:p text:style-name="P47">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расслабься, ты всё равно уже неоднократно выставлял себя тут клоуном. Одним разом больше, одним меньше — какая, к чёрту, разница?</text:p>
      <text:p text:style-name="P47">– ДА!!! Да, проклятье на мой лысый череп, я действительно выгляжу возбуждённым! Потому что я и есть возбуждённый! Ты сделала меня слишком живым! Это становится проблемой.</text:p>
      <text:p text:style-name="P47">– Оу… Понимаю… Понимаю… – Селестия задумчиво смотрела в даль, легонько кивая каким-то своим мыслям. Румянец постепенно залил её мордочку по самые уши, а хвост стал нервно подёргиваться.</text:p>
      <text:p text:style-name="P47">–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text:p>
      <text:p text:style-name="P47">Я фейспалмнул.</text:p>
      <text:p text:style-name="P47">– Забудь, принцесса. Просто забудь. Это была неудачная шутка.</text:p>
      <text:p text:style-name="P47">Аликорница взглянула на меня с нечитаемым выражением на морде и поднялась.</text:p>
      <text:p text:style-name="P47">–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7"/>
      <text:p text:style-name="P48">***</text:p>
      <text:p text:style-name="P26"/>
      <text:p text:style-name="P47">Круглый парк в северной стороне граничил с опоясывающей город крепостной стеной. Это была самая древняя и далёкая часть парка. Камни стены тут заросли плющом, деревья были дикими, а кусты не знали садовничьих ножниц. Пройдя некоторое время под раскидистыми ивами по дорожке вдоль стены, Селестия свернула к центру.</text:p>
      <text:p text:style-name="P47">– Как же давно я тут не была… О, небо, как тут всё изменилось! Право, мне стоит почаще гулять в парке. Ага, вот! – аликорница отогнула колючую ветку можжевельника, пропуская меня в открывшийся проход. Внутри была крохотная уютная полянка с мягкой травой, ограниченная с трёх сторон гранитными валунами, покрытыми мхом и лишайниками. С четвёртой стороны полянку закрывал разлапистый куст можжевельника. Аликорница прошла следом за мной и улеглась возле валуна.</text:p>
      <text:p text:style-name="P47">– В своё время я частенько укрывалась тут от скучных дворцовых приёмов. Тогда, правда, этот можжевельник был совсем небольшим кустиком, но лёжа за ним всё равно можно было спрятаться. – углубилась во вспоминания Селестия. – Здесь было так спокойно! Я прислонялась к тёплым камням, прятала голову в можжевельник и представляла, будто я снова дома в нашем старом замке, рядом с Луной доказывающей мне, что наш мир — всего лишь один из множества снов…</text:p>
      <text:p text:style-name="P47">Селестия грустно засмеялась своим мыслям.</text:p>
      <text:p text:style-name="P47"><text:soft-page-break/>–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7">Я уселся на траву напротив аликорницы и расстелил скатерть.</text:p>
      <text:p text:style-name="P47">– А о чём ты грустила?</text:p>
      <text:p text:style-name="P47">Селестия вздохнула.</text:p>
      <text:p text:style-name="P47">–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переплетения сознаний. Сначала давление незаметно, оно легче пёрышка. Но годы идут 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в конце концов, можно сойти с ума! В конце-концов ты не выдержишь и сам оборвёшь нить жизни, если никому не посчастливится убить тебя раньше.</text:p>
      <text:p text:style-name="P47">Я настороженно посмотрел на аликорницу.</text:p>
      <text:p text:style-name="P47">– Но ты не выглядишь сумасшедшей.</text:p>
      <text:p text:style-name="P47">–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47"/>
      <text:p text:style-name="P47">Селестия отпила из чашки и задумалась.</text:p>
      <text:p text:style-name="P47"/>
      <text:p text:style-name="P47">– Мы очень одиноки, Анонимус. Годы со временем становятся и другой проблемой. Теряешь способность налаживать контакты с окружающими. Как бы отгораживаешься от всех стеной формальностей и этикета.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ро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47">Селестия вытянула шею и положила голову на траву.</text:p>
      <text:p text:style-name="P47">–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text:span text:style-name="T64">любви</text:span> начинаешь понимать только тогда, когда <text:span text:style-name="T64">е</text:span>ё почти не остаётся.</text:p>
      <text:p text:style-name="P47">Я уловил некоторую нестыковку в словах Селестии.</text:p>
      <text:p text:style-name="P47">–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47">Селестия задумалась, машинально ковыряя копытом ямку под валуном.</text:p>
      <text:p text:style-name="P47">–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7">– А Дискорд? Он, вроде, не моложе вас. Тем-не-менее, он определённо «подъезжал» к Луне тогда, в развалинах.</text:p>
      <text:p text:style-name="P47">Селестия саркастически фыркнула.</text:p>
      <text:p text:style-name="P47"><text:soft-page-break/>–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7">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7"/>
      <text:p text:style-name="P58">День 137344</text:p>
      <text:p text:style-name="P58">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8">…</text:p>
      <text:p text:style-name="P58">День 287651</text:p>
      <text:p text:style-name="P58">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8">…</text:p>
      <text:p text:style-name="P58">День 364886</text:p>
      <text:p text:style-name="P58">О небо, как я мечтаю, чтобы это поскорее закончилось! Сестра, приди скорей!</text:p>
      <text:p text:style-name="P47"/>
      <text:p text:style-name="P47">Селестия со вздохом захлопнула книгу и вернула её на место.</text:p>
      <text:p text:style-name="P47">–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7">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это знание как-то пряталось в дальнем уголке памяти до разговора с Селестией.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 А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47">Да, осознание этого подействовало лучше ведра холодной воды! Возбуждение прошло. Я облегчённо откинулся на валун. Тебе больше нечего стыдиться, Анон!</text:p>
      <text:p text:style-name="P47">Селестия внимательно наблюдала за мной из-под чёлки. Заметив мою расслабленность, аликорница хитро прищурилась. Легкий смешок сорвался с её губ. Я сделал вид, что не заметил его.</text:p>
      <text:p text:style-name="P47">–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7">Селестия мелодично рассмеялась.</text:p>
      <text:p text:style-name="P47">–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химеры второго, так как грифоны сами являются химерами. Аликорны же… Ай!</text:p>
      <text:p text:style-name="P47">Селестия вскочила с места.</text:p>
      <text:p text:style-name="P47">– АЙ-Я-Я-Я-Я-Й!</text:p>
      <text:p text:style-name="P47">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7"><text:soft-page-break/>– О-о-о!!! Раньше тут не было муравейника!!! – Селестия с мольбой взглянула на меня и загарцевала на месте. – Ано-о-он!! Помоги! ОНИ КУСАЮТСЯ! Я <text:s/>сейчас сойду с ума сильнее Дискорда!</text:p>
      <text:p text:style-name="P47">Аликорница подпрыгнула и, взбрыкнув, начала кружиться в обратную сторону.</text:p>
      <text:p text:style-name="P47">Это было до того забавно, что я неприлично заржал.</text:p>
      <text:p text:style-name="P47">– Вот нечего землю ковырять там, где не надо! Стой!!! – я схватил её за хвост, останавливая. Затем осторожно завёл руку под накрупник.</text:p>
      <text:p text:style-name="P47"/>
      <text:p text:style-name="P47">…</text:p>
      <text:p text:style-name="P47"/>
      <text:p text:style-name="P47">–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едят заживо и ты не в состоянии ничего сделать! Жуть! <text:s/>Спасибо огромное. Я — твой должник.</text:p>
      <text:p text:style-name="P47">– Да ладно! Мне это ничего не стоило.</text:p>
      <text:p text:style-name="P47">Я вытащил руку из-под накрупника. Селестия прижала уши к голове и с обидой покосилась на меня.</text:p>
      <text:p text:style-name="P47">– Анонимус! Ты убрал муравьёв отнюдь не отовсюду! Некоторые участки ты обошёл.</text:p>
      <text:p text:style-name="P47">Я застыл на месте.</text:p>
      <text:p text:style-name="P47">О боги! Неужели она имеет ввиду..? Жжение в паху возобновилось с новой силой, заглушая все соображения о возрасте Селестии.</text:p>
      <text:p text:style-name="P47">– Принцесса… Я старался не наглеть. – пролепетал я чуть живой.</text:p>
      <text:p text:style-name="P47">Селестия глубоко вздохнула и повернула ко мне голову.</text:p>
      <text:p text:style-name="P47">–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 тобой спокойным тоном — дикие красны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7">Я покрылся потом. Аликорница отвернулась от меня и стояла ровно, ожидая от меня действий.</text:p>
      <text:p text:style-name="P47">– Т-ты хочешь, чтобы я…</text:p>
      <text:p text:style-name="P47">– Да! – твёрдо сказала Селестия. – Прогони их и там, куда боишься касаться. Не останавливайся. Мне нужна твоя помощь.</text:p>
      <text:p text:style-name="P47">М-м-мамочки! Я почуствовал, как краска заливает моё лицо. Ниже пояса всё буквально онемело. Селестия милосердная, что ты со мной творишь? Ох, в кого ты превращаешься, Анон?</text:p>
      <text:p text:style-name="P47">Стараясь унять дрожь, я снова просунул руку под накрупник и коснулся святая-святых…</text:p>
      <text:p text:style-name="P47"/>
      <text:p text:style-name="P47">…</text:p>
      <text:p text:style-name="P47"/>
      <text:p text:style-name="P47">Скованность прошла. При подсказках аликорницы я без малейшего стеснени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Воображение рисовало мне такие дичайшие фантазии, что я чуть не покрылся пеной. Все вчерашние размышления на тему недопустимости межвидовых отношений бесследно испарились за эти минуты. Но я не мог заставить себя проронить ни слова: мне было совершенно непонятно, насколько далеко мы с принцессой зашли? В конце-концов, муравьёв нужно было как-то убрать. При этом одежду тут носят не для сокрытия наготы, а как парадное украшение и хвост в стандартном положении прикрывает интимные прелести достаточно условно — меньше, чем микро-бикини. И если нет табу на <text:soft-page-break/>демонстрацию интимных мест, может, нет табу и на прикосновения? Поэтому мне было неясно, где у пони проходят рамки дозволенного и перешёл ли я эти рамки, или ещё нет? И можно ли двигаться дальше? И нечитаемые взгляды аликорницы, которые она время от времени бросала в мою сторону, никак не помогали в этом.</text:p>
      <text:p text:style-name="P47">Надо бы почитать на эту тему литературу в королевской библиотеке, чтобы не попасть впросак. А сейчас терпи, Анонимус, терпи! О-о-о-ох! Надо принять холодный душ по возвращению! Два душа! Три душа! Мастурбируй до посинения, Анонимус, и будет тебе счастье!!!</text:p>
      <text:p text:style-name="P47">– Благодарю тебя, мой друг! – Селестия чуть кивнула мне, показывая, что ей достаточно. – Ты спас меня, Анонимус! Благодаря тебе у меня останутся наилучшие впечатления об Этом замечательном пикнике.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7">Селестия собрала магией скатерть в корзинку для пикника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7">Принцесса уже скрылась за густым можжевельником, когда мне пришла в голову мысль, заставившая меня ожесточённо чесать затылок.</text:p>
      <text:p text:style-name="P47">А почему, собственно, ей нужно было бежать двадцать минут до доктора Плантаго, чтобы снять накрупник? Она же могла телепортироваться прямиком к нему? Место отправки ей знакомо, место назначения — тоже. Из того, что я знаю, этого достаточно.</text:p>
      <text:p text:style-name="P47">Гм. Надо будет почитать про технику телепортации. Наверняка ты чего-то не учёл, Анон.</text:p>
      <text:p text:style-name="P47"/>
      <text:h text:style-name="P154" text:outline-level="2">8. Стыд</text:h>
      <text:p text:style-name="P133"/>
      <text:p text:style-name="P58">~~~ Завтра на семь в библиотеке. Селестия ~~~</text:p>
      <text:p text:style-name="P58"/>
      <text:p text:style-name="P47">– Смелей-смелей-смелей-смелей! Двигайся в такт! Раз-два, раз-два! Не забывай о смазке! <text:s/>Сильнее поддавай, не робей! <text:s/>– подбадривал Норф. – Не жалей заготовку, лучше напартачить в учёбе, чем запороть заказ! Нежнее дави на рубанок! Сделаем пару бричек, и перейдём к 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К счастью, станки целы, смахнуть пыль, откалибровать — ещё послужат!</text:p>
      <text:p text:style-name="P47">Норф носился по мастерской, окрылённый новообретённым учеником.</text:p>
      <text:p text:style-name="P47">– Будем наплавлять на обода резину, и наши красотки станут ездить тише мотылька и мягче пуха! Никто не может сказать, что мы закоснели в анахронизме! Каретный двор «Феникс» идёт в ногу со временем!</text:p>
      <text:p text:style-name="P47">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результат вместо воздушной резной скорлупки превращался в убогий скрипящий шарабан. И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47">–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Мне интересно только, что он такого Маку посулил, что тот с ним своим самогоном поделился? Побились мы об заклад. А на следующий день прибегает, значит, Клифф с бутылкой, и — бух мне в ноги! Откуда, говорит, ты знал, <text:soft-page-break/>что рессора не выдержит? Сплав-то секретный, я его в голове хранил, никому не рассказывал! И опытные образцы в полтор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7">Я посмотрел на часы. До семи оставалось двадцать минут — как раз, чтоб успеть дойти до библиотеки. Я намеренно уронил на пол тяжёлый рашпиль.</text:p>
      <text:p text:style-name="P47">– На сегодня довольно. Я ж вижу, ты торопишься. – заметил Норф, просыпаясь.</text:p>
      <text:p text:style-name="P47">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7">Я закрыл пенал и сунул его во внутренний карман куртки.</text:p>
      <text:p text:style-name="P47">– Завтра будешь? – спросил Норф. – Надо бы закончить заказ из <text:s/>Троттингема.</text:p>
      <text:p text:style-name="P47">– В это же время. – подтвердил я.</text:p>
      <text:p text:style-name="P47"/>
      <text:p text:style-name="P48">***</text:p>
      <text:p text:style-name="P47"/>
      <text:p text:style-name="P47">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47">– Здрасьте!</text:p>
      <text:p text:style-name="P47">Аликорница не ответила, всматриваясь в глобус.</text:p>
      <text:p text:style-name="P47">– Привет, говорю! – я подошёл вплотную и легонько похлопал её по холке.</text:p>
      <text:p text:style-name="P47">– А, это ты, Анонимус? Приветствую тебя. – аликорница, наконец, оторвалась от разноцветной сферы. – Как осваиваешься?</text:p>
      <text:p text:style-name="P47">– Нормально осваиваюсь. Работу себе нашёл. К <text:s/>Норфолку Каррусу в ученики записался.</text:p>
      <text:p text:style-name="P47">– О, к самому Норфу, инженеру-каретнику! Рада за тебя! Он мой очень хороший старый друг. Я специально стараюсь направлять побольше заказов именно в его мастерскую — мне нравятся его гоночные небесные колесницы, которые он создаёт на базе «бракованных» магических платформ. Было время, я даже каталась с ветерком по ночному Кантерлоту на одной из них. – Селестия улыбнулась воспоминаниям. – Давненько к нему не захаживала. Как он?</text:p>
      <text:p text:style-name="P47">–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7">– О, да, уже пять дней. Так здорово снова чувствовать свои мышцы! Корсет был ужасен.</text:p>
      <text:p text:style-name="P47">Аликорница прошлась передо мной с раскрытыми крыльями, демонстрируя восстановленную работоспособность.</text:p>
      <text:p text:style-name="P47">– Ну что же, и я рад за тебя. – я отвернулся, присел на край стола и стал изучать потолок. – Зачем вызывала?</text:p>
      <text:p text:style-name="P47">Шаги сзади прекратились. Некоторое время за спиной было тихо. Потом из-за моего плеча показалась голова аликорницы. Её нос почти упёрся в мой, а сиреневый глаз заполнил всё видимое пространство.</text:p>
      <text:p text:style-name="P47">– Ты сердишься?</text:p>
      <text:p text:style-name="P47"><text:soft-page-break/>Её ресницы щекотали мне щёку. Я отодвинул её морду от лица и сказал скучающим тоном:</text:p>
      <text:p text:style-name="P47">– Та не, с чего бы? За что мне на тебя сердиться?</text:p>
      <text:p text:style-name="P47">– Но ты ведёшь себя как чужой. Как будто мы незнакомы. Ещё чуть-чуть, и ты станешь называть меня «Ваше Высочество»!</text:p>
      <text:p text:style-name="P47">Меня прорвало.</text:p>
      <text:p text:style-name="P47">– Ха! Это я веду себя как чужой?!! Я?!! А кто исчез на неделю? Без единой, блин, весточки! «Как будто мы незнакомы»! – съязвил я. – Если тебе была неприятна наша последняя встреча в парке, могла бы всё прекратить прямо на ней. Я же тебя переспрашивал, что ты хочешь?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7">Я вытащил из заднего кармана брюк смятую записку с королевскими вензелями и бросил её под ноги Селестии.</text:p>
      <text:p text:style-name="P47">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7">Наконец Селестия развернулась и глубоко выдохнула.</text:p>
      <text:p text:style-name="P47">– Мне очень жаль, что я обидела тебя… Когда тысячи лет правишь страной, не слыша от <text:s/>окружающих ни слова возражения, забываешь, что такое нормальное общение. Мне в голову не пришло, что тебя следовало поставить в известность о своих планах. Прости меня пожалуйста, Анонимус!</text:p>
      <text:p text:style-name="P47">Мне стоило больших усилий скрыть вздох облегчения. Трудно представить, что пришлось бы порвать отношения с дурашливой кобылой, если бы она не извинилась. Но ты же обидчивый, Анон! В последний раз твои отношения именно так и закончились: никто не захотел уступать. Хотя ты сильно жалел об этом в последствии. Конечно, она была далека от совершенства. Но так ли безгрешен был ты сам, Анон?</text:p>
      <text:p text:style-name="P47">Я подошёл к аликорнице и прикоснулся к её шее.</text:p>
      <text:p text:style-name="P47">– Всё в порядке. Я тебя понимаю — и ценю твоё признание. Сам бы ещё и не так себя повёл на твоём месте.</text:p>
      <text:p text:style-name="P47">– Да? А как бы ты себя повёл? – заинтересовалась Селестия.</text:p>
      <text:p text:style-name="P47">– Я бы не извинился. Огрызался бы и считал себя правым до последнего. Ещё и послал бы подальше.</text:p>
      <text:p text:style-name="P47">Аликорница насмешливо покачала головой.</text:p>
      <text:p text:style-name="P47">–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7">Я снова присел на столик, теперь уже лицом к аликорнице.</text:p>
      <text:p text:style-name="P47">– Так что случилось? Куда ты пропадала? Рассказывай.</text:p>
      <text:p text:style-name="P47">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47">– Что ты видишь? – спросила она напряжённо.</text:p>
      <text:p text:style-name="P47">–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7"><text:soft-page-break/>–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7">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7">– Ты не ошиблась? Нет тут никакого города.</text:p>
      <text:p text:style-name="P47">– Сейчас нет. Раньше был. – еле слышно прошептала аликорница.</text:p>
      <text:p text:style-name="P47">– Чего ты так волнуешься? Может, на более подробной карте есть? Я бы на точность глобуса не слишком полагался.</text:p>
      <text:p text:style-name="P47">–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7">– Так, может, его и не было? – заметил я цинично.</text:p>
      <text:p text:style-name="P47">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7">– Ты прав. Теперь уже не было. Было когда-то такое страшное заклинание — Стирания из Бытия. Точнее, его нет и не было после того, как я замкнула его на его создателя, Иггуса. Суть заклинания Стирания<text:span text:style-name="T64"> </text:span>в том, что оно стирает объект из реальности. Не уничтожает, не убив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64">ни в настоящем, ни в прошлом, ни в будущем</text:span>.</text:p>
      <text:p text:style-name="P47">– А как ты сама помнишь о том заклинании, если оно стёрто из бытия? – резонно подметил я.</text:p>
      <text:p text:style-name="P47">– У меня <text:span text:style-name="T64">стоит</text:span> защита памяти. Я поставила её, когда сражалась с Иггусом… Правда, защита еле действует, так как прошло очень много времени.</text:p>
      <text:p text:style-name="P47">Так вот, сейчас у меня такое впечатление, что тот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7">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Стира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 Стирание из Бытия уничтожает упоминания об объекте из всех реальностей.</text:p>
      <text:p text:style-name="P47">Аликорница потёрла висок и растерянно посмотрела на меня.</text:p>
      <text:p text:style-name="P47">– Мне только что пришло в голову… Сколько ещё таких городов могло исчезнуть, пока <text:s/>ослабленная защита от забвения сработала? Быть может, уже половина Эквестрии растаяла без следа? Я ведь даже узнать никогда не смогу. Защита не работает в обратную сторону.</text:p>
      <text:p text:style-name="P47">Я обнял аликорницу, успокаивая.</text:p>
      <text:p text:style-name="P47">– Не печалься так, принцесса. Ты делаешь всё, что от тебя зависит. Не твоя вина, если это происходит.</text:p>
      <text:p text:style-name="P47">Селестия рассеянно мотнула головой, не соглашаясь со мной.</text:p>
      <text:p text:style-name="P47"><text:soft-page-break/>–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47">Она проследовала к выходу, кивком головы приглашая меня следовать за ней.</text:p>
      <text:p text:style-name="P47">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text:s/>крупом в такт шагам и держа на отлёте колышушийся радужными волнами хвост. </text:p>
      <text:p text:style-name="P47">Если это не заигрывание, то ты — самоуверенный болван, Анон! А ты не болван, уж это точно!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47">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47">– Ты о чём-то задумался, Анонимус? – аликорница озадаченно смотрела на меня с парковой дорожки, прервав мои грёзы. Я стоял на траве, на автомате свернув с аллеи в сторону тайной полянки.</text:p>
      <text:p text:style-name="P47">– Да так, ни о чём. – покраснел я, вернувшись на дорожку.</text:p>
      <text:p text:style-name="P47">Селестия всмотрелась в меня внимательно и всё поняла. И, поняв, медленно покачала головой.</text:p>
      <text:p text:style-name="P47">– <text:s/>Нам не туда. Не сейчас. Я хочу показать тебе Эквестрию. – тихо сказала она.</text:p>
      <text:p text:style-name="P47">Аликорница продолжила прогулку. Я плёлся за ней, сгорая от стыда и кляня себя последними словами. Мне хотелось провалиться под землю!</text:p>
      <text:p text:style-name="P47"/>
      <text:p text:style-name="P47">Драный козёл, похотливый хряк, ебливая обезьяна! Анон, что ты себе вообразил??? Если ты пару раз прикоснулся к её вульве, смахивая насекомых, это ещё не значит, что она перед тобой должна бёдра раздвигать! Она имела ввиду именно то, что говорила, а не то, что ты подумал! А ещё, блядь, устроил сценку при встрече, как капризный ухажёр! Ёбаный пиздец! Поделом тебе!</text:p>
      <text:p text:style-name="P47"/>
      <text:p text:style-name="P47"><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7"/>
      <text:p text:style-name="P47">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47">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7">Взобравшись на галерею по винтовой лестнице крохотной сторожевой башенки, мы остановились у зубца.</text:p>
      <text:p text:style-name="P47">У меня перехватило дыхание от величия открывшегося простора. Лишь низенький парапет отделял нас от раскинувшейся от края до края долины. Игрушечные реки, озёра,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чуть выше уровня стены, сливаясь в недостижимой дали с горными пиками. Брызги от низвергающихся с многочисленных акведуков Кантерлота потоков поднимались ввысь и образовывали сонм радуг над нами.</text:p>
      <text:p text:style-name="P47"><text:soft-page-break/>Свежий ветер играл с гривой и хвостом Селестии, словно котёнок с пёрышком. Невдалеке <text:s/>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7">– Что ты чувствуешь? – спросила аликорница.</text:p>
      <text:p text:style-name="P47">– У меня нет слов. Ничего прекраснее в жизни не видел! – только и смог выговорить я.</text:p>
      <text:p text:style-name="P47">Селестия склонила голову, соглашаясь.</text:p>
      <text:p text:style-name="P47">– Когда я была юна, окружающий мир был полон опасностей и таинств,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7">Аликорница присела на камни и застыла, любуясь пейзажем.</text:p>
      <text:p text:style-name="P47">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47">– Прошлогодний выпуск. – заметила Селестия. – Отличная работа, хотя жеребячливости хватает. Что неудивительно, учитывая их возраст.</text:p>
      <text:p text:style-name="P47">–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8"> </text:span>И вообще, зачем вам учиться летать, если вы и так это умеете с рождения?</text:p>
      <text:p text:style-name="P47">– Ты меня совсем не слушал, Анониму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7">Пегасы, закончив работу, устроили между собой шуточную борьбу. Две кобылки схватили за передние и задние ноги жеребца, завертели его в воздушном водовороте и, раскрутив как следует, отпустили. Он этаким «живым пропеллером» врезался в остатки облака и пропахал в нём широкую борозду. До нас донёсся их смех.</text:p>
      <text:p text:style-name="P47">Я с трудом оторвал взгляд от счастливой тройки.</text:p>
      <text:p text:style-name="P47">– Проблемы? Что за проблемы? Извини, я таки прослушал.</text:p>
      <text:p text:style-name="P47">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47">– Когда твоя жизнь длится тысячи лет, начинаешь тонко чувствовать гармонию мира. – начала она.</text:p>
      <text:p text:style-name="P47"/>
      <text:h text:style-name="Heading_20_2" text:outline-level="2"><text:span text:style-name="T14">9</text:span>. С<text:span text:style-name="T1">ны пегасов</text:span></text:h>
      <text:p text:style-name="P50"/>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4">—</text:span> осень, за осенью <text:span text:style-name="T34">—</text:span> зима. <text:s/>Если пошёл дождь, должно быть мокро, если выпал снег <text:span text:style-name="T34">—</text:span> холодно. События должны следовать естественным ходом, вещи должны случаться как должно. И это правильно, на том стоит мироздание.</text:p>
      <text:p text:style-name="P1"><text:soft-page-break/>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верте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4">–</text:span> Постой, не торопись, <text:span text:style-name="T14">–</text:span> я попыталась удержать ускользающую тень сомнения. <text:span text:style-name="T14">–</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4">–</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4">–</text:span> По состоянию здоровья? <text:span text:style-name="T14">–</text:span> переспросила я, не спуская с него взгяд.</text:p>
      <text:p text:style-name="P1"><text:span text:style-name="T14">–</text:span> Да, Ваше Высочество, <text:span text:style-name="T14">–</text:span> гонец потупил взгляд, глаза его забегали, <text:span text:style-name="T14">–</text:span> по состоянию здоровья.</text:p>
      <text:p text:style-name="P33">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подобных аудиенциях</text:span>.</text:p>
      <text:p text:style-name="P1"><text:span text:style-name="T14">–</text:span> Какая болезнь посетила Клаудсдейл, что целых два <text:span text:style-name="T1">звена</text:span>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4">–</text:span> Эмм… Они… м-м-м… не больны… в некотором смысле… <text:span text:style-name="T14">–</text:span> гонец изо всех сил ковырял копытом <text:s/>плитку, пряча взгляд. <text:span text:style-name="T14">–</text:span> Они… мнэээ… сами… в некотором роде… кхм. Нервный срыв. Переутомление и бессонница… Кхм.</text:p>
      <text:p text:style-name="P1"><text:span text:style-name="T14">–</text:span> Сами <text:span text:style-name="T14">—</text:span> что? <text:span text:style-name="T14">–</text:span> Я постепенно начала понимать причину смущения гонца.</text:p>
      <text:p text:style-name="P1"><text:span text:style-name="T14">–</text:span> Сами… эээ… вроде как… ну… отказались…</text:p>
      <text:p text:style-name="P1">Пегас понурил голову и пытался протереть копытом пол.</text:p>
      <text:p text:style-name="P1">Наконец, я всё поняла. <text:span text:style-name="T1">Гонец смущался не меня. Ему было стыдно за своих сородичей.</text:span> Для пегаса смысл жизни <text:span text:style-name="T14">—</text:span> в возможности летать. И добровольно отказаться от полётов для него <text:span text:style-name="T14">—</text:span> невозможная, просто уму не постижимая вещь.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4">–</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
      <text:p text:style-name="P1"><text:soft-page-break/>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
      <text:p text:style-name="P2">***</text:p>
      <text:p text:style-name="P2"/>
      <text:p text:style-name="P15">Семь жеребят-подростков стояли передо мною с отсутствующим видом.</text:p>
      <text:p text:style-name="P15">– Представьтесь вашей принцесс<text:span text:style-name="T1">е</text:span>! – шикнул на них сопровождающий стражник.</text:p>
      <text:p text:style-name="P15">Жеребята встрепенулись.</text:p>
      <text:p text:style-name="P1"><text:span text:style-name="T14">– </text:span>Добрый день, Ваше Высочество! <text:span text:style-name="T14">–</text:span> склонились они в поклоне. После некоторого перешёптывания, они всё же назвались по очереди.</text:p>
      <text:p text:style-name="P1"><text:span text:style-name="T14">–</text:span> А где восьмой? <text:span text:style-name="T14">–</text:span> удивилась я. <text:span text:style-name="T14">–</text:span> Мне сказали, вас было восемь. Восемь отказавшихся летать.</text:p>
      <text:p text:style-name="P1"><text:span text:style-name="T14">–</text:span> Да, Ваше Высочество, п-принцесса Селестия, <text:span text:style-name="T14">–</text:span> старший из них запинался от волнения. <text:span text:style-name="T14">–</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4">–</text:span> Успокойтесь, <text:span text:style-name="T14">–</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4">–</text:span> я вспомнила тех несчастных, не способных <text:s/>летать пегасов, что работали дворниками и продавцами газет в Мэйнхэттене.</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искренности, чем в остальных. Кажется, она</text:span> была готова расплакаться.</text:p>
      <text:p text:style-name="P1"><text:soft-page-break/><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4">старший. </text:span><text:span text:style-name="T2">–</text:span><text:span text:style-name="T54">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text:span text:style-name="T34">О</text:span>ни искренне верили в фабрику, перерабатывающую не сдавших лётные экзамены жеребят в радугу.</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войн 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лу прибыла через пятнадцать минут.</text:p>
      <text:p text:style-name="P3">–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лу, дело срочное.</text:p>
      <text:p text:style-name="P3">– Надеюсь, оно стоит Наших прерванных грёз о Ночной Эквестрии!</text:p>
      <text:p text:style-name="P3">– О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крыть ей крылом рот, чтобы не разбудить жеребят.</text:p>
      <text:p text:style-name="P3"><text:soft-page-break/>–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3">Луна умолкла и сосредоточилась. Постепенно её гнев сменился недоверием, а потом и ужасом.</text:p>
      <text:p text:style-name="P3">– Сто рогов Нам в круп! ЧТО ЭТО ЗА…</text:p>
      <text:p text:style-name="P3">От волнения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лу нахмурилась и кивнула. В Клаудсдейле до сих пор существует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т на нет шансы последних сделать карьеру в их <text:s/>обществе.</text:p>
      <text:p text:style-name="P3">– Погоди немного, Мы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4">— и втайне немного завидовала этому</text:span>. Если бы сестра со своими способностями к магии умела обуздывать свои эмоции <text:span text:style-name="T14">—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упала на колени.</text:p>
      <text:p text:style-name="P3">– Проклятье! К такому Мы не были готовы!</text:p>
      <text:p text:style-name="P3">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Мы видели…</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47">– Там, в самой глубине их снов, Мы нашли причину.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ый пони сможет выдержать ту мерзость, что царит в большинстве видений! Нам удалось склеить повреждение, но ткань стала совсем непрочная. Скоро она протрётся <text:s/>ещё в нескольких местах. И когда разрывы станут достаточно большими, начнут появляться дыры и в реальном мире.</text:p>
      <text:p text:style-name="P47">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зелёным драконьим пламенем. Иггуса не существует. А остальные не настолько могущественны, чтобы действовать на таком уровне.</text:p>
      <text:p text:style-name="P47"/>
      <text:p text:style-name="P47">Ну что же, основное искусство правления <text:span text:style-name="T14">— умение делегировать полномочия. Вечером того же дня я села за письменный стол.</text:span></text:p>
      <text:p text:style-name="P35"/>
      <text:p text:style-name="P42"><text:soft-page-break/>“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2">Мне понадобятся твои способности к поиску и систематизации информации, которые ты, не сомневаюсь, отточила, будучи библиотекарем Понивилля”…</text:p>
      <text:p text:style-name="P47"/>
      <text:p text:style-name="P48">***</text:p>
      <text:p text:style-name="P47"/>
      <text:p text:style-name="P47">– Так ты поручила Твайлайт Спаркл расследование кошмарных снов жеребят?</text:p>
      <text:p text:style-name="P47">– Да, их и других подобных, начавшихся с той поры у многих пони. Мы назвали подобные сны «потусторонними» <text:span text:style-name="T14">—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14"> Как правило, они засыпают, а на утро находят лишь примятую простыню в постели.</text:span></text:p>
      <text:p text:style-name="P47">– А что стало с жеребятами? – спросил я. – Они перестали бояться экзаменов?</text:p>
      <text:p text:style-name="P47">Селестия вздохнула.</text:p>
      <text:p text:style-name="P47">– Они выздоровели и сдали лётные экзамены. Хотя след в их душе остался на всю жизнь. Боюсь, мало кто из них выберет работу, связанную с небом. – печально ответила аликорница.</text:p>
      <text:p text:style-name="P47">Дирижабль, важно покачиваясь, отчалил от пирса. С медлительностью айсберга он начал плавно разворачиваться против солнца. На палубе суетились матросы, выбирая гайдропы.</text:p>
      <text:p text:style-name="P47">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7">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47">Убегающий вверх край стены скрыл её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перевернуться и судорожно обхватить ногами и руками аликорницу, прежде чем <text:s/>заработавшие крылья ударили меня с обеих сторон под рёбра.</text:p>
      <text:p text:style-name="P47">Описав круг, Селестия перелетела через стену и приземлилась в парке. Я скатился на траву, пытаясь вдохнуть.</text:p>
      <text:p text:style-name="P47">– Что… Это… Было?</text:p>
      <text:p text:style-name="P47">Селестия осторожно, но настойчиво повалила меня на траву и принялась ощупывать рёбра.</text:p>
      <text:p text:style-name="P47">– Так больно? А так?</text:p>
      <text:p text:style-name="P47">– Ай! Не то, чтобы совсем не больно, но рёбра целы. У тебя крылья просто как нунчаки работают! Я когда-то в годы юности гостил в деревне у бабушки. Так там стоял ржавый, старый, как говно мамонта,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Я прям сразу и вспомнил тот случай! Бульдозер, кстати, тогда завёлся, чем я несказанно горжусь!</text:p>
      <text:p text:style-name="P47">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7"><text:soft-page-break/>– Так всё-таки, что, чёрт меня поб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7">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7">– Не могу поверить. В Кантерлоте никогда не было землетрясений. Это неестественно. – пробормотала аликорница растерянно. – Слишком быстро.</text:p>
      <text:p text:style-name="P47">– Что <text:span text:style-name="T14">— </text:span>быстро? – не выдержал я.</text:p>
      <text:p text:style-name="P47">–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47">– Нет проблем, Селестия. Я всё понимаю.</text:p>
      <text:p text:style-name="P47">Аликорница приготовилась было взлетать, но в последний момент, приняв какое-то решение, остановилась.</text:p>
      <text:p text:style-name="P47">– Анонимус?</text:p>
      <text:p text:style-name="P47">– Да?</text:p>
      <text:p text:style-name="P47">– Мы уже достаточно неплохо знаем друг друга. Могу сказать, что ты меня знаешь лучше, чем кто-либо ещё во дворце, за исключением Луны.</text:p>
      <text:p text:style-name="P47">– Да?</text:p>
      <text:p text:style-name="P47">– Да. Зови меня Сел. Если хочешь.</text:p>
      <text:p text:style-name="P47">– Хорошо. До встречи, Сел.</text:p>
      <text:p text:style-name="P47">– До встречи, Анон.</text:p>
      <text:p text:style-name="P47"/>
      <text:h text:style-name="Heading_20_2" text:outline-level="2"><text:span text:style-name="T14">10</text:span>. (40*<text:span text:style-name="T14">ctg(Pi/4)-6)/(ln(e)-sin(0))</text:span></text:h>
      <text:p text:style-name="P47"/>
      <text:p text:style-name="P58">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8"> </text:span>(быть может, к счастью). Всё, что я могу <text:span text:style-name="T14">— оставить тебе напутствие.</text:span></text:p>
      <text:p text:style-name="P58"><text:span text:style-name="T14">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4">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8"><text:span text:style-name="T14">Тебе может не нравиться этот мир. Тебе могут не нравиться пони. Ты можешь быть удивлён и обижен </text:span>их <text:span text:style-name="T14">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8">Будь снисходителен. Будь терпелив, добр и, по возможности, мудр <text:span text:style-name="T14">— </text:span>и ты увидишь, как мир меняется к лучшему. Он очень молод и гибок. Он горит желанием изменяться. Но в этом его слабость <text:span text:style-name="T14">— </text:span>он может меняться и в плохую сторону. От тебя зависит, в какую.</text:p>
      <text:p text:style-name="P58">Эх, хотел бы я поменяться с тобой местами <text:span text:style-name="T14">—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8"><text:soft-page-break/>Удачи!</text:p>
      <text:p text:style-name="P58"/>
      <text:p text:style-name="P35">…</text:p>
      <text:p text:style-name="P35"/>
      <text:p text:style-name="P47">Тоже мне, философ выискался, Диоген копытный! Вот не люблю, когда всякие "гуру" с глубокомысленным видом порют чушь. Эквестрия <text:span text:style-name="T16">—</text:span> чудесная страна, пони <text:span text:style-name="T16">— </text:span><text:span text:style-name="T14">прекрасные создания, порядки тут з</text:span>амечательные<text:span text:style-name="T14">! Чисто, культурно, вежливо. Дворецкий </text:span><text:span text:style-name="T16">—</text:span><text:span text:style-name="T14"> скопидом, конечно, но то работа у него такая. </text:span>Блин, м<text:span text:style-name="T14">не всё нравится! Так что со своими предупреждениями Стар Свирл попал копытом в небо. И ни хрена не прояснил, кстати. Только ещё больше запутал.</text:span></text:p>
      <text:p text:style-name="P35"/>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4">– </text:span>Её Высочество Принцесса Селестия хочет видеть вас, человек Анонимус.</text:p>
      <text:p text:style-name="P1">Я захлопнул трактат<text:span text:style-name="T14">. Быстро же Сел справилась! Впрочем, разрушения от землетрясения </text:span><text:span text:style-name="T21">оказались</text:span><text:span text:style-name="T14"> минимальными, Кантерлот </text:span><text:span text:style-name="T21">был </text:span><text:span text:style-name="T14">построен на совесть. По дороге в библиотеку я видел всего пару домов, по фасадам которых прошли трещины.</text:span></text:p>
      <text:p text:style-name="P1"><text:span text:style-name="T14">–</text:span> Уже иду. Где я могу её найти?</text:p>
      <text:p text:style-name="P1"><text:span text:style-name="T14">–</text:span> Я проведу вас, человек Анонимус. <text:span text:style-name="T14">–</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7"> </text:span><text:span text:style-name="T43">— вся архитектура явно </text:span><text:span text:style-name="T34">была </text:span><text:span text:style-name="T43">заточена под крылатых. Таких, для которых приземлиться на балкон в тронном зале или уйти через портик на крыше</text:span><text:span text:style-name="T57"> </text:span><text:span text:style-name="T43">— обычное дело. </text:span><text:span text:style-name="T57">Хорошо, что </text:span><text:span text:style-name="T4">заместительная терапия Селестии и </text:span><text:span text:style-name="T57">ежедневные посещения каретной мастерской подняли мой тонус, изрядно посаженный сидячим образом жизни.</text:span></text:p>
      <text:p text:style-name="P1"><text:span text:style-name="T57">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4">–</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Минут через двадцать, чертыхаясь про себя на все лады, я стоял <text:span text:style-name="T1">на верхней площадке. П</text:span>ередо мной высилась тяжёлая двустворчатая дверь с изображением солнца. <text:span text:style-name="T1">Перегнувшись через перила, я плюнул вниз. Секунд через пять до меня донёсся слабый отзвук. Акустика, однако!</text:span></text:p>
      <text:p text:style-name="P1"><text:span text:style-name="T1">Я хотел застать Селестию врасплох. Интересно, что делает принцесса, когда думает, что её никто не видит? Осторожно потянув на себя кольцо, я приоткрыл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Блин!</text:p>
      <text:p text:style-name="P1">За дверью оказался небольшой коридорчик, повторяющий изгиб внешней стены. Выход из прихожей был прикрыт свисающими гирляндами <text:span text:style-name="T64">плюща</text:span>.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сабатоны.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флажков</text:span>. На одном <text:span text:style-name="T1">флажке</text:span> была налеплена жвачка. Рядом с картой <text:span text:style-name="T43">— книжный шкаф и напольная подставка для чтения с </text:span><text:span text:style-name="T34">упором в виде </text:span><text:span text:style-name="T43">голов</text:span><text:span text:style-name="T34">ы</text:span><text:span text:style-name="T43">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text:span><text:span text:style-name="T34">жаровни</text:span><text:span text:style-name="T43"> и фонтанчик</text:span><text:span text:style-name="T34">а</text:span><text:span text:style-name="T43">. </text:span><text:span text:style-name="T34">Каменный пол комнаты был </text:span><text:soft-page-break/><text:span text:style-name="T34">покрыт розовым ковром с длиннейшим ворсом.</text:span><text:span text:style-name="T43"> </text:span><text:span text:style-name="T34">Его центр занимал высокий </text:span><text:span text:style-name="T43">кругл</text:span><text:span text:style-name="T34">ый</text:span><text:span text:style-name="T43"> </text:span><text:span text:style-name="T34">футон</text:span><text:span text:style-name="T43"> </text:span><text:span text:style-name="T34">с</text:span><text:span text:style-name="T43"> велик</text:span><text:span text:style-name="T34">им</text:span><text:span text:style-name="T43"> множество</text:span><text:span text:style-name="T34">м</text:span><text:span text:style-name="T43"> подушек. Среди них я с удивлением заметил плюшевую единорожку </text:span><text:span text:style-name="T34">фиолетового</text:span><text:span text:style-name="T43"> цвета. За полускрытым гардинами проёмом виднелся широкий балкон с низенькими пузатыми перилами. Пахло лавандовым маслом.</text:span></text:p>
      <text:p text:style-name="P35">– Рада тебя видеть, Анон. – знакомый силуэт на балконе повернулся в мою сторону. Гардины раздвинулись и Селестия вошла в комнату.</text:p>
      <text:p text:style-name="P35"/>
      <text:p text:style-name="P35"><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5"/>
      <text:p text:style-name="P35">Аликорница смотрела на меня из под чёлки с фирменной саркастической улыбочкой.</text:p>
      <text:p text:style-name="P35">– <text:span text:style-name="T1">Такое впечатление, что ты увидел не меня, а василиска! Отомри!</text:span></text:p>
      <text:p text:style-name="P47">Я выдохнул.</text:p>
      <text:p text:style-name="P35">– <text:span text:style-name="T1">Как ты это делаешь? Я видел тебя и раньше, но ты никогда не была такой… Такой…</text:span></text:p>
      <text:p text:style-name="P35">–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5">–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7"/>
      <text:p text:style-name="P47">Держи себя в руках, Анон! Держи себя в руках!!! Вспоминай уравнения тригонометрии, если таблица умножения уже не помогает!</text:p>
      <text:p text:style-name="P47"/>
      <text:p text:style-name="P47">Селестия тихо рассмеялась.</text:p>
      <text:p text:style-name="P35">– <text:span text:style-name="T1">Могу же я расслабиться хотя бы раз в сто лет? Я тоже живое существо, что бы там ни говорили подпольщики.</text:span></text:p>
      <text:p text:style-name="P47">Она кивком указала мне на тапочки в углу рядом с сабатонами. Я переобулся и вошёл в комнату.</text:p>
      <text:p text:style-name="P35">– <text:span text:style-name="T1">О каких подпольщиках ты говоришь? В Эквестрии зреет революция?</text:span></text:p>
      <text:p text:style-name="P35">Селестия подошла к фонтанчику и начала набирать воду в серебряный чайник.</text:p>
      <text:p text:style-name="P148">–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text:span><text:span text:style-name="T11">не только Эквестрию, </text:span><text:span text:style-name="T12">но</text:span><text:span text:style-name="T11"> и весь Эквус</text:span><text:span text:style-name="T1">.</text:span></text:p>
      <text:p text:style-name="P150"><text:span text:style-name="T1">Аликорница </text:span><text:span text:style-name="T12">вздохнула и закатила глаза</text:span><text:span text:style-name="T1">.</text:span></text:p>
      <text:p text:style-name="P149"><text:span text:style-name="T11">– </text:span><text:span text:style-name="T12">Полторы тысячи лет назад учёными была отброшена модель <text:s/>плоского мира, а эти упрямцы всё ещё верят, что Эквус </text:span><text:span text:style-name="T81">— </text:span><text:span text:style-name="T12">плоский диск!</text:span><text:span text:style-name="T1"> Они </text:span><text:span text:style-name="T13">считают</text:span><text:span text:style-name="T1">, что если нас </text:span>— <text:span text:style-name="T1">мёртвых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7">Селестия печально покачала головой и осторожно подула в камин. Язычки пламени весело затанцевали среди <text:span text:style-name="T83">головешек</text:span>.</text:p>
      <text:p text:style-name="P47">Я скептически хмыкнул.</text:p>
      <text:p text:style-name="P35"><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text:span><text:soft-page-break/><text:span text:style-name="T1">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7">Аликорница смутилась.</text:p>
      <text:p text:style-name="P144">– Да, ты прав. Всё немного не так, как представляется со стороны. <text:span text:style-name="T86">Хотя Лулу действительно управляет луной, я не трогаю солнце </text:span><text:span text:style-name="T22">— </text:span><text:span text:style-name="T23">это ни к чему, да и </text:span><text:span text:style-name="T22">оно </text:span><text:span text:style-name="T24">действительно </text:span><text:span text:style-name="T22">слишком тяжёлое</text:span><text:span text:style-name="T82">. Для устранения последствий одной магической битвы древности мне достаточно </text:span>корректи<text:span text:style-name="T84">ровать</text:span> курс и вращение Эквуса<text:span text:style-name="T84">. </text:span><text:span text:style-name="T22">Хотя со стороны, </text:span><text:span text:style-name="T23">с поверхности Эквуса,</text:span><text:span text:style-name="T22"> кажется, будто</text:span><text:span text:style-name="T14"> </text:span><text:span text:style-name="T24">я</text:span><text:span text:style-name="T14"> </text:span><text:span text:style-name="T22">действительно </text:span><text:span text:style-name="T24">управляю </text:span><text:span text:style-name="T14">солнце</text:span><text:span text:style-name="T24">м</text:span><text:span text:style-name="T14"> </text:span><text:span text:style-name="T22">— ведь всё в мире относительно. </text:span><text:span text:style-name="T14">Д</text:span>авным-давно пони сами решили считать, что <text:span text:style-name="T86">я</text:span> <text:span text:style-name="T86">подымаю </text:span>солнце <text:span text:style-name="T86">на небосвод</text:span>. <text:span text:style-name="T86">Я</text:span> их не переубежда<text:span text:style-name="T86">ю</text:span>, так как большинству пони хочется чувствовать, что они живут под покровительством всемогущественн<text:span text:style-name="T86">ой</text:span> богин<text:span text:style-name="T86">и</text:span>. Это их сплочает и успокаивает. Впрочем, хочу заметить, что даже для корректировки курса планет<text:span text:style-name="T86">ы</text:span> требуется огромное количество сил и умения, <text:span text:style-name="T84">недоступное простому магу</text:span>.</text:p>
      <text:p text:style-name="P47">Аликорница тяжко вздохнула.</text:p>
      <text:p text:style-name="P145">– Без наших корректировок и пегасьего управления погодой Эквус в большинстве своём был бы непригоден для ведения сельского хозяйства. И снова, как в давние времена, начался бы голод<text:span text:style-name="T14">. </text:span>Надеюсь, через <text:span text:style-name="T84">полтысячи </text:span>лет <text:span text:style-name="T84">корректировок </text:span>орбиты Эквуса и луны стабилизируются и мы с сестрой освободимся от этой изнурительной обязанности. <text:s/>Пока же пони не слишком далеки от истины, когда верят, что мы <text:span text:style-name="T87">сменяем</text:span> солнце и луну <text:span text:style-name="T87">на небосклоне</text:span>. Но мы не преследуем и тех, кто считает иначе. <text:span text:style-name="T14">Во все времена некоторым пони нравилось играть в конспирацию и борьбу за идеалы высшей справедливости…</text:span></text:p>
      <text:p text:style-name="P35">Селестия горько рассмеялась.</text:p>
      <text:p text:style-name="P47">– …<text:span text:style-name="T14">От которой они первые </text:span>и сбежали<text:span text:style-name="T14">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14">— </text:span>не давать им окрепнуть настолько, чтобы они могли посеять смуту.</text:p>
      <text:p text:style-name="P47"/>
      <text:p text:style-name="P35">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5"><text:span text:style-name="T1">–</text:span> Спасибо, Селестия. Пожалуй, буду “кантерлотский королевский”.</text:p>
      <text:p text:style-name="P47">Аликорница зыркнула на меня, недовольно сморщив нос.</text:p>
      <text:p text:style-name="P35"><text:span text:style-name="T1">–</text:span> Анон, мы же договорились! <text:span text:style-name="T1">Сел</text:span>! В крайнем случае, Селли. Не хватало мне ещё слышать официоз у себя дома. Его в моей жизни и так хватает.</text:p>
      <text:p text:style-name="P35">Она открыла шкафчик и, потянув зубами золотой шнурок, вытащила чёрный с золотом пакетик. Я смутился.</text:p>
      <text:p text:style-name="P35"><text:span text:style-name="T1">–</text:span> Извини, <text:span text:style-name="T1">Сел</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ьницу королевских чаепитий! Чтобы избавиться от необходимости лицезреть мою достойную мисс Кози у себя дома за варкой чая, мне пришлось сдать теоретический и практический экзамен!</text:p>
      <text:p text:style-name="P35">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text:span text:style-name="T1">всем</text:span>. Селестия управлялась с ними с удивительной сноровкой и опытом.</text:p>
      <text:p text:style-name="P35"><text:span text:style-name="T1">–</text:span> Кантерлотский королевский выращивают специально для королевского дома на южном склоне кантерлотской скалы, на высоте от двухсот до пятисот метров. Лулу его очень любит. А мне больше по душе аппалузский белый. Но сейчас составлю тебе компанию.</text:p>
      <text:p text:style-name="P35"><text:soft-page-break/><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5"><text:span text:style-name="T1">–</text:span> Не стой столбом, Анон! Об тебя можно взгляд поцарапать!</text:p>
      <text:p text:style-name="P35">Я присел на краешек. Она немного придвинулась ко мне и смешливо сощурилась.</text:p>
      <text:p text:style-name="P35"><text:span text:style-name="T1">–</text:span> Ты не против, если мы продолжим знакомство? Я хотела пригласить тебя на чай ещё вчера, но землетрясение…</text:p>
      <text:p text:style-name="P35">Отказаться, когда на тебя в упор смотрят два <text:span text:style-name="T1">сиреневых</text:span> глаза, лучащихся улыбкой — непосильная задача, даже если б и не хотел. А уж тем более, когда хочешь! Я начал краснеть от счастья.</text:p>
      <text:p text:style-name="P35"/>
      <text:p text:style-name="P35">Держи себя в руках, Анон! Держи. Себя. В руках. Иначе тебе придётся вспоминать правила вычисления логарифмов!</text:p>
      <text:p text:style-name="P35"/>
      <text:p text:style-name="P35"><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5"><text:span text:style-name="T1">Селестия</text:span> виновато сморщила нос.</text:p>
      <text:p text:style-name="P35"><text:span text:style-name="T1">–</text:span> К сожалению, амплуа принцессы накладывает определённые ограничения на поведение. Я ещё могла сбежать в библиотеку под видом нарушения больничного режима — это всем понятно, к этому все давно привыкли. Но самой вести тебя к себе домой — невозможно. Это вызовет сердечный приступ у моего <text:span text:style-name="T1">церемониймейстера</text:span> и цунами дворцовых сплетен, которые повредят, в первую очередь, тебе же. Надеюсь, ты не обиделся?</text:p>
      <text:p text:style-name="P35">Я молчал, раздумывая, чтобы такое остроумное ляпнуть в ответ, когда аликорница шутливо ткнула меня копытом в плечо. От неожиданности я повалился на ложе.</text:p>
      <text:p text:style-name="P35"><text:span text:style-name="T1">–</text:span> Ну же, Анон, ты как деревянный! Расслабься! Можно подумать, тебя никогда раньше не приглашали на свидания!</text:p>
      <text:p text:style-name="P35"/>
      <text:p text:style-name="P35">Святые яца! Анон, тебя пригласили на свидание! Я чувствовал, как краска заливает лицо. Уши стали горячими, как угли в камине.</text:p>
      <text:p text:style-name="P35"/>
      <text:p text:style-name="P35"><text:span text:style-name="T1">–</text:span> Эй, полегче! Ты пихаешься, как бульдозер!</text:p>
      <text:p text:style-name="P35"><text:span text:style-name="T1">Селес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5">Мне казалось, макушка <text:span text:style-name="T1">моего </text:span>черепа сейчас взорвётся, чтобы выпустить пар внутри.</text:p>
      <text:p text:style-name="P35">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5"><text:span text:style-name="T1">–</text:span> Ты чего??? <text:span text:style-name="T1">–</text:span> я непонимающе уставился на аликорницу.</text:p>
      <text:p text:style-name="P35"><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38">Мне печалиться не стоит</text:p><text:p text:style-name="P138">Жизнь прекрасна и полна</text:p><text:p text:style-name="P138">Телом молода, душою —</text:p><text:p text:style-name="P138">Как дракон морской мудра</text:p><text:p text:style-name="P138"/><text:p text:style-name="P138">Я видала взлёт империй,</text:p><text:p text:style-name="P138">Я жила среди легенд,</text:p><text:p text:style-name="P138">Древней магии мистерий</text:p><text:p text:style-name="P138">Я прилежнейший студент</text:p><text:p text:style-name="P138"/><text:p text:style-name="P138">Обожаема народом,</text:p><text:p text:style-name="P138">Уважаема врагом —</text:p><text:p text:style-name="P138">Но друз<text:span text:style-name="T85">ья остались в прошлом</text:span>,</text:p><text:p text:style-name="P158"><text:span text:style-name="T88">Пустота</text:span> пришла в мой дом</text:p><text:p text:style-name="P138"/><text:p text:style-name="P138">Одинока и печальна,</text:p><text:p text:style-name="P138">Недоступна и строга,</text:p><text:p text:style-name="P138">Потеряла изначальный</text:p><text:p text:style-name="P138">Смысл жизни навсегда</text:p><text:p text:style-name="P138"/><text:p text:style-name="P138">Жизнь моя теперь публична,</text:p><text:p text:style-name="P138">Жизнь моя теперь для всех,</text:p><text:p text:style-name="P138">В этом — горе, в этом — счастье,</text:p><text:p text:style-name="P138">В этом плач и в этом смех.</text:p></text:note-body></text:note>.</text:p>
      <text:p text:style-name="P35"><text:soft-page-break/><text:span text:style-name="T1">Прополоскав чашки, Селестия</text:span> снова наполнила их <text:span text:style-name="T1">кипятком</text:span>.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5">–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уз <text:span text:style-name="T1">дружбы</text:span>. Вдобавок, я была не вполне здорова.</text:p>
      <text:p text:style-name="P35">Аликорница поводила носом над чашками и заметила:</text:p>
      <text:p text:style-name="P35">– Кстати, пока чай будет настаиваться, можешь помыться. Ванная там. – она указала на дверь из дымчатого стекла.</text:p>
      <text:p text:style-name="P35">Только сейчас я заметил помещение, продолжающее в другую сторону выступ входного коридора.</text:p>
      <text:p text:style-name="P35"/>
      <text:p text:style-name="P47">Анон, тебе нужно напихать булыжники в карманы, чтобы не улететь под потолок от счастья!</text:p>
      <text:p text:style-name="P47"/>
      <text:p text:style-name="P35">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5">Я трогал пальцем ноги воду, сидя на бортике бассейна, когда дверь открылась и внутрь сунулся нос аликорницы.</text:p>
      <text:p text:style-name="P35">– Тебе в чай класть мёд или сахар? – спросила она, невинно наблюдая за моими тщётными попытками прикрыться.</text:p>
      <text:p text:style-name="P35">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5">– Ты бы предупреждала, прежде чем войти, что ли? – просипел я. </text:p>
      <text:p text:style-name="P35"><text:span text:style-name="T1">–</text:span> <text:span text:style-name="T1">Анон</text:span>, мне не одна тысяча лет, и я неплохо разбираюсь в физиологии пони. <text:span text:style-name="T1">–</text:span> <text:span text:style-name="T1">ф</text:span>ыркнула принцесса. <text:span text:style-name="T1">–</text:span> <text:span text:style-name="T1">И х</text:span>от<text:span text:style-name="T1">я</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35">– Мёд. Или сахар. На твоё усмотрение.</text:p>
      <text:p text:style-name="P35">– Как скажешь. – нос <text:span text:style-name="T1">Селестии</text:span> скрылся за дверью.</text:p>
      <text:p text:style-name="P35">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5">– О, ты уже?</text:p>
      <text:p text:style-name="P35"><text:soft-page-break/>Аликорница поставила на поднос чашки и плетёнку с бубликами и подошла с ним к тюфяку.</text:p>
      <text:p text:style-name="P47">Я посильнее закутался в полотенце. Чёрт, чем дальше, тем больше я чувствовал себя не в своей тарелке. Одно дело <text:span text:style-name="T14">— </text:span>фантазировать на эротические темы с фантастическим уклоном, и совсем другое <text:span text:style-name="T14">— </text:span>принимать в них участие! Ты слишком консервативен для этого, Анон.</text:p>
      <text:p text:style-name="P47">Стараясь отвлечь себя, я спросил:</text:p>
      <text:p text:style-name="P35">– А почему ты опустила жалюзи на окне в ванной? Оттуда такой прекрасный вид!</text:p>
      <text:p text:style-name="P35">–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из жизни «богинь».</text:span></text:p>
      <text:p text:style-name="P35"><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47"/>
      <text:p text:style-name="P35"><text:span text:style-name="T1">«</text:span><text:span text:style-name="T9">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text:span></text:p>
      <text:p text:style-name="P47"/>
      <text:p text:style-name="P47">Статью украшала фотография перебинтованной Селестии, пытающейся прикрыть меня крыльями в то время, как я копошился сзади, стоя на табуретке.</text:p>
      <text:p text:style-name="P47">– Примерно такие. – расхохоталась Селестия. <text:span text:style-name="T14">– С</text:span>пасибо, мне хоть инвалидное кресло не пририсовали!</text:p>
      <text:p text:style-name="P35">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35">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5">– Тшшш<text:span text:style-name="T1">ш</text:span>! – <text:span text:style-name="T1">Селестия</text:span> легонько <text:span text:style-name="T1">прижала</text:span> мне макушку <text:span text:style-name="T1">крылом</text:span>. – Не улетай. При первом знакомстве с радужным чаем уносит. Не делай резких движений, чтобы не повредить себе.</text:p>
      <text:p text:style-name="P35">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5">Я повернулся к <text:span text:style-name="T1">Селестии</text:span>. Мне пришлось осторожно напрягать мускулы шеи, чтобы они случайно не отвернули голову нафиг.</text:p>
      <text:p text:style-name="P35">– Это просто бомба! Я чувствую себя богом! Кажется, я понял секрет вашей силы и долголетия: вы пьёте эту траву каждый день.</text:p>
      <text:p text:style-name="P35">Аликорница громко и заразительно рассмеялась. Я присоединился к ней. <text:span text:style-name="T1">По телу прошлась волна лёгкого покалывания.</text:span><text:span text:style-name="T29">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7">Копыто легло мне на плечо и мягко повалило на постель. Селестия легла рядом и тепло дунула мне в ухо.</text:p>
      <text:p text:style-name="P35">– <text:span text:style-name="T1">Анон, ты готов познакомиться поближе? Совсем близко?</text:span></text:p>
      <text:p text:style-name="P35">–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text:span><text:soft-page-break/><text:span text:style-name="T1">комнату простирались светящиеся нити энергии, сходящиеся в центре пульсирующим клубком. 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47">Селестия фыркнула.</text:p>
      <text:p text:style-name="P47">–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4">У нас до утра — если сестрица ничего не напутает — девять часов. И все они — наши.</text:span></text:p>
      <text:p text:style-name="P47">Её ресницы щекотали мне щеку. Я повернулся к ней и буквально растворился в ласковом взгляде огромных фиалковых глаз.</text:p>
      <text:p text:style-name="P47">– Т-ты… предлагаешь мне заняться сексом? С тобой? Но… как?</text:p>
      <text:p text:style-name="P35"><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7">Селестия закатила глаза.</text:p>
      <text:p text:style-name="P47">–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7">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штанах.</text:p>
      <text:p text:style-name="P47">Как во сне я разделся и зашёл к ней сзади. "Это неправильно!» – пискнули во мне остатки ханжества и замолкли, раздавленные желанием.</text:p>
      <text:p text:style-name="P47">Я опустился на колени. Аликорница лежала на животе, вытянув шею и поджав под себя ноги. Она лишь легонько вздрог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Селестии и ритмично хлопаясь бёдрами о её круп. Она отвечала взаимностью, в такт <text:span text:style-name="T89">сжимая и расслабляя</text:span> <text:span text:style-name="T80">лоно</text:span>. <text:span text:style-name="T80">Её плоть нежно ласкала мою, доводя меня до исступления. К</text:span>рылья <text:span text:style-name="T80">аликорницы </text:span>поднялись <text:span text:style-name="T90">вверх и сомкнулись над нами </text:span>белоснежны<text:span text:style-name="T90">м</text:span> шат<text:span text:style-name="T90">ром</text:span>. В момент наивысшего наслаждения её стон слился с моим рычанием. Я толчками выпустил из себя семя и обессиленно опустился ей на спину. Не выходя из неё, я обнял бархатные бока руками и закрыл глаза. Аликорница медленно сложила крылья, укрыв меня ими.</text:p>
      <text:p text:style-name="P47"/>
      <text:p text:style-name="P47">Блаженство… <text:s/>Что мы знаем о блаженстве? Что знает о блаженстве выигравший миллион в лотерее? Что знает о блаженстве умирающий от жажды в пустыне, всё таки дошедший до оазиса? Что знает о блаженстве приговорённый к смерти и помилованный в последнюю минуту?</text:p>
      <text:p text:style-name="P47">НИ-ЧЕ-ГО!</text:p>
      <text:p text:style-name="P47"/>
      <text:p text:style-name="P47">Селестия осторожно высвободилась из-под меня и встала с постели.</text:p>
      <text:p text:style-name="P47">– Лежи спокойно, я сейчас. – муркнула она, поцеловав меня в ухо.</text:p>
      <text:p text:style-name="P47">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7">В открывшемся мини-баре я углядел ряд вычурных бутылок и пузатых графинчиков. Их содержимое не вызывало у меня никаких сомнений.</text:p>
      <text:p text:style-name="P151"><text:soft-page-break/><text:span text:style-name="T14">–</text:span> Иногда хочется забыться, <text:span text:style-name="T14">–</text:span> перехватила мой взгляд аликорница, <text:span text:style-name="T14">–</text:span> а от сидра <text:span text:style-name="T4">«</text:span>улетаешь<text:span text:style-name="T4">»</text:span> не так далеко. И выпить его нужно намного больше, чем вина. После <text:s/>этого возникают определённые… эмм… физиологические неудобства.</text:p>
      <text:p text:style-name="P33"><text:span text:style-name="T14">–</text:span> А <text:span text:style-name="T1">водку</text:span> у вас принято пить?</text:p>
      <text:p text:style-name="P33"><text:span text:style-name="T14">–</text:span> Некоторые употребляют. Но правительница Эквестрии, пьющая <text:span text:style-name="T1">яблочную </text:span>водку <text:span text:style-name="T1">—</text:span> это уже черезчур. <text:span text:style-name="T14">–</text:span> засмеялась Селестия. <text:span text:style-name="T14">–</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7">Достав из шкафчика пузатую заплесневевшую бутылку, Селестия что-то прикинула на глаз и наполнила её содержимым два бокала на полуметровых ножках.</text:p>
      <text:p text:style-name="P47">– Думаю, – повернулась она ко мне, – лучше выпить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7">Она ещё спрашивает! Тебя сейчас можно использовать вместо половичка под её копытами, Анон!</text:p>
      <text:p text:style-name="P47">–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7">Селестия покачала головой и прошла с бокалами в ванную, кивком пригласив меня следовать за ней.</text:p>
      <text:p text:style-name="P47">–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4">— сильнейший энергетик, он многократно усиливает чувства и возможности организма. Но он же и иссушает его.</text:span></text:p>
      <text:p text:style-name="P47"><text:span text:style-name="T14">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4">—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Селестия со смехом упёрлась мне в грудь копытом, мешая приблизиться вплотную. Я в ответ протянул руку и надвинул ей мокрую гриву на нос. Селес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аликорницу и зарылся носом ей в мокрую шерсть. Я слышал её дыхание и чувствовал биение её сердца <text:span text:style-name="T14">—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ло в воду и уходило в слив. Селестия, словно всё понимая, мягко прижала меня к себе и шептала на ухо что-то успокаивающее.</text:p>
      <text:p text:style-name="P47">Наконец, я со вздохом отпрянул.</text:p>
      <text:p text:style-name="P47"><text:span text:style-name="T14">– Я несказанно рада, что, наконец-то, могу назвать тебя своим ближайшим другом. </text:span>– мурлыкнула Селестия. – <text:span text:style-name="T14">За дружбу! </text:span>– подняла бокал она.</text:p>
      <text:p text:style-name="P47">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7"/>
      <text:p text:style-name="P146"><text:span text:style-name="T14">– Это ты называешь </text:span>«<text:span text:style-name="T14">дружбой</text:span>»<text:span text:style-name="T14">? – с </text:span>улыбкой хмыкнул<text:span text:style-name="T14"> я. – </text:span>Мне нравится твоё чувство юмора.</text:p>
      <text:p text:style-name="P47">Аликорница в недоумении взглянула на меня.</text:p>
      <text:p text:style-name="P47"><text:span text:style-name="T14">– Анон, т</text:span>ебе не нравится моя дружба? Ты не принимаешь её? Ты чем-то недоволен?</text:p>
      <text:p text:style-name="P47">Я расхохотался и чуть не поперхнулся водой, плескавшейся у подбородка.</text:p>
      <text:p text:style-name="P47"><text:soft-page-break/><text:span text:style-name="T14">– </text:span>Нет, что ты, Сел, не мели ерунды! Я всем доволен, я просто в восторге. Мне вообще кажется, что я попал в рай, прямо в храм любви, а ты <text:span text:style-name="T14">— </text:span>мой ангел-хранитель. И называть ЭТО дружбой <text:span text:style-name="T14">— </text:span>это всё равно что назвать твой дворец сараем для хранения мётел. То есть, назвав меня своим другом, ты не поняла моих чувств к тебе. Я <text:span text:style-name="T14">— не друг, я — нечто большее. Я тебя </text:span>лю…</text:p>
      <text:p text:style-name="P47">Копыто аликорницы закрыло мне рот прежде чем я успел договорить заветное слово.</text:p>
      <text:p text:style-name="P35">– Анон, не надо! – умоляюще произнесла аликорница. – Не продолжай! Пожалуйста!</text:p>
      <text:p text:style-name="P35">Слова встали у меня поперёк горла. Я медленно отодвинул копыто от лица и потрясённо уставился на неё.</text:p>
      <text:p text:style-name="P35">– Но почему? – в конце-концов выдавил я. – Что не так? Это из-за того, что я — человек?</text:p>
      <text:p text:style-name="P35">Селестия виновато закусила губу и отвернулась.</text:p>
      <text:p text:style-name="P35">– Я же обьясняла тебе в самом начале наше<text:span text:style-name="T1">й</text:span> <text:span text:style-name="T1">дружбы</text:span>… Аликорны не могут любить. Только не смертных! Мне казалось, ты понял и принял это правило.</text:p>
      <text:p text:style-name="P35">…</text:p>
      <text:p text:style-name="P35">Вода в бассейне показалась мне льдом. <text:span text:style-name="T1">Р</text:span>ай покрылся трещинами и начал рушиться. Колонны храма ломались и падали, круша твердь и поднимая снопы искр в открывшейся в проломах лаве. Миртовые деревья обугливались, бабочки падали живыми факелами.</text:p>
      <text:p text:style-name="P35">Среди этого армагеддона стоял мой ангел-хранитель и шептал:</text:p>
      <text:p text:style-name="P35">– Анон… Я не смогу сделать тебя бессмертным… Мне очень жаль… Извини…</text:p>
      <text:p text:style-name="P35">Внезапно я осознал, насколько Селестия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5">Слёзы злости душили меня, но я сдержался.</text:p>
      <text:p text:style-name="P35">– Охренеть. – сказал я холодно. – А я прям напрашивался!</text:p>
      <text:p text:style-name="P35">Одиночество, отступившее перед мягким натиском аликорницы в последние <text:span text:style-name="T1">дни</text:span>, снова сковало стужей душу.</text:p>
      <text:p text:style-name="P35">Я вышел из бассейна и начал собирать одежду. Селестия продолжала что-то говорить, но я не слушал её. Обрывки фраз иногда врывались в сознание, затуманеное горечью обиды.</text:p>
      <text:p text:style-name="P35"/>
      <text:p text:style-name="P35">“… пожалуйста, останься…”</text:p>
      <text:p text:style-name="P35">Где этот чёртов носок?!</text:p>
      <text:p text:style-name="P35">“… пойми, это эффект лазурного вина…”</text:p>
      <text:p text:style-name="P35">Джинсы узкие, блядь! На мокрое тело хрен натянешь!</text:p>
      <text:p text:style-name="P35">“… ох, я глупая…”</text:p>
      <text:p text:style-name="P35">Так, всё. Шмотки на мне, вроде, ничего не забыл.</text:p>
      <text:p text:style-name="P35"/>
      <text:p text:style-name="P47">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7"/>
      <text:h text:style-name="Heading_20_2" text:outline-level="2">11. <text:span text:style-name="T1">Прощание</text:span></text:h>
      <text:p text:style-name="P47"/>
      <text:p text:style-name="P35">– <text:span text:style-name="T1">Норф!.. Эй, Норф! Ты где?..</text:span></text:p>
      <text:p text:style-name="P47"><text:soft-page-break/>Ветерок гнал в тишине высохший листок по мощёному двору. Под навесом стояла на домкратах незаконченная <text:s/>карета для аристократов из Филлидельфии. Рядом с ней лежал инструментальный ящик Норфа.</text:p>
      <text:p text:style-name="P47">Я огляделся и вошёл в дом.</text:p>
      <text:p text:style-name="P47">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5"/>
      <text:p text:style-name="P48">***</text:p>
      <text:p text:style-name="P35"/>
      <text:p text:style-name="P153">Стражники-единороги из солнечной стражи кивнули мне, узнав издали. С<text:span text:style-name="T1">клоняли головы в приветстви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text:span text:style-name="T34">«</text:span>сказочной обезьяне из Вечнодикого леса<text:span text:style-name="T34">»</text:span> и знали, что я вхож в покои принцессы. До конца приёмного дня было ещё полчаса, так что я присел на ступеньки <text:span text:style-name="T1">у подножия</text:span> одной из статуй и стал ждать.</text:p>
      <text:p text:style-name="P3">От нечего делать, стал прислушиваться к полушёпоту, витавшему под сводами зала.</text:p>
      <text:p text:style-name="P3"/>
      <text:p text:style-name="P3">…</text:p>
      <text:p text:style-name="P3"/>
      <text:p text:style-name="P1"><text:span text:style-name="T43">– </text:span><text:span text:style-name="T34">Говорят, в Додж-сити почти не осталось жителей. В местном депо перестали обслуживать паровозы из-за нехватки рабочих. Старик </text:span><text:span text:style-name="T43">–</text:span><text:span text:style-name="T34">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43">– </text:span><text:span text:style-name="T47">А из Пинто Крика уже месяц нет новостей…</text:span></text:p>
      <text:p text:style-name="P3"><text:span text:style-name="T43">– </text:span><text:span text:style-name="T47">А мой кузён из Хуффингтона пишет, что неделю назад проезжал мимо Вечнодикого леса. И в одном месте на рельсы вылез какой-то колючий корень. Когда его попытались столкнуть с насыпи, он схватил машиниста и попытался утащить в лес! Машиниста еле отбили всем поездом. И при этом из леса постоянно доносился какой-то шорох и треск, как если бы кто-то приближался, громко шурша сухими листьями…</text:span></text:p>
      <text:p text:style-name="P47"/>
      <text:p text:style-name="P47">…</text:p>
      <text:p text:style-name="P47"/>
      <text:p text:style-name="P15"><text:span text:style-name="T47">– </text:span>“<text:span text:style-name="T1">Что я могу сделать, чтобы вернуть всё назад?</text:span>”</text:p>
      <text:p text:style-name="P15"><text:span text:style-name="T47">– </text:span><text:span text:style-name="T34">Так и сказала?</text:span></text:p>
      <text:p text:style-name="P1"><text:span text:style-name="T43">– </text:span><text:span text:style-name="T34">Да, </text:span><text:span text:style-name="T35">Фэнси</text:span><text:span text:style-name="T34">,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5"><text:span text:style-name="T47">– </text:span><text:span text:style-name="T34">Что бы это значило, Флёр?</text:span></text:p>
      <text:p text:style-name="P15"><text:span text:style-name="T47">– </text:span><text:span text:style-name="T34">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7"/>
      <text:p text:style-name="P47">…</text:p>
      <text:p text:style-name="P47"><text:soft-page-break/></text:p>
      <text:p text:style-name="P64">– …слышал, по Аппалузе носятся стаи алмазных псов. Они вылезли из своих пещер и теперь скулят и пытаются спрятаться в подворотнях. Заявляют, что в их подземных ходах начал проваливаться пол.</text:p>
      <text:p text:style-name="P64">– Куда проваливаться?</text:p>
      <text:p text:style-name="P64">– Они не знают. В тех провалах не видно дна…</text:p>
      <text:p text:style-name="P64"/>
      <text:p text:style-name="P64">…</text:p>
      <text:p text:style-name="P1"/>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text:span text:style-name="T1">алебардой</text:span> о пол и громогласно объявил:</text:p>
      <text:p text:style-name="P64">– Леди и джентльпони! Приём окончен! Её Высочество принцесса Селестия будет рада видеть <text:s/>вас в следующую среду!</text:p>
      <text:p text:style-name="P64">Я подождал, пока все разойдутся, и подошёл к нему. Стражник подмигнул мне и, скосив глаза на дверь, приоткрыл створку. Я благодарно кивнул ему и протиснулся внутрь.</text:p>
      <text:p text:style-name="P64"/>
      <text:p text:style-name="P1">Селестия стояла у окна, легонько постукивая копытом по полу. На шорох она обернулась. <text:span text:style-name="T1">Н</text:span>едоверчив<text:span text:style-name="T1">ая</text:span> радость <text:span text:style-name="T1">осветила её лик и</text:span> она двинулась мне навстречу.</text:p>
      <text:p text:style-name="P1"><text:span text:style-name="T14">–</text:span> <text:span text:style-name="T1">Ты</text:span>?</text:p>
      <text:p text:style-name="P34">– Привет, Селестия. – подчёркнуто нейтрально обратился я. – Как дела?</text:p>
      <text:p text:style-name="P34">– <text:span text:style-name="T1">Здравствуй,</text:span> <text:span text:style-name="T1">Анон</text:span>. <text:s/><text:span text:style-name="T1">М</text:span>ягко говоря, <text:span text:style-name="T1">н</text:span>е очень.</text:p>
      <text:p text:style-name="P33"><text:span text:style-name="T14">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4">олоски и даже целые пряди розового цвета выбивались </text:span><text:span text:style-name="T1">и</text:span><text:span text:style-name="T14">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4"> </text:span><text:span text:style-name="T1">И даже м</text:span><text:span text:style-name="T14">астерски наложенный макияж не мог скрыть мешки под глазами.</text:span></text:p>
      <text:p text:style-name="P34">–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 – <text:span text:style-name="T1">просто сказала</text:span> аликорница.</text:p>
      <text:p text:style-name="P1"><text:span text:style-name="T14">–</text:span> <text:span text:style-name="T1">Сорок девять</text:span> из шестидесяти четырёх? Хренасе! <text:span text:style-name="T14">–</text:span> я вспомнил рассказ Селестии про восьмёрку пегасов прошлогоднего выпуска. <text:span text:style-name="T14">–</text:span> То есть, они автоматически становятся изгоями? Ну так отмените эти экзамены вообще! <text:span text:style-name="T1">Эти пегасы </text:span>всё равно же не разучились летать, верно?</text:p>
      <text:p text:style-name="P1">Селестия посмотрела на меня, как на неразумного ребёнка.</text:p>
      <text:p text:style-name="P1"><text:span text:style-name="T14">–</text:span> Анон,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множества пони, над территорией проживания которых он работает. <text:span text:style-name="T1">Если мы отменим экзамены </text:span><text:span text:style-name="T42">— </text:span><text:span text:style-name="T33">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1">летуна </text:span><text:span text:style-name="T42">—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продовольствие. Сколько мы с Лулу приложили сил, чтобы выправить ситуацию!</text:p>
      <text:p text:style-name="P1"><text:span text:style-name="T14">–</text:span> А почему вы не поселитесь в более пригодном для земледелия месте?</text:p>
      <text:p text:style-name="P1">Селестия вздохнула.</text:p>
      <text:p text:style-name="P34">–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text:span><text:soft-page-break/><text:span text:style-name="T1">наиболее благоприятным климат Эквестрии, в ущерб остальным регионам. Хотя это не так </text:span>— наоборот, мы стараемся сделать климат лучше для всех<text:span text:style-name="T1">. Но мало кто верит </text:span><text:span text:style-name="T30">— </text:span><text:span text:style-name="T61">и </text:span><text:span text:style-name="T8">н</text:span>ам некуда уйти в поисках лучшего места. Да и не так много этих мест.</text:p>
      <text:p text:style-name="P34">Селестия подошла к фонтанчику, обмакнула в него копыто и провела им по лбу.</text:p>
      <text:p text:style-name="P34">– Разрывы в ткани реальности появляются всё чаще. Лулу не успевает сшивать их. Если так пойдёт и дальше — они выйдут из рамок снов в осязаемый мир. <text:span text:style-name="T1">Н</text:span>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4">Я сделал вид, что не заметил полунамёка в последнем предложении. Выяснять отношения, как и мириться, мне не хотелось.</text:p>
      <text:p text:style-name="P34">– Порадовать, к сожалению, нечем. Норфолк Каррус, исчез. Судя по всему, во сне.</text:p>
      <text:p text:style-name="P34">– Норф? О-о-о, нет!</text:p>
      <text:p text:style-name="P34">Селестия в отчаянии села на пол, прижав копыто к виску. Голова её бессильно опустилась. Я никогда ещё не видел Селестию такой <text:span text:style-name="T61">беспомощной — даже когда та была в полубессознательном состоянии в руинах замка Сестёр. Аликорница сидела, отрешённо уставившись в одну точку и бормотала:</text:span></text:p>
      <text:p text:style-name="P34">– Я не в силах остановить это. Я плохой правитель. Раньше исчезали пони без пары — те, кто спит в одиночестве. Сейчас исчезают целыми семьями. Скоро будут исчезать городами. Свирл, что мы сделали не так?</text:p>
      <text:p text:style-name="P34">Аликорница подняла голову и <text:span text:style-name="T1">удручённо</text:span> посмотрела на меня.</text:p>
      <text:p text:style-name="P34">– Самое страшное стало происходить в последние дни… Мир стал тонким. Очень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схлопнулась до нескольких лет, а всё, что происходило раньше, стало призрачным и ненастоящим! Ты даже представить не можешь себе, насколько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только знала!</text:p>
      <text:p text:style-name="P34">– Может, спросишь Луну, куда деваются пони? Сон по её части.</text:p>
      <text:p text:style-name="P33"><text:span text:style-name="T14">– </text:span><text:span text:style-name="T1">Она</text:span><text:span text:style-name="T14">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4">– </text:span><text:span text:style-name="T1">горько заметила аликорница. </text:span><text:span text:style-name="T14">– Гибель Кимеринна очень сильно повлияла на неё. Впрочем она занималась этой проблемой ещё до нашего похода к старому замку — и безрезультатно. Именно поэтому она и согласилась с моей идеей вызвать Проводника.</text:span></text:p>
      <text:p text:style-name="P34">– Мне поговорить с ней?</text:p>
      <text:p text:style-name="P33"><text:span text:style-name="T14">–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5">— так точно.</text:span></text:p>
      <text:p text:style-name="P35">– Ну зашибись. Тогда она обрадуется следующей новости: я ухожу.</text:p>
      <text:p text:style-name="P35">Селестия еле заметно дрогнула ушами. Она отвернулась и молча смотрела в окно, не показывая эмоций.</text:p>
      <text:p text:style-name="P35">Я продолжил.</text:p>
      <text:p text:style-name="P35">– Помнится, ты поручила Твайлайт разобраться со всем этим дерьмо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5">Я решил умолчать о том, что после перенесенного унижения мне было в тягость находиться рядом с Селестией. Кобыла и так выглядела неважно.</text:p>
      <text:p text:style-name="P35">Поза аликорницы стала чуть менее скованной. На грани слышимости я уловил её вздох. Она наконец повернулась ко мне и слабо улыбнулась.</text:p>
      <text:p text:style-name="P35"><text:soft-page-break/>– Да, Анон. Я тоже думаю, тебе лучше отправиться в Понивилль. Твайли очень способная кобылка, но та ещё копуша. Будет сидеть за книгами, перепроверять по десять раз,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Анон,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и исчезновений пони, вероятно, вы сможете решить и проблему угасания Эквестрии: без сомнений, одно тянется за другим. Но на данном этапе ей необязательно знать всё, это только испугает её и отвлечёт от исследований.</text:p>
      <text:p text:style-name="P35">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text:p>
      <text:p text:style-name="P35">–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5">Селестия пошла к выходу, увлекая меня за собой.</text:p>
      <text:p text:style-name="P35">– И не забудь зайти в иммиграционную службу, взять удостоверение личности. Назовёшься и просто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5"/>
      <text:p text:style-name="P35">Явно Селестия заговаривает тебе зубы, Анон! Я подозрительно посмотрел на свёрток.</text:p>
      <text:p text:style-name="P35"/>
      <text:p text:style-name="P35">– А в мешочке что?</text:p>
      <text:p text:style-name="P35">Селестия скофуженно посмотрела в сторону.</text:p>
      <text:p text:style-name="P35">– Немного денег. Хоть ты и зол на меня, не отказывайся, прошу тебя. Я не могу отпустить тебя без поддержки. Вдобавок, на исследования Твайлайт деньги наверняка понадобятся: недавно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настолько дышит на ладан, что нам приходится брать в долг у грифонов! Но если тебе понадобятся финансы или другие ресурсы — обращайся без сомнений.</text:p>
      <text:p text:style-name="P35">Я хотел было оскорбиться такой опекой со стороны аликорницы, но, глянув в её глаза, передумал.</text:p>
      <text:p text:style-name="P35">– Твоё высочество<text:span text:style-name="T1">, ты, вообще, спишь по ночам? У тебя глаза красные, как у кролика-альбиноса.</text:span></text:p>
      <text:p text:style-name="P35">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подняла голову и легонько упёрлась копытом мне в грудь. Я чувствовал, что её нога мелко дрожит.</text:span></text:p>
      <text:p text:style-name="P35">–<text:span text:style-name="T1"> Отправляйся, Анон. Очень надеюсь на успех твоей миссии.</text:span></text:p>
      <text:p text:style-name="P47">Селестия повернулась и вышла из зала, подметая хвостом пол.</text:p>
      <text:p text:style-name="P35"/>
      <text:p text:style-name="P40">***</text:p>
      <text:p text:style-name="P35"/>
      <text:p text:style-name="P42">Давным-давно мир был юн и полон магии. Дивные и сказочные дела творились в нём.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text:p>
      <text:p text:style-name="P42">Но со временем магии стало меньше, а мир стал более <text:span text:style-name="T1">твёрд и реален</text:span>.</text:p>
      <text:p text:style-name="P42"><text:soft-page-break/>–<text:span text:style-name="T1"> Но магия есть и сейчас, ма-ам!</text:span></text:p>
      <text:p text:style-name="P42"><text:span text:style-name="T1">– В те времена её было намного больше, Эйприл.</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твёрд и менее гибок он становится, и тем меньше в нём магии.</text:span></text:p>
      <text:p text:style-name="P42"><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8">Так возникли пони, олени, бизоны и многие другие.</text:p>
      <text:p text:style-name="P42"><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2">–<text:span text:style-name="T1"> Весь мир как Вечнодикий лес?</text:span></text:p>
      <text:p text:style-name="P58">– Да, моя малышка, весь мир.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ов и единорогов. Элементали, опекающие эти племена также приняли их новый вид, так как были незримо связаны со своими подопечными в единое целое.</text:p>
      <text:p text:style-name="P58">– Ма-ам, а со мной связан элементаль?</text:p>
      <text:p text:style-name="P58">– Конечно, Эйприл. В каждом из нас есть её бессмертная искорка.</text:p>
      <text:p text:style-name="P1"><text:span text:style-name="T38">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2"><text:span text:style-name="T1">– Конечно, мам! «День горящего очага» </text:span>— <text:span text:style-name="T1">верно?</text:span></text:p>
      <text:p text:style-name="P58">– Ты права. И, видя мир и согласие среди своих подопечных, возрадовались элементали трёх рас пони. И тоже объединились, вобрав в себя их общие черты.</text:p>
      <text:p text:style-name="P58">Так возникли аликорны.</text:p>
      <text:p text:style-name="P58">Но даже после тройственного союза жизнь пони была нелегка. Воинственные соседи теснили их, многие пони были в рабстве.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Закон этот гласил: «Намерение меняет реальность». И прониклась элементаль сильнейшим намерением изменить жизнь пони к лучшему. И, чтобы облегчить участь своих подопечных и принять на себя их боль, сошла она из тонкого мира к ним в Эквестрию.</text:p>
      <text:p text:style-name="P58">Имя её было Селестия.</text:p>
      <text:p text:style-name="P58">За ней последовала и сестра её, <text:span text:style-name="T14">Луна</text:span>.</text:p>
      <text:p text:style-name="P58">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text:p>
      <text:p text:style-name="P58">То есть, всегда.</text:p>
      <text:p text:style-name="P58">Тут и сказке конец. А теперь, Эйприл, залазь на полку и закрывай глазки.</text:p>
      <text:p text:style-name="P58">– Ну ма-ам! Раскажи ещё что-нибудь! Про Сомбру! Или про Дискорда!</text:p>
      <text:p text:style-name="P58">– Про Сомбру <text:span text:style-name="T14">— в следующий раз. А е</text:span>сли мы не уснём в ближайшие десять минут, придёт древесный волк и заберёт меня в Вечнодикий лес!</text:p>
      <text:p text:style-name="P58"><text:soft-page-break/>– А почему только тебя? А меня? А дядю-<text:span text:style-name="T64">мино</text:span>тавра?</text:p>
      <text:p text:style-name="P58">– <text:s/>Тебя забрать я ему не дам. А в дядю не тыкай копытом, это невежливо! Спи уже, моя маленькая!</text:p>
      <text:p text:style-name="P58">– Поцелуй меня на ночь, ма-ам!</text:p>
      <text:p text:style-name="P58">– Конечно, моя хорошая…</text:p>
      <text:p text:style-name="P58"/>
      <text:p text:style-name="P35">Вагоны убаюкивающе перестукивались по рельсам, унося меня прочь от Кантерлота. Я перевернулся на другой бок и провалился в <text:span text:style-name="T1">беспокойный </text:span>сон.</text:p>
      <text:p text:style-name="P80"/>
      <text:h text:style-name="Heading_20_2" text:outline-level="2">12. Понивилль</text:h>
      <text:p text:style-name="P35"/>
      <text:p text:style-name="P34">Игрушечный паровозик издал прощальный гудок и отправился в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text:span text:style-name="T1">увернуться</text:span> от пары пролетевших под потолком пегасов. <text:span text:style-name="T1">Чокнутые пони, вместо того, чтоб запретить летать в поезде, сделали в вагонах высокие потолки!</text:span></text:p>
      <text:p text:style-name="P64">Пятнадцать минут в мэрии вместо положенных четырёх часов. Стоит всё же поблагодарить Сел при встрече за рекомендательное письмо! Один лишь королевский вензель на уголке конверта избавил меня от кучи хлопот, хвала приказу Триста Сорок Пять А! Только он стоит между мной и дьявольской эквестрийской бюрократией.</text:p>
      <text:p text:style-name="P34"><text:span text:style-name="T1">Е</text:span>щё в Кантерлоте я насмотрелся на очереди <text:span text:style-name="T1">страдальцев </text:span>в иммиграционном агентстве. <text:span text:style-name="T1">Для простого смертного <text:s/>не-пони возможность ездить по Эквестрии без проблем достигалась после прохождения простой, но крайне</text:span> <text:span text:style-name="T1">канительной</text:span> из-за очередей процедур<text:span text:style-name="T1">ы</text:span> регистрации<text:span text:style-name="T57">. </text:span><text:span text:style-name="T4">И хотя в Эквестрию въезжало не так много иностранцев, но проклятые пони-чинуши работали всего два дня в неделю по четыре часа! Для меня было величайшей загадкой, почему Селестия терпит целый департамент таких дармоедов?</text:span><text:span text:style-name="T4"><text:note text:id="ftn13" text:note-class="footnote"><text:note-citation>13</text:note-citation><text:note-body><text:p text:style-name="P137">И это ты ещё не видел, что творится в других министерствах, Анонимус! За тысячу лет Нашего отсутствия Сестра превратила М<text:span text:style-name="T32">раморный квартал </text:span>в настоящую обитель лени и казнокрадства!</text:p></text:note-body></text:note></text:span><text:span text:style-name="T4"> Притом эти надменные кочерыжки даже не ценили своей халявы и то и дело жаловались на перегруженность и маленькое жалование.</text:span></text:p>
      <text:p text:style-name="P89"/>
      <text:p text:style-name="P34">Мэр посматривала на меня украдкой поверх очков, но не заикнулась о моём происхождении. <text:span text:style-name="T1">За своё пребывание в Кантерлоте я заметил, что пони были весьма толерантной нацией. Наверняка сказывалось соседство Эквестрии с государствами иных разумных рас, так же как и нахождение многочисленных <text:s/>племён разумных и полуразумных существ в самой Эквестрии. Так, или иначе, но ты, Анон, никогда не слышал никаких намёков на инородность в свой адрес от пони. Не то, чтобы ты им удивился, но их отсутствие сделало Эквестрию для тебя необычно уютной и безопасной по внутренним ощущениям.</text:span></text:p>
      <text:p text:style-name="P64"/>
      <text:p text:style-name="P34"><text:span text:style-name="T1">К</text:span>оротк<text:span text:style-name="T1">ая</text:span> лекци<text:span text:style-name="T1">я</text:span> об порядках Понивилл<text:span text:style-name="T1">я</text:span>, его истории <text:span text:style-name="T1">и</text:span> культуре, <text:span text:style-name="T1">и мне была </text:span>предлож<text:span text:style-name="T1">ена </text:span>на выбор <text:span text:style-name="T1">пара </text:span>гостинниц и <text:span text:style-name="T1">полдюжины</text:span> пустующих <text:span text:style-name="T1">муниципальных </text:span>домов в разных частях городка.</text:p>
      <text:p text:style-name="P34"><text:span text:style-name="T1">Гостинницы не для тебя, Анон</text:span> <text:span text:style-name="T57">— </text:span><text:span text:style-name="T4">зачем привлекать ненужное внимание</text:span><text:span text:style-name="T57"> к своей особе? </text:span><text:span text:style-name="T4">После всеобщего интереса кантерлотской знати к тебе, как к королевскому любимчику, тебе хочется покоя.</text:span><text:span text:style-name="T57"> Да и собраться с мыслями проще в доме, избавленном от </text:span><text:span text:style-name="T4">гостинничной </text:span><text:span text:style-name="T57">суеты и голосов за стенами.</text:span></text:p>
      <text:p text:style-name="P35">–<text:span text:style-name="T1"> Вот этот подойдёт. </text:span>–<text:span text:style-name="T1"> ткнул я в квадратик на карте, расположенный на окраине.</text:span></text:p>
      <text:p text:style-name="P47">Уплатив в городской бюджет скромную арендную плату и получив ключ, я отправился обживаться.</text:p>
      <text:p text:style-name="P15"/>
      <text:p text:style-name="P20">***</text:p>
      <text:p text:style-name="P15"><text:soft-page-break/></text:p>
      <text:p text:style-name="P15">В Кантерлоте мне не приходилось заботиться о еде: трехразовое питание по индивидуальному меню в королевской столовой по качеству могло соперничать с не самыми дешёвыми ресторанами моего мира. Мне, как всеядному, даже <text:span text:style-name="T1">выписали из одного богемного митарианского ресторана</text:span> повара-грифона для приготовления <text:span text:style-name="T1">мясных</text:span> блюд.</text:p>
      <text:p text:style-name="P15">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text:p>
      <text:p text:style-name="P15">Потому, <text:span text:style-name="T1">раскидав</text:span> немногочисленные шмотки по дому, я отправился на базар. <text:span text:style-name="T1">Время вспомнить студенческий опыт готовки яишницы и салатов, Анон! </text:span></text:p>
      <text:p text:style-name="P3"/>
      <text:p text:style-name="P1">Понивилльский рынок <text:span text:style-name="T1">вызвал во мне ностальгию по </text:span>времена<text:span text:style-name="T1">м</text:span> далёкого детства, когда ещё существовал базар в центре села, куда я выезжал на лето. Базар, да и сам<text:span text:style-name="T1">о</text:span> сел<text:span text:style-name="T1">о,</text:span> уже лет <text:span text:style-name="T1">пятнадцать как поглотил город</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text:span text:style-name="T1">торговых </text:span>рядов с выражением мечтательного идиота.</text:p>
      <text:p text:style-name="P1">Вот за горой аппетитной моркови обнаружилась кудрявая пони золотистого цвета. Полулёжа за прилавком, она прово<text:span text:style-name="T1">жает</text:span>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text:span text:style-name="T43">–</text:span><text:span text:style-name="T34"> Эй, верзила, поосторожнее, лягать тя в пузо! Куда прёшься-то?</text:span></text:p>
      <text:p text:style-name="P15">Засмотревшись на <text:span text:style-name="T1">окрестности,</text:span> я чуть не сбил задом <text:span text:style-name="T1">лоток</text:span>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5">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text:span text:style-name="T1">яхи</text:span>.</text:p>
      <text:p text:style-name="P35">– Ты <text:span text:style-name="T1">шт</text:span>о, как-тя-там, впервые на базаре? Так таращишься по сторонам, как будто морковку с картохой впервые в жизни увидел.</text:p>
      <text:p text:style-name="P35">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5">Я перегнулся через прилавок, стараясь рассмотреть кьютимарку кобылки.</text:p>
      <text:p text:style-name="P35">– Слышь, красавчик, ты сидру перепил, или как? Чёй-та тебя мои фланки заинтересовали? Если хо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5">Так и есть! На крупе кобылки красовались три яблока. Вот только, блин, как её звали-то?</text:p>
      <text:p text:style-name="P35">– <text:s/>Прошу прощения, Аппл… Эппл… Эпплхэт?</text:p>
      <text:p text:style-name="P35">– Ща <text:span text:style-name="T1">в</text:span>леплю оплеуху. – мрачно процедила пони. – Мало того, <text:span text:style-name="T1">шт</text:span>о таращится <text:span text:style-name="T1">на меня</text:span>, как василиск, так ещё и издевается!</text:p>
      <text:p text:style-name="P35">– Да ладно тебе, Эй-Джей! Вполне милое имя. – хихикнул дракончик с кукурузой, проходя мимо.</text:p>
      <text:p text:style-name="P35">Ага, вот!</text:p>
      <text:p text:style-name="P35">– Извините меня пожалуйста, Эй-Джей, просто мне показалось, что вы напоминаете одну мою знакомую.</text:p>
      <text:p text:style-name="P35"><text:soft-page-break/>– Эй-Джей я для друзей! – сварливо заметила поняха, – А для всех остальных — тебя тоже! — Эпплджек.</text:p>
      <text:p text:style-name="P35">Блин, опять облажался. Как-то хреново начинается знакомство с Понивиллем.</text:p>
      <text:p text:style-name="P35">– Понял. А меня зовут <text:span text:style-name="T1">Анонимус. Для друзей </text:span>— <text:span text:style-name="T1">Анон</text:span>. Приятно было познакомиться, Эпплджек.</text:p>
      <text:p text:style-name="P35">Я повернулся было уходить.</text:p>
      <text:p text:style-name="P35">– Э-э-э… <text:span text:style-name="T1">Анон</text:span>?</text:p>
      <text:p text:style-name="P35">– Да? – я повернулся обратно.</text:p>
      <text:p text:style-name="P35">Поняха водила копытом по прилавку. Надвинутая на лоб шляпа скрывала выражение мордочки. </text:p>
      <text:p text:style-name="P35">– А то б купил пару яблок? У меня за весь день ни шиша покупателей. То есть, полный облом, хоть в лужу свисти. Как подумаю, <text:span text:style-name="T1">шт</text:span>о с полными корзинами домой возвращаться придётся — шляпу до крупа натянуть хочется.</text:p>
      <text:p text:style-name="P35">Я вернулся к прилавку.</text:p>
      <text:p text:style-name="P35">Импровизированный торговый ларёк из тележки с навесом был уставлен корзинами <text:span text:style-name="T1">и лотками</text:span>. Были тут и жёлтые яблоки, и зелёные, и красные, и даже оранжевые. Круглые и продолговатые, маленькие и большие, гладкие и в пупырышках.</text:p>
      <text:p text:style-name="P35">– Сколько стоят вот эти? – указал я на пирамидку красных яблок размером с <text:span text:style-name="T1">четверть</text:span> арбуза каждое.</text:p>
      <text:p text:style-name="P35">– Ред <text:span text:style-name="T1">Гала</text:span>? Две серебряшки.</text:p>
      <text:p text:style-name="P35">– Куча?</text:p>
      <text:p text:style-name="P35">– Ну ты даёшь! – хмыкнула Эпплджек. – Даже не смешно.</text:p>
      <text:p text:style-name="P35">– Неужели штука?</text:p>
      <text:p text:style-name="P35">Поня<text:span text:style-name="T1">х</text:span>а выпрыгнула из-за прилавка и смерила меня долгим взглядом.</text:p>
      <text:p text:style-name="P35">– Слушай, <text:span text:style-name="T1">Анон</text:span>,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35">Я улыбнулся и кивнул в ответ. Ситуация начала выправляться.</text:p>
      <text:p text:style-name="P35">– Вот, смотри: Ред <text:span text:style-name="T1">Гала</text:span>, <text:span text:style-name="T1">шт</text:span>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 хитрюг</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text:span text:style-name="T1">Ну, я по моркови не дока, скажу честно: </text:span>у Голден Харвест можно купить дешевле. Томаты можешь <text:span text:style-name="T1">взять</text:span> у той кобылки, Ромы, по двадцать бит за три штуки. Вишни есть <text:span text:style-name="T1">во-о-он</text:span> у того жлоба в бейсболке за десять бит штучка — но я бы не советовала. Он их возит аж из <text:span text:style-name="T1">Черри </text:span>Х<text:span text:style-name="T1">олма.</text:span> Через пару недель вишни и у нас появятся, тогда цена на них упадёт <text:span text:style-name="T1">раза в четыре-пять</text:span>.</text:p>
      <text:p text:style-name="P35">– А сколько стоит вот это? – указал я на небольшую прикрытую от солнца мешковиной баночку с содержимым удивительной радужной расцветки.</text:p>
      <text:p text:style-name="P35">– Вольт-яблочный джем? Дружище, у тебя хороший вкус. – похвалила меня Эпплджек. – Это самое лучшее, <text:span text:style-name="T1">ш</text:span>то может предложить <text:span text:style-name="T1">«Сладкое Яблочко»</text:span>. Но и стоит он <text:span text:style-name="T1">дофига</text:span>: восемьдесят бит. Последняя банка. Если хошь, могу дать попробовать.</text:p>
      <text:p text:style-name="P35">Поняшка набрала ложечку джема и предложила мне. </text:p>
      <text:p text:style-name="P35">Первые секунды я просто стоял с закрытыми глазами и блаженной улыбкой, ощущая, как ароматный нектар тает на языке. <text:span text:style-name="T1">Б</text:span>ыло <text:span text:style-name="T1">такое чувство</text:span>, как если бы у меня <text:span text:style-name="T1">во рту</text:span> растворялся кусочек радуги с мёдом. <text:span text:style-name="T1">Никогда бы не подумал, что вкусовые сосочки могут принести столько наслаждения!</text:span></text:p>
      <text:p text:style-name="P35"><text:soft-page-break/>Наконец, ко мне вернулся дар речи.</text:p>
      <text:p text:style-name="P35">– Это просто восхитительно! Чудесно! Никогда такого не пробовал! И даже представить не мог, что такая вкуснотень существует!</text:p>
      <text:p text:style-name="P35">Эпплджек просто расцвела от моих дифирамбов.</text:p>
      <text:p text:style-name="P35">– Тебе, сахарок, как гостю города, сделаю скидку. Забирай за шестьдесят. Раньше меньше чем золотой не отдавала.</text:p>
      <text:p text:style-name="P35">Расплачиваясь, я спросил:</text:p>
      <text:p text:style-name="P35">– Ты, случаем, не знаешь, как пройти к городской библиотеке?</text:p>
      <text:p text:style-name="P35">Эпплджек, вскинув копыто ко лбу, запричитала:</text:p>
      <text:p text:style-name="P35">– Эх, на пять минут со Спайком разминулся! Он бы тебя провёл куда надо. Да <text:span text:style-name="T1">ш</text:span>то там, я б и сама провела, если бы могла оставить прилавок. <text:s/>Вот <text:span text:style-name="T1">д</text:span>искорд! Без проводника ты точ<text:span text:style-name="T1">няк</text:span> заблудишься!</text:p>
      <text:p text:style-name="P35">Тут Эпплджек прервалась и что есть силы замахала кому-то:</text:p>
      <text:p text:style-name="P35">– Рэр! Эй! Рэр! Давай к нам!</text:p>
      <text:p text:style-name="P35">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5">–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5">– Знакомься, Рэр, это <text:span text:style-name="T1">Анон</text:span>! Странник из далёких земель, гость города <text:span text:style-name="T1">и мой друг</text:span>. – представила меня моднице Эпплджек. – Сахарок, это Рэрити! Знаменитая рукодельница: её шмотки даже в Кантерлоте идут нарасхват! Рэр, <text:span text:style-name="T1">Анону</text:span> надо пройти к библиотеке. Проведёшь?</text:p>
      <text:p text:style-name="P35">– Эпплджек! Сколько можно повторять: <text:span text:style-name="T1">я </text:span>модельер, а не рукодельница! Проведу, конечно. – устало произнесла Рэрити.</text:p>
      <text:p text:style-name="P35">– А какая разница? – беспечно махнула копытом Эпплджек, не обращая внимание на нахмурившуюся единорожку. – Шмотки — они и в Эппллузе шмотки.</text:p>
      <text:p text:style-name="P35">– Разница, как если бы тебя вместо огородницы назвали… ммм… <text:s/>реднеком. Пойдёмте, <text:span text:style-name="T1">Анон</text:span>.</text:p>
      <text:p text:style-name="P35">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5">– Это ты меня, фермершу в четвёртом поколении, назвала <text:span text:style-name="T1">«</text:span>огородницей<text:span text:style-name="T1">»</text:span>?!! <text:span text:style-name="T1">Да ш</text:span>тоб мне лопнуть, если меня оскорбляли сильнее! <text:span text:style-name="T1">Огородница???</text:span> Да вы, городские, банан от огурца не отличите!</text:p>
      <text:p text:style-name="P35">–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text:span text:style-name="T1">эмм</text:span>… бананах.</text:p>
      <text:p text:style-name="P35">– Огородница!.. Ишь, чего выдумала! По мне, так уж лучше <text:span text:style-name="T1">«</text:span>реднек<text:span text:style-name="T1">»</text:span>, чем <text:span text:style-name="T1">«</text:span>огородница<text:span text:style-name="T1">»</text:span>! – слышалось бурчание Эпплджек нам вдогонку.</text:p>
      <text:p text:style-name="P35">Единорожка с серьёзным видом завела меня за угол и только после этого звонко расхохоталась.</text:p>
      <text:p text:style-name="P35">– Я думал, вы друзья. – заметил я.</text:p>
      <text:p text:style-name="P35">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5">– Не обращайте внимания, <text:span text:style-name="T1">Анон</text:span>. Именно потому, что мы — друзья, мы можем позволить себе роскошь подначивать друг-дружку не опасаясь, что за этим последует обида. Уверена, она сейчас так же <text:soft-page-break/>хохочет за прилавком. Кстати, судя по тому, что вас Эпплджек назвала <text:span text:style-name="T1">«</text:span>сахарком<text:span text:style-name="T1">»</text:span>, вы тоже её друг. А раз так, то и мой. Вы не будете против, если я буду к вам на <text:span text:style-name="T1">«</text:span>ты<text:span text:style-name="T1">»</text:span>?</text:p>
      <text:p text:style-name="P35">– Буду только рад. Сам бы предложил, да не успел.</text:p>
      <text:p text:style-name="P35">–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5">– Не сомневаюсь. Мы в конце-концов неплохо поладили и она даже сделала мне скидку на вольт-яблочн<text:span text:style-name="T1">ый</text:span> джем.</text:p>
      <text:p text:style-name="P35">– А почём продала, если не секрет?</text:p>
      <text:p text:style-name="P35">– За шестьдесят бит.</text:p>
      <text:p text:style-name="P35">– Оу, <text:span text:style-name="T1">Анон, </text:span>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7">Рэрити оглянулась по сторонам и заговорчески подмигнула мне.</text:p>
      <text:p text:style-name="P35">–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text:span text:style-name="T1">Е</text:span>ё <text:span text:style-name="T1">С</text:span>олнечного Высочества? – это слово Рэрити произнесла с придыханием, закатив глаза. – В общем, меня интересует <text:span text:style-name="T1">ВСЁ</text:span>! Ты должен быть в курсе, я уверена!</text:p>
      <text:p text:style-name="P35">Единорожка чуть не подпрыгивала от любопытства. Заметив мою отвалившуюся челюсть, она вновь рассмеялась.</text:p>
      <text:p text:style-name="P35">–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text:span text:style-name="T1">«</text:span>Фэшн лайф<text:span text:style-name="T1">»</text:span>,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5">–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text:span text:style-name="T1">Фрау-Фрау</text:span> выполняет заказы только для королевского двора. Серебряная тиара на <text:span text:style-name="T1">лацкане</text:span> <text:span text:style-name="T1">редингота</text:span>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text:span text:style-name="T1">сюртука </text:span>означает…</text:p>
      <text:p text:style-name="P35">–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5">–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5">– От недосыпа. – перебил я Рэрити. – Красные от недосыпа глаза я не спутаю ни с чем. Сам такие <text:span text:style-name="T1">пятнадцать</text:span> лет наблюдал в зеркале.</text:p>
      <text:p text:style-name="P35">– Это плохо. – погрустнела Рэрити. – Сон — важная часть здоровья пони. Наверное, у её Высочества много дел. Я, когда готовлю важные заказы, тоже мало сплю. Однажды моя сестрица, Свити…</text:p>
      <text:p text:style-name="P35">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5"><text:soft-page-break/>–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5">Мы остановились перед деревом.</text:p>
      <text:p text:style-name="P35">Даже не так. </text:p>
      <text:p text:style-name="P35">Мы остановились перед ДЕРЕВОМ!</text:p>
      <text:p text:style-name="P35">Харизма этого <text:span text:style-name="T1">древнего</text:span>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text:span text:style-name="T1">м</text:span> <text:span text:style-name="T1">стволе</text:span>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text:span text:style-name="T1">«</text:span>СПК + РРТ = ЛЮ…<text:span text:style-name="T1">».</text:span></text:p>
      <text:p text:style-name="P35">–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text:span text:style-name="T1">близнец</text:span>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5">Единорожка удалилась, оставив <text:span text:style-name="T1">после себя лёгкий запах жасмина.</text:span></text:p>
      <text:p text:style-name="P35"/>
      <text:h text:style-name="Heading_20_2" text:outline-level="2">13. Расследование <text:span text:style-name="T1">Твайлайт Спаркл</text:span></text:h>
      <text:p text:style-name="P35"/>
      <text:p text:style-name="P35">– Э-э-э… Добрый день?</text:p>
      <text:p text:style-name="P35">Фиолетовый круп застыл на месте. Потом послышалась возня <text:span text:style-name="T79">и чихание</text:span>, круп попятился и из глубины книжной полки показалась лавандовая единорожка. Вслед за ней в облаке левитационной магии вылетел здоровенный пыльный фолиант. “<text:span text:style-name="T1">Тайны Тайных Наук</text:span>” — прочитал я на его корешке.</text:p>
      <text:p text:style-name="P47">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7">Мне показалось, или единорожка смотрела на меня малость раздражённо? Фолиант с громким стуком хлопнулся на пол.</text:p>
      <text:p text:style-name="P35">– Эмм. Добрый вечер, человек Анонимус. <text:span text:style-name="T1">Оч-чень р</text:span>ада тебя видеть в Понивилле! Что новенького <text:span text:style-name="T1">в</text:span> Кантерлот<text:span text:style-name="T1">е</text:span>?</text:p>
      <text:p text:style-name="P35">Йопт! Ещё один Шерлок Холмс на мою голову!</text:p>
      <text:p text:style-name="P35">– Извиняюсь за нескромность, а откуда тебе про меня известно?</text:p>
      <text:p text:style-name="P1"><text:span text:style-name="T43">–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4">пони-</text:span><text:span text:style-name="T43">исчезновений уже год. Почту за честь работать </text:span><text:span text:style-name="T34">под твоим руководством</text:span><text:span text:style-name="T43">. Погоди немного, я </text:span><text:span text:style-name="T34">от</text:span><text:span text:style-name="T43">систематизирую нужную информацию и расскажу тебе, насколько далеко смогла продвинуться.</text:span></text:p>
      <text:p text:style-name="P33"><text:soft-page-break/>“Вот неугомонная” <text:span text:style-name="T15">–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text:span></text:p>
      <text:p text:style-name="P35">Анон, ты всё же несправедлив к ней. Надо будет помириться с ней по возвращению. Пусть она не считает тебя ровнёй себе, хрен с ним! Не получается l'amore — будешь дружить. Тем более, что дружба аликорницы щедрее, чем иная любовь.</text:p>
      <text:p text:style-name="P35">Покашливание единорожки вернуло меня из мира грёз в библиотеку.</text:p>
      <text:p text:style-name="P35">–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5">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text:p>
      <text:p text:style-name="P35">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5">–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5">Книгоежка аж затопала на месте.</text:p>
      <text:p text:style-name="P35">–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5">…</text:p>
      <text:p text:style-name="P35">…</text:p>
      <text:p text:style-name="P35">…</text:p>
      <text:p text:style-name="P35">– …и оборудовать подвал библиотеки бронекапсулой для безопасных испытаний!</text:p>
      <text:p text:style-name="P35">–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35">–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35"><text:span text:style-name="T1">– Ага, и тогда ты сможешь словить её фокальным усилителем, преобразовать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у него был поднос с варёной кукурузой.</text:p>
      <text:p text:style-name="P47">–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потенциала. Я не говорила, что сама хочу… Вдобавок, без мощного магического таланта аликорнизация будет обратимой.</text:p>
      <text:p text:style-name="P47">– Хм. Странно. А я помню, как ты, вертясь перед зеркалом, говорила: ну почему я не…</text:p>
      <text:p text:style-name="P47">– Да что же это я? Заходи, Анон,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7"/>
      <text:p text:style-name="P36"><text:soft-page-break/>***</text:p>
      <text:p text:style-name="P35"/>
      <text:p text:style-name="P133"><text:tab/>Свеча отбрасывала мягкие тени на книжные полки. Спайк положил обглоданную кочерыжку на горку и принялся облизывать пальцы. Твайлайт склонила голову мне через плечо, следя за моим пальцем.</text:p>
      <text:p text:style-name="P47">– Так. – <text:s/>я ткнул в позицию в длинном списке оснащения. – Зачем тебе преобразователь пси-поля?</text:p>
      <text:p text:style-name="P47">–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7">–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7">– Спайк! Ковыряться когтем в зубах некрасиво! Тем более, при посторонних!</text:p>
      <text:p text:style-name="P47"><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7">«…он крепко обхватил её лавандовый, подтянутый фитнессом, круп и игриво куснул её за крепкую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47">– СПАЙК!!! Откуда ты взял этот листок?!! – Твайлайт покраснела, как варёный рак и выхватила бумажку у меня из рук.</text:p>
      <text:p text:style-name="P47">– У тебя в черновиках, разумеется. Ты сама сказала экономить бумагу. – пожал плечами дракончик.</text:p>
      <text:p text:style-name="P47">Я осторожно взял следующий листок.</text:p>
      <text:p text:style-name="P47">– Электростимулятор гипоталамуса. Драконий. В комплекте с усиленной больничной койкой и набором фиксаторов.</text:p>
      <text:p text:style-name="P47">– Это ещё чего??? – удивился Спайк. – я что-то не помню, чтоб ты такое хотела!</text:p>
      <text:p text:style-name="P47">– Э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4">— то есть крыльев. И я подумала: а что, если…</text:span></text:p>
      <text:p text:style-name="P47"><text:span text:style-name="T14">– Вот ещё! </text:span>– возмутился дракончик. – Никогда на такое не соглашусь!</text:p>
      <text:p text:style-name="P47">– Но ты сам подумай, как было бы здорово обладать крыльями! – мечтательно возразила Твайлайт.</text:p>
      <text:p text:style-name="P47">–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7">– Угу. Только шар ты же и прожёг, соревнуясь с Рэйнбоу Дэш в силе отрыжки.</text:p>
      <text:p text:style-name="P47">–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7">– Ну, достичь удалось не слишком многого. – повесила нос единорожка. – Собственно, сами работы шли только первые два месяца <text:span text:style-name="T14">— потом меня отстранили от экспериментов. И после этого от меня требуют ускорить исследования!</text:span></text:p>
      <text:p text:style-name="P47">– А почему тебя отстранили?</text:p>
      <text:p text:style-name="P47">– Из-за первых результатов. – единорожка насупилась ещё больше. – Они были ужасными.</text:p>
      <text:p text:style-name="P47"/>
      <text:p text:style-name="P48">***</text:p>
      <text:p text:style-name="P35"/>
      <text:p text:style-name="P35"><text:soft-page-break/>…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5">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5">Со слов принцессы Луны, оболочка реальности истончилась и начала прорываться. И первой она начала рваться во снах, где <text:span text:style-name="T1">реальность</text:span> и так тонка.</text:p>
      <text:p text:style-name="P35">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5">В который раз прохаживаясь в раздумьях по королевской библиотеке, в крыле Стар Свирла Бородатого я наткнулась на <text:span text:style-name="T1">забытую </text:span>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text:span text:style-name="T1">Прозрения</text:span>, <text:span text:style-name="T1">написанного Стар Свирлом во время припадка безумия</text:span>! Заклинания не<text:span text:style-name="T1"> было</text:span> в библиотечных каталогах, это просто чудо, что я нашла этот листок!</text:p>
      <text:p text:style-name="P58">– Ага, он был закладкой в четвёртом номере «PlayMare», в разделе «Тридцать две позы, которые удивят вашу френдпони».</text:p>
      <text:p text:style-name="P58">– Спайк! Немедленно ложись спать!</text:p>
      <text:p text:style-name="P58">– Уже иду. Кукурузу доем только и иду.</text:p>
      <text:p text:style-name="P58">– Кстати, а что за припадок безумия был у Стар Свирла?</text:p>
      <text:p text:style-name="P58">– Он однажды начал считать себя человеком. Не был им, как ты, Анон, а именно считал. Ему приснился сон, после которого он стал полагать себя человеком, принявшим облик единорога. После того, как его сочли сумасшедшим, он попытался составить заклинание Прозрения, чтобы показать окружающим его пони, кто он. В результате, после первого же пробного испытания на себе, он излечился от безумия и более никогда не продолжал работу над заклинанием. Долгие столетия заклинание Прозрения считалось утерянным.</text:p>
      <text:p text:style-name="P58">– <text:span text:style-name="T61">Надо же! Ты вторая в Эквестрии после Селестии, кто упоминает о людях. И то, Селестия отзывалась о нас, как о сказочных существах.</text:span></text:p>
      <text:p text:style-name="P58">– Ну-у-у, фактически, так оно и есть. Вы, люди, у нас описаны как мифические древние существа, которые иногда встречались единорогам древности в Вечнодиком лесу. Вы при встрече обычно присаживались на землю и предлагали колени, чтобы единорог мог положить на них свою голову и отдохнуть. Кстати, Анон, не хочешь предложить колени? Я бы с радостью задокументировала процесс, хи-хи!</text:p>
      <text:p text:style-name="P58">– Гм-м. Как-нибудь потом. Продолжай, Твайлайт.</text:p>
      <text:p text:style-name="P47"/>
      <text:p text:style-name="P47">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7">– Итак, напоминаю, заклинание Прозрения на время отвязывает астральное тело, иначе именуемое душой, от физического. В результате появляется возможность наблюдать за процессами, происходящими в тонком мире. Сильно упрощая, это называется ясновидением.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7">–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7">– Потому что я буду дирижировать процессом и направлять заклинание, Пинки. Кроме того, вы будете мне помогать. К сожалению, Стар Свирл не захотел закончить заклинание и сделать его <text:soft-page-break/>полностью управляемым: легенды гласят, что он зарёкся иметь с ним дело после единственного сеанса обкатки. Поэтому чётко задать обозреваемый ясновидцем процесс достаточно проблематично. Но если я правильно поняла примечания к заклинанию, установить рамки ясновидения можно с помощью концентрирования на цели. Перестань прыгать по матрасу, пожалуйста, из него уже пружины полезли!</text:p>
      <text:p text:style-name="P47">– То есть, эмм, мы должны сосредоточиться на том, что хотим увидеть?</text:p>
      <text:p text:style-name="P47">– Именно, Флатти! Проблема в том, что вы погрузитесь в магический сон и не будете в состоянии полностью контролировать свои мысли. Именно поэтому заклинание слабо контролируется и обладает неточным действием. И из-за его крайней неточности мне потребуется участие всех вас в эксперименте. Чем больше пони участвует в эксперименте, тем больше вероятность, что хотя бы кого-нибудь увидит желаемое.</text:p>
      <text:p text:style-name="P47">– Так давай сюда весь Понивилль притащим! Это ж будет на двадцать процентов круче! <text:s/>Представляю себе изнанку процесса <text:s/>переодевания Биг Мака в платья, гы-гы! Или изнанку Лириных фантазий!</text:p>
      <text:p text:style-name="P47">– Нет, Дэш, всё не так просто. Прозрение Стар Свирла относится к категории чрезвычайно энергозатратных заклинаний. И если в эксперименте будут участвовать посторонние, я смогу вовлечь в Прозрение одного <text:span text:style-name="T14">— максимум двух пони, </text:span>после чего мне придётся восстанавливаться около трёх месяцев<text:span text:style-name="T14">. С вами же я связана в круг Элементов Гармонии, что позволит мне вызвать магический резонанс и вовлечь в </text:span>Прозрение вас всех<text:span text:style-name="T14">. Поэтому я созвала вас и рассчитываю на вашу помощь.</text:span></text:p>
      <text:p text:style-name="P47">– А это, эмм… не опасно? Я, конечно, эмм, не то, чтобы боюсь, то есть, конечно, немножечко боюсь, но не то, чтобы, эмм, отказываюсь… Просто, если это опасно, мне, эмм, понадобится предупредить Ангела, чтобы позаботился об остальных, если, эмм, со мной что-то случится или я, эмм, задержусь на время.</text:p>
      <text:p text:style-name="P47">– Не волнуйся, Флатти, для этого я буду бодрствовать. Если что-то пойдёт не так, я немедленно прерву эксперимент и разбужу вас. Но я уверена, я абсолютно уверена в безопасности эксперимента! Оно не опаснее бабочек и радуги! К сожалению, не существует другого заклинания, активизирующего процесс ясновидения. Нам придётся пользоваться тем, что есть.</text:p>
      <text:p text:style-name="P47">– Эмм, если не опаснее радуги, это хорошо. Тогда я, пожалуй, не буду предупреждать Ангела…</text:p>
      <text:p text:style-name="P47">–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эмм… нам стала видна изнанка проблемы поближе к Кантерлоту?</text:p>
      <text:p text:style-name="P47">– Скажи уж прямо, поближе к королевскому дворцу, Рэр! Все в курсе твоих интересов, сахарок!</text:p>
      <text:p text:style-name="P47">– Эпплджек, я попрошу! Я же никому не говорю, ЧТО ты делаешь с огурцами!</text:p>
      <text:p text:style-name="P47">– !!!</text:p>
      <text:p text:style-name="P47">– Не ссорьтесь, поняши!</text:p>
      <text:p text:style-name="P47">– А кто ссорится-то, Твай? Рэрка думает, што никто не знает про её поникена-жеребца со вставным резиновым…</text:p>
      <text:p text:style-name="P47">– ЭППЛДЖЕК!!!</text:p>
      <text:p text:style-name="P47">– Я хотя б думать собираюсь об Эквестрии! И о том, што миру грозит опасность! Не то, што некоторые!</text:p>
      <text:p text:style-name="P47">– Девочки, довольно! ПО МЕС-ТАМ! Пинки, перестань играть на пружине, а ты, Дэши,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4">. Это поможет мне в моей монографии на тему аликорнизации.</text:span></text:p>
      <text:p text:style-name="P47">Я уселась на пуфике, а подруги заняли места на матрасах…</text:p>
      <text:p text:style-name="P58"/>
      <text:p text:style-name="P58"><text:soft-page-break/>– Спайк, будь добр, принеси дневник эксперимента. Он в подвале, за шкафом с ретортами, в…</text:p>
      <text:p text:style-name="P58">– В сейфе, я в курсе.</text:p>
      <text:p text:style-name="P58"/>
      <text:p text:style-name="P59">***</text:p>
      <text:p text:style-name="P78"/>
      <text:p text:style-name="P58">Дата: 12.04.2142 А.<text:span text:style-name="T14">C</text:span>.</text:p>
      <text:p text:style-name="P58">Эксперимент: заклинание Прозрения</text:p>
      <text:p text:style-name="P58">Испытуемая: Эпплджек</text:p>
      <text:p text:style-name="P58">Синопсис: запись сна со слов испытуемой</text:p>
      <text:p text:style-name="P58">Замечания: после эксперимента в гриве у испытуемой появился седой локон.</text:p>
      <text:p text:style-name="P59"/>
      <text:p text:style-name="P59">~~~</text:p>
      <text:p text:style-name="P1">Я посмотрела на застывшее у моих ног<text:span text:style-name="T1"> тело</text:span>.</text:p>
      <text:p text:style-name="P21">“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1">“Как её зовут? Запамятовала… Дочка Бловбола, я его ещё последним втащила, прежде чем дверь затворилась. Как же её зовут-то?”</text:p>
      <text:p text:style-name="P76">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1">“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text:span text:style-name="T1">превратились</text:span> в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1"><text:span text:style-name="T8">“</text:span><text:span text:style-name="T1">Ох, Селестия милосердная, как же давно я не видела солнца! Я уже почти забыла, какое оно. Родившиеся в Стойле смеются, когда я пытаюсь объяснить им, как оно выглядит. Нет, не так. Смеялись. Надо обо всём думать в прошлом времени. Всё осталось позади. А впереди </text:span><text:span text:style-name="T46">— солнце. Моё солнце.</text:span><text:span text:style-name="T40">”</text:span></text:p>
      <text:p text:style-name="P10">Я остановилась перед дверью. Четыре ярда брони отделяли меня от Эквестрии. Четыре ярда и двадцать пять лет.</text:p>
      <text:p text:style-name="P21"><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46">—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p>
      <text:p text:style-name="P3">Я прошла сквозь дверь.</text:p>
      <text:p text:style-name="P3">Снаружи вставало солнце. Размытое <text:span text:style-name="T32">светлое пятно поднималось над землёй, едва пробиваясь сквозь плотную пелену облаков, затягивающих всё небо</text:span>. Луч света осветил покрытые рыжей пылью руины…</text:p>
      <text:p text:style-name="P3"><text:soft-page-break/>На моих глазах пустошь стала преображаться. Зазвенел колокольчик, возвещая жеребят о начале урока. С рынка донёсся гомон торгующихся. Раздался треск фейерверков и <text:s/>смех. К станции, деловито пыхтя, подходил поезд. Ожидающие на станции подхватили чемоданы. Призраки прошлого манили меня, упрашивая забыть, что произошло.</text:p>
      <text:p text:style-name="P1"><text:span text:style-name="T1">Я</text:span> увидела Пинки, догоняющую мою старую подругу Рэйнбоу Дэш. И она, и Дэш мчались к библиотеке, где к ним навстречу из приветливо растворившихся дверей вышли Твайлайт Спаркл и Рэрити. С другой стороны к ним подошла Флаттершай. Подруги оглядывались по сторонам, ожидая меня.</text:p>
      <text:p text:style-name="P33">Я хотела помчаться к ним. Изо всех сил я работала ногами, но не продвинулась ни на дюйм. Я пыталась позвать их, но не смогла произнести ни звука. Я махала им копытами, но мои старые подруги не видели меня.</text:p>
      <text:p text:style-name="P33">Земля ушла из-под моих ног. Я замолотила копытами, изо всех сил стараясь удержаться. Но поверхность отдалялась всё дальше, я кувыркалась в пространстве, не находя опоры.</text:p>
      <text:p text:style-name="P1">Солнце начало чернеть, погружая мир во тьму. Пони превратились в полупрозрачные светящиеся силуэты. Их стало много, намного больше, чем я когда-либо видела в жизни. Они толпами сновали по улицам, проходя сквозь дома и друг дружку. Дома также стали призрачными, их количество и расположение постоянно менялось, как в гигантском калейдоскопе.</text:p>
      <text:p text:style-name="P1">Я всё дальше отдалялась от земли. <text:span text:style-name="T1">Долина </text:span>распростёр<text:span text:style-name="T1">лась</text:span> передо мной <text:span text:style-name="T1">до самой кантерлотской скалы</text:span>. Я видела <text:span text:style-name="T1">под собой </text:span>одновременно и довоенный город моей юности, и сгоревшие в пламени войны руины, и едва узнаваемые версии Понивилля, которого никогда не знала.<text:span text:style-name="T51"> </text:span><text:span text:style-name="T41">Видения этих городов</text:span><text:span text:style-name="T51"> дрожали, <text:s/>пересекались </text:span><text:span text:style-name="T41">и постоянно множились</text:span><text:span text:style-name="T51">.</text:span></text:p>
      <text:p text:style-name="P46">У меня дико заболела голова, мне казалось, она вылезет из шляпы распухшим шаром. Я закрыла глаза.</text:p>
      <text:p text:style-name="P58"/>
      <text:p text:style-name="P58">Примечания: ПипБак? Стойло?</text:p>
      <text:p text:style-name="P1"/>
      <text:p text:style-name="P2">***</text:p>
      <text:p text:style-name="P1"/>
      <text:p text:style-name="P58">Дата: 12.04.<text:span text:style-name="T14">2142</text:span> А.С.</text:p>
      <text:p text:style-name="P58">Эксперимент: заклинание Прозрения</text:p>
      <text:p text:style-name="P58">Испытуемая: Рэйнбоу Дэш</text:p>
      <text:p text:style-name="P58">Синопсис: описание пробуждения испытуемой</text:p>
      <text:p text:style-name="P58">Замечания: испытуемая отказалась дать описание сна. «Гы-гы… Фигасе… Человеки рулят…» <text:span text:style-name="T17">—</text:span><text:span text:style-name="T18"> </text:span><text:span text:style-name="T61">всё, что удалось от неё добиться.</text:span></text:p>
      <text:p text:style-name="P1"/>
      <text:p text:style-name="P20">~~~</text:p>
      <text:p text:style-name="P21">Испытуемая после пробуждения ведёт себя странно. Наблюдается покраснение <text:span text:style-name="T1">мордочки</text:span>,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text:p>
      <text:p text:style-name="P1"/>
      <text:p text:style-name="P4">Примечания: человеки?</text:p>
      <text:p text:style-name="P4"/>
      <text:p text:style-name="P2">***</text:p>
      <text:p text:style-name="P47"/>
      <text:p text:style-name="P58"><text:soft-page-break/>Дата: 12.04.<text:span text:style-name="T14">2142</text:span> А.С.</text:p>
      <text:p text:style-name="P58">Эксперимент: заклинание Прозрения</text:p>
      <text:p text:style-name="P58">Испытуемая: Рэрити</text:p>
      <text:p text:style-name="P58">Синопсис: запись сна со слов испытуемой</text:p>
      <text:p text:style-name="P58">Замечания: замечаний нет</text:p>
      <text:p text:style-name="P58"/>
      <text:p text:style-name="P43">~~~</text:p>
      <text:p text:style-name="P1"><text:span text:style-name="T34">Я летела сквозь сине-зелёную мглу, усеянную звёздами, к той единственной, к которой меня тянуло с неодолимой силой и которая прико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4">—</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text:span text:style-name="T1">Висящий прямо в пространстве, он одновременно вызывал у меня ужас и благоговение. </text:span>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Я отчаянно желала заглянуть в него. Изображение начало рябить и таять в моих глазах.</text:span></text:p>
      <text:p text:style-name="P1"/>
      <text:p text:style-name="P21">Примечания: <text:span text:style-name="T46">чёрный экран?</text:span></text:p>
      <text:p text:style-name="P44"/>
      <text:p text:style-name="P48">***</text:p>
      <text:p text:style-name="P47"/>
      <text:p text:style-name="P58">Дата: 12.04.<text:span text:style-name="T14">2142</text:span> А.С.</text:p>
      <text:p text:style-name="P58">Эксперимент: заклинание Прозрения</text:p>
      <text:p text:style-name="P58">Испытуемая: Пинки Пай</text:p>
      <text:p text:style-name="P58">Синопсис: описание пробуждения испытуемой</text:p>
      <text:p text:style-name="P58">Замечания: испытуемая отказалась дать описание сна.</text:p>
      <text:p text:style-name="P58"/>
      <text:p text:style-name="P43">~~~</text:p>
      <text:p text:style-name="P58">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8"/>
      <text:p text:style-name="P58"><text:soft-page-break/>Примечания: через месяц волосы Пинки пришли в обычное состояние, хотя при встрече с Рэйнбоу Дэш она по прежнему прячет глаза.</text:p>
      <text:p text:style-name="P58"/>
      <text:p text:style-name="P59">***</text:p>
      <text:p text:style-name="P58"/>
      <text:p text:style-name="P58">Дата: 12.04.<text:span text:style-name="T14">2142</text:span> А.С.</text:p>
      <text:p text:style-name="P58">Эксперимент: заклинание Прозрения</text:p>
      <text:p text:style-name="P58">Испытуемая: Флаттершай</text:p>
      <text:p text:style-name="P58">Синопсис: описание пробуждения испытуемой</text:p>
      <text:p text:style-name="P58">Замечания: получить описание сна оказалось невозможным. </text:p>
      <text:p text:style-name="P58"/>
      <text:p text:style-name="P43">~~~</text:p>
      <text:p text:style-name="P58">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8"/>
      <text:p text:style-name="P58">* Примечания: при виде кексиков истерика случилась с Пинки Пай.</text:p>
      <text:p text:style-name="P58"/>
      <text:p text:style-name="P2">***</text:p>
      <text:p text:style-name="P1"/>
      <text:p text:style-name="P21">Сим повелеваем прекратить дальнейшие эксперименты<text:span text:style-name="T32"> с использованием </text:span><text:span text:style-name="T33">заклинания Прозрения</text:span>, дабы не возмущать ткань сновидений и не подвергать опасности физическое и психическое здоровье пони.</text:p>
      <text:p text:style-name="P21"/>
      <text:p text:style-name="P22">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88"/>
      <text:h text:style-name="Heading_20_2" text:outline-level="2">14. Знакомство с <text:span text:style-name="T1">Рэйнбоу </text:span>Дэш</text:h>
      <text:h text:style-name="Heading_20_2" text:outline-level="2"/>
      <text:p text:style-name="P52">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2">Обмакнув перо в чернила, я начал письмо.</text:p>
      <text:p text:style-name="P58"/>
      <text:p text:style-name="P58">Привет, Сел (несмотря ни на что, мне всё же хочется называть тебя так).</text:p>
      <text:p text:style-name="P58">У меня есть прорыв по расследованию! Твайлайт Спаркл вышла на Большое Откровение с помощью заклинания Прозрения. Эта единорожка произвела на меня впечатление своей эрудированностью и научным рвением. Надеюсь, ей удастся продвинуться в своей мечте постигнуть суть аликорнизации.</text:p>
      <text:p text:style-name="P47"/>
      <text:p text:style-name="P47">Я опустил перо в чернильницу. Всё-таки есть какой-то шарм в перьях, чернильницах и бумажных свитках — давно забытых у меня на родине атрибутах творчества! Сам процесс опускания пера в <text:soft-page-break/>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романтического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58"/>
      <text:p text:style-name="P58">Так вот, Большое Откровение непосредственно связано с Чёрным Экраном, это две части одного целого. И эта дрянь таки жрёт пони, как и говорил Агамемнон. Посылаю тебе дневник эксперимента, это лучше всяких словесных описаний.</text:p>
      <text:p text:style-name="P58">К сожалению, Луна запретила Твайлайт дальнейшие эксперименты в этой сфере, что создало юридическую преграду для исследований.</text:p>
      <text:p text:style-name="P47"/>
      <text:p text:style-name="P47">…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7"/>
      <text:p text:style-name="P58">Кроме того, Твайлайт сожгла кучу оборудования, что обусловило невозможность дальнейших исследований физически.</text:p>
      <text:p text:style-name="P58"/>
      <text:p text:style-name="P47">Блядь, опять перо затупилось! Я выругался про себя и потянулся за перочинным ножиком. Взгляд зацепился за голубую пегаску, внимательно следящую за мной с подоконника.</text:p>
      <text:p text:style-name="P47">Ась? Секунду назад там никого не было!</text:p>
      <text:p text:style-name="P47">Я моргнул, но пегаска не исчезла.</text:p>
      <text:p text:style-name="P47">–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7">Лёгкой хрипотцой и короткой стрижкой пегаска напоминала мальчишку.</text:p>
      <text:p text:style-name="P47">– А что такого с твоим домом? – поинтересовался я.</text:p>
      <text:p text:style-name="P47">Пегаска почесала задней ногой за ухом и я невольно подивился гибкости её тела и неожиданно выступившим на худеньком теле рельефным мышцам.</text:p>
      <text:p text:style-name="P47">– Он опускается. – нехотя ответила пегаска и спрыгнула с подоконника. – Ещё пару месяцев — и я буду жить на земле, как какая-нибудь земнопони!</text:p>
      <text:p text:style-name="P47">Пегаска подошла к столу, встала на задние ноги и положила передние на столешницу.</text:p>
      <text:p text:style-name="P47">– Рэйнбоу Дэш! – отрекомендовалась пегаска. – А ты Анон, верно?</text:p>
      <text:p text:style-name="P47">Пегаска протянула мне копыто.</text:p>
      <text:p text:style-name="P47">Я уже протянул было руку, но тут увидел нечто, после чего мне на глаза медленно опустилась красная пелена.</text:p>
      <text:p text:style-name="P47">Бля-а-а!</text:p>
      <text:p text:style-name="P47">Пегаска поставила ноги прямо на моё письмо! Разумеется, чернила не успели просохнуть! Разумеется, теперь свиток украшал чернильные отпечатки копыт!</text:p>
      <text:p text:style-name="P47">Полчаса работы к чёрту.</text:p>
      <text:p text:style-name="P47">Я по инерции пожал протянутое копыто, потом, не отпуская его, второй рукой взял вторую ногу пегаски и переставил Рэйнбоу Дэш на свободное место. Всё это я проделал молча, с изменившимся лицом.</text:p>
      <text:p text:style-name="P47"><text:soft-page-break/>– Так это… Я могу чем-нибудь помочь?</text:p>
      <text:p text:style-name="P47">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7">– Можешь! – наконец придумал я, как мне казалось, остроумный ответ. – Надо принести кое-чего.</text:p>
      <text:p text:style-name="P47">– Давай!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7">– Не, так далеко не надо. – остановил я её с ухмылкой. – Сгоняй-ка за пивом. У меня как раз закончилось.</text:p>
      <text:p text:style-name="P47">Пегаска застыла на месте, не веря услышанному.</text:p>
      <text:p text:style-name="P47">– Ты посылаешь меня, лучшего летуна Эквестрии, без-пяти-минут Вондерболта, суперкрутую Рэйнбоу Дэш, ЗА ПИВОМ?!! Как какого-то несмышлёного жеребёнка? Пф-ф-ф!!!</text:p>
      <text:p text:style-name="P47">Пегаска крутанулась на месте и молнией вылетела из комнаты — аж окно хлопнуло.</text:p>
      <text:p text:style-name="P47">Я со стоном вернулся к письму. Текст, вроде, не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7"/>
      <text:p text:style-name="P58">Нам очень поможет, если ты отменишь запрет Луны и вышлешь нам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58"/>
      <text:p text:style-name="P47">БАЦ!</text:p>
      <text:p text:style-name="P47">Бутылка с пивом шлёпнулась прямо по центру свитка. Брызнувшие во все стороны тучи мелких клякс не оставили надежды: чернила под бутылкой высохнуть не успели.</text:p>
      <text:p text:style-name="P47">– Вот тебе твоё пиво, Анон! В жизни меня так не унижали!</text:p>
      <text:p text:style-name="P47">Пегаска смотрела на меня с вызовом и осуждением.</text:p>
      <text:p text:style-name="P47">– Извини, если пиво НЕ ТОЙ марки, но ты не удосужился назвать мне свою любимую! – съязвила пегаска.</text:p>
      <text:p text:style-name="P47">Я набрал воздуха в грудь побольше, чтобы взорваться гневной отповедью, но, неожиданно для себя рассмеялся.</text:p>
      <text:p text:style-name="P47">Представляю себе Сел, читающую этот украшенный копытами и бутылками «шедевр»! А ведь переписывать его я не собираюсь, с меня довольно этого мучения с перьями!</text:p>
      <text:p text:style-name="P47">Смех рвался наружу мощым потоком, я просто ухахатывался, упав под стол.</text:p>
      <text:p text:style-name="P47">– Странный ты какой-то! – заявила пегаска, озадаченно потирая затылок. – Сначала даёшь дурацкие задания, а потом сам же с них смеёшься.</text:p>
      <text:p text:style-name="P47">Дэш сложила передние ноги на груди и продолжила.</text:p>
      <text:p text:style-name="P47">–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7">Я отсмеялся, наклонился через стол и потрепал пегаску по чёлке. Та в ответ с готовностью подставила голову.</text:p>
      <text:p text:style-name="P47">– Не сердись, Рэйнбоу Дэш! Задание, действительно, было дурацким. Просто ты немножко вывела меня из себя. На самом деле мне нужна любая информация про Большое Откровение и Чёрный Экран. Но не думаю, что ты сможешь помочь мне в этом. Даже Твайлайт не смогла.</text:p>
      <text:p text:style-name="P47"><text:soft-page-break/>–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7">…</text:p>
      <text:p text:style-name="P47">А ведь пегаска говорит дело! Из того, что я помню, эта зебра-шаманка иногда даже выручала Твайлайт. Визит к ней будет совсем не лишним.</text:p>
      <text:p text:style-name="P47">– Ты права. Буду тебе признателен, если покажешь мне завтра утром, где живёт Зекора.</text:p>
      <text:p text:style-name="P47">Пегаска отрицательно помотала головой.</text:p>
      <text:p text:style-name="P47">– Не утром. Прямо сейчас. Зекора вчера пришла за покупками в Понивилль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47">Вот чёрт! Походу, сон на сегодня отменяется. Я спрятал письмо в стол, накинул на плечи куртку и пошёл к выходу.</text:p>
      <text:p text:style-name="P47">Пегаска по-прежнему стояла у стола, делая вид, что её это не касается.</text:p>
      <text:p text:style-name="P47">– Эмм. Так мы идём к Зекоре, или нет? Я думал, ты хотела помочь.</text:p>
      <text:p text:style-name="P47">Пегаска скорчила недовольную мордочку.</text:p>
      <text:p text:style-name="P47">– Вы, человеки, все такие не клёвые?</text:p>
      <text:p text:style-name="P47">– ?</text:p>
      <text:p text:style-name="P47">Пегаска принялась загибать копыта.</text:p>
      <text:p text:style-name="P47">– Я тебе принесла пиво — это раз! Подала идею с Зекорой — это два! А где моё вознаграждение???</text:p>
      <text:p text:style-name="P47">Мне на голову как будто вылили ведро холодной воды. Весёлость улетучилась вмиг. Я подошёл к тумбочке, выудил из неё мешочек Селестии и вернулся к пегаске.</text:p>
      <text:p text:style-name="P47">– Сколько ты хочешь за помощь, Рэйнбоу Дэш? – спросил я ровным голосом и звякнул монетами.</text:p>
      <text:p text:style-name="P47">Пегаска скривила губы и отодвинула от себя мешочек.</text:p>
      <text:p text:style-name="P47">– Какой ты глупый! А ещё из Кантерлота! Мне не нужны твои серебряшки!</text:p>
      <text:p text:style-name="P47">– Чего же ты хочешь? Золотяшек? – саркастически спросил я.</text:p>
      <text:p text:style-name="P47">Пегаска уселась вплотную ко мне и поддела головой мою руку.</text:p>
      <text:p text:style-name="P47">– Почесушек! И не говори мне, что не умеешь! Ты только что делал это совершенно бесплатно!</text:p>
      <text:p text:style-name="P47">Тепло разлилось по моей груди мягкой волной. Раздражение и холод сменились радостью и дружелюбием.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7">– Да. Да. Так. Гы. Ещё. Вот так. Кру-у-у-то-о-о!</text:p>
      <text:p text:style-name="P47">Я присел перед ней и стал чесать пегаску за ушами обоими руками. Та уткнулась мне носом в плёчо <text:s/>и замерла от удовольствия. Лишь беспокойное пряданье ушами выдавало напряжение Дэш.</text:p>
      <text:p text:style-name="P47">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7"/>
      <text:p text:style-name="P47">…</text:p>
      <text:p text:style-name="P47"/>
      <text:p text:style-name="P47"><text:soft-page-break/>–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7">Пегаска с хрустом потянулась.</text:p>
      <text:p text:style-name="P47">– А я категорически против этого!</text:p>
      <text:p text:style-name="P35"/>
      <text:p text:style-name="P36">***</text:p>
      <text:p text:style-name="P35"/>
      <text:p text:style-name="P35">В тусклом круге света от фонаря рельсы казались бесконечной лентой, протянувшейся из прошлого в будущее. Казалось, в мире нет ничего, кроме меня, пегаски и кусочка проходящей под нами железной дороги. </text:p>
      <text:p text:style-name="P35">Я старался шагать по шпалам, чтобы не сбивать шаг. Очертания пегаски расплывались впереди на границе освещённого участка.</text:p>
      <text:p text:style-name="P47">– И как там, в Кантерлоте? Прикольно? Давненько там не была.</text:p>
      <text:p text:style-name="P47">–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7">–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47">Пегаска мечтательно вздохнула.</text:p>
      <text:p text:style-name="P47">– Что за чувство? – Я старался успевать за пегаской, для чего мне пришлось перейти на быстрый шаг.</text:p>
      <text:p text:style-name="P47">– Чувство абсолютной свободы. Когда тебя ничто не связывает и ты ничем не ограничен. Для пегаса это важно. Только в Клаудсдейле такое есть. – Дэш вздохнула. – В жизни бы оттуда не слиняла, если бы не тёрки с несколькими клаудсдейлскими идиотами.</text:p>
      <text:p text:style-name="P47">Я не поверил своим ушам.</text:p>
      <text:p text:style-name="P47">– Тебе угрожали клаудсдейлские пегасы? Тебе пришлось бросить дом?</text:p>
      <text:p text:style-name="P47">Пегаска фыркнула.</text:p>
      <text:p text:style-name="P47">–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7">Мы свернули с рельс на лесную тропинку. Свет фонаря выхватывал стволы сосен и дубов, уханье совы и стрекот сверчков вплелись в наш разговор незаметным фоном.</text:p>
      <text:p text:style-name="P47">– Так и перестала бы с ними драться. В чём проблема?</text:p>
      <text:p text:style-name="P47">Я не мог различить выражения мордочки Дэш в полутьме, но сопение пегаски выдало её волнение.</text:p>
      <text:p text:style-name="P47">– Они задирали Флаттершай. Она не могла им ответить. Она же не я!</text:p>
      <text:p text:style-name="P47">– А ты хотела бы вернуться?</text:p>
      <text:p text:style-name="P47">– Нет! – пегаска остановилась перед выросшей из темноты палаткой. За открытым пологом стоял непроглядный мрак.</text:p>
      <text:p text:style-name="P47">–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7">– А если она уже спит? – тоже шёпотом ответил я Дэш. – Как-то неудобно её будить.</text:p>
      <text:p text:style-name="P47"><text:soft-page-break/>– Входи, Тот-Кого-Нет. – раздался вдруг низкий голос в темноте. – И ты, маленькая пегаска, тоже не стой на пороге.</text:p>
      <text:p text:style-name="P47">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В копыте фигура держала трубку.</text:p>
      <text:p text:style-name="P47">Я закашлялся. На табак это не похоже, зебра явно курила травку.</text:p>
      <text:p text:style-name="P47">– Добрый вечер! – начал я. – Мы не знакомы, но Рэйнбоу Дэш посоветовала мне обратиться к вам. Я ищу ответы на пару вопросов.</text:p>
      <text:p text:style-name="P47">Фигура откинула капюшон. Взгляду открылась зебра неопределённого возраста. Она молчала, глядя на меня ничего не выражающими глазами и время от времени выдыхала кольца дыма. Я огляделся и, не найдя ничего лучшего, уселся просто на пол перед ней. Над зеброй со стены на меня смотрела деревянная маска нахмуренного божка с торчащими из-под толстых губ клыками.</text:p>
      <text:p text:style-name="P47">– Я ищу любую информацию про Большое Откровение и Чёрный Экран. Буду очень признателен, если…</text:p>
      <text:p text:style-name="P47">– Молчи! Ничего не говори! – перебила меня Зекора.</text:p>
      <text:p text:style-name="P47">Заметив мой удивлённый взгляд, она объяснила:</text:p>
      <text:p text:style-name="P47">– Мало времени. Не у меня — у тебя. Другое Всё гонится за тобой и я не знаю, сколько тебе отмерено.</text:p>
      <text:p text:style-name="P47">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 С чокнутыми лучше не спорить.</text:p>
      <text:p text:style-name="P47">– У нашего народа есть предание о то, кто придёт в Конце Времён. Значит, я чувствовала правильно, конец действительно близок. – Зебра нашла нужную страницу и стала читать.</text:p>
      <text:p text:style-name="P58"/>
      <text:p text:style-name="P58">«…Старый Свамбе говорит вам, маленькие иго-го, и вам, взрослые воины Нзака, и вам <text:span text:style-name="T57">— </text:span>тем, кто будет читать мои слова в Конце Времён. Когда Большой Мбоно придёт к народу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58"/>
      <text:p text:style-name="P47">Зекора захлопнула книгу.</text:p>
      <text:p text:style-name="P47">– Это всё, что я могу сказать тебе, Тот-Кого-Нет.</text:p>
      <text:p text:style-name="P47">Бля! И ради этого я тащился сюда посреди ночи?</text:p>
      <text:p text:style-name="P47">– Бред какой-то! – мне эти полунамёки порядком поднадоели и я решил не церемониться. – Какой ещё «Нзака», какой ещё «Мбоно», какие ещё «вопросы про то, что о чём нельзя думать»? Я спрашивал тебя про две конкретные вещи: Большое Откровение и Чёрный Экран. Не можешь ответить — так и скажи, а не читай какую-то шаманскую мульку. Сама сказала — у меня мало времени!</text:p>
      <text:p text:style-name="P47">Дэш охнула и попыталась заткнуть мне рот. Я с раздражением оттолкнул её копыто. Знаю я таких «гуру», у меня на родине не протолкнёшься от всяких «шаманов» и «гадалок». Удивительно, что с меня ещё деньги не запросили за «прорицание»!</text:p>
      <text:p text:style-name="P47">Я был готов к тому, что зебра разозлится и выставит меня из шатра. Но Зекора только фыркнула.</text:p>
      <text:p text:style-name="P47">– Ты сердишься, Анон – Большой Мбоно. Увы, мне не ответить на твои вопросы. Пони не пережить встречи с Больш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7"><text:soft-page-break/>Зебра усмехнулась. Я попытался пролепетать извинения, но зебра махнула копытом, показывая на выход и накинула тряпку на фонарь. В наступившей темноте прозвучал голос Дэш:</text:p>
      <text:p text:style-name="P47">– Зекора, почему ты называешь Анона Тем, Кого Нет?</text:p>
      <text:p text:style-name="P47">В темноте сверкнула белозубая улыбка зебры.</text:p>
      <text:p text:style-name="P47">– Потому что когда я смотрю на дорогого твоему сердцу Анона, я вижу Ничто.</text:p>
      <text:p text:style-name="P47">Мне стало нехорошо.</text:p>
      <text:p text:style-name="P47"/>
      <text:p text:style-name="P48">***</text:p>
      <text:p text:style-name="P47"/>
      <text:p text:style-name="P47">Мы возвращались по ночному лесу к железной дороге. Пегаска летела возле меня на высоте груди.</text:p>
      <text:p text:style-name="P47">– Интересно, что Зекора имела ввиду, когда говорила, что за тобой гонится Другое Всё? И как можно видеть Ничто?</text:p>
      <text:p text:style-name="P47">– Не обращай внимания. Когда курят траву, и не такое видят.</text:p>
      <text:p text:style-name="P47">– Да? Ну ладно. И это… эмм… Ты тоже не обращай внимания на то, что Зекора назвала тебя дорогим моему <text:s/>сердцу. Глупости какие! У Рэйнбоу Дэш есть только друзья, и ты — один из них! Я не выношу весь этот романтический бред, от которого Рэрити потом рыдает на пижамных вечеринках. Но, всё же, на тот случай, если за тобой действительно кто-то гонится, заявляю: пусть только попробует догнать! Будет иметь дело со мной!</text:p>
      <text:p text:style-name="P47">Пегаска начала боксировать воздух. Я расхохотался.</text:p>
      <text:p text:style-name="P47">– Спасибо, Рэйнбоу Дэш! Я тронут.</text:p>
      <text:p text:style-name="P47">– Да ладно, Анон, чего уж там. – засмущалась пегаска. – Друзья иначе и не поступают. <text:span text:style-name="T61">И вот что. Зови меня Дэш! А то и мне придётся звать тебя полным именем, а я этого не выношу.</text:span></text:p>
      <text:p text:style-name="P47">Я кивнул и легонько хлопнул пегаску по крупу, принимая её предложение. Та скосила на меня сиреневый глаз и фыркнула.</text:p>
      <text:p text:style-name="P47">– Имей ввиду, Анон, я этот шлепок расцениваю, как обещание почесушек в будущем. И в очень скором — я не люблю долго ждать! Иначе мне придётся поколотить тебя прямо сейчас за развязность.</text:p>
      <text:p text:style-name="P47">Я фейспалмнул.</text:p>
      <text:p text:style-name="P1"/>
      <text:h text:style-name="Heading_20_2" text:outline-level="2">15. День сурка</text:h>
      <text:p text:style-name="P15"/>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14">—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А то допился до розовых поней <text:span text:style-name="T14">—</text:span> так и в дурку попасть недолго. Вот и сейчас перегар такой, что снег плавится. Пройди реабилитацию и вернись в проект. А не примут <text:span text:style-name="T14">— найти новую работу. Так даже лучше: быстрее забудешь всю эту хренотень с рогатыми кобылами. </text:span>Будь мужиком, блеать! <text:span text:style-name="T14">Найди себе бабу и заживи сытой, размеренной жизнью городского ублюдка. Что ещё нужно, чтобы спокойно сдохнуть?</text:span></text:p>
      <text:p text:style-name="P9">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text:soft-page-break/>на пустырь за строящейся высоткой в конце улицы. Так и есть: вон под снегом узнаваемый остов разбитого форда. Значит, скоро выйду на дорогу, а там через пару кварталов мой дом.</text:p>
      <text:p text:style-name="P3">Дрожащий круг света наткнулся на очертания белой фигуры.</text:p>
      <text:p text:style-name="P47">– Здравствуй, Анонимус.</text:p>
      <text:p text:style-name="P47">Я молча смотрел на неё, слегка пошатываясь. В голове воцарилась звенящая пустота.</text:p>
      <text:p text:style-name="P47">Селестия шагнула мне навстречу.</text:p>
      <text:p text:style-name="P47">– Пожалуйста, прошу тебя, не думай так. Мы — не плод твоего воображения, мы — живые, мы — существуем! Когда ты так думаешь, я чувствую, как мир тает.</text:p>
      <text:p text:style-name="P47">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47">– <text:s/>Думаю как?</text:p>
      <text:p text:style-name="P47">– Думаешь, что мы — плод твоего воображения, отравленного наркотиком. Это не так. Прошу тебя…</text:p>
      <text:p text:style-name="P47">– А если ты — действительно мой бред? – съязвил я. – Вот сейчас протрезвею, и ты исчезнешь.</text:p>
      <text:p text:style-name="P47">Порыв ветра скрыл аликорницу в вихре снежинок. Её очертания расплылись.</text:p>
      <text:p text:style-name="P47">– Эй, постой, ты куда? Я пошутил! Погоди, не исчезай! Стой! Не оставляй меня здесь!!! Я пошутил!!!</text:p>
      <text:p text:style-name="P47">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47">– Ты напугала меня! – пожаловался я ей. – Не исчезай больше!</text:p>
      <text:p text:style-name="P47">Аликорница прижала меня к себе крыльями и устало усмехнулась.</text:p>
      <text:p text:style-name="P47">–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7">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47">– Знаешь, я всё думал над твоими словами тогда, ну, ты помнишь… В бассейне. Они всё ещё в силе? Я могу быть хотя бы твоим другом?</text:p>
      <text:p text:style-name="P47">Аликорница тихо засмеялась, защекотав мне ухо.</text:p>
      <text:p text:style-name="P47">– Мой глупый-глупы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7">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47">– Времени осталось немного. Мне надо, чтобы ты запомнил одну вещь.</text:p>
      <text:p text:style-name="P47">– А?</text:p>
      <text:p text:style-name="P47">–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7">– Я доведу! Обещаю! Но что может случиться с тобой, Селли?</text:p>
      <text:p text:style-name="P3">Стук стал громче.</text:p>
      <text:p text:style-name="P47"><text:soft-page-break/>– Ничего. Всё в порядке, Анонимус. Мы ещё выпьем вместе не один бокал вина — ты только не убегай сразу после первого! – Селестия слабо хохотнула, пошатнувшись в моих руках.</text:p>
      <text:p text:style-name="P47">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47">–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47">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7">– Что за ерунда? – Я схватился за голову, пытаясь не дать ей взорваться. Потом взглянул вниз и схватился за другое. – Что за херня??!</text:p>
      <text:p text:style-name="P47">Я вскочил и в спешке начал одеваться.</text:p>
      <text:p text:style-name="P47">БАЦ-БАЦ-БАЦ!!!</text:p>
      <text:p text:style-name="P47">– Уже бегу!</text:p>
      <text:p text:style-name="P47">Одевая штаны, я попрыгал к двери на одной ноге. На пороге стояла серая пегаска с косящим взглядом.</text:p>
      <text:p text:style-name="P47">– Привет, Анон. Тебе корреспонденция. – пегаска порылась в сумке и выудила зубами пухлый пакет.</text:p>
      <text:p text:style-name="P47">– «Особенности поведения, питания и размножения приматов». – прочитал я на стикере.</text:p>
      <text:p text:style-name="P47">–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4">Солнечный лучик настойчиво пробивался сквозь плотно сомкнутые веки. Ветерок через открытое окно </text:span><text:span text:style-name="T1">щекотал уши и шуршал</text:span><text:span text:style-name="T14"> </text:span><text:span text:style-name="T1">занавесками</text:span><text:span text:style-name="T14">. Я раскрыл глаза, в который раз наслаждаясь ясной головой и абсолютной выспанностью </text:span><text:span text:style-name="T43">—</text:span><text:span text:style-name="T14"> роскошью, недоступной мне </text:span><text:span text:style-name="T1">годами</text:span><text:span text:style-name="T14">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уводящие в глубину сада, в приземистую кирпичную будку с массивными воротами. И вот из этой-то будки отчётливо раздавалась перебранка.</text:p>
      <text:p text:style-name="P3"><text:soft-page-break/>…</text:p>
      <text:p text:style-name="P47">– Но нигде не сказано, какие частицы надо ускорять! Мне за эти самоцветы от сестры влетит!</text:p>
      <text:p text:style-name="P47">–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4">— и о</text:span>н<text:span text:style-name="T14"> з</text:span>нает, как приготовить<text:span text:style-name="T14"> </text:span>из них особенный вольт-сидр, который больше никто не сделает<text:span text:style-name="T14">.</text:span></text:p>
      <text:p text:style-name="P35">– Эээ! Это что же получается? Выходит, зря я яблоки <text:span text:style-name="T1">притащила</text:span>? Нам же не сидр нужен?</text:p>
      <text:p text:style-name="P35">–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7">– А, по-моему, ты перепутала, Скуталу. Мыслью направляется <text:span text:style-name="T14">заклинание П</text:span>розрения<text:span text:style-name="T14">.</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7">– Эээ! Я не собираюсь ни с чем сталкивать свои яблоки! И перегонять тоже! Давайте лучше их съедим.</text:p>
      <text:p text:style-name="P47">– Тише, поняши! Нас могут услышать! Зачем сейчас спорить о том, о чём мы уже спорили вчера и позавчера?</text:p>
      <text:p text:style-name="P47">– Тебе легко говорить, Ску! Ты никакой своей особенной частицы не притащила! Давай мы твой скутер к ускорителю пришпандорим?</text:p>
      <text:p text:style-name="P35"><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47">– Так причём тут ускоритель, Скуталу?! Говорю ж, это для заклинания Прозрения…</text:p>
      <text:p text:style-name="P47"/>
      <text:p text:style-name="P47">…</text:p>
      <text:p text:style-name="P47"/>
      <text:p text:style-name="P47">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7">Вот уже неделю я жил в Понивилле, вникая в суть исследований книгоежки. Для лучшего понимания аспектов магии, единорожка даже попыталась обучить меня нескольким простейшим заклинаниям, от чего я вежливо отказался. Хватит с тебя магии, Анон! Не хватало тебе ещё потом улепётывать от разъярённых жителей разрушенного Понивилля!</text:p>
      <text:p text:style-name="P47">Поэтому большую часть времени я занимался тем же, чем и в Кантерлоте: после утренних посиделок у библиотекарши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7">Закрыв дверь, я отправился в город.</text:p>
      <text:p text:style-name="P47"/>
      <text:p text:style-name="P47">…</text:p>
      <text:p text:style-name="P47"/>
      <text:p text:style-name="P47">– Ты не понимаешь! Магия подобна струе воды, исходящей из садового шланга. А заклинание <text:span text:style-name="T14">—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7">– Ну, если по аналогии с садовым шлангом, струя воды сметёт весь песок и может облить всех рядом присутствующих.</text:p>
      <text:p text:style-name="P47"><text:soft-page-break/>– Правильно! – единорожка кивнула в одобрении. – А ускоритель <text:span text:style-name="T14">— </text:span>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p>
      <text:p text:style-name="P47">– А ты неопытный маг? – парировал я.</text:p>
      <text:p text:style-name="P47">–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четвёртой секунде работы. И это не потому, что я не умею контролировать магию <text:span text:style-name="T14">— НЕТ!</text:span></text:p>
      <text:p text:style-name="P1">Твайлайт начала в возбуждении ходить по читальному залу.</text:p>
      <text:p text:style-name="P1"><text:span text:style-name="T34">–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43"> </text:span><text:span text:style-name="T34">Мощнее ускорителя только магия аликорнов и Элементов Гармонии. Если бы я была…</text:span><text:span text:style-name="T14"> </text:span>Ай!</text:p>
      <text:p text:style-name="P1">Твайлайт, погружённая в свои мысли, не заметила вылезшего из своей корзинки зевающего Спайка.</text:p>
      <text:p text:style-name="P1"><text:span text:style-name="T14">–</text:span> Элементы-шмелементы, <text:span text:style-name="T14">–</text:span> проворчал Спайк, выкарабкиваясь из-под Твайлайт, <text:span text:style-name="T14">–</text:span> доброе утро, <text:span text:style-name="T1">Анон</text:span>. Твай, ты не ушиблась?</text:p>
      <text:p text:style-name="P1"><text:span text:style-name="T14">–</text:span> Дет, всё в порядке. <text:span text:style-name="T14">–</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3"><text:span text:style-name="T43">– Я </text:span><text:span text:style-name="T47">всегда буду оставаться в тени. </text:span><text:span text:style-name="T43">– </text:span><text:span text:style-name="T47">хлюпала единорожка. </text:span><text:span text:style-name="T43">– </text:span><text:span text:style-name="T47">Мне не хватает сил, чтобы воспользоваться всеми знаниями, которые я освоила. Ведь даже заклинание «Последнего Шанса» я нашла!</text:span></text:p>
      <text:p text:style-name="P95"><text:span text:style-name="T14">– </text:span>Ты?!</text:p>
      <text:p text:style-name="P95"><text:span text:style-name="T14">–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самим Дискордом, говорит о его сложности!</text:p>
      <text:p text:style-name="P95"><text:span text:style-name="T14">– М</text:span>ожет, тогда ты скажешь, что в нём пошло не так и почему к вам попал я, а не сверхаликорн?</text:p>
      <text:p text:style-name="P95"><text:span text:style-name="T14">– </text:span>Не скажу. Заклинания Стар Свирла Бородатого обычно если срабатывают, то без ошибок.</text:p>
      <text:p text:style-name="P47"><text:span text:style-name="T14">– Если </text:span>только <text:span text:style-name="T14">их правильно вызывают. – </text:span>пробурчал Спайк, возвращаясь в корзинку.</text:p>
      <text:p text:style-name="P33"><text:span text:style-name="T14">–</text:span> <text:span text:style-name="T1">Эмм. </text:span>Что он имел ввиду?</text:p>
      <text:p text:style-name="P33"><text:span text:style-name="T14">–</text:span> Ну, <text:span text:style-name="T14">–</text:span> Твайлайт смутилась, <text:span text:style-name="T14">–</text:span> заклинание сработало со второй попытки. В первый раз, <text:span text:style-name="T1">два месяца</text:span> назад, мы попытались вызвать его в <text:span text:style-name="T1">к</text:span>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text:span text:style-name="T1">Анон</text:span>,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text:span text:style-name="T1">Сестёр</text:span>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67"> </text:span><text:span text:style-name="T10">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14">–</text:span> <text:span text:style-name="T1">е</text:span>динорожка опустила голову.</text:p>
      <text:p text:style-name="P33"><text:span text:style-name="T14">– </text:span><text:span text:style-name="T1">Да, завершилось всё препаршиво. Принцесса Луна сказала, лучше бы её обратно на луну закинули.</text:span></text:p>
      <text:p text:style-name="P33"><text:span text:style-name="T14">– </text:span><text:span text:style-name="T1">И я её понимаю! Не каждый может справиться с потерей близкого друга или своего особенного пони. Вот у тебя, Анон, есть своя особенная пони?</text:span></text:p>
      <text:p text:style-name="P33"><text:span text:style-name="T14">– </text:span><text:span text:style-name="T1">Хм. Нет.</text:span></text:p>
      <text:p text:style-name="P33"><text:span text:style-name="T14">– </text:span><text:span text:style-name="T1">А друзья?</text:span></text:p>
      <text:p text:style-name="P33"><text:soft-page-break/><text:span text:style-name="T14">– </text:span><text:span text:style-name="T1">У меня был друг. Погиб два месяца назад.</text:span></text:p>
      <text:p text:style-name="P1"><text:span text:style-name="T14">–</text:span> О, мои соболезнования! Друзей терять <text:span text:style-name="T1">тоже</text:span> тяжко.</text:p>
      <text:p text:style-name="P1"><text:span text:style-name="T14">–</text:span> Всё в порядке, Твайлайт.<text:span text:style-name="T14">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4">–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3">— </text:span><text:span text:style-name="T34">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5">– Да, это вариант. – единорожка не выглядела обрадованной. – Потому что с принцессой Луной нам совсем не светит, а у Кэйденс магия очень… эмм… специфическая.</text:p>
      <text:p text:style-name="P1"><text:span text:style-name="T14">– Вот и отлично. Итак, на чём мы остановились? Я уговариваю Селестию помочь тебе с заклинанием Прозрения, усиленным ускорителем. Мы проводим эксперимент, я рассказываю, чего там увидел, а дальше по обстоятельствам</text:span><text:span text:style-name="T43">. Годится?</text:span></text:p>
      <text:p text:style-name="P1"><text:span text:style-name="T14">–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Прозрения.</text:span></text:p>
      <text:p text:style-name="P1"><text:span text:style-name="T14">– </text:span><text:span text:style-name="T1">Ерунда! Там стоит запрет только для пони. На приматах Луна экспериментировать не запрещала</text:span><text:span text:style-name="T34">.</text:span></text:p>
      <text:p text:style-name="P47"/>
      <text:p text:style-name="P47">…</text:p>
      <text:p text:style-name="P47"/>
      <text:p text:style-name="P47">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7">«<text:span text:style-name="T30">Чужестранец-примат разбил сердце нашей обожаемой Селестии! Двор в отчаянии </text:span><text:span text:style-name="T17">— </text:span><text:span text:style-name="T30">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7">Папарацци хреновы!</text:p>
      <text:p text:style-name="P47">Скупившись на рынке продуктами, я хотел было возвращаться, когда заметил в боковом переулке знакомую кобылку, озабоченно почёсывающую лоб. Рядом с ней стоял дюжего вида жеребец с непроницаемым выражением на морде. Парочка была окружена раскатившимися яблоками. Тут же стояла тележка с развалившейся осью. </text:p>
      <text:p text:style-name="P47"><text:span text:style-name="T14">– </text:span>Привет, Эй-Джей! У тебя проблемы?</text:p>
      <text:p text:style-name="P47"><text:span text:style-name="T14">– </text:span>Привет, сахарок. <text:span text:style-name="T14">– </text:span>озабоченно поприветствовала меня фермерша. <text:span text:style-name="T14">–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7">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7"><text:span text:style-name="T14">– </text:span>А ты, Маки, вместо того, чтоб хихикать, лучше б тележку починил. Уже полдень! Не успеем распродать яблоки <text:span text:style-name="T14">— </text:span>придётся домой везти. И можешь быть уверен, бабуля тя за это по головке не погладит!</text:p>
      <text:p text:style-name="P47">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47"><text:span text:style-name="T14">– </text:span>Думаю, я могу починить телегу. Только больших нагрузок эта ось уже не выдержит. Но до фермы худо-бедно доедете.</text:p>
      <text:p text:style-name="P47">Эпплджек с сомнением посмотрела на меня.</text:p>
      <text:p text:style-name="P47"><text:soft-page-break/><text:span text:style-name="T14">– </text:span>Хошь сказать, ты в Кантерлоте у Селестии под крылышком телеги чинил? Или Рэр сбрехала про Селестию?</text:p>
      <text:p text:style-name="P47">Я мысленно ругнулся на языкатую единорожку и молча достал пенал с инструментами.</text:p>
      <text:p text:style-name="P47"/>
      <text:p text:style-name="P47">…</text:p>
      <text:p text:style-name="P47"/>
      <text:p text:style-name="P47">Собрав инструмент, я потолкал тележку назад-вперёд.</text:p>
      <text:p text:style-name="P47"><text:span text:style-name="T14">– Г</text:span>отово. Принимай работу, хозяйка!</text:p>
      <text:p text:style-name="P47">Эпплджек стиснула меня в сокрушающих объятиях.</text:p>
      <text:p text:style-name="P47"><text:span text:style-name="T14">–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47">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7"><text:span text:style-name="T14">– </text:span>Этой… Бери… Сам делал… Ток не говори никому, лады?</text:p>
      <text:p text:style-name="P47">Я сунул флягу за пазуху. Биг Мак молниеносно накрыл дерюгой подсумок и через мгновение за телегу заглянула Эпплджек.</text:p>
      <text:p text:style-name="P47"><text:span text:style-name="T14">– </text:span>Чегой-то вы тут скрытничаете, а?</text:p>
      <text:p text:style-name="P47">Мак невозмутимостью мог бы посоперничать с кирпичной кладкой стены напротив. Я неопределённо пожал плечами. Поняха подошла ко мне, неся на спине корзинку яблок.</text:p>
      <text:p text:style-name="P47"><text:span text:style-name="T14">– </text:span>Бери, сахарок. Для тебя <text:span text:style-name="T14">— </text:span>самые <text:span text:style-name="T14">о</text:span>тборные. И помни: в «Сладком яблочке» тебе всегда будут рады!</text:p>
      <text:p text:style-name="P47">Телега с яблоками укатилась по направлению к рынку. Я проводил её глазами, чувствуя голод и удовлетворение от сделанной работы <text:span text:style-name="T18">— </text:span><text:span text:style-name="T61">именно в такой последовательности.</text:span></text:p>
      <text:p text:style-name="P47">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8">— </text:span><text:span text:style-name="T61">объявляла вывеска. Ну что же, Анон, если тебе повезёт, ты найдёшь тут пару блюд без травы!</text:span></text:p>
      <text:p text:style-name="P47">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7"><text:span text:style-name="T14">– </text:span>Свободно? <text:span text:style-name="T14">– </text:span>спросил я у единственной пони, сидящей за столиком.</text:p>
      <text:p text:style-name="P47"><text:span text:style-name="T14">– </text:span>Да-да, конечно. <text:span text:style-name="T14">–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7"><text:span text:style-name="T14">– <text:s/></text:span>Пирог с грибами, яишницу и чизкейк<text:span text:style-name="T14"> – </text:span>сообщил я подошедшей официантке.</text:p>
      <text:p text:style-name="P47"><text:span text:style-name="T14">– </text:span>Советую выбрать салат «по-кантерлотски». <text:span text:style-name="T14">– </text:span>так же убито пробормотала моя соседка по столу. <text:span text:style-name="T14">– </text:span>Очень вкусно. Копыта оближешь. И мягкий к тому же.</text:p>
      <text:p text:style-name="P47"><text:span text:style-name="T14">– </text:span>И салат «по-кантерлотски».</text:p>
      <text:p text:style-name="P49">Пока я ел, пони мрачно смотрела на меня, положив голову на стол. Мне стало неловко от её тяжёлого взгляда и я попытался завести разговор.</text:p>
      <text:p text:style-name="P49"><text:span text:style-name="T14">– </text:span>Вы, наверное, ждёте кого-то?</text:p>
      <text:p text:style-name="P49"><text:soft-page-break/><text:span text:style-name="T14">– </text:span>Неа.</text:p>
      <text:p text:style-name="P49"><text:span text:style-name="T14">– </text:span>Просто обедаете?</text:p>
      <text:p text:style-name="P49"><text:span text:style-name="T14">– </text:span>Неа.</text:p>
      <text:p text:style-name="P49"><text:span text:style-name="T14">– </text:span>Просто сидите и мрачно смотрите на меня?</text:p>
      <text:p text:style-name="P49"><text:span text:style-name="T14">– </text:span>Неа.</text:p>
      <text:p text:style-name="P49"/>
      <text:p text:style-name="P49">Хм, а эта пони не из разговорчивых. Ну ладно.</text:p>
      <text:p text:style-name="P41"/>
      <text:p text:style-name="P49"><text:span text:style-name="T14">– </text:span>А что же вы делаете?</text:p>
      <text:p text:style-name="P49"><text:span text:style-name="T14">– </text:span>Веселюсь. <text:span text:style-name="T14">– </text:span>мрачно заявила пони.</text:p>
      <text:p text:style-name="P49"><text:span text:style-name="T14">– </text:span>Если я вас достал, то так и скажите. Извините.</text:p>
      <text:p text:style-name="P49">Я продолжил есть молча.</text:p>
      <text:p text:style-name="P49">Неожиданно пони улыбнулась и подмигнула мне. Её сморщенная мордочка разгладилась и стала весьма милой.</text:p>
      <text:p text:style-name="P49"><text:span text:style-name="T14">– </text:span>Привет, Нон-нон!</text:p>
      <text:p text:style-name="P49">Вот дискорд! То есть, чёрт! Обитатели этого городка в который раз поражали меня своей проницательностью. У меня на лбу написано, что ли?!</text:p>
      <text:p text:style-name="P49"><text:span text:style-name="T14">– </text:span>Мы с вами раньше встречались?</text:p>
      <text:p text:style-name="P49"><text:span text:style-name="T14">– </text:span>Неа! <text:span text:style-name="T14">– </text:span>пони улыбалась уже широкой улыбкой от уха и до уха. <text:span text:style-name="T14">– </text:span>Это моя пинки-чуйка! Она вернулась!! И поэтому я знаю, что тебя зовут Анон, и ты программист, и тебе сорок один год,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 А меня туда сводишь?</text:p>
      <text:p text:style-name="P49">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49"><text:span text:style-name="T14">– </text:span>Оставь, Салвер.<text:span text:style-name="T14"> </text:span>Ему за счёт заведения.</text:p>
      <text:p text:style-name="P47"><text:span text:style-name="T14">– </text:span>Ясно, мисс Пинки. <text:span text:style-name="T14">– </text:span>официантка кивнула и ушла.</text:p>
      <text:p text:style-name="P47"><text:span text:style-name="T14">– Ч</text:span>его-о-о?<text:span text:style-name="T14"> </text:span>Так это твой бар?</text:p>
      <text:p text:style-name="P47"><text:span text:style-name="T14">– </text:span>Агась. <text:span text:style-name="T14">– </text:span>поняха развела копытами. <text:span text:style-name="T14">– </text:span>Надо же мне было чем-то заниматься после увольнения от Кейков<text:span text:style-name="T14">?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Стар Свирла выбил из меня прежнюю Пинки и заменил другой, неправильной. Можешь себе представить, <text:span text:style-name="T14">– </text:span>Пинки понизила голос до шёпота, <text:span text:style-name="T14">–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7">Говоря это, кобылка оттянула передними копытами нижние веки, став похожей на маньяка.</text:p>
      <text:p text:style-name="P47"><text:span text:style-name="T14">– </text:span>Тихо-тихо. <text:span text:style-name="T14">– </text:span>я оглянулся на посетителей. Поняху определённо надо было успокоить: шёпот Пинки, наверное, был слышен даже на улице. <text:span text:style-name="T14">– </text:span>Не вспоминай опять. Давай лучше выпьем на брудершафт. За знакомство.</text:p>
      <text:p text:style-name="P47"><text:span text:style-name="T14">– </text:span>Агась! <text:span text:style-name="T14">– </text:span>кивнула пони, придвигая ко мне бутылку. <text:span text:style-name="T14">– </text:span>Хотя ты и так уже знаком со мной, глупенький человек, я не прочь, чтобы ты познакомился со мной ещё раз!</text:p>
      <text:p text:style-name="P47">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7"><text:soft-page-break/><text:span text:style-name="T14">– </text:span>У меня есть идея получше. <text:span text:style-name="T14">– </text:span>на свет показалась фляга Большого Макинтоша.</text:p>
      <text:p text:style-name="P47"><text:span text:style-name="T14">– </text:span>Ух ты-ы-ы! <text:span text:style-name="T14">– </text:span>Пинки понюхала горлышко. <text:span text:style-name="T14">–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7"><text:span text:style-name="T14">– </text:span>Починил телегу. Только молчок про самогон, раз уж ты в курсе. <text:span text:style-name="T14">– </text:span>я разлил сидр по чашкам.</text:p>
      <text:p text:style-name="P47"><text:span text:style-name="T14">– </text:span>Да ты что?! Чтоб я выболтала главную тайну Биг Мака, про которую не знают целых две пони в Понивилле? За кого ты меня принимаешь? <text:span text:style-name="T14">–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47"><text:s/>Сидр Биг Мака на вкус был безобидным, чуть забродившим яблочным соком. Я выпил полную чашку и заявил Пинки:</text:p>
      <text:p text:style-name="P47"><text:span text:style-name="T14">– </text:span>Эт-то ты наз-зваишь с-суфер-д-дуфер-с-сильн..?</text:p>
      <text:p text:style-name="P47">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47"><text:span text:style-name="T14">– У </text:span>тебя такая смешная мордочка! <text:span text:style-name="T14">– </text:span>захихикали Пинки, покачиваясь. <text:span text:style-name="T14">– </text:span>Как будто ты <text:span text:style-name="T61">подкову </text:span>в пироге обнаружил. Или Селестию в ванной.</text:p>
      <text:p text:style-name="P47">Это сравнение пробудило во мне полузабытое воспоминание.</text:p>
      <text:p text:style-name="P47"><text:span text:style-name="T14">– </text:span>Эмм… Скажи-ка мне, мой друг П-п-пинки… Легенда про фаэри <text:span text:style-name="T18">— </text:span><text:span text:style-name="T61">эт правда?</text:span></text:p>
      <text:p text:style-name="P47"><text:span text:style-name="T18">– </text:span><text:span text:style-name="T61">Какая из? Их много, вообще-то. Ик!</text:span></text:p>
      <text:p text:style-name="P47"><text:span text:style-name="T18">– </text:span><text:span text:style-name="T61">Про принцесс. Про то, что они фаэри, спустившиеся с неба во плоти, чтоб помогать пони управлять Эквестрией?</text:span></text:p>
      <text:p text:style-name="P47"><text:span text:style-name="T18">– Н</text:span><text:span text:style-name="T61">он-нон, </text:span><text:span text:style-name="T18">– </text:span><text:span text:style-name="T61">захихикала Пинки, взъерошив копытами розовые кудряшки и попытавшись соорудить из них бороду, </text:span><text:span text:style-name="T18">– </text:span><text:span text:style-name="T61">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А почему тебе интересна эта тема? Ик!</text:span></text:p>
      <text:p text:style-name="P47"><text:span text:style-name="T18">– </text:span><text:span text:style-name="T61">Да так. Всё думаю, насколько это одиноко — быть бессмертной в мире смертных. Когда сам никого не любишь, и тебя никто не любит…</text:span></text:p>
      <text:p text:style-name="P47"><text:span text:style-name="T18">– </text:span><text:span text:style-name="T61">Ты что-о-о! Нельзя любить фаэри! Она похитит твоё сердце, и ты будешь искать её, пока не… </text:span><text:span text:style-name="T18">– </text:span><text:span text:style-name="T61">Пинки погрузилась в так и не съеденный салат «по-кантерлотски» и захрапела.</text:span></text:p>
      <text:p text:style-name="P47"><text:span text:style-name="T18">– </text:span><text:span text:style-name="T61">Пока не умру?</text:span></text:p>
      <text:p text:style-name="P47"><text:span text:style-name="T18">– </text:span><text:span text:style-name="T61">Нет, глупенький. </text:span><text:span text:style-name="T18">– </text:span><text:span text:style-name="T61">пробулькала Пинки из миски. </text:span><text:span text:style-name="T18">– </text:span><text:span text:style-name="T61">Пока не найдёшь.</text:span></text:p>
      <text:p text:style-name="P50">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0">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0">Холодок незаметно прокрался мне в душу и прояснил мозги. Я кинул взгляд на часы на стене. Было без десяти шесть.</text:p>
      <text:p text:style-name="P50">Бля!</text:p>
      <text:p text:style-name="P50">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отца твоего… !» <text:span text:style-name="T14">– </text:span>заорала мне <text:soft-page-break/>вдогонку нетрезвая кобыла с виноградной гроздью на крупе. Хлопнув входной дверью бара, я попытался проскочить между двумя фонарями.</text:p>
      <text:p text:style-name="P50">БАМММ!!!</text:p>
      <text:p text:style-name="P50">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0"><text:span text:style-name="T14">– </text:span>Судя по тому, как ты стремительно сбежал от меня не попрощавшись, у тебя проблемы. <text:span text:style-name="T14">– </text:span>заметила с укором кобылка. <text:span text:style-name="T14">– </text:span>Странно, мы, вроде, только сегодня познакомились.</text:p>
      <text:p text:style-name="P50"><text:span text:style-name="T14">– </text:span>Пинки, <text:span text:style-name="T14">– </text:span>несчастным голосом сообщил я ей. <text:span text:style-name="T14">– </text:span>Если я до шести не окажусь дома, проблемы будут у одной маленькой пони. Очень большие проблемы.</text:p>
      <text:p text:style-name="P50"><text:span text:style-name="T14">– </text:span>Хм. <text:span text:style-name="T14">– </text:span>кобылка через окно посмотрела на часы в баре. <text:span text:style-name="T14">– </text:span>Тогда нам надо поторопиться! У нас есть шесть минут!</text:p>
      <text:p text:style-name="P50"><text:span text:style-name="T14">– </text:span>У нас?</text:p>
      <text:p text:style-name="P50">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0">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0">Но недостаточное.</text:p>
      <text:p text:style-name="P50">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ел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Малышня, зажмурившись, прижала копыта к головам и усиленно изображала работу мозга.</text:p>
      <text:p text:style-name="P50"><text:span text:style-name="T14">– </text:span>Сто-о-ой! <text:span text:style-name="T14">– </text:span>заорал я. <text:span text:style-name="T14">– </text:span>Выпрыгивай из бочки!!!</text:p>
      <text:p text:style-name="P50">Кобылка-пилот улыбнулась и постукала копытцем по шлему, показывая, что не слышит меня.</text:p>
      <text:p text:style-name="P50"><text:span text:style-name="T14">– </text:span>Выпрыгива-а-а… <text:span text:style-name="T14">– </text:span>мой крик утонул в рёве рвущихся фейерверков.</text:p>
      <text:p text:style-name="P50">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0">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0"><text:soft-page-break/><text:span text:style-name="T14">– </text:span>Эмм… Уже можно открывать? <text:span text:style-name="T14">– л</text:span>имонная поняшка отняла копыта от висков и открыла глаза. <text:span text:style-name="T14">– </text:span>Ух ты-ы-ы! Он всамделишную работает! Слышь, Свити, ускоритель Скуталу сработал!</text:p>
      <text:p text:style-name="P50">Поняшка ткнула в бок белоснежную пони-единорога. Та раскрыла глаза и осмотрелась.</text:p>
      <text:p text:style-name="P50"><text:span text:style-name="T14">– </text:span>Смотри, вот те и ответ на вопрос, куда деваются пони!</text:p>
      <text:p text:style-name="P50"><text:span text:style-name="T14">– </text:span>Где? <text:span text:style-name="T14">– </text:span>единорожка начала оглядываться.</text:p>
      <text:p text:style-name="P50"><text:span text:style-name="T14">– </text:span>Да ты не туда, ты сюда смотри! Вишь, прямо перед тобой! <text:span text:style-name="T14">– </text:span>жёлтая ткнула копытом прямо в меня. <text:span text:style-name="T14">–</text:span> Вот! Его тут до икс-пи-ри-мен-та не было. А терь он есть! Значит, это и есть ответ! Смекаешь?</text:p>
      <text:p text:style-name="P50"><text:span text:style-name="T14">– </text:span>И что? Я всё равно не пойму, куда деваются пони? И куда пропала Скуталу?</text:p>
      <text:p text:style-name="P50"><text:span text:style-name="T14">– Я </text:span>их ем. <text:span text:style-name="T14">– </text:span>зверски ухмыльнувшись, сообщил я поняшам. <text:span text:style-name="T14">– </text:span>Мне нравятся пони. Особенно я люблю непослушных жеребят.</text:p>
      <text:p text:style-name="P50">Две поняшк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0"/>
      <text:p text:style-name="P51">***<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Анонимусу, Понивилль.</text:p>
      <text:p text:style-name="P4">От кого: Кантерлот, Дворец, Королевский Секретариат Её Высочества, Дневной Главы Диархии, Принцессы Селестии.</text:p>
      <text:p text:style-name="P47"/>
      <text:p text:style-name="P60">Приветствую тебя, мой маленький человек!</text:p>
      <text:p text:style-name="P60">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печатку голубому волоску, ты познакомился с некой пегаской, чья скорость делает её одним из самых быстрых летунов Эквестрии нашего времени. Поздравляю тебя с удачным выбором!</text:p>
      <text:p text:style-name="P60">Чудесно, что исследования сдвинулись с мёртвой точки. В то же время готова грызть себя за круп от досады з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карт-бланш на абсолютно любые исследования в данной области. Считай моё письмо официальным разрешением.</text:p>
      <text:p text:style-name="P60">И, разумеется, я окажу тебе полное содействие в контроле магии при эксперименте с усиленным заклинанием Прозрения.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4">—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4">— </text:span>ключ к разгадке тайны исчезновения пони.</text:p>
      <text:p text:style-name="P60"><text:span text:style-name="T14">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навеяла элементу Честности, дабы испугать меня до колик. Такого попросту не может случиться в реальности, нигде и никогда!</text:p>
      <text:p text:style-name="P96"><text:soft-page-break/>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Понивиллей. Не знаю, что это означает, но заклинание явно хотело обратить на это внимание.</text:p>
      <text:p text:style-name="P63">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0">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0">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0">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4">— </text:span>прорехи в ткани действительности появились и в реальном мире.</text:p>
      <text:p text:style-name="P60">Я сейчас писала сухим стилем моего советника по экономике, чтобы только сдержать себя в копытах. Ситуация просто ужасна! Мне очень не хочется загружать тебя экономическими выкладками, Анонимус, но я вынуждена это сделать, чтобы ты понял, почему я отказываю тебе в запросе на ускоритель. Псинтел <text:span text:style-name="T14">— </text:span>компания алмазных псов, производящая рубиновые резонаторы для ускорителей <text:span text:style-name="T14">—</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4">— </text:span>в Эквестрии больше нет производства магических ускорителей.</text:p>
      <text:p text:style-name="P60">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0">Анонимус, мне крайне неудобно подгонять тебя.<text:span text:style-name="T14">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4">—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0">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0">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0">«<text:span text:style-name="T14">P.S. Н</text:span>е гневите мироздание воровством! <text:span text:style-name="T30">Обмен рулит</text:span>!»</text:p>
      <text:p text:style-name="P60">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text:soft-page-break/>месте твоего мира, я бы попыталась вернуть украденное <text:span text:style-name="T14">—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0">До встречи, мой маленький человек! Крепко обнимаю <text:span text:style-name="T14">— </text:span>если ты уже не сердишься на меня <text:span text:style-name="T14">—</text:span> или просто кладу рог тебе на плечо в противном случае.</text:p>
      <text:p text:style-name="P60"/>
      <text:p text:style-name="P42">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2"/>
      <text:p text:style-name="P42">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8"/>
      <text:h text:style-name="Heading_20_2" text:outline-level="2">16. Мэйнхэттен</text:h>
      <text:p text:style-name="P82"/>
      <text:p text:style-name="P50"><text:span text:style-name="T14">– </text:span>Попробуй ещё раз. Может, сбой соединения.</text:p>
      <text:p text:style-name="P50">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0"><text:span text:style-name="T14">– </text:span>Не отсылается. Глюк какой-то.</text:p>
      <text:p text:style-name="P50">Я спрятал письмо в карман. Вот незадача! Сел,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4">«connection timeout». </text:span>А с особенностями понячьей бюрократии я уже немного ознакомился: было бы легче уговорить Сел написать солнцем «<text:span text:style-name="T14">х#й</text:span>» на небе, чем заставить пони-чинушу поступиться хотя бы запятой в должностных инструкциях.</text:p>
      <text:p text:style-name="P50"><text:span text:style-name="T14">– </text:span>Может, она заснула? <text:span text:style-name="T14">– </text:span>Твайлайт ходила кругами по периметру библиотеки. <text:span text:style-name="T14">– </text:span>Ты говорил, она в последнее время выглядит невыспавшейся.</text:p>
      <text:p text:style-name="P50"><text:span text:style-name="T14">– А </text:span>я думаю, это её критические дни или какая-нибудь другая подобная фигня мешает. <text:span text:style-name="T14">– </text:span>вклинилась радужногривая пегаска. <text:span text:style-name="T14">– </text:span>Предлагаю выдвигаться. Я поеду с Аноном в Фетлок. Когда найдём рубины, я смогу за день доставить их обратно. К тому времени, как Анон вернётся в Понивилль, ты уже починишь и настроишь ускоритель. Так мы верняк пару дней сэкономим…</text:p>
      <text:p text:style-name="P50"/>
      <text:p text:style-name="P51">***</text:p>
      <text:p text:style-name="P50"/>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ых посёлков.</text:p>
      <text:p text:style-name="P50"><text:span text:style-name="T14">– </text:span>Это неправильно! <text:span text:style-name="T14">– </text:span>заявила Рэйнбоу Дэш, отвернувшись от окна.</text:p>
      <text:p text:style-name="P50"><text:span text:style-name="T14">– </text:span>Ну да, я тоже так считаю. <text:span text:style-name="T14">– </text:span>откликнулся я. <text:span text:style-name="T14">– </text:span>Тащиться через полстраны только из-за неправильно составленной бумажки!</text:p>
      <text:p text:style-name="P50"><text:span text:style-name="T14">– </text:span>Да я не про то! <text:span text:style-name="T14">– </text:span>отмахнулась пегаска. <text:span text:style-name="T14">– </text:span>Посмотри на поле.</text:p>
      <text:p text:style-name="P50"><text:span text:style-name="T14">– </text:span>И что? Поле как поле.</text:p>
      <text:p text:style-name="P50"><text:soft-page-break/><text:span text:style-name="T14">– </text:span>Оно не убрано. <text:span text:style-name="T14">– </text:span>мрачно ответила пегаска. <text:span text:style-name="T14">– </text:span>Ужас, сколько кукурузы пропадает!</text:p>
      <text:p text:style-name="P50">Я присмотрелся получше и указал ей на очередной городок, проносящийся за окном.</text:p>
      <text:p text:style-name="P50"><text:span text:style-name="T14">– </text:span>У самого посёлка поля убраны. Наверняка дойдёт дело и до остальных.</text:p>
      <text:p text:style-name="P50"><text:span text:style-name="T14">– </text:span>Не дойдёт. <text:span text:style-name="T14">– </text:span>Рэйнбоу Дэш уставилась в карты, сморщила нос и побила мою шестёрку валетом. <text:span text:style-name="T14">–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0">Я выложил на платок горку сдобы от Пинки и предложил печеньку пегаске.</text:p>
      <text:p text:style-name="P50"><text:span text:style-name="T14">– </text:span>Спасибо, но от пинкиных плюшек у меня фланки округляются.</text:p>
      <text:p text:style-name="P50"><text:span text:style-name="T14">– </text:span>Да ладно тебе, Дэш! От одной не округлятся.</text:p>
      <text:p text:style-name="P50"><text:span text:style-name="T14">– </text:span>От одной —<text:span text:style-name="T14"> </text:span>нет. Но я ж на одной не остановлюсь. <text:span text:style-name="T14">– п</text:span>егаска взяла карту и нахмурилась. <text:span text:style-name="T14">– </text:span>Да что ж такое, какого сена! Одни валеты идут!</text:p>
      <text:p text:style-name="P50">За окном несколько пони работали на поле. Что-то странное было в их деятельности.<text:span text:style-name="T14"> </text:span>Как будто…</text:p>
      <text:p text:style-name="P50"><text:span text:style-name="T14">– О</text:span>но и понятно, что поля не убраны. Откуда ж им быть убранными, когда на двух работающих пони целая толпа бездельников!</text:p>
      <text:p text:style-name="P50">Дэш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0"><text:span text:style-name="T14">– </text:span>Они паслись… Ты можешь себе представить? Анон! Они ПАСЛИСЬ! Ели траву, как какие-то дикари! Фигня какая-то…</text:p>
      <text:p text:style-name="P50">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0"/>
      <text:p text:style-name="P50">…</text:p>
      <text:p text:style-name="P50"/>
      <text:p text:style-name="P50">ВЖИИИИИИИИИ!!!</text:p>
      <text:p text:style-name="P50">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0"><text:span text:style-name="T14">– </text:span>Что за…?</text:p>
      <text:p text:style-name="P122">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0"><text:span text:style-name="T14">– </text:span>Леди и джентльпони! Просьба не паниковать! Поезд дальше не идёт: впереди провал! <text:span text:style-name="T14">– </text:span>крикнул проводник.</text:p>
      <text:p text:style-name="P50"><text:span text:style-name="T14">– </text:span>Какой ещё, в дышло, провал? Я проезжал тут два дня назад!</text:p>
      <text:p text:style-name="P50"><text:span text:style-name="T14">– </text:span>Безобразие! Верните мне деньги за билет!</text:p>
      <text:p text:style-name="P50"><text:span text:style-name="T14">– </text:span>Как вы смеете! Я опоздаю в порт! <text:s/><text:span text:style-name="T14">– </text:span>послышались выкрики в толпе.</text:p>
      <text:p text:style-name="P50">Проводник — седой земнопони стального цвета — поставил фонарь на пол и вытер со лба пот.</text:p>
      <text:p text:style-name="P50"><text:span text:style-name="T14">–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0"><text:soft-page-break/>Я осторожно подошёл к краю и глянул вниз. </text:p>
      <text:p text:style-name="P50">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0"><text:span text:style-name="T14">– </text:span>Эта дыра фиг знает на сколько длится! <text:span text:style-name="T14">– </text:span>заявила Дэш, выныривая из темноты. <text:span text:style-name="T14">– </text:span>я летела по минуте в каждую сторону, и всё же не достигла концов. Значит, ты, как минимум полдня потратишь, и то не факт, что обойдёшь. Что делать будем, кэп?</text:p>
      <text:p text:style-name="P50">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0"><text:span text:style-name="T14">– </text:span>Дэш, нам надо на ту сторону.</text:p>
      <text:p text:style-name="P50">Пегаска развела копытами.</text:p>
      <text:p text:style-name="P50"><text:span text:style-name="T14">– </text:span>Нет проблем. Я могу тебя перенести.</text:p>
      <text:p text:style-name="P50">Я с сомнением посмотрел на пегаску. Дэш в холке была мне по пояс.</text:p>
      <text:p text:style-name="P50"><text:span text:style-name="T14">– </text:span>Ты точно в этом уверена?</text:p>
      <text:p text:style-name="P50">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0"><text:span text:style-name="T14">– </text:span>Почти. На восемьдесят процентов. Тут какой-то воздух разрежённый, мне трудно удерживать тебя. <text:span text:style-name="T14">– </text:span>пожаловалась пегаска. <text:span text:style-name="T14">– </text:span><text:s/>Хотя раньше я и побольше вес подымала, честно!</text:p>
      <text:p text:style-name="P50">Мля.</text:p>
      <text:p text:style-name="P50"><text:span text:style-name="T14">–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0">Пегаска почесала затылок и заметила.</text:p>
      <text:p text:style-name="P50"><text:span text:style-name="T14">– </text:span>В таком случае мы друг-другу сниться будем. Потому что в этих двадцати процентах я тоже гробанусь. Не думаешь же ты, что я тебя брошу?</text:p>
      <text:p text:style-name="P50">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0">А что, это идея! Если «мостик» из висящих рельсов выдержал её, то выдержит и меня —<text:span text:style-name="T14"> </text:span>я уже давно заметил, что пони, за исключением пегасов, по весу были не легче, а то и тяжелее меня. Я поплевал на руки и сбросил рюкзак.</text:p>
      <text:p text:style-name="P50">…</text:p>
      <text:p text:style-name="P50">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0">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text:soft-page-break/>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4">– </text:span>двенадцать метров вперёд. Вот, переползу через стык <text:span text:style-name="T14">–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 Не смотри вниз, Анон!</text:p>
      <text:p text:style-name="P50">Разумеется, я посмотрел вниз.</text:p>
      <text:p text:style-name="P50">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0">…</text:p>
      <text:p text:style-name="P50">Я валялся на насыпи и трясся как в лихорадке. От пережитого шока меня тошнило. Ёбаная Селестия!</text:p>
      <text:p text:style-name="P50"><text:span text:style-name="T14">– </text:span>Ты как, в порядке? Анон? <text:span text:style-name="T14">– п</text:span>егаска озабоченно потрогала меня за плечо. <text:span text:style-name="T14">– </text:span>В чём дело? Как ты себя чувствуешь?</text:p>
      <text:p text:style-name="P50">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0"><text:span text:style-name="T14">– </text:span>Я чувствую, что только что упустил отличную возможность отлить на вселенную!</text:p>
      <text:p text:style-name="P50"/>
      <text:p text:style-name="P51">***</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ли жить и работать по-старинке.</text:p>
      <text:p text:style-name="P3">Мы стояли перед выставочным павильоном Псинтела, о чём свидетельствовала вывеска «<text:span text:style-name="T14">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0"><text:span text:style-name="T14">– </text:span>Павильон закрыт! Вы опоздали на две недели. <text:span text:style-name="T14">– </text:span>проворчал рыжий земнопони в фуражке и попытался захлопнуть дверь. Я вставил в проём ботинок и развернул перед его носом мандат.</text:p>
      <text:p text:style-name="P61">«Именем Селестии, повелеваю всячески содействовать предъявителю сего мандата, человеку Анониму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50">Принцесса Селестия Эквестрийская, Дневная Глава Диархии, Непобедимое Солнце, Защитница Кантерлота, Страж Эверфри и прочая и прочая…» </text:span><text:span text:style-name="T44">– </text:span><text:span text:style-name="T48">прочитал охранник, близоруко щурясь.</text:span></text:p>
      <text:p text:style-name="P50"><text:span text:style-name="T14">– </text:span>Удостоверение личности предъявлять? <text:span text:style-name="T14">– </text:span>осведомился я.</text:p>
      <text:p text:style-name="P50"><text:span text:style-name="T14">– </text:span>Ч-ч-человеку А-а-анонимусу? <text:span text:style-name="T14">– </text:span>заикаясь, переспросил охранник. Он присмотрелся ко мне получше и изо всех сил опустил копыто мне на ботинок.</text:p>
      <text:p text:style-name="P50"><text:soft-page-break/>Бляяя!!! Ах ты ж!!!</text:p>
      <text:p text:style-name="P50">Хлопнула освобождённая дверь, изнутри клацнула щеколда.</text:p>
      <text:p text:style-name="P50"><text:span text:style-name="T14">– </text:span>Нет, ты видела? Он мне чуть пальцы не размозжил, с-с-скотина!!! <text:span text:style-name="T14">– </text:span>заорал я, прыгая на одной ноге. <text:span text:style-name="T14">– </text:span>Вызывай полицию, пока я этого мудака не прибил нахрен!</text:p>
      <text:p text:style-name="P50">Дэш, ни слова не говоря, прислонила ухо к двери.</text:p>
      <text:p text:style-name="P50"><text:span text:style-name="T14">– </text:span>Будешь смеяться, но именно этим он и занят. Вызывает полицию по телефону. <text:span text:style-name="T14">– </text:span>сообщила пегаска.</text:p>
      <text:p text:style-name="P50"><text:span text:style-name="T14">– </text:span>Ха-ха-ха! Очень смешно, сейчас животик надорву! <text:span text:style-name="T14">– </text:span>съязвил я. <text:span text:style-name="T14">– </text:span>Тем лучше, нам даже напрягаться не надо. Подождём полицию и скрутим этого маньяка!</text:p>
      <text:p text:style-name="P50">Пегаска продолжала слушать. Потом глаза её округлились от удивления.</text:p>
      <text:p text:style-name="P50"><text:span text:style-name="T14">– </text:span>Оп-па! <text:span text:style-name="T14">– </text:span>пегаска оторвала ухо от двери. <text:span text:style-name="T14">– Анон</text:span>, кажись, у нас проблемы. Надо сваливать отсюда. Долго объяснять. Из того, что я поняла, копы будут не на нашей стороне.</text:p>
      <text:p text:style-name="P50">Ну охренеть! Я что, нанёс моральную травму охраннику своим видом? Добро пожаловать в Эквестрию, страну дружбы и пони!</text:p>
      <text:p text:style-name="P50"><text:span text:style-name="T14">– </text:span>Сколько у нас времени?</text:p>
      <text:p text:style-name="P50">Дэш почесала в затылке.</text:p>
      <text:p text:style-name="P50"><text:span text:style-name="T14">–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двадцать <text:span text:style-name="T14">– </text:span>двадцать пять минут у нас есть.</text:p>
      <text:p text:style-name="P50">Я с наслаждением захреначил ногой в стеклянную дверь павильона. Осколки стекла брызнули во все стороны.</text:p>
      <text:p text:style-name="P50"><text:span text:style-name="T14">– </text:span>Тогда давай сначала обыщем контору. Если уж полиция всё равно едет сюда, так пусть у них хотя бы будет повод!</text:p>
      <text:p text:style-name="P50"/>
      <text:p text:style-name="P51">***</text:p>
      <text:p text:style-name="P50"/>
      <text:p text:style-name="P50">Разумеется, полиция приехала, как только мы обнаружили эти чёртовы резонаторы — иначе ж и быть не могло!</text:p>
      <text:p text:style-name="P50"/>
      <text:p text:style-name="P50">…</text:p>
      <text:p text:style-name="P50"/>
      <text:p text:style-name="P50">Я рубил пожарным топором тяжёлую директорскую дверь с табличкой «<text:span text:style-name="T14">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подозрения, хотя проверить их я не мог, так как её кьютимарка была закрыта сталактитом. Прибор с плаката стоял на столике под вывеской.</text:p>
      <text:p text:style-name="P50"><text:span text:style-name="T14">– “</text:span>Портативный магоэнергетический ускоритель «<text:span text:style-name="T14">Psyntel Rari2+ DDR</text:span>»,<text:span text:style-name="T14"> </text:span>демо-прототип<text:span text:style-name="T14">” – </text:span>прочитал я на бирке. <text:span text:style-name="T14">– </text:span>Оно!</text:p>
      <text:p text:style-name="P50">Снаружи послышался вой сирены и цокот множества копыт.</text:p>
      <text:p text:style-name="P50"><text:span text:style-name="T14">–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0"><text:soft-page-break/>Пиздец! Мы с Дэш переглянулись.</text:p>
      <text:p text:style-name="P50"><text:span text:style-name="T14">– </text:span>Это твои двадцать минут? <text:span text:style-name="T14">– </text:span>возмутился я. <text:span text:style-name="T14">– </text:span>Да ещё и десяти не прошло!</text:p>
      <text:p text:style-name="P50">Дэш вымучено скривилась.</text:p>
      <text:p text:style-name="P50"><text:span text:style-name="T14">– Человек</text:span> Анонимус, здание окружено! Мы знаем, что ты внутри! Выходи добровольно, или будешь взят силой! <text:span text:style-name="T14">– </text:span>загремел усиленный мегафоном голос.</text:p>
      <text:p text:style-name="P50">Я разбил топором стеклянные дверцы прибора и вытащил рубины.</text:p>
      <text:p text:style-name="P50"><text:span text:style-name="T14">– </text:span>Значит так. План такой: я отвлекаю копов. Ты летишь с рубинами в Понивилль и отдаёшь их Твайлайт. Потом Твай пишет Сел и меня вытаскивают отсюда.</text:p>
      <text:p text:style-name="P50">Пегаска отрицательно помотала головой.</text:p>
      <text:p text:style-name="P50"><text:span text:style-name="T14">– </text:span>Ну уж фигушки. Я тебя тут не оставлю.</text:p>
      <text:p text:style-name="P50"><text:span text:style-name="T14">– </text:span>Дэш! <text:span text:style-name="T14">– </text:span>взмолился я. <text:span text:style-name="T14">– </text:span>Сейчас не время геройствовать! Нам нужно добыть резонаторы! Ничего со мной не случится, посижу пару деньков в КПЗ и выйду как новенький!</text:p>
      <text:p text:style-name="P50"><text:span text:style-name="T14">– Н</text:span>е тупи! <text:span text:style-name="T14">– </text:span>упрямо мотнула головой пегаска. <text:span text:style-name="T14">– </text:span>Всё изменилось. Никто тебя не вытащит.</text:p>
      <text:p text:style-name="P50">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0"><text:span text:style-name="T14">– </text:span>Быстро за мной! <text:span text:style-name="T14">– </text:span>скомандовала пегаска, помчавшись к лестнице в офисные этажи.</text:p>
      <text:p text:style-name="P50">Я припустил было за ней, потом вернулся и поднял над головой раскуроченный ускоритель.</text:p>
      <text:p text:style-name="P50"><text:span text:style-name="T14">– Ю-</text:span>хууу<text:span text:style-name="T14">!!!</text:span></text:p>
      <text:p text:style-name="P50">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0">На последнем этаже пегаска стояла в коридоре, с сомнением обозревая ряд дверей.</text:p>
      <text:p text:style-name="P50"><text:span text:style-name="T14">– </text:span>Где-то тут должна быть дверь на крышу. Не могли же они залазить туда по пожарной лестнице?</text:p>
      <text:p text:style-name="P50">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4"> </text:span></text:p>
      <text:p text:style-name="P50">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0"><text:span text:style-name="T14">– Анон</text:span>, подвинься!</text:p>
      <text:p text:style-name="P50">Пегаска оттеснила меня крупом и повернулась к двери задом.</text:p>
      <text:p text:style-name="P50"><text:span text:style-name="T14">– </text:span>Ю-хууу!</text:p>
      <text:p text:style-name="P50">БАБАХ!!!</text:p>
      <text:p text:style-name="P50">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жилист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0"><text:span text:style-name="T14">– </text:span>Ты чего на меня так уставился? <text:span text:style-name="T14">– </text:span>подозрительно спросила пегаска.</text:p>
      <text:p text:style-name="P50"><text:span text:style-name="T14">– </text:span>Да так… Не ожидал, что ты такая…</text:p>
      <text:p text:style-name="P50"><text:span text:style-name="T14">– </text:span>Офигенски сильная? <text:span text:style-name="T14">– </text:span>зарделась Дэш. <text:span text:style-name="T14">– Е</text:span>сли честно, по удару задом Эпплджек меня уделает. Но больше никто в Понивилле!</text:p>
      <text:p text:style-name="P50"><text:soft-page-break/>С лестницы донёсся топот копыт, в конце коридора появились пони-полицейские.</text:p>
      <text:p text:style-name="P50">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0"><text:span text:style-name="T14">– </text:span>Ну вот, теперь действуй! — я положил рубины в кошелёк, повесил его пегаске на шею и вдруг, сам для себя неожиданно, обнял её худенькое тело. <text:span text:style-name="T14">–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0">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0"><text:span text:style-name="T14">– </text:span>Ты! Не! По! Нял! Те! Бе! Не! Льзя! Тут! Ос! Та! ВАТЬСЯ!!! <text:span text:style-name="T14">– </text:span>мощный толчок изнутри катапультировал её с люка.</text:p>
      <text:p text:style-name="P50">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0">Таких ругательств, что раздались через мгновение, ты ещё в Эквестрии не слыхал, Анон!</text:p>
      <text:p text:style-name="P50">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0"><text:span text:style-name="T14">– </text:span>Ты чего делаешь??! Пипец, мы же упадём! Ты ж не удержишь!..</text:p>
      <text:p text:style-name="P50">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 Та в ответ обхватила меня ещё и задними ногами.</text:p>
      <text:p text:style-name="P50">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е пришлось нести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0">Некоторое время было тихо. Потом хлопнули ставни и чей-то сонный голос недовольно пробормотал:</text:p>
      <text:p text:style-name="P50"><text:span text:style-name="T14">– </text:span>Кто мешает нам спать после тяжкого выступления?</text:p>
      <text:p text:style-name="P50">Я осторожно выглянул из куста.</text:p>
      <text:p text:style-name="P50">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0">Птицы и цикады продолжили пение, прерванное нашим вторжением. </text:p>
      <text:p text:style-name="P50">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0"><text:span text:style-name="T14">– </text:span>Так вот кто тревожит наш сон!</text:p>
      <text:p text:style-name="P50">Дверь дома приоткрылась. Стало видно, что за ней притаилась единорожка, уже спустившаяся с мансарды.</text:p>
      <text:p text:style-name="P50"><text:span text:style-name="T14">– </text:span>Так-так, посмотрим, что тут у нас. Ага. Гм. Это наверняка тот монстр-примат, о котором писали в газетах. Занятно.</text:p>
      <text:p text:style-name="P50"><text:soft-page-break/>Я крутился в левитационном поле перед единорожкой как некий диковинный экспонат из шоу уродцев.</text:p>
      <text:p text:style-name="P50"><text:span text:style-name="T14">– </text:span>А это у нас кто? Гм-м. Пегаска. Вот так раз! Рэйнбоу Дэш! Какими судьбами?</text:p>
      <text:p text:style-name="P50"><text:span text:style-name="T14">– </text:span>ТРИКСИ! <text:span text:style-name="T14">– <text:s/></text:span>фейсхуфнула Дэш. <text:span text:style-name="T14">– </text:span>Во имя Селестии, ЧТО ты тут делаешь?!!</text:p>
      <text:p text:style-name="P50"><text:span text:style-name="T14">– </text:span>Зарабатываем себе на жизнь представлениями, как ни странно! <text:span text:style-name="T14">– </text:span>язвительно ответила единорожка. <text:span text:style-name="T14">– </text:span>А вот что ВЫ делаете в НАШЕМ саду??!</text:p>
      <text:p text:style-name="P50">Так как дипломатические таланты пегаски оставляли желать лучшего, я решил взять переговоры в свои руки.</text:p>
      <text:p text:style-name="P50"><text:span text:style-name="T14">– </text:span>Эээ. Гм. Я дико извиняюсь, мы не знали, что вы спите днём, а то бы ни за что не стали вас тревожить. Мы тут пролетали мимо, и я подумал…</text:p>
      <text:p text:style-name="P50"><text:span text:style-name="T14">– </text:span>Нам не интересно знать, что ты подумал. <text:span text:style-name="T14">– </text:span>единорожка зевнула. <text:span text:style-name="T14">– </text:span>Мы намерены сдать вас в полицию.</text:p>
      <text:p text:style-name="P50"><text:span text:style-name="T14">– </text:span>Трикси! Не смей! У нас мегаважное задание! Нам нужно вернуться в Понивилль во что бы то ни стало! <text:span text:style-name="T14">– </text:span>пегаска извивалась изо всех сил, пытаясь выбраться из магического захвата.</text:p>
      <text:p text:style-name="P50"><text:span text:style-name="T14">– </text:span>Три раза ХА! Назови хоть одну причину, по которой нам должно быть не всё равно! <text:span text:style-name="T14">– </text:span>насмешливо сказала Трикси. <text:span text:style-name="T14">– </text:span>Только учти, долго слушать мы не собираемся. Мы ценим наш сон больше ваших заданий.</text:p>
      <text:p text:style-name="P50">Пегаска задумалась. Она обернулась на меня и мрачно спросила:</text:p>
      <text:p text:style-name="P50"><text:span text:style-name="T14">– </text:span>Ей ведь нельзя рассказывать, да?</text:p>
      <text:p text:style-name="P50"><text:span text:style-name="T14">– </text:span>Нельзя. <text:span text:style-name="T14">– </text:span>подтвердил я. <text:span text:style-name="T14">– </text:span>Селестия запретила. Может возникнуть паника и всё такое.</text:p>
      <text:p text:style-name="P50">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0"><text:span text:style-name="T14">– </text:span>Трикси. Если ты нас не выдашь, я готова выступать. В твоих представлениях. Кем угодно. Целый месяц! После сопровождения Анона в Понивилль…</text:p>
      <text:p text:style-name="P50"><text:span text:style-name="T14">– </text:span>ОГО!</text:p>
      <text:p text:style-name="P50">Единорожка аж села на крыльцо от удивления.</text:p>
      <text:p text:style-name="P50"><text:span text:style-name="T14">– </text:span>Представлем себе, ЧТО вы скрываете, если ты готова на ТАКОЕ! Признаюсь, тебе удалось нас заинтересовать!</text:p>
      <text:p text:style-name="P50">Единорожка в задумчивости стала ходить по веранде туда-сюда, разговаривая сама с собой.</text:p>
      <text:p text:style-name="P50"><text:span text:style-name="T14">–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0">Единорожка встала на задние ноги и захлопала в копыта. После чего она метнулась в дом, потянув нас за собой.</text:p>
      <text:p text:style-name="P50">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0">Единорожка улеглась на диване. Мы с Дэш шмякнулись на ковёр.</text:p>
      <text:p text:style-name="P50"><text:span text:style-name="T14">– </text:span>Мы приняли решение не выдавать вас полиции в обмен на то, что вы расскажете нам о вашей секретной миссии!</text:p>
      <text:p text:style-name="P50"><text:span text:style-name="T14">– </text:span>Не пойдёт! <text:span text:style-name="T14">– </text:span>заявил я. <text:span text:style-name="T14">– </text:span>Я уже сказал, что это тайна. Мне добавить нечего.</text:p>
      <text:p text:style-name="P50"><text:span text:style-name="T14">– </text:span>Да неужели? <text:span text:style-name="T14">– </text:span>захлопала ресницами Трикси. <text:span text:style-name="T14">– </text:span>Ты хорошо подумал?</text:p>
      <text:p text:style-name="P50"><text:soft-page-break/>Окно <text:s/>комнаты распахнулось. В комнату ворвался вой сирены. Несколько полицейских фургонов промчались мимо.</text:p>
      <text:p text:style-name="P50">Вот чёрт!!!</text:p>
      <text:p text:style-name="P50"/>
      <text:p text:style-name="P50">…</text:p>
      <text:p text:style-name="P37"/>
      <text:p text:style-name="P50"><text:span text:style-name="T14">– </text:span>Так вот, почему в последнее время представления были такими изматывающими! Утечка магии не может не волновать нас! <text:span text:style-name="T14">– </text:span>единорожка задумалась. <text:span text:style-name="T14">– </text:span>Но твой рассказ не объясняет нам, куда исчезла принцесса Селестия!</text:p>
      <text:p text:style-name="P50"><text:span text:style-name="T14">– </text:span>Так вот почему я не могу нести тебя! <text:span text:style-name="T14">– </text:span>вторила ей пегаска. <text:span text:style-name="T14">–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0"><text:span text:style-name="T14">– </text:span>Стой! Что ты там сказала о Селестии? Куда она исчезла?</text:p>
      <text:p text:style-name="P50">Трикси молча левитировала мне газеты с трюмо.</text:p>
      <text:p text:style-name="P50">…</text:p>
      <text:p text:style-name="P50">Ох, фак! Фак-фак-фак!!!</text:p>
      <text:p text:style-name="P50">«<text:span text:style-name="T30">Исчезновение дневной главы диархии: Эквестрия в панике!</text:span>» (статья двухдневной давности).</text:p>
      <text:p text:style-name="P50">«<text:span text:style-name="T30">Принцесса Селестия исчезла вчера утром! Придворный церемониймейстер, мисс Трейдишнс, обнаружила лишь смятую простыню в постели! Всепони Эквестрии собираются в стихийные митинги!</text:span>» (вчерашняя статья).</text:p>
      <text:p text:style-name="P50">«<text:span text:style-name="T30">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30">Да отстаньте же вы от меня! Он сказал, что ест пони, но я этого НЕ ВИДЕЛА!!!</text:span>»).</text:p>
      <text:p text:style-name="P50">«<text:span text:style-name="T30">Чужестранец-примат, ввергший ранее нашу принцессу в глубокую депрессию, подозревается в её исчезновении!!! В его розысках участвуют кантерлотские дневная и ночная стражи, национальная гвардия и Вондерболты!</text:span>»</text:p>
      <text:p text:style-name="P50">«<text:span text:style-name="T30">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0">Получается, Селестия исчезла уже когда мы садились в поезд. А когда прибыли в Фетлок, мой фейс уже красовался на плакатах <text:span text:style-name="T14">“Wanted…” .</text:span></text:p>
      <text:p text:style-name="P37"><text:span text:style-name="T14">–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37">– <text:span text:style-name="T1">ОНИ ЧТО, ШУТОК НЕ ПОНИМАЮТ?!! </text:span>– <text:span text:style-name="T1">заорал я наконец. </text:span>– <text:span text:style-name="T1">Нашли пониеда, ёбнутые пони!!!</text:span></text:p>
      <text:p text:style-name="P50"><text:span text:style-name="T14">– </text:span>Прикинь, а? <text:span text:style-name="T14">– </text:span>участливо ткнулась в меня носом Дэш. <text:span text:style-name="T14">– </text:span>Над моими приколами тоже одна я и смеюсь. У<text:span text:style-name="T14"> </text:span>большинства вместо чувства юмора жир на ляжках.</text:p>
      <text:p text:style-name="P66">Я отчаянно массировал виски пальцами. <text:span text:style-name="T1">Всё катилось к чертям собачьим.</text:span> И<text:span text:style-name="T1">счезновение пони добралось и до Сел.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text:span></text:p>
      <text:p text:style-name="P50">Я зажал голову в ладонях и застонал, покачиваясь из стороны в сторону.</text:p>
      <text:p text:style-name="P50"><text:span text:style-name="T14">– Анон</text:span>? Ты в порядке?</text:p>
      <text:p text:style-name="P50">Дэш махала копытом у меня перед глазами, пытаясь до меня достучаться. Я не видел её. У меня перед глазами пробегали воспоминания моей кратковременной дружбы-любви с аликорницей, в <text:soft-page-break/>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 мне удастся завоевать её сердце.</text:p>
      <text:p text:style-name="P50">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text:s/>Сейчас же она ушла окончательно, оставив после себя пустоту.</text:p>
      <text:p text:style-name="P50">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text:bookmark-start text:name="__DdeLink__16781_959615857"/>—<text:bookmark-end text:name="__DdeLink__16781_959615857"/> и я старался. Она смогла увлечь меня за собой, у меня впервые за много лет появилась великая цель.</text:p>
      <text:p text:style-name="P50">И вот теперь её нет. Зачем куда-то бежать, скрываться, рисковать, если смысл стараний потерян?</text:p>
      <text:p text:style-name="P58"/>
      <text:p text:style-name="P58">«…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1">– Я доведу! Обещаю!..»</text:p>
      <text:p text:style-name="P50"/>
      <text:p text:style-name="P50">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0">И у меня есть кое-какие результаты, чёрт побери!</text:p>
      <text:p text:style-name="P50">Мы добыли резонаторы и, если доберёмся до Понивилля, <text:s/>можем провести эксперимент. И если он завершится успешно, я узнаю суть Большого Откровения и, может быть, сможем устранить причину угасания Эквестрии. И тогда, может быть, сможем вернуть Сел!</text:p>
      <text:p text:style-name="P50">Дерьмо! Слишком много «если» и «может быть»!</text:p>
      <text:p text:style-name="P50">Трижды дерьмо!!! Я забыл, что для проведения эксперимента, нам нужна помощь Селестии!</text:p>
      <text:p text:style-name="P50"/>
      <text:p text:style-name="P66"><text:span text:style-name="T1">«…</text:span><text:span text:style-name="T3">А ускоритель </text:span><text:span text:style-name="T16">— </text:span><text:span text:style-name="T3">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span><text:span text:style-name="T1">»</text:span></text:p>
      <text:p text:style-name="P50"/>
      <text:p text:style-name="P50">Что ж, вот ты и вернулся в своё такое знакомое и уютное для тебя состояние депресняка, Анон! Последний месяц был просто ярким фантастически-нереальным исключением из правила. Ты уж начал было думать, что так будет всегда. ХА-ХА-ХА! <text:s/>Воистину, если бы для спасения Эквестрии нужно было бы ныть и жаловаться на судьбу, ты бы уже давно почивал на лаврах победителя, а благодарные пони спасённой Эквестрии носили бы тебе пиво с чипсами прямо в <text:s/>гамак!</text:p>
      <text:p text:style-name="P50">Пегаска корчила мне зверские рожи, пытаясь вывести меня из ступора. Единорожка, наблюдая за её попытками, пробормотала: «Может, нам стоило всё же согласиться на её предложение?»</text:p>
      <text:p text:style-name="P37">– Анон, соберись! Не будь тряпкой! Ну что же ты? Где тот крутой и классный Анон, которого я знаю? Не зацикливайся на Селестии, мы обязательно вернём её! Ты не один, у тебя есть друзья! У тебя есть я! Хочешь <text:span text:style-name="T1">— я познакомлю тебя со своими подругами: Флаттершай, Эпплджек, Рэрити, Пинки Пай? <text:s/>Мы пойдём к Твайлайт и она обязательно что-нибудь придумает!</text:span></text:p>
      <text:p text:style-name="P50">Дэш в отчаянии стала трясти меня. При последних её словах у меня в мозгу зажглась лампочка.</text:p>
      <text:p text:style-name="P50">Флаттершай. Эпплджек. Рэрити. Пинки Пай. Твайлайт. Рэйнбоу Дэш. Бинго!</text:p>
      <text:p text:style-name="P50">МУ-ХА-ХА!</text:p>
      <text:p text:style-name="P50">Кажется, ты знаешь, как показать фак провидению, Анон! The <text:span text:style-name="T14">Show must go on!</text:span></text:p>
      <text:p text:style-name="P50"><text:soft-page-break/>Я улыбнулся и помахал пегаске рукой, показывая, что в норме. Дэш облегчённо выдохнула.</text:p>
      <text:p text:style-name="P37">– <text:span text:style-name="T1">Так что, мы свободны? </text:span>– <text:span text:style-name="T1">спросил я единорожку, поднимаясь с пола.</text:span></text:p>
      <text:p text:style-name="P37">– <text:span text:style-name="T1">О, да! Великая и могучая Трикси держит слово!</text:span></text:p>
      <text:p text:style-name="P50">Единорожка задумалась и продолжила:</text:p>
      <text:p text:style-name="P37"><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34"/>
      <text:h text:style-name="Heading_20_2" text:outline-level="2">17. <text:span text:style-name="T1">Деградация</text:span></text:h>
      <text:p text:style-name="P90"/>
      <text:p text:style-name="P50">– Ы! Ы! Ы! Ы! Ы!</text:p>
      <text:p text:style-name="P50">Дэш стучала лбом о сосну с такой силой, что на неё сверху падали иголки и шишки.</text:p>
      <text:p text:style-name="P50">Я вышел из фургона и присел рядом.</text:p>
      <text:p text:style-name="P50">– Дэш! В конце-концов, мы можем спать днём, а идти ночью. Тогда я могу тащить фургон. Не стоит тебе так мучаться.</text:p>
      <text:p text:style-name="P50">Пегаска стояла, прижавшись лбом к стволу, и молчала. Я продолжил.</text:p>
      <text:p text:style-name="P50">– Или же мы можем нанять земнопони. Я не буду показываться из фургона, а ты строго запретишь ему совать нос внутрь.</text:p>
      <text:p text:style-name="P50">Дэш тяжело вздохнула и закатила глаза.</text:p>
      <text:p text:style-name="P50">– Я все эти варианты продумала за первый час дороги. Они все фиго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0">Я вздохнул. Из-за меня страдала пегаска, мой единственный друг в последние дни. Для неё тащить тяжёлый фургон было всё равно что для меня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0">Если бы дело касалось только меня, я бы уже давно сдался властям. Но оставалась миссия, которую мне надо было выполнить во что бы то ни стало. Сел была убеждена, что от её исхода зависит судьба Эквестрии, и я должен был выполнить обещание, данное ей.</text:p>
      <text:p text:style-name="P50">Пегаска пробормотала что-то чуть слышно.</text:p>
      <text:p text:style-name="P50">– Что? – не расслышал я.</text:p>
      <text:p text:style-name="P50">– Обними меня. – чуть громче повторила Дэш. Мне было удивительно слышать просящий тон от крутой и задиристой подруги. – Ну, помнишь, как ты это сделал на крыше «Псинтела»? Мне станет легче тянуть.</text:p>
      <text:p text:style-name="P50">Я пожал плечами и обнял пегаску.</text:p>
      <text:p text:style-name="P50">– Э, нет, погоди. – Дэш сбросила плащ Трикси, скрывающий её крылья. – Давай!</text:p>
      <text:p text:style-name="P50">Я обнял её повторно. В этот раз пегаска не стояла смирно, а, в свою очередь, обняла меня.</text:p>
      <text:p text:style-name="P50"><text:soft-page-break/>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её крылья встали торчком, а на мордочке расплывается улыбка. Её дыхание участилось, она начала напирать на меня всем телом и мне пришлось опустить руки и упереться локтями в землю, чтобы не растянуться окончательно.</text:p>
      <text:p text:style-name="P50">– Эмм… Ты чего?</text:p>
      <text:p text:style-name="P50">Дэш раскрыла глаза. Я упёрся ладонью ей в грудь и осторожно отодвинул от себя. Пегаска разжала обьятия.</text:p>
      <text:p text:style-name="P50">– Йей! Обнимашки таки клёво снимают стресс! Ещё лучше, чем почесушки! Тебе разве не нравится?</text:p>
      <text:p text:style-name="P50">– Нравится. Но ты слишком увлеклась: я чуть не оказался на земле.</text:p>
      <text:p text:style-name="P50">Дэш смутилась.</text:p>
      <text:p text:style-name="P50">– Упс! Забыла, что ты очень неустойчиво сидишь! Не сердись!</text:p>
      <text:p text:style-name="P50">Я покровительно похлопал пегаску по шее.</text:p>
      <text:p text:style-name="P50">– Тут дело не в неустойчивости, а в неожиданности. Я вполне мог бы выдержать твой натиск, если бы знал о нём. Ничего, в следующий раз можешь увлекаться, я предупреждён.</text:p>
      <text:p text:style-name="P50">Пегаска немедленно заорала:</text:p>
      <text:p text:style-name="P50">– Обнимашки-и-и!!! – и повалила меня на траву вторично. Сила, таящаяся в её худеньком теле, обескураживала.</text:p>
      <text:p text:style-name="P50">– Дэш! Ну, не воспринимай же всё так буквально, ё-моё!</text:p>
      <text:p text:style-name="P50">– Гы! Что-то ты не слишком был готов к этому разу!</text:p>
      <text:p text:style-name="P50">Пегаска со смехом прыгала вокруг меня, бодаясь головой и раз-за-разом опрокидывая меня на землю. В конце концов я демонстративно улёгся, подложив руки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4">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0">Наконец она приземлилась, пропахав в дёрне борозды тормозного следа.</text:p>
      <text:p text:style-name="P50">– Ффух! Ещё бы немного, и я бы рехнулась от тоски! Как только Эпплджек эти телеги таскает? Это же офигенно скучно!</text:p>
      <text:p text:style-name="P50">Пегаска накинула на себя плащ, скрыв крылья, и стала впрягаться в фургончик.</text:p>
      <text:p text:style-name="P50">– Анон, залазь в фургон. Там впереди какой-то посёлок. Купим еды и узнаем новости.</text:p>
      <text:p text:style-name="P50"/>
      <text:p text:style-name="P51">***</text:p>
      <text:p text:style-name="P50"/>
      <text:p text:style-name="P50">День спустя…</text:p>
      <text:p text:style-name="P50"/>
      <text:p text:style-name="P50">«<text:span text:style-name="T30">Добро пожаловать в Груммингтон! Вам здесь рады!</text:span></text:p>
      <text:p text:style-name="P50"><text:span text:style-name="T30">Население города </text:span><text:span text:style-name="T63">302 пони</text:span><text:span text:style-name="T30">.</text:span></text:p>
      <text:p text:style-name="P50"><text:span text:style-name="T63">250 пони</text:span><text:span text:style-name="T30">.</text:span></text:p>
      <text:p text:style-name="P50"><text:span text:style-name="T63">125 поней</text:span><text:span text:style-name="T30">.</text:span></text:p>
      <text:p text:style-name="P50"><text:span text:style-name="T30">54 паня.</text:span>»</text:p>
      <text:p text:style-name="P50"/>
      <text:p text:style-name="P50"><text:soft-page-break/>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южины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0">Я вернулся за столик у окна и продолжил писать письмо.</text:p>
      <text:p text:style-name="P50"/>
      <text:p text:style-name="P50">«…<text:span text:style-name="T26">чувствую себя совершенно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text:span></text:p>
      <text:p text:style-name="P61">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те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тайком от меня даже начала жевать траву, хоть и не переносит её.</text:p>
      <text:p text:style-name="P61">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три штуки.</text:p>
      <text:p text:style-name="P61">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1">Да, по-поводу «обнимашек». Это не то, что ты думаешь, Сел! Разумеется, нет смысла отрицать очевидное: люди и пони могут… гм... иметь секс. Наш с тобой опыт это хорошо подтверждает. Но обнимашки с Дэш вовсе не преследуют целью интим. Дэш — мой лучший друг в Эквестрии (да и где-бы-то ни было ещё), но я абсолютно не представляю её в качестве кого-то большего. Да и она сама, я уверен, тоже.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1">Не знаю, зачем я перед тобой оправдываюсь? Ладно.</text:p>
      <text:p text:style-name="P61">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61">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Анон (бу-га-га!).</text:p>
      <text:p text:style-name="P21">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40">твою забывчивость, </text:span><text:soft-page-break/><text:span text:style-name="T40">из-за которой нам с Дэш пришлось тащиться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9">Крепко обнимаю, чешу холку, хлопаю по шее! Твой Анон. </text:span><text:span text:style-name="T26">Дружба </text:span><text:span text:style-name="T39">—</text:span><text:span text:style-name="T26"> </text:span><text:span text:style-name="T3">э</text:span><text:span text:style-name="T26">то, </text:span><text:span text:style-name="T65">так её </text:span><text:span text:style-name="T3">разэтак</text:span><text:span text:style-name="T65">,</text:span><text:span text:style-name="T26"> магия!</text:span></text:p>
      <text:p text:style-name="Standard"><text:span text:style-name="T26">P.S. Мне тебя не хватает. Сильно.</text:span><text:span text:style-name="T57">»</text:span></text:p>
      <text:p text:style-name="P50"/>
      <text:p text:style-name="P50">В дверь постучали условным стуком. Я спрятал письмо и впустил Дэш, закрыв за ней дверь. Пегаска сбросила перемётные сумки и молча уселась перед печкой. Я растопил огонь в маленькой буржуйке и принялся чистить картошку с морковкой.</text:p>
      <text:p text:style-name="P50">– Всё в порядке, Дэш?</text:p>
      <text:p text:style-name="P50">Пегаска смотрела на язычки огня, танцующие в окошке печной дверцы и молчала. Наконец она отозвалась.</text:p>
      <text:p text:style-name="P50">– Нет. Не всё в порядке.</text:p>
      <text:p text:style-name="P50">Дэш отвернулась от огня и взглянула на меня.</text:p>
      <text:p text:style-name="P50">–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0">Я сел рядом с пегаской, обнял её и легонько встряхнул.</text:p>
      <text:p text:style-name="P50">– Дэш, что с тобой? Что с моей радужной бро? Почему ты уверена в худшем? Мы обязательно доберёмся до Понивилля, проведём эксперимент и увидим суть этого дерьма. И тогда мы сможем победить его. Вот увидишь!</text:p>
      <text:p text:style-name="P50">Дэш негромко всхлипнула и тут же закашлялась, пытаясь скрыть секундную слабость.</text:p>
      <text:p text:style-name="P50">–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Анон!! Они не только разучились считать и выращивать, но и почти забыли смысл торговли! И едят сено! Какого сена!!!</text:p>
      <text:p text:style-name="P50">Пегаска фейсхуфнула. Я прижал её к себе и успокаивающе гладил по гриве.</text:p>
      <text:p text:style-name="P50">–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 Что за фигня!</text:p>
      <text:p text:style-name="P50">Я поставил кастрюлю с картошкой на печку.</text:p>
      <text:p text:style-name="P50">– Дэш. Когда ты в последний раз летала?</text:p>
      <text:p text:style-name="P50">– Вчера утром немного. А что?</text:p>
      <text:p text:style-name="P50">– Попробуй взлети сейчас. Просто поднимись к потолку. У меня есть одно соображение, хочу проверить.</text:p>
      <text:p text:style-name="P50">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0"><text:soft-page-break/>– …Да ладно!</text:p>
      <text:p text:style-name="P50">Пегаска сидела на полу и удивлённо рассматривала свои крылья. Потом для уверенности подёргала зубами за маховые перья.</text:p>
      <text:p text:style-name="P50">– Вроде не сплю — боль чувствуется. Тогда какого сена я падаю?!!</text:p>
      <text:p text:style-name="P50">– Дэш. – мягко сказал я. – Пегасы же держатся в воздухе, не в последнюю очередь, за счёт магии. Одних крыльев ведь недостаточно? Правильно?</text:p>
      <text:p text:style-name="P50">– И?</text:p>
      <text:p text:style-name="P50">–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0">– У-у-у-ы-ы-ы-а-а-а!</text:p>
      <text:p text:style-name="P50">Дэш горько, с подвыванием, разрыдалась.</text:p>
      <text:p text:style-name="P50">– Ы-ы-ы! Я не могу без неба-а-а! Мне нужно лета-а-ать! Я пега-а-ас!</text:p>
      <text:p text:style-name="P50">Крутая и тренированная пегаска сотрясалась от плача, как ребёнок. Её депрессия последних дней вырвалась наружу эмоциональным взрывом.</text:p>
      <text:p text:style-name="P50">– Почему всё так… хнык... паршиво? Что мы сделали не так? Хнык… Я даже не знаю, с кем надо подраться, чтобы всё исправить…</text:p>
      <text:p text:style-name="P50">Я сел рядом. Мне нечем было её утешить, я мог лишь молча обнять её, поглаживая по растрёпанной гриве. Пегаска, вхлипывая, прижалась ко мне.</text:p>
      <text:p text:style-name="P50">– Анон?</text:p>
      <text:p text:style-name="P50">– Да?</text:p>
      <text:p text:style-name="P50">–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0">– Дэш, мы дойдём до Понивилля вместе, что бы ни случилось. Обещаю тебе.</text:p>
      <text:p text:style-name="P50">Пегаска утешилась и замерла, глядя в огонь. Время от времени она горько всхлипывала, сотрясаясь всем телом.</text:p>
      <text:p text:style-name="P50">Я мыл тарелки после ужина, когда услышал бормотание Дэш за спиной.</text:p>
      <text:p text:style-name="P50">«И-и-и… о-о-о… эн… а-а-а… И она… П-э-э-э… о-о-о… Как эта буква называется, забери меня дискорд? Ша? Ша! Эл! А! Мммм… И она пошла… Ы-ы-ы!!!»</text:p>
      <text:p text:style-name="P50">Громкий «бабах» дал понять, что Дэш захлопнула книгу. После короткой паузы взьерошенная пегаска <text:s/>выглянула из-за спины.</text:p>
      <text:p text:style-name="P50">– Анон? Расскажи какую-нибудь сказку на ночь? Что-то спать не хочется.</text:p>
      <text:p text:style-name="P50">Пегаска залезла на диван и похлопала рядом с собой.</text:p>
      <text:p text:style-name="P50">Я поставил тарелку в шкафчик и вытер руки о передник.</text:p>
      <text:p text:style-name="P50">– Дэш, это плохая идея. Давай, я лучше тебе почитаю.</text:p>
      <text:p text:style-name="P50">– Хочу сказку! – пегаска насупилась и отгородилась от меня подушкой. – Ты плохой!</text:p>
      <text:p text:style-name="P50">– Дэш! Я не помню ни черта!</text:p>
      <text:p text:style-name="P50">– Сказку!!! – подушка полетела в меня.</text:p>
      <text:p text:style-name="P50">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0">Дэш повернулась ко мне спиной и стала подозрительно шмыгать носом.</text:p>
      <text:p text:style-name="P50"><text:soft-page-break/>Я подошёл к дивану и сел рядом, развернув её к себе.</text:p>
      <text:p text:style-name="P50">– Ну ладно. Сама напросилась!</text:p>
      <text:p text:style-name="P50">Я задумался.</text:p>
      <text:p text:style-name="P50">…</text:p>
      <text:p text:style-name="P50">– Вот тебе сказка с моралью. Слушай.</text:p>
      <text:p text:style-name="P50">Я устроился на диване, положив под ноги подушку, на которой тут же примостилась и пегаска.</text:p>
      <text:p text:style-name="P50">– Однажды в кувшин с молоком попали две жабы…</text:p>
      <text:p text:style-name="P50">– Бггг! Уже смешно! – заржала Дэш. – <text:s/>Как могли жабы попасть в кувшин? Он же высокий? Жабы прыгают низко. Может, это было блюдце?</text:p>
      <text:p text:style-name="P50">– Нет! – упёрся я. – Кувшин! Иначе морали не получится! Жабы… эээ… свалились в него с кантерлотской скалы.</text:p>
      <text:p text:style-name="P50">– Ух ты! Круто! А что они там делали?</text:p>
      <text:p text:style-name="P50">– Дэш! Как я могу рассказывать, если ты постоянно меня перебиваешь?</text:p>
      <text:p text:style-name="P50">– Ну пожалуйста! Больше не буду, только объясни, как жабы оказались в Кантерлоте?</text:p>
      <text:p text:style-name="P50">–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0">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0">– Вау! Прикольно!</text:p>
      <text:p text:style-name="P50">–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0">– А потом?</text:p>
      <text:p text:style-name="P50">–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0">Пегаска затряслась от смеха. Потом, прервавшись, строго спросила с меня:</text:p>
      <text:p text:style-name="P50">– А какая тут мораль? Ты говорил, в этой сказке будет мораль!</text:p>
      <text:p text:style-name="P50">– Мораль? Э-э-э… Мораль тут такая. – <text:s/>мрачно заявил я. – Не умеешь летать — не суйся к принцессе!</text:p>
      <text:p text:style-name="P50">– Хорошая… ммм… сказка… – пробормотала пегаска сонно. Зевнув во весь рот она потянулась и, прижавшись к моей ноге, заснула.</text:p>
      <text:p text:style-name="P50">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0">Я пожал плечами, устроился поудобнее и укрылся одеялом.</text:p>
      <text:p text:style-name="P50"/>
      <text:p text:style-name="P50">…</text:p>
      <text:p text:style-name="P50"/>
      <text:p text:style-name="P50"><text:soft-page-break/>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0">Скррржжжж… Скррржжж… Скррржжж…</text:p>
      <text:p text:style-name="P50">Снаружи раздался скрежет. В глубокой ночи, посреди абсолютной тишины этот тихий <text:s/>звук таил необъяснимую угрозу.</text:p>
      <text:p text:style-name="P50">Скррржжжж… Скррржжж…</text:p>
      <text:p text:style-name="P50">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0">На земле прямо перед фургоном сидела кобылка-жеребёнок и, зажав в зубах гвоздь, выцарапывала что-то на жестяной крышке коробки из-под конфет.</text:p>
      <text:p text:style-name="P50">– Что ты тут делаешь так поздно? Где твои родители? – вздохнув с облегчением, спросил я.</text:p>
      <text:p text:style-name="P50">Выйдя из фургона, я подошёл к жеребёнку и посветил на жестянку.</text:p>
      <text:p text:style-name="P50">– Чем ты тут занимаешься?</text:p>
      <text:p text:style-name="P50">Жеребёнка молча смотрела на меня, зажав гвоздь в зубах. На жестянке были коряво выцарапаны буквы.</text:p>
      <text:p text:style-name="P50">«<text:span text:style-name="T63">37 пни</text:span></text:p>
      <text:p text:style-name="P69">24пн</text:p>
      <text:p text:style-name="P69">15</text:p>
      <text:p text:style-name="P50"><text:span text:style-name="T30">1</text:span>»</text:p>
      <text:p text:style-name="P50">– Что это за цифры? – спросил я.</text:p>
      <text:p text:style-name="P50">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стучала по ней копытом и указала куда-то вверх. Я посветил туда фонариком. В круге света белел знакомый указатель.</text:p>
      <text:p text:style-name="P50">«<text:span text:style-name="T30">Добро пожаловать в Груммингтон! Вам здесь рады!</text:span></text:p>
      <text:p text:style-name="P50"><text:span text:style-name="T30">Население города </text:span><text:span text:style-name="T63">302 пони</text:span><text:span text:style-name="T30">.</text:span></text:p>
      <text:p text:style-name="P50"><text:span text:style-name="T63">250 пони</text:span><text:span text:style-name="T30">.</text:span></text:p>
      <text:p text:style-name="P50"><text:span text:style-name="T63">125 поней</text:span><text:span text:style-name="T30">.</text:span></text:p>
      <text:p text:style-name="P50"><text:span text:style-name="T30">54 паня.</text:span>»</text:p>
      <text:p text:style-name="P50">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0">– Ты хочешь сказать, этой ночью из населения осталась ты одна? – хрипло спросил я.</text:p>
      <text:p text:style-name="P50">Кобылка кивнула и снова показала на жестянку и вверх.</text:p>
      <text:p text:style-name="P50">– Анон! Оглянись! – тревожно воскликнула Дэш у меня за спиной.</text:p>
      <text:p text:style-name="P50">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0">– Дэш! Быстро!</text:p>
      <text:p text:style-name="P50">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0"><text:soft-page-break/>УУУУУУРРРРРРГГГГХХХХХХХ!!!</text:p>
      <text:p text:style-name="P50">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0">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0">– Анон, запрыгивай!</text:p>
      <text:p text:style-name="P50">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4"/>
      <text:p text:style-name="P54">0</text:p>
      <text:p text:style-name="P50"/>
      <text:p text:style-name="P50">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0"/>
      <text:h text:style-name="Heading_20_2" text:outline-level="2">18. Филлидельфия</text:h>
      <text:p text:style-name="P37"/>
      <text:p text:style-name="P50">Филлидельфия была слишком велика, чтобы сгинуть полностью — провал расколол её пополам, проглотив центральную часть. Остатк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выстроившись гуськом, садятся в вагон. Паровоз пыхал дымом где-то вдалеке, в голове поезда.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0">Я поднял кусок газеты, прибитый ветром к ограждению и быстро пробежался по заголовкам.</text:p>
      <text:p text:style-name="P50">«<text:span text:style-name="T30">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30">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4">«</text:span><text:span text:style-name="T31">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4">».</text:span> «<text:span text:style-name="T30">Провинция пустеет: репортаж из обеспоневшего посёлка</text:span>». «<text:span text:style-name="T30">Нехватка пегасов-погодников: указ принцессы Луны разрешает набор в погодные команды пегасов без лётных аттестатов</text:span>». «<text:span text:style-name="T30">Опасный преступник «примат-анонимус» всё ещё на свободе! Фетлок приходит в себя после разгрома павильона Псинтела. Награда за поимку возросла до двадцати тысяч!!!</text:span>». «<text:span text:style-name="T30">Казус в Мэйнхэттене: неизвестные разбросали по центру города листовки, доказывающие участие Найтмэр Мун <text:s/>в похищении принцессы Селестии</text:span>».</text:p>
      <text:p text:style-name="P50">На ближайшем же столбе висело объявление, в котором за мою голову уже предлагалось двадцать пять тысяч.</text:p>
      <text:p text:style-name="P50">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50"><text:soft-page-break/>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0">–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0">Пегаска взмахнула крыльями для эффекта. Неожиданно для неё и меня, взмах крыльев подбросил её вверх на хороший метр.</text:p>
      <text:p text:style-name="P50">– Какого се… – пегаска приземлилась на круп, изумлённо глядя на свои крылья. – …на!</text:p>
      <text:p text:style-name="P50">Подумав немного, Дэш выбралась из упряжи и что есть мочи замахала крыльями.</text:p>
      <text:p text:style-name="P50">–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предупреждавший об опасности дорожный знак на краю пропасти.</text:p>
      <text:p text:style-name="P50">– Уй, лягать!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0">Я перевязывал пегаске голову, когда мне в голову пришла идея. Я указал на валяющийся рядом с нами самокат.</text:p>
      <text:p text:style-name="P50">– Дэш, ты ведь сможешь буксировать его на лету?</text:p>
      <text:p text:style-name="P50">– Этот? Конечно могу! Плёвое дело!</text:p>
      <text:p text:style-name="P50">– А со мной?</text:p>
      <text:p text:style-name="P50">– Хмм. Понимаю, к чему ты клонишь.</text:p>
      <text:p text:style-name="P50">Пегаска критически оглядела меня.</text:p>
      <text:p text:style-name="P50">– В тебе семьдесят – семьдесят пять килограммов. Раньше я дву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0">…</text:p>
      <text:p text:style-name="P50">Когда дорожное покрытие слилось в сплошную серую полосу, а руль самоката начал у меня в руках вибрировать от скорости, я заорал:</text:p>
      <text:p text:style-name="P50">– Дэ-э-э-ш!!! Сто-о-ой!!! Хватит! Испытание пройдено! Не увлекайся!!!</text:p>
      <text:p text:style-name="P50">Пегаска приземлилась и, выплюнув поводья изо рта, встала в гордую позу.</text:p>
      <text:p text:style-name="P50">– Я ещё и не начинала, между прочим! Так, только чуть-чуть размялась!</text:p>
      <text:p text:style-name="P50">Я положил самокат и на трясущихся ногах приближался к ней. Сердце ходило ходуном где-то в районе пяток. Ты слишком стар для таких шуток, Анон!</text:p>
      <text:p text:style-name="P50">– Дэш, ты это нарочно? Про «клячу» и всё такое?</text:p>
      <text:p text:style-name="P50">– А что такое? – невинно спросила пегаска, полуобернувшись ко мне задом.</text:p>
      <text:p text:style-name="P50">– А ничего. – нарочито спокойно сказал я, демонстративно закатывая рукава.</text:p>
      <text:p text:style-name="P50">– Чего «ничего»? – пегаска так же демонстративно задрала хвост, приподнявшись на задних ногах и одновременно присев на передних. Став в позицию «низкого старта», она с ухмылкой наблюдала, как я с кирпичным выражением лица преодолевал последние метры, разделяющие нас.</text:p>
      <text:p text:style-name="P50">– <text:s/>А того, что я тебя сейчас!..</text:p>
      <text:p text:style-name="P50">ХЛОП!</text:p>
      <text:p text:style-name="P50"><text:soft-page-break/>Разделяющий нас метр я преодолел в прыжке. Но я ошибся, думая, что пегаска в последнее мгновение даст дёру. Она, наоборот, энергично подалась назад. Я наткнулся на её круп, споткнулся и лёг на неё всем весом.</text:p>
      <text:p text:style-name="P50">– Бггг! – <text:s/>заржала пегаска. – Анон, не будь нытиком! Прикольная же шутка!</text:p>
      <text:p text:style-name="P50">–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0">– Ой… Анон?.. Извини. А? – до пегаски дошло, что мне невесело. Она сникла и виновато ткнулась мне в пояс.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0"><text:s/>Я потрепал пегаску между ушей.</text:p>
      <text:p text:style-name="P50">– Насчёт шуток я уже заметил. Не парься, я не сержусь. Вдобавок, не такой уж я и хрупкий, просто люблю перестраховаться.</text:p>
      <text:p text:style-name="P50">– Да? Это клёво. – успокоилась Дэш. – А можно попросить тебя об одной вещи?</text:p>
      <text:p text:style-name="P50">– Да?</text:p>
      <text:p text:style-name="P50">Пегаска прижала уши и съёжилась.</text:p>
      <text:p text:style-name="P50">– Помнишь, я разревелась в Груммингтоне?</text:p>
      <text:p text:style-name="P50">– Ну да, было дело.</text:p>
      <text:p text:style-name="P50">– Забудь про это!</text:p>
      <text:p text:style-name="P50">– Почему? – озадачился я. – Ты тогда была такой милой тогда.</text:p>
      <text:p text:style-name="P50">Дэш покраснела и принялась ковырять копытом асфальт.</text:p>
      <text:p text:style-name="P50">–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0">Я пожал плечами.</text:p>
      <text:p text:style-name="P50">–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0">– Но ты не плачешь.</text:p>
      <text:p text:style-name="P50">Я задумался.</text:p>
      <text:p text:style-name="P50">–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0">– Ни фига себе! Куда ж может быть хуже? – воскликнула Дэш. – У вас что, все поголовно встают в восемь утра и едят сено на завтрак, обед и ужин?</text:p>
      <text:p text:style-name="P50">Я засмеялся.</text:p>
      <text:p text:style-name="P50">– Кто-то встаёт и раньше. Но не в этом проблема. У нас… Как бы это сказать… очень холодно.</text:p>
      <text:p text:style-name="P50">– Всего-то? – хмыкнула Дэш. – Побывал бы ты в Кристальной империи! Вот там холодно, так холодно! Кстати, это идея, надо будет тебя как-нибудь затащить к Кэйденс. У неё офигенски красиво!</text:p>
      <text:p text:style-name="P50">– Нет, я не то имел ввиду. Холодно не в физическом смысле. В душевном.</text:p>
      <text:p text:style-name="P50">Пегаска всмотрелась мне в лицо, как будто видя меня впервые.</text:p>
      <text:p text:style-name="P50">– Ты имеешь ввиду, что тебе утром некому сказать: «Привет, хорошего дня»?</text:p>
      <text:p text:style-name="P50"><text:soft-page-break/>– Да, примерно это я и имел ввиду.</text:p>
      <text:p text:style-name="P50">– Сочувствую. Без друзей не прикольно. Всем нужны друзья. Даже Дискорду, дискорд его забери!</text:p>
      <text:p text:style-name="P50">Пегаска вдруг стала на задние ноги, положив передние мне на плечи. Нос её практически упёрся в мой.</text:p>
      <text:p text:style-name="P50">– Анон! В Эквестрии у тебя всегда будут друзья, что бы ни случилось! Обещаю!</text:p>
      <text:p text:style-name="P50">Я растроганно обнял пегаску и погладил её по шее.</text:p>
      <text:p text:style-name="P50">– Спасибо, Дэш. Это просто здорово!</text:p>
      <text:p text:style-name="P50"/>
      <text:p text:style-name="P50">…</text:p>
      <text:p text:style-name="P50"/>
      <text:p text:style-name="P50">Оставляя на прилавке очередной пустующей филлидельфийской лавки монетку, я озабоченно заметил:</text:p>
      <text:p text:style-name="P50">–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0">– Ты чего? – не поняла шутки пегаска. – А как же твоё участие в эксперименте?</text:p>
      <text:p text:style-name="P50">– Ты меня всё равно как-нибудь вытащишь. – отмахнулся я. – Лучше помоги искать палатку.</text:p>
      <text:p text:style-name="P50">–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0">Я пропустил замечание Дэш мимо ушей и продолжил паковать рюкзак. Пегаске, как сверхскоростному летуну, простительно заблуждаться, но ты-то не дурак, Анон! Расстояние от от Филлидельфии до Понивилля на карте больше того, что вы уже прошли сюда от Фетлока. Так что палатка, одеяло, набор походных котелков, кружки, мешок картошки и дюжина консервов будут совсем не лишними.</text:p>
      <text:p text:style-name="P50">Полчаса спустя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0">– Надеюсь, с ним ничего не случится. – озабоченно сказал я. – Иначе придётся объясняться с Трикси.</text:p>
      <text:p text:style-name="P50">– Ерунда! В крайнем случае, ей вернут его стоимость из казны. – отмахнулась пегаска. – Ты не представляешь, как я рада, что избавилась от него!</text:p>
      <text:p text:style-name="P50">Пегаска взлетела и осторожно потянула упряжь. Потом приземлилась и недовольно глянула на меня.</text:p>
      <text:p text:style-name="P50">– Скидывай! – скомандовала пегаска, указав на рюкзак.</text:p>
      <text:p text:style-name="P50">– В чём дело?</text:p>
      <text:p text:style-name="P50">Пегаска молча потянула зубами за шлейку рюкзака, сдёргивая его с меня.</text:p>
      <text:p text:style-name="P50">– Дэш, ты чего?</text:p>
      <text:p text:style-name="P50">Пегаска раскрыла рюкзак и стала копаться в нём.</text:p>
      <text:p text:style-name="P50">– Я могу нести тебя, когда ты весишь сто пятьдесят фунтов. – больший из двух котелков отправился в провал.</text:p>
      <text:p text:style-name="P50">– Я могу тянуть тебя, когда ты весишь сто восемьдесят фунтов. – половина наших запасов картошки ухнула следом.</text:p>
      <text:p text:style-name="P50">– Я могу тащить тебя, когда ты весишь двести! – насос и запасное колесо к самокату улетели туда же.</text:p>
      <text:p text:style-name="P50">– Но мы не договаривались, что ты будешь весить под двести пятьдесят фунтов только потому, что дорвался до бесплатных товаров! Лягать, это уже слишком!</text:p>
      <text:p text:style-name="P50"><text:soft-page-break/>– Погоди, Дэш, консервы-то не выкидывай! Ты ж сама говорила, что только-только размялась и всё такое. <text:span text:style-name="T64">И товары</text:span> вовсе<text:span text:style-name="T64"> не </text:span>бесплатные<text:span text:style-name="T64"> <text:s/></text:span>— я оставлял в магазинах деньги! — последние, кстати. Дай, я сам отберу припасы…</text:p>
      <text:p text:style-name="P50"/>
      <text:p text:style-name="P50">…</text:p>
      <text:p text:style-name="P50"/>
      <text:p text:style-name="P50">Ю-хууу!!! У меня никогда не было мотоцикла — я не видел смысла покупать транспорт, на котором комфортно ездить только летом и только в сухую погоду. И только попав в место с нулевыми шансами достать мотоцикл, я, наконец, понял, чего лишился. Ощущение стремительности пронизывало меня мощным всесокрушающим потоком, руки крепко сжимали вибрирующий от скорости руль, ветер выдавливал счастливые слёзы из глаз — в автомобиле не ощущаешь весь этот драйв. Хотелось заорать по-дурному во всю мощь лёгких, что я и сделал в конце-концов. Дэш одобрительно покачала крыльями, не снижая скорости. Столбы с расстоянием до Кантерлота мелькали мимо нас один за другим.</text:p>
      <text:p text:style-name="P50">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0">– Я уже вижу Кантерлот. Ещё день пути — и сворачиваем к Понивиллю.</text:p>
      <text:p text:style-name="P50">– А ты выдержишь?</text:p>
      <text:p text:style-name="P50">Пегаска фыркнула.</text:p>
      <text:p text:style-name="P50">– Я-то выдержу. Самокат — нет.</text:p>
      <text:p text:style-name="P50">–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0">– Я уже думала над этим. Там часто встречаются пони. Тебя узнают.</text:p>
      <text:p text:style-name="P50">–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 Пегаска со вздохом последовала за мной.</text:p>
      <text:p text:style-name="P50">– «Трасса 52» – прочла Дэш на табличке. – Что-то я не помню тут никаких трасс. Наверное, недавно построили.</text:p>
      <text:p text:style-name="P50">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0">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я потерял контроль над <text:s/>ситуацией. Моей реакции не хватило, чтобы объехать лежащий на дороге булыжник. После столкновения, камень улетел в сторону, самокат подпрыгнул, а я услышал подозрительное скрипение.</text:p>
      <text:p text:style-name="P50">– Дэ-э-эш! Тормози-и-и!!!</text:p>
      <text:p text:style-name="P50">– Чего-о-о?! Не слышу!!!</text:p>
      <text:p text:style-name="P50">КРАК!!!</text:p>
      <text:p text:style-name="P50">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0"><text:soft-page-break/></text:p>
      <text:p text:style-name="P50">…</text:p>
      <text:p text:style-name="P50"/>
      <text:p text:style-name="P61">Сияние. <text:span text:style-name="T64">Оно п</text:span>овсюду. <text:span text:style-name="T64">Нет верха и низа, нет направлений и расстояний. Нет м</text:span>ыслей. Нет чувств. Нет времени. Есть только бесконечное сияние.</text:p>
      <text:p text:style-name="P61"><text:s/>В какой-то момент пришло осознание.</text:p>
      <text:p text:style-name="P61">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1">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1">– Док, позавчерашний приходит в сознание!</text:p>
      <text:p text:style-name="P61">– Следи за давлением.</text:p>
      <text:p text:style-name="P61">В поле зрения появляется предмет. Сквозь ресницы видны только его расплывчатые очертания. Предмет движется, проводя какие-то манипуляции.</text:p>
      <text:p text:style-name="P61">Я открываю глаза и вижу фигуру в голубом.</text:p>
      <text:p text:style-name="P61">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1">– Больной, как вы себя чувствуете? Вы можете назвать своё имя?</text:p>
      <text:p text:style-name="P61">Я закрываю глаза и пытаюсь вспомнить.</text:p>
      <text:p text:style-name="P61">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1">Я вспомнил депрессию последних месяцев и своё увольнение. Я вспомнил ночное небо на крыше дома и сердечны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1">Я вспомнил почти всё. Моё имя? Осталось вспомнить имя. Меня зовут…</text:p>
      <text:p text:style-name="P61">– Ано-о-он! Ано-о-он! Ано-о-он!</text:p>
      <text:p text:style-name="P61">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61">Я открываю глаза и вижу фигуру в голубом.</text:p>
      <text:p text:style-name="P61"/>
      <text:p text:style-name="P50">…</text:p>
      <text:p text:style-name="P50"/>
      <text:p text:style-name="P50"><text:soft-page-break/>Сознание с трудом возвращалось в гудевшую <text:span text:style-name="T64">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0">– Ано-о-он! Ано-о-он! Встава-а-ай!</text:p>
      <text:p text:style-name="P50">– И как я, интересно, могу встать, если ты стоишь прямо надо мной? – с трудом отвечаю я.</text:p>
      <text:p text:style-name="P50">– Хорош умничать! – буркнула пегаска сквозь слёзы. – Анон?!!</text:p>
      <text:p text:style-name="P50">Я был полузадушен силой объятий пегаски.</text:p>
      <text:p text:style-name="P50">– Что-то я слишком часто реву с тех пор, как мы познакомились. – пробормотала Дэш, прижавшись ко мне. – Это не круто.</text:p>
      <text:p text:style-name="P50">– Ещё как круто! – утешил пегаску я. – Ты мне всю рубашку промочила. Прямо как водомётная машина.</text:p>
      <text:p text:style-name="P50">– <text:span text:style-name="T64">А т</text:span>ы вставать не хотел! Я очень-очень испугалась. <text:span text:style-name="T64">Всё-таки, д</text:span>урацкая это была затея с самокатом! Если бы можно было вернуться к фургону!</text:p>
      <text:p text:style-name="P50">– Да ну, не глупи. Фургон не прошёл бы через мостик. Да и с ним мы бы сюда неделю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0">Дэш почесала в затылке.</text:p>
      <text:p text:style-name="P50">–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0">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0">Вроде, не издевается.</text:p>
      <text:p text:style-name="P50">– Дэш!</text:p>
      <text:p text:style-name="P50">– Ась?</text:p>
      <text:p text:style-name="P50">Пегаска с невинным видом уставилась на меня, практически коснувшись своими губами моих.</text:p>
      <text:p text:style-name="P50">– Я бегаю ещё хуже, чем ты таскаешь фургоны. То есть, чуть лучше, чем никак.</text:p>
      <text:p text:style-name="P50">Пегаска критически осмотрела меня и помотала головой.</text:p>
      <text:p text:style-name="P50">– Фиговые у тебя шутки, Анон. Не смешные.</text:p>
      <text:p text:style-name="P50">– Дэш, я не шучу.</text:p>
      <text:p text:style-name="P50">– Не верю. – пегаска провела крылом по моей ноге от пояса до пятки. – У тебя очень длинные ноги. Почти как у аликорнов. Ты не можешь плохо бегать.</text:p>
      <text:p text:style-name="P50">– И всё же это так. Я могу пробежать пару километров, и на этом выдохнусь. Что неудивительно, учитывая тот образ жизни, что я вёл в прошлом мире.</text:p>
      <text:p text:style-name="P50"><text:span text:style-name="T14">–</text:span> А какой у тебя там был образ жизни?</text:p>
      <text:p text:style-name="P50"><text:span text:style-name="T14">–</text:span> Сидячий. Каждый день по восемь-десять часов в день на стуле, перед компьютером. Иногда и по двенадцать.</text:p>
      <text:p text:style-name="P50">У Дэш отвалилась челюсть.</text:p>
      <text:p text:style-name="P50"><text:span text:style-name="T14">–</text:span> Лягать-колотить! Ты сидел в тюрьме? За что тебя посадили?</text:p>
      <text:p text:style-name="P50"><text:span text:style-name="T14">–</text:span> Я не сидел в тюрьме! У меня работа сидячая. Была. Программисты так работают, понимаешь? Сидя. У нас это в порядке вещей.</text:p>
      <text:p text:style-name="P50"><text:soft-page-break/>Пегаска неверяще смотрела на меня. Потом её удивление сменилось сочувствием. Она покачала головой. Её грива щекотала мне шею.</text:p>
      <text:p text:style-name="P50"><text:span text:style-name="T14">– </text:span>Это ужасно, Анон! У нас есть пони, работающие в мэрии с бумагами — так они работают по три часа в день, один день в неделю: по-другому не выдерживают. И то, только потому, что их жизненное назначение такое. В Кантерлоте, конечно, бюрократы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51">о такие… гм… заклинания. Ты </text:span><text:span text:style-name="T41">пишешь</text:span><text:span text:style-name="T51"> программу, запускаешь её, а потом она делает что-то для тебя.</text:span></text:p>
      <text:p text:style-name="P32"><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2"><text:span text:style-name="T1">–</text:span> Вряд ли меня так можно называть. Очень далёкие параллели. <text:span text:style-name="T1">У</text:span> нас совсем нет магии.</text:p>
      <text:p text:style-name="P50"><text:span text:style-name="T54">–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2">– Не парься. Просто исходи из того, что до Понивилля мы доберёмся шагом. И ещё вот что…</text:p>
      <text:p text:style-name="P52">– Да?</text:p>
      <text:p text:style-name="P52">– Слезь с меня наконец!</text:p>
      <text:p text:style-name="P52">Пегаска густо покраснела.</text:p>
      <text:p text:style-name="P52"/>
      <text:p text:style-name="P51">***</text:p>
      <text:p text:style-name="P50"/>
      <text:p text:style-name="P50">Два дня спустя…</text:p>
      <text:p text:style-name="P50"/>
      <text:p text:style-name="P50">Мы стояли на берегу Седлового озера. Дэш озадаченно осматривалась.</text:p>
      <text:p text:style-name="P52">–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2">– Что??? Ты хочешь сказать, нам надо <text:span text:style-name="T14">делать крюк</text:span> в сто миль?! Да это ж ещё неделю ходьбы! У нас картошки осталось на день, твоими стараниями<text:span text:style-name="T14">!</text:span></text:p>
      <text:p text:style-name="P52">Пегаска <text:span text:style-name="T14">сконфужено</text:span> заметила:</text:p>
      <text:p text:style-name="P52">– Я в этих краях впервые. И обычно я путешествую по воздуху или поездом.</text:p>
      <text:p text:style-name="P52">Я фейспалмнул, вспоминая выкинутые в провал припасы.</text:p>
      <text:p text:style-name="P52">Противоположный берег маячил впереди тёмной полосой. По прямой — километров десять, не больше. Не слишком близко, но всё же не пятьдесят миль в один конец.</text:p>
      <text:p text:style-name="P52">–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2">Нам повезло. В лодочном сарае таки лежала (кто бы мог подумать!) лодка! Пусть она была старой и рассохшейся, но с помощью банки старой шпатлёвки и часа <text:span text:style-name="T64">матюков мне</text:span> удалось замазать самые большие щели. За тестовый<text:span text:style-name="T64"> </text:span>получасовый заплыв<text:span text:style-name="T64"> </text:span>в лодку набралось всего две банки воды.</text:p>
      <text:p text:style-name="P52">– Ну что, отправляемся? – Дэш свесилась с носа, глядя в зеленоватую воду. – Как лодку назовёшь, кэп?</text:p>
      <text:p text:style-name="P52">– «Две банки». – буркнул я.</text:p>
      <text:p text:style-name="P38"/>
      <text:p text:style-name="P38"><text:soft-page-break/>…</text:p>
      <text:p text:style-name="P38"/>
      <text:p text:style-name="P52">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буквально сверлящий мне спину.</text:p>
      <text:p text:style-name="P52">Я оглянулся. Дэш опустила глаза. На мордочке застыло выражение печали.</text:p>
      <text:p text:style-name="P52">Надо бы поговорить с пегаской по возвращению в Понивилль, Анон. Что-то тревожит её в последнее время. Наверное, поездка в Фетлок не прошла даром: утрата, а потом обретение способности летать какого угодно пегаса выведут из равновесия. Надеюсь, мы с Твайлайт найдём нужные слова для ободрения.</text:p>
      <text:p text:style-name="P52">Я налёг на вёсла. И всё же это был славный заплыв! Медитативный плеск волн, ласково греющее спину солнце, крик чаек настроили меня на философский лад. </text:p>
      <text:p text:style-name="P52">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2">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Сел…</text:p>
      <text:p text:style-name="P52">– Анон. – прервала ход моих мыслей пегаска. – Наш путь заканчивается. В Понивилле мы расстанемся. Ты ничего не хочешь сказать?</text:p>
      <text:p text:style-name="P52">– Что именно? – вопрос застал меня врасплох. Я прекратил грести и обернулся.</text:p>
      <text:p text:style-name="P52">– Ну… – пегаска смутилась. – Что у тебя на душе? Какие чувства? Ты правда совсем-совсем ничего не хочешь мне сказать?</text:p>
      <text:p text:style-name="P52">– Да вроде нет. Ни о чём не думал вообще.</text:p>
      <text:p text:style-name="P52">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2">– Значит, тебе нечего мне сказать? Тогда я скажу! Ты врёшь, что ни о чём не думал! Ты опять думал о ней!</text:p>
      <text:p text:style-name="P52">– О ком?</text:p>
      <text:p text:style-name="P52">– О Селестии! Думаешь, я не видела твою мордочку, когда Трикси сообщила тебе о её исчезновении? Я не глупая! Ты постоянно о ней думаешь! Так сильно, что вообще ничего вокруг не замечаешь!</text:p>
      <text:p text:style-name="P52">Та-а-ак! Вот в чём дело, лягать меня в пузо! Пегаска ревнует! Какого хера? <text:span text:style-name="T64">Я не давал ей повода!</text:span></text:p>
      <text:p text:style-name="P52">– Это не твоё дело! – рявкнул я.</text:p>
      <text:p text:style-name="P52">– Ах, не моё?! Не моё после побега из центра Псинтела?! Не моё после обнимашек в фургоне?! Не моё после трассы 52?!! Ты… Ты…</text:p>
      <text:p text:style-name="P52">– Ты тоже не торопишься рассказать, что видела в заклинании Прозрения! – огрызнулся я. – Хотя это могло бы нам с Твайлайт здорово помочь с расшифровкой результатов эксперимента!</text:p>
      <text:p text:style-name="P52">– Да пожалуйста! – пегаска топнула ногой. – Нет там для вас ничего полезного! Но раз уж ты это вспомнил — на здоровье! Я видела во сне человека! И о<text:span text:style-name="T64">н жил с пони! И они </text:span>офигенски <text:span text:style-name="T64">любили друг друга! И у них </text:span>был<text:span text:style-name="T64"> </text:span>офигенский <text:span text:style-name="T64">секс! </text:span>И это было круто!<text:span text:style-name="T64"> </text:span>А ты… Ты <text:span text:style-name="T14">— н</text:span>е такой! Ты не любишь пони!!!</text:p>
      <text:p text:style-name="P52"><text:soft-page-break/>С каждой фразой пегаска всё сильнее топала ногой. Последнюю фразу она завершила сокрушительным фумикоми.</text:p>
      <text:p text:style-name="P52">КРАК!</text:p>
      <text:p text:style-name="P52">– Ой! – пегаска поспешно отдёрнула ногу. Но было поздно.</text:p>
      <text:p text:style-name="P52">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2">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2">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2">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2">– Оставь меня в покое! Мне не нужна твоя помощь!!!</text:p>
      <text:p text:style-name="P52">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4">—</text:span> скажем, метров <text:span text:style-name="T1">сорок.</text:span> <text:span text:style-name="T1">Н</text:span>о в такой воде <text:span text:style-name="T36">—</text:span> только <text:span text:style-name="T1">двадцать пять</text:span>. Одежда, правда, <text:span text:style-name="T1">здорово </text:span>мешает.</text:p>
      <text:p text:style-name="P3">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2">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2">Приволочив меня на берег, Дэш разжала зубы. Я успел перевернуться на спину, когда она со стоном повалилась на меня, раскинув крылья.</text:p>
      <text:p text:style-name="P52"><text:span text:style-name="T14">–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2"><text:span text:style-name="T14">– </text:span>Выф-выф-вуф! <text:span text:style-name="T14">– </text:span>возразил я.</text:p>
      <text:p text:style-name="P52">Отпихнув от лица живот пегаски и выплюнув шерсть, я продолжил.</text:p>
      <text:p text:style-name="P52"><text:span text:style-name="T14">–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2"><text:span text:style-name="T14">– </text:span>Бе-бе-бе! <text:span text:style-name="T14">– </text:span>устало передразнила меня Дэш. <text:span text:style-name="T14">– А</text:span>нон! Я <text:span text:style-name="T14">— </text:span>плохая пони, потому что хотела получить то, что мне не принадлежит. Но какой же ты всё-таки глупый! Пойми, смертные <text:span text:style-name="T14">— </text:span>игрушки в копытах вечных. Любимые, но всего лишь игрушки. Они заботятся о нас, они <text:span text:style-name="T14">— </text:span>наши обожаемые принцессы, и мы боимся их потерять, но мы для них <text:span text:style-name="T14">— </text:span>только «их маленькие пони». Крохотный миг в их бесконечном пути. Миг невозможно по-настоящему любить. Мне жаль тебя, если ты этого не понимаешь.</text:p>
      <text:p text:style-name="P52">Я молчал, осмысливая услышанное. Злость ушла. Пришла печаль.</text:p>
      <text:p text:style-name="P52"><text:span text:style-name="T14">– </text:span>Дэш, я знаю. Просто не могу о ней забыть.</text:p>
      <text:p text:style-name="P52">Пегаска тяжело поднялась.</text:p>
      <text:p text:style-name="P52"><text:span text:style-name="T14">– </text:span>Везёт же некоторым. <text:span text:style-name="T14">– </text:span>пробормотала она, раскрывая крылья для просушки.</text:p>
      <text:p text:style-name="P52"><text:soft-page-break/>…</text:p>
      <text:p text:style-name="P52"><text:span text:style-name="T14">– А </text:span>ты круто ныряешь<text:span text:style-name="T14">! – </text:span>уважительно заметила пегаска после нескольких минут молчания. <text:span text:style-name="T14">– </text:span>Ни одна пони без магии столько под водой не продержится. Я здорово перепугалась, когда ты так долго не появлялся на поверхности.</text:p>
      <text:p text:style-name="P52">Я сидел на песке, прижимаясь спиной к спине пегаски. Её распахнутые крылья защищали меня от ветра.</text:p>
      <text:p text:style-name="P52"><text:span text:style-name="T14">– </text:span>Это остатки былой славы. Мой институтский рекорд <text:span text:style-name="T14">—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5">– А</text:span><text:span text:style-name="T36">нон, ты весь дрожишь! Тебе надо просушить шерсть. </text:span>Снимай-ка одежду! <text:span text:style-name="T14">–</text:span> <text:span text:style-name="T1">с</text:span>командовала <text:span text:style-name="T1">вдруг</text:span> Дэш.</text:p>
      <text:p text:style-name="P1"><text:span text:style-name="T14">–</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4">–</text:span> Куда это ты спрятался? <text:span text:style-name="T14">–</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4">–</text:span> Ты чего? <text:span text:style-name="T14">–</text:span> <text:span text:style-name="T1">в</text:span> конце-концов озадаченно спросила она. <text:span text:style-name="T14">–</text:span> Что-то не так?</text:p>
      <text:p text:style-name="P1"><text:span text:style-name="T14">–</text:span> Не так, <text:span text:style-name="T14">–</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4">–</text:span> А с кем не так? Со мной? С тобой? Или вообще? <text:span text:style-name="T14">–</text:span> <text:span text:style-name="T1">д</text:span>опытывалась пегаска.</text:p>
      <text:p text:style-name="P1"><text:span text:style-name="T14">–</text:span> Наверное, со мной. <text:span text:style-name="T14">–</text:span> <text:span text:style-name="T1">я</text:span> завязал рукава куртки за спиной и вышел из-за куста. <text:span text:style-name="T14">–</text:span> Видишь ли, у нас, у людей, не принято находиться без одежды в обществе других… людей.</text:p>
      <text:p text:style-name="P1"><text:span text:style-name="T14">–</text:span> Ну и?</text:p>
      <text:p text:style-name="P1"><text:span text:style-name="T14">–</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4">–</text:span> А какой смысл в этом правиле? Какую цель оно преследует?</text:p>
      <text:p text:style-name="P1"><text:span text:style-name="T14">–</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4">–</text:span> Я знаю, что такое социальное табу, <text:span text:style-name="T14">–</text:span> важно кивнула Дэш. <text:span text:style-name="T14">–</text:span> У нас они тоже есть. Например, не принято спариваться или оправляться в присутствии <text:span text:style-name="T1">посторонних</text:span>. Этим мы отличаемся от неразумных животных.</text:p>
      <text:p text:style-name="P1"><text:span text:style-name="T14">–</text:span> Вот видишь, ты меня правильно поняла. Описанные тобой табу у нас, кстати, тоже есть.</text:p>
      <text:p text:style-name="P1"><text:span text:style-name="T14">–</text:span> Но, с другой стороны, <text:span text:style-name="T14">–</text:span> продолжала пегаска, подходя ко мне поближе, <text:span text:style-name="T14">–</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4">–</text:span> Дэш подошла вплотную, <text:span text:style-name="T14">–</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4">–</text:span> Дэш!.. Блин! <text:span text:style-name="T14">–</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oft-page-break/><text:span text:style-name="T14">– </text:span>Ты так смешно выглядишь, когда пытаешься спрятаться. <text:span text:style-name="T14">–</text:span> <text:span text:style-name="T1">п</text:span>егаска, немного наклонив голову, наблюдала за моими попытками скрестить ноги и обнять колени руками. <text:span text:style-name="T14">–</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4">–</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text:span text:style-name="T1">Анон</text:span>,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14">–</text:span> А-ХА-ХА-ХА-ХА!!! <text:span text:style-name="T14">–</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4">–</text:span> У тебя оригинальный способ исповедаться, Дэш. <text:span text:style-name="T14">–</text:span> наконец закашлялся я. <text:span text:style-name="T14">–</text:span> <text:span text:style-name="T1">Устроить кораблекрушение, з</text:span>атащить в укромное местечко, <text:span text:style-name="T1">а </text:span>под конец сорвать штаны и… <text:span text:style-name="T14">–</text:span> тут Дэш сама прыснула от смеха.</text:p>
      <text:p text:style-name="P1">Вдоволь отсмеявшись, Дэш ткнула меня носом в грудь и спросила:</text:p>
      <text:p text:style-name="P1"><text:span text:style-name="T14">–</text:span> И?</text:p>
      <text:p text:style-name="P1"><text:span text:style-name="T14">–</text:span> Что “и”?</text:p>
      <text:p text:style-name="P1"><text:span text:style-name="T14">–</text:span> Ты сказал: “ А под конец сорвать штаны и…” <text:span text:style-name="T14">–</text:span> вот я и хочу знать, что “и”?</text:p>
      <text:p text:style-name="P1">Я смутился.</text:p>
      <text:p text:style-name="P1"><text:span text:style-name="T14">–</text:span> Да ничего… Не бери в голову.</text:p>
      <text:p text:style-name="P1"><text:span text:style-name="T14">–</text:span> А я хочу брать! Какой ты всё-таки… <text:span text:style-name="T14">–</text:span> Дэш встала, потянувшись сначала передней половиной <text:span text:style-name="T1">тела</text:span>, <text:span text:style-name="T1">а </text:span>потом задней.</text:p>
      <text:p text:style-name="P1"><text:span text:style-name="T14">–</text:span> Какой?</text:p>
      <text:p text:style-name="P1"><text:span text:style-name="T14">–</text:span> Скучный <text:span text:style-name="T1">—</text:span> вот какой! <text:span text:style-name="T14">–</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4">–</text:span> <text:span text:style-name="T1">Короче, Анон. Хочешь, верь, не хочешь — не верь. Нельзя сохнуть по аликорну! 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перенаправив их влюблённость на кого-то ещё</text:span><text:span text:style-name="T29">. </text:span><text:span text:style-name="T33">Я не могу навязать тебе чувств…</text:span><text:span text:style-name="T29"> </text:span><text:span text:style-name="T33">Но если бы ты хотя бы согласился на физический контакт. Может быть, этого хватило бы, чтобы ты излечился.</text:span></text:p>
      <text:p text:style-name="P3">Я непонимающе смотрел на пегаску.</text:p>
      <text:p text:style-name="P1"><text:span text:style-name="T14">–</text:span> <text:span text:style-name="T1">Р</text:span>ешай. <text:span text:style-name="T14">–</text:span> <text:span text:style-name="T1">е</text:span>ё нос почти касался моего. <text:span text:style-name="T14">–</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4">–</text:span> Дэш, ты..?</text:p>
      <text:p text:style-name="P1"><text:span text:style-name="T14">–</text:span> Да, Дискорд тебя забери! Я предлагаю тебе ЗА-НЯТЬ-СЯ СЕК-СОМ со мной! <text:span text:style-name="T14">–</text:span> зло отчеканила пегаска. <text:span text:style-name="T14">–</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oft-page-break/><text:span text:style-name="T14">– </text:span><text:span text:style-name="T1">Я не умею. Неумеха. </text:span><text:span text:style-name="T14">– </text:span><text:span text:style-name="T1">пробормотала тихо.</text:span></text:p>
      <text:p text:style-name="P33">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 подчеркивала, что между нами только дружба. А пегаска не требовала от меня ничего. И она мне нравилась, хоть я и не рассматривал её в качестве партнёра. И, блядь, у меня уже месяц секса не было!</text:span></text:p>
      <text:p text:style-name="P1"><text:span text:style-name="T14">–</text:span> Дэш!</text:p>
      <text:p text:style-name="P1"><text:span text:style-name="T14">–</text:span> Да? <text:span text:style-name="T14">–</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38">– <text:span text:style-name="T1">Дэш… Ты же понимаешь, что я не люблю тебя?</text:span></text:p>
      <text:p text:style-name="P38">–<text:span text:style-name="T1"> Я этого от тебя и не требую, глупыш!</text:span></text:p>
      <text:p text:style-name="P1"><text:span text:style-name="T14">–</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4">–</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4">–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4">– </text:span>Хорошо, пусть это будет моей фантазией. А ты правда принимаешь меня?</text:p>
      <text:p text:style-name="P3"><text:span text:style-name="T14">– </text:span>Правда. Но…</text:p>
      <text:p text:style-name="P1"><text:span text:style-name="T14">–</text:span> Что?</text:p>
      <text:p text:style-name="P1"><text:span text:style-name="T14">–</text:span> Ты лежишь на мне.</text:p>
      <text:p text:style-name="P1"><text:span text:style-name="T14">–</text:span> Ну да, лежу, <text:span text:style-name="T14">–</text:span> Дэш ехидно улыбнулась и заёрзала животом. <text:span text:style-name="T14">–</text:span> А что?</text:p>
      <text:p text:style-name="P1"><text:span text:style-name="T14">–</text:span> А то, что в таком положении я до тебя не достану! У тебя слишком высоко расположена… <text:span text:style-name="T1">эмм</text:span>… анатомия.</text:p>
      <text:p text:style-name="P1"><text:span text:style-name="T14">–</text:span> Потерпи чуть-чуть, <text:span text:style-name="T14">–</text:span> пегаска хихикнула и снова заёрзала животом, прижав его ко мне. <text:span text:style-name="T14">–</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4">–</text:span> Дэш, <text:span text:style-name="T14">–</text:span> прошептал я, <text:span text:style-name="T14">–</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14">–</text:span> Я чувствую тебя, <text:span text:style-name="T14">–</text:span> промурлыкала Дэш. <text:span text:style-name="T14">–</text:span> Видишь, это совсем не страшно, что я кобыла не твоего вида.</text:p>
      <text:p text:style-name="P1">Я начал почёсывать её шею у основания гривы.</text:p>
      <text:p text:style-name="P1"><text:span text:style-name="T14">–</text:span> Не страшно. Но чертовски необычно. <text:span text:style-name="T1">Никак не могу привыкнуть.</text:span></text:p>
      <text:p text:style-name="P1"><text:soft-page-break/>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4">–</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4">–</text:span> <text:span text:style-name="T1">Да-а-а</text:span>. <text:span text:style-name="T14">–</text:span> <text:span text:style-name="T1">т</text:span>яжело дышала пегаска. <text:span text:style-name="T14">–</text:span> Фактическая поверхность крыльев с помощью магии увеличивается в несколько раз. И… <text:span text:style-name="T1">м-м-м…</text:span> силы отталкивания хватает на то, чтобы… уффф… <text:span text:style-name="T14">–</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4">–</text:span> Чтобы поднять в воздух вес своего тела и ещё примерно такой же… <text:span text:style-name="T14">–</text:span> прошептала пегаска и закрыла глаза, уткнувшись носом мне в <text:span text:style-name="T1">плечо</text:span>. Дыхание у неё стало прерывистым.</text:p>
      <text:p text:style-name="P1"><text:span text:style-name="T14">–</text:span> А как вы удерживаетесь на облаках? Ведь вы при этом не машете крыльями? <text:span text:style-name="T14">–</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4">–</text:span> <text:span text:style-name="T1">Анон</text:span>, не издевайся, <text:span text:style-name="T14">–</text:span> пегаска нервно хихикнула и вдруг стала нежно, кончиками губ, жевать мочку моего уха. <text:span text:style-name="T14">–</text:span> Я не-мо-гу думать в та-ком… <text:span text:style-name="T1">м-м-м…</text:span> состоянии.</text:p>
      <text:p text:style-name="P1"><text:span text:style-name="T14">–</text:span> Дэш, <text:span text:style-name="T14">–</text:span> рассмеялся я, <text:span text:style-name="T14">–</text:span> отпусти ухо!</text:p>
      <text:p text:style-name="P1"><text:span text:style-name="T14">–</text:span> Отпускаю, <text:span text:style-name="T14">–</text:span> шепнула пегаска мне в ухо. <text:span text:style-name="T14">–</text:span> А ты вытаскивай из меня палец и займись делом.</text:p>
      <text:p text:style-name="P1">С этими словами пегаска встала.</text:p>
      <text:p text:style-name="P52"/>
      <text:h text:style-name="Heading_20_2" text:outline-level="2">19. <text:span text:style-name="T1">Понивилль. Фейс-контроль </text:span></text:h>
      <text:p text:style-name="P38"/>
      <text:p text:style-name="P52">«<text:span text:style-name="T30">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30">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30">Нехватка погодных пегасов: Вондерболты перешли к круглосуточной вахте</text:span>». «<text:span text:style-name="T30">Общественные работы: распоряжением принцессы Луны работы по строительству мостов через провалы расширены и на субботу</text:span>». «<text:span text:style-name="T30">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30">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2"/>
      <text:p text:style-name="P52">Я отложил стопку газет, принесенных пегаской.</text:p>
      <text:p text:style-name="P52"><text:span text:style-name="T14">–</text:span> Про меня таки забыли. Отлично.</text:p>
      <text:p text:style-name="P52"><text:span text:style-name="T14">–</text:span> Не уверена. <text:span text:style-name="T14">–</text:span> <text:s/>пегаска почесала затылок. <text:span text:style-name="T14">–</text:span> Там на столбах повсюду висят объявления. За твою голову предлагают пятьдесят тысяч.</text:p>
      <text:p text:style-name="P52"><text:span text:style-name="T14">–</text:span> Ого! Луна никак не уймется. Ладно, это её проблемы.</text:p>
      <text:p text:style-name="P52">К счастью, библиотека Понивилля располагалась на окраине. Пробраться туда под покровом сумерек было раз плюнуть.</text:p>
      <text:p text:style-name="P52"><text:span text:style-name="T14">– </text:span>Твайлайт, привет! Мы вернулись! <text:span text:style-name="T14">–</text:span> я широко улыбнулся и захлопнул за собой дверь.</text:p>
      <text:p text:style-name="P52"><text:soft-page-break/>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ками и недоброй ухмылочкой вышла из темноты, мне поплохело.</text:p>
      <text:p text:style-name="P52">Ни слова ни говоря, Твайлайт отперла дверь в подвал и потащила меня за собой.</text:p>
      <text:p text:style-name="P52"><text:span text:style-name="T14">– К</text:span>АКОГО ХУЯ?!! Твайлайт, ёб твою понимать, ты чё творишь? <text:span text:style-name="T14">– </text:span>я вцепился в ручку двери.</text:p>
      <text:p text:style-name="P52"><text:span text:style-name="T14">– </text:span>Твайли, ты чего? <text:span text:style-name="T14">– </text:span>брыкалась Дэш. <text:span text:style-name="T14">– </text:span>Немедленно опусти меня на пол!</text:p>
      <text:p text:style-name="P52"><text:span text:style-name="T14">– </text:span>Извини, Дэши. <text:span text:style-name="T14">– </text:span>скороговоркой бормотала лавандовая единорожка, нервно хихикая. <text:span text:style-name="T14">– </text:span>Я не могу быть уверена, что он — действительно Анон,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и на тридцати двух предыдущих попытках, хи-хи.</text:p>
      <text:p text:style-name="P52">ХРУСТЬ!</text:p>
      <text:p text:style-name="P52">Дверная ручка оторвалась с мясом и я продолжил низвержение в подвал.</text:p>
      <text:p text:style-name="P52"><text:span text:style-name="T14">– </text:span>А-А-А-А-А-А!!! <text:span text:style-name="T14">–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2">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2"><text:span text:style-name="T14">– </text:span>Не беспокойся, Анон-с-вероятностью-пятьдесят-процентов, больно не будет. Не должно быть, во всяком случае. <text:span text:style-name="T14">– </text:span>суетилась единорожка, закрепляя мои руки и ноги в браслетах. <text:span text:style-name="T14">– Е</text:span>сли ты настоящий человек, заклинание магического резонанса тебя не тронет, хи-хи.</text:p>
      <text:p text:style-name="P52">Я молча дёргался, пытаясь сломать браслеты.</text:p>
      <text:p text:style-name="P52"><text:span text:style-name="T14">– Н</text:span>е пытайся. <text:span text:style-name="T14">– </text:span>единорожка покачала головой. <text:span text:style-name="T14">–</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2">Единорожка отвернулась к стеклянному шкафу и стала рыться в нём.</text:p>
      <text:p text:style-name="P52"><text:span text:style-name="T14">– </text:span>Где-то он тут был, я же клала его сюда на прошлой неделе, после эксперимента с тыквой!</text:p>
      <text:p text:style-name="P52">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2"><text:span text:style-name="T14">– </text:span>Нет-нет-нет, куда же ты! <text:span text:style-name="T14">– </text:span>магическая аура подхватила меня на полпути к ступенькам. <text:span text:style-name="T14">– </text:span>Мы ещё не закончили, хи-хи.</text:p>
      <text:p text:style-name="P52">Я снова распластался на столе, скованный браслетами. Твайлайт с безумными глазами склонилась надо мной. Рядом с ней парил скальпель.</text:p>
      <text:p text:style-name="P52"><text:span text:style-name="T14">– </text:span>Твайлайт, не смей! <text:span text:style-name="T14">– </text:span>хриплым от ужаса голосом прошептал я. <text:span text:style-name="T14">– </text:span>Я тебе потом сниться буду!</text:p>
      <text:p text:style-name="P52"><text:span text:style-name="T14">– </text:span>Извини, но это совершенно необходимо! Принцесса Луна не устаёт подсылать ко мне твоих клонов в надежде выведать у меня твоё местонахождение. Начинаю подготовительную процедуру!</text:p>
      <text:p text:style-name="P52">Скальпель с огромной скоростью метнулся ко мне.</text:p>
      <text:p text:style-name="P52"><text:span text:style-name="T14">– </text:span>А-А-А-А-А-А!</text:p>
      <text:p text:style-name="P52">Вжик-вжик-вжик!</text:p>
      <text:p text:style-name="P52">Лоскутья одежды полетели на пол. Я лежал на столе нагой, как новорождённый, и орал соответственно.</text:p>
      <text:p text:style-name="P52"><text:span text:style-name="T14">– О</text:span>у! <text:span text:style-name="T64">Что-то новенькое! </text:span>Это надо задокументировать, хи-хи.</text:p>
      <text:p text:style-name="P52">Невесть откуда взявшийся фотоаппарат сделал несколько снимков моего естества в разных ракурсах.</text:p>
      <text:p text:style-name="P52"><text:soft-page-break/><text:span text:style-name="T14">– </text:span>Хрен-то тебе зачем? <text:span text:style-name="T14">– </text:span>с бессильной злостью спросил я. <text:span text:style-name="T14">– </text:span><text:span text:style-name="T64">Т</text:span>ы собираешься устроить филиал порнхаба для пони-извращенцев?</text:p>
      <text:p text:style-name="P52"><text:span text:style-name="T14">– </text:span>Видишь ли, Анон-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52">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2"><text:span text:style-name="T14">–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2"><text:span text:style-name="T14">– </text:span>А если попроще?</text:p>
      <text:p text:style-name="P52"><text:span text:style-name="T14">– </text:span>Если ты — клон, то превратишься в исходные десять-пятнадцать килограммов песка. Как и все предыдущие. <text:span text:style-name="T14">– </text:span>единорожка указала на ящик с песком, стоящий у противопожарного щита.<text:span text:style-name="T14"> – </text:span>Обычно хватает минуты облучения.</text:p>
      <text:p text:style-name="P52">Твайлайт вытащила воронку из аппарата и приставила её к моей груди. За воронкой к ящику тянулся толстый гофрированный шланг.</text:p>
      <text:p text:style-name="P52"><text:span text:style-name="T14">– </text:span>Стой! <text:span text:style-name="T14">– </text:span>я лихорадочно искал повод затянуть процесс. <text:span text:style-name="T14">– </text:span>Но ты же не знаешь, каковы могут быть последствия, если я НЕ клон!</text:p>
      <text:p text:style-name="P52"><text:span text:style-name="T14">– М</text:span>агнетрон вводит в резонанс только частицы магического субстрата. Тебе не о чём волноваться! Я абсолютно в этом уверена!</text:p>
      <text:p text:style-name="P52">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2"><text:span text:style-name="T14">–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Анон-с-вероятностью-семьдесят-пять-процентов, я приступа…</text:p>
      <text:p text:style-name="P52">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38"/>
      <text:p text:style-name="P39">***</text:p>
      <text:p text:style-name="P39"/>
      <text:p text:style-name="P52"><text:span text:style-name="T14">– </text:span>А-А-А-А-А-А!!! Бля!</text:p>
      <text:p text:style-name="P52">Мой полёт сквозь усыпанную звёздами сине-зелёную мглу закончился столкновением с чем-то мягким.</text:p>
      <text:p text:style-name="P52"><text:span text:style-name="T14">– </text:span>Сестра???</text:p>
      <text:p text:style-name="P52">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2"><text:span text:style-name="T14">– </text:span>А-А-А-А-А-А!!!</text:p>
      <text:p text:style-name="P52"/>
      <text:p text:style-name="P53">***</text:p>
      <text:p text:style-name="P53"><text:soft-page-break/></text:p>
      <text:p text:style-name="P52">Две кляксы надо мной сформировались в Рэйнбоу Дэш и Твайлайт Спаркл. Пони озадаченно наблюдали за мной и тихо шушукались.</text:p>
      <text:p text:style-name="P52"><text:span text:style-name="T14">– </text:span>Никогда, слышишь, никогда больше не смей подымать меня…</text:p>
      <text:p text:style-name="P52"><text:span text:style-name="T14">– </text:span>Откуда я знала, что резонансное заклинание так среагирует на…</text:p>
      <text:p text:style-name="P52"><text:span text:style-name="T14">– А</text:span>нон? <text:span text:style-name="T14">– </text:span>пегаска заметила, что я открыл глаза. <text:span text:style-name="T14">– </text:span>Ты в порядке?</text:p>
      <text:p text:style-name="P52">Я издал нечто среднее между брачным рёвом лося и стоном умирающего слона.</text:p>
      <text:p text:style-name="P52"><text:span text:style-name="T14">– </text:span>Я не предполагала, что заклинание магического резонанса нейтрально реагирует только на истинную ткань НАШЕЙ реальности. <text:span text:style-name="T14">– </text:span>зачастила единорожка. <text:span text:style-name="T14">–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2"><text:span text:style-name="T14">– </text:span>Но не магнетрон. <text:span text:style-name="T14">– </text:span>заметила Дэш. <text:span text:style-name="T14">– </text:span>В следующий раз будешь читать инструкцию ДО применения.</text:p>
      <text:p text:style-name="P52"/>
      <text:p text:style-name="P52">…</text:p>
      <text:p text:style-name="P52"/>
      <text:p text:style-name="P52">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2"><text:span text:style-name="T14">– </text:span>Итак, мы:</text:p>
      <text:p text:style-name="P52">а) Имеем резонаторные рубины для ускорителя.</text:p>
      <text:p text:style-name="P52">б) После исчезновения принцессы Селестии, не имеем <text:s/>возможности контролировать усиленное ускорителем <text:s/>заклинание Прозрения.</text:p>
      <text:p text:style-name="P52">Это значит, что:</text:p>
      <text:p text:style-name="P52">а) Нам придётся пользоваться обычной версией заклинания. Вероятность успеха в этом случае я оцениваю как <text:s/>один к пяти.</text:p>
      <text:p text:style-name="P52">б) Или идти на большой риск и вызвать неконтролируемое усиленное заклинание.</text:p>
      <text:p text:style-name="P52">Во втором случае вероятность возникновения крупной энергомагической вспышки я оцениваю как один к трём.</text:p>
      <text:p text:style-name="P52"><text:span text:style-name="T14">– Н</text:span>е умничай, сахарок! Шо ты имеешь ввиду под «крупной энергомагической вспышкой»? <text:span text:style-name="T14">– </text:span>почесала в затылке Эпплджек. <text:span text:style-name="T14">– </text:span>Нам хватит ведра воды, чтоб её потушить?</text:p>
      <text:p text:style-name="P52"><text:span text:style-name="T14">– </text:span>Под крупной я имею ввиду оплавленую воронку от тридцати футов в диаметре. Плюс пожары и разрушения в радиусе до пяти миль.</text:p>
      <text:p text:style-name="P52"><text:span text:style-name="T14">– </text:span>Конски яблоки! <text:span text:style-name="T14">– </text:span>выругалась Эпплджек. <text:span text:style-name="T14">– Е</text:span>сли шансы спалить Понивилль один к трём, я на такое не согласна. Даже если на кону стоит вся Эквестрия.</text:p>
      <text:p text:style-name="P52">– Дорогая, каждый пони должен быть готов на всё во имя Эквестрии! Если, конечно, это не грязь под туалетным ковриком. – заявила Рэрити.</text:p>
      <text:p text:style-name="P52"><text:span text:style-name="T14">– </text:span>Ты хорошо подумала? <text:span text:style-name="T14">– в</text:span>торила ей Рэйнбоу Дэш. <text:span text:style-name="T14">– </text:span>В Эквестрии десятки таких городов, как Понивилль! Мы не можем махнуть на них крылом!</text:p>
      <text:p text:style-name="P52"><text:span text:style-name="T14">– </text:span>Тебе-то на Понивилль точно махать! <text:span text:style-name="T14">– </text:span>огрызнулась фермерша. <text:span text:style-name="T14">– Т</text:span>вой дом, поди, не зацепит.</text:p>
      <text:p text:style-name="P52"><text:span text:style-name="T14">– </text:span>Что ты сказала? А ну, повтори? <text:span text:style-name="T14">– </text:span>взвилась пегаска.</text:p>
      <text:p text:style-name="P52"><text:span text:style-name="T14">– </text:span>Не ссорьтесь, девчёнки. <text:span text:style-name="T14">– </text:span>встрял я. <text:span text:style-name="T14">– </text:span>Ничем рисковать не придётся. У меня есть другой вариант. Я ещё в Фетлоке о нём вспомнил.</text:p>
      <text:p text:style-name="P52"><text:soft-page-break/><text:span text:style-name="T14">– </text:span>Ась?</text:p>
      <text:p text:style-name="P52"><text:span text:style-name="T14">– </text:span>Что?</text:p>
      <text:p text:style-name="P52"><text:span text:style-name="T14">– </text:span>Какой? <text:span text:style-name="T14">– </text:span>разом <text:span text:style-name="T14">о</text:span>бернулась ко мне компания.</text:p>
      <text:p text:style-name="P52"><text:span text:style-name="T14">– </text:span>Элементы Гармонии. Ты говорила, <text:span text:style-name="T14">– </text:span>обратился я к Твайлайт, <text:span text:style-name="T14">– </text:span>что их сила на одном уровне с аликорньей.</text:p>
      <text:p text:style-name="P52"><text:span text:style-name="T14">–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2"><text:span text:style-name="T14">– Л</text:span>ягать! <text:span text:style-name="T14">– </text:span>сморщилась Эпплджек. <text:span text:style-name="T14">– </text:span>У меня после ожерелья Честности в башке гудит, шо после маковского сидра!</text:p>
      <text:p text:style-name="P52"><text:span text:style-name="T14">–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2"><text:span text:style-name="T14">– </text:span>Рэр, иногда лучше жевать, чем говорить. Вот честно!</text:p>
      <text:p text:style-name="P52"><text:span text:style-name="T14">– </text:span>Как пожелаешь! Анон, <text:span text:style-name="T14">– </text:span>повернулась ко мне единорожка. <text:span text:style-name="T14">–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2">Я прыгал на одной ноге, натягивая джинсы.</text:p>
      <text:p text:style-name="P52"><text:span text:style-name="T14">– </text:span>Они лежали в нагрудном кармане рубашки.</text:p>
      <text:p text:style-name="P52">Твайлайт отвлеклась от доски.</text:p>
      <text:p text:style-name="P52"><text:span text:style-name="T14">– В р</text:span>убашке? Я послала вниз Спайка прибраться. Те лохмотья тлели после вспышки… Спа-а-айк!!!</text:p>
      <text:p text:style-name="P52">Дракончик поднялся по лестнице с веником в одной лапе и мусорным пакетом в другой. Он был весь перемазан сажей и что-то торопливо жевал.</text:p>
      <text:p text:style-name="P52"><text:span text:style-name="T14">– </text:span>Вот, прибрался малёхо. Но с потолка сажу ещё не успел счистить, там стремянка нужна.</text:p>
      <text:p text:style-name="P52"><text:span text:style-name="T14">– </text:span>Спайки-Вайки, не выкидывай одежду, пожалуйста. В ней должны быть рубины.</text:p>
      <text:p text:style-name="P52"><text:span text:style-name="T14">– </text:span>Какие ещё рубины? <text:span text:style-name="T14">– </text:span>переспросил Спайк и зажевал быстрее.</text:p>
      <text:p text:style-name="P52"><text:span text:style-name="T14">–</text:span> Резонаторные! <text:span text:style-name="T14">–</text:span> холодея, ответил я. <text:span text:style-name="T14">– </text:span>В кармане рубашки должны лежать четыре кристалла.</text:p>
      <text:p text:style-name="P52"><text:span text:style-name="T14">– Э</text:span>мм. Так это были резонаторные рубины? Предупреждать надо! Я думал, это мусор. <text:span text:style-name="T14">– </text:span>дракончик пожал плечами и выплюнул на лапу полтора камешка.</text:p>
      <text:p text:style-name="P25"/>
      <text:p text:style-name="P52">…</text:p>
      <text:p text:style-name="P52"/>
      <text:p text:style-name="P52"><text:span text:style-name="T14">– <text:s/></text:span>Рэрити, закрой форточку! Флатти, мигом в аптеку за настойкой пустырника! Спайк, срочно неси воду! И сразу же уходи! Пинки! Пинки?</text:p>
      <text:p text:style-name="P52"><text:span text:style-name="T14">– К</text:span>акой-то неправильный у Нон-нона смех! <text:span text:style-name="T14">– </text:span>голос Пинки был еле слышен из-под наваленных на меня подушек. <text:span text:style-name="T14">– <text:s/></text:span>И, мне кажется, сам Нон-нон сейчас немножечко неправильный. Правильно я говорю?</text:p>
      <text:p text:style-name="P52">Подушка отогнулась и в прямоугольнике света показалась голова Пинки.</text:p>
      <text:p text:style-name="P52"><text:span text:style-name="T14">– Н</text:span>он-нон? Ты сейчас правильный, или нет?</text:p>
      <text:p text:style-name="P52"><text:span text:style-name="T14">– А</text:span>нон, ты как? Тебе уже лучше? <text:span text:style-name="T14">– </text:span>в прямоугольнике появилась голова Рэйнбоу Дэш.</text:p>
      <text:p text:style-name="P52"><text:span text:style-name="T14">– </text:span>Фигурально выражаясь, ты в себе? <text:span text:style-name="T14">– </text:span>вклинилась между ними Твайлайт Спаркл.</text:p>
      <text:p text:style-name="P52"><text:span text:style-name="T14">– </text:span>Столько ругательств на одном дыхании я не слышала даже от бабули, когда она зацепилась за порог и перевернула поднос с пирогами! <text:span text:style-name="T14">– </text:span>донёсся уважительный голос Эпплджек с моих ног.</text:p>
      <text:p text:style-name="P52">Я отдышался. Поняхи участливо смотрели на меня, выискивая признаки успокоения.</text:p>
      <text:p text:style-name="P52"><text:soft-page-break/><text:span text:style-name="T14">– </text:span>Отпустите. Я уже правильный. <text:span text:style-name="T14">– </text:span>наконец произнёс я.</text:p>
      <text:p text:style-name="P52">Пинки, Дэш и Твайлайт слезли с горки подушек, наваленных на меня после эмоционального взрыва. Эпплджек встала с ног.</text:p>
      <text:p text:style-name="P52"><text:span text:style-name="T14">– </text:span>Не огорчайся, ситуацию можно выправить. <text:span text:style-name="T14">– з</text:span>атараторила Твайлайт. <text:span text:style-name="T14">–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2"><text:span text:style-name="T14">– </text:span>Ага, Твай по «жучкам» специалист! <text:span text:style-name="T14">– з</text:span>аявил Спайк из-за понячих крупов. <text:span text:style-name="T14">– </text:span>Иначе бы мы по уши завязли в долгах за электричество.</text:p>
      <text:p text:style-name="P52"><text:span text:style-name="T14">– </text:span>Спайк!!! Немедленно… <text:s/>сбегай к Кейкам за выпечкой! Нам всем нужно успокоиться.</text:p>
      <text:p text:style-name="P52"><text:span text:style-name="T14">– </text:span>Уже бегу!</text:p>
      <text:p text:style-name="P52"/>
      <text:p text:style-name="P53">***</text:p>
      <text:p text:style-name="P52"/>
      <text:p text:style-name="P52">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2"><text:span text:style-name="T14">– </text:span>Ты точно знаешь, шо делаешь? <text:span text:style-name="T14">– </text:span>переспросила Эпплджек. <text:span text:style-name="T14">– </text:span>Мне бы не хотелось, чтоб от Понивилля остались одни головешки.</text:p>
      <text:p text:style-name="P52"><text:span text:style-name="T14">– </text:span>Не беспокойся, всё просчитано. Я уверена, я подчёркиваю, я абсолютно уверена в безопасности эксперимента!</text:p>
      <text:p text:style-name="P52"><text:span text:style-name="T14">– </text:span>Ой, шо-то мне нехорошо становится, когда ты так говоришь…</text:p>
      <text:p text:style-name="P52"><text:span text:style-name="T14">– </text:span>Девочки, приготовились! Начинаю обратный отсчёт! Десять! Девять! Восемь! Семь!</text:p>
      <text:p text:style-name="P52">Гудение синхрофазотрона усилилось. Картинка у меня перед глазами поплыла.</text:p>
      <text:p text:style-name="P52"><text:span text:style-name="T14">– </text:span>Шесть! Пять! Четыре! Три! Флаттершай, ты одела ожерелье Доброты задом-наперёд! Три-с-половиной! Три-с-четвертью! Два! Один! Понеслись!</text:p>
      <text:p text:style-name="P52">Картинка у меня перед глазами выключилась.</text:p>
      <text:p text:style-name="P52"/>
      <text:h text:style-name="Heading_20_2" text:outline-level="2">20. <text:span text:style-name="T1">Большое Откровение</text:span></text:h>
      <text:p text:style-name="P38"/>
      <text:p text:style-name="P52">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2">Я вглядываюсь в него.</text:p>
      <text:p text:style-name="P52">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2">Мгновение — я стою на городской стене Кантерлота. Шелест ветра превращается в пронзительный свист.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2">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2">Я переправляюсь через пропасть.</text:p>
      <text:p text:style-name="P52"><text:soft-page-break/>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2"/>
      <text:p text:style-name="P38"><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центурии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66">магическая </text:span><text:span text:style-name="T9">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2"/>
      <text:p text:style-name="P52">Я тяну ручку двери на верхней площадке. Сильный сквозняк чуть не сбивает меня с ног: ветер задувает в<text:span text:style-name="T64"> </text:span>покои Луны<text:span text:style-name="T64"> </text:span>через открытые балконные двери<text:span text:style-name="T64">.</text:span></text:p>
      <text:p text:style-name="P52">Мириады пульсирующих нитей сходятся к центру комнаты, где на матрасе лежит обтянутый шкурой скелет аликорна.</text:p>
      <text:p text:style-name="P52">Я осторожно пересекаю комнату и захлопываю двери на балкон.</text:p>
      <text:p text:style-name="P52"><text:span text:style-name="T14">– </text:span>А-а-а, ты всё-таки пришёл… <text:span text:style-name="T14">– </text:span>шелестит скрипучий голос за моей спиной.</text:p>
      <text:p text:style-name="P52">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2"><text:span text:style-name="T14">–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с Эквестрия превратится в прах за считанные часы. Здесь больше не осталось других источников магии…</text:p>
      <text:p text:style-name="P52"><text:span text:style-name="T14">–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вернусь…</text:p>
      <text:p text:style-name="P52"><text:span text:style-name="T14">– </text:span>ТЫ НИЧЕГО НЕ УЗНАЕШЬ!!!</text:p>
      <text:p text:style-name="P52">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2"><text:span text:style-name="T14">–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2">Луна закашливается едким смехом и отпивает из вазы, стоящей на полу рядом с матрацем.</text:p>
      <text:p text:style-name="P52"><text:span text:style-name="T14">– </text:span>Открой балкон. Мы призвали Найтмэр, чтобы подольше продержаться. Этой сучке из племени виндиго нужен ветер.</text:p>
      <text:p text:style-name="P52">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2"><text:span text:style-name="T14">– </text:span>Сожалеем, что не можем убить тебя.</text:p>
      <text:p text:style-name="P52"><text:soft-page-break/>Обернувшись я встречаюсь с рогом аликорницы, нацеленным мне в грудь.</text:p>
      <text:p text:style-name="P52"><text:span text:style-name="T14">– </text:span>Твоё тело соткано из наваждения — Нам ли не знать! Мы всё ещё Владыка Снов.</text:p>
      <text:p text:style-name="P52">Я делаю шаг назад, на балкон. Луна трескуче смеётся и шагает следом.</text:p>
      <text:p text:style-name="P52"><text:span text:style-name="T14">– </text:span>Но что в Нашей власти — так это вышвырнуть тебя отсюда!</text:p>
      <text:p text:style-name="P52">Я снова отступаю. Я помню, что балкон метра три в ширину и без перил. И хоть я осознаю, что это сон, мне страшно до онемения.</text:p>
      <text:p text:style-name="P52"><text:span text:style-name="T14">– </text:span>Призвав тебя сюда, мы потратили последние силы. Которыми можно было поддерживать Эквестрию ещё долгие годы.</text:p>
      <text:p text:style-name="P52">Шаг назад.</text:p>
      <text:p text:style-name="P52"><text:span text:style-name="T14">– </text:span>Кимеринн погиб, чтобы ты жил.</text:p>
      <text:p text:style-name="P52">Шаг назад.</text:p>
      <text:p text:style-name="P52"><text:span text:style-name="T14">– </text:span>Сел осталась без магии и развоплотилась из-за тебя.</text:p>
      <text:p text:style-name="P52">Шаг назад.</text:p>
      <text:p text:style-name="P52"><text:span text:style-name="T14">– </text:span>Столько надежд впустую. И, как финальная насмешка, ты увидишь гибель всего, что Нам дорого?! Не бывать этому! ПОШЁЛ ВОН!!!</text:p>
      <text:p text:style-name="P52">Я мешкаю, не чувствуя под отступающей ногой опоры, и этого хватает, чтобы Луна в выпаде достала меня рогом.</text:p>
      <text:p text:style-name="P52">Магический разряд пронзает грудь сетью молний и вышвыривает меня с балкона. Луна — или Найтмэр Мун? — хохочет, видя моё падение.</text:p>
      <text:p text:style-name="P52">Я проваливаюсь в сине-зелёную мглу, усыпанную звёздами.</text:p>
      <text:p text:style-name="P52"/>
      <text:p text:style-name="P52">…</text:p>
      <text:p text:style-name="P38"/>
      <text:p text:style-name="P52">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2">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64">её </text:span>расплываются. Она исчезает, не дойдя до экрана.</text:p>
      <text:p text:style-name="P67">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2">Ближе.</text:p>
      <text:p text:style-name="P52">Всем телом ощущаю дискомфорт от низкочастотной вибрации, как будто рядом проходит поезд.</text:p>
      <text:p text:style-name="P52">Ещё ближе.</text:p>
      <text:p text:style-name="P52">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2">Совсем близко.</text:p>
      <text:p text:style-name="P52">Экран покрывается рябью. Меня неудержимо тянет к нему, мне не за что схватиться, чтобы удержаться. Экран светлеет, мне открывается его изнанка.</text:p>
      <text:p text:style-name="P52">Я ВИЖУ!!! ПРОКЛЯТЬЕ, КАК ВСЁ ПРОСТО!!!</text:p>
      <text:p text:style-name="P52"><text:soft-page-break/>В последний момент, когда я уже проваливаюсь в покрытую рябью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родичей.</text:p>
      <text:p text:style-name="P52"><text:span text:style-name="T14">– </text:span>Ты ведь вернёшься в Эквестрию? Не говори им, что увидел там! <text:span text:style-name="T14">– </text:span>жеребёнок машет в сторону экрана. Её голос слышится глухо, как через подушку.</text:p>
      <text:p text:style-name="P52">Я киваю ей в ответ. Мне понятно, почему.</text:p>
      <text:p text:style-name="P52"><text:span text:style-name="T14">– </text:span>Как тебя зовут, малышка? Я постараюсь найти тебя. Может быть, ещё не поздно.</text:p>
      <text:p text:style-name="P52">Пегаска приветственно машет копытом.</text:p>
      <text:p text:style-name="P25"><text:span text:style-name="T42">– </text:span><text:span text:style-name="T32">Шейла! Шейла Блюскай! И я уже не малышка! </text:span><text:span text:style-name="T42">– </text:span><text:span text:style-name="T32">она тычет в кьютимарку в виде ластика, стирающего тучу.</text:span></text:p>
      <text:p text:style-name="P52">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с сияющим ореолом гривы, после чего сознание гаснет.</text:p>
      <text:p text:style-name="P67"/>
      <text:p text:style-name="P53">***</text:p>
      <text:p text:style-name="P53"/>
      <text:p text:style-name="P1"><text:span text:style-name="T14">–</text:span> А<text:span text:style-name="T1">нон? </text:span>Вставай! <text:span text:style-name="T14">–</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4">–</text:span> Твайлайт? <text:span text:style-name="T14">–</text:span> Взгляд сфокусировался на лавандовой единорожке, озабоченно осматривающей меня и продолжающей массаж области сердца.</text:p>
      <text:p text:style-name="P1"><text:span text:style-name="T14">–</text:span> Мне не понравился цвет твоей мордочки <text:span text:style-name="T36">— </text:span><text:span text:style-name="T1">т</text:span>ы стал слишком бледный. Я решила прервать <text:span text:style-name="T1">заклинание</text:span>. Как ты себя…</text:p>
      <text:p text:style-name="P1"><text:span text:style-name="T45">–</text:span><text:span text:style-name="T36"> …чувствуешь, дорогая Рэрити?! Я могу чем-нибудь помочь? Вот, выпей воды! </text:span><text:span text:style-name="T45">–</text:span><text:span text:style-name="T36"> дракончик метался вокруг светлой единорожки, в волнении заламывая лапы.</text:span></text:p>
      <text:p text:style-name="P52">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2"><text:span text:style-name="T14">– </text:span>Ну шо? Увидел шо-нибудь, сахарок?</text:p>
      <text:p text:style-name="P52">Пони уставились на меня с надеждой.</text:p>
      <text:p text:style-name="P52"><text:span text:style-name="T14">– </text:span>Да.</text:p>
      <text:p text:style-name="P52">Откровение давило на психику как тонна кирпичей. Я не знал, что им сказать. Я не мог.</text:p>
      <text:p text:style-name="P52"><text:span text:style-name="T14">– П</text:span>ревосходно!</text:p>
      <text:p text:style-name="P52"><text:span text:style-name="T14">– </text:span>Это просто супер-дупер-здоровски-потрясно!</text:p>
      <text:p text:style-name="P52"><text:span text:style-name="T14">– </text:span>Йей!</text:p>
      <text:p text:style-name="P52"><text:span text:style-name="T14">– </text:span>Ю-ху!</text:p>
      <text:p text:style-name="P52"><text:span text:style-name="T14">– О</text:span>фигенно! Мы победили! Анон, ты молодец!</text:p>
      <text:p text:style-name="P52"><text:span text:style-name="T14">– </text:span>Замечательно! Секундочку, я приготовлю дневник…</text:p>
      <text:p text:style-name="P52">Восторг пони постепенно сменился ожиданием. Я молчал.</text:p>
      <text:p text:style-name="P52"><text:span text:style-name="T14">– </text:span>Эмм? И что же ты увидел? <text:span text:style-name="T14">– </text:span>не выдержала Твайлайт.</text:p>
      <text:p text:style-name="P52"><text:span text:style-name="T14">– </text:span>Я… не могу сказать этого.</text:p>
      <text:p text:style-name="P52">Ожидание сменилось недоумением. Рэйнбоу Дэш насмешливо скривила губы.</text:p>
      <text:p text:style-name="P52"><text:span text:style-name="T14">– </text:span>Да ладно! Кончай прикалываться, Анон, мы же ждём! Шутка зачлась!</text:p>
      <text:p text:style-name="P52"><text:soft-page-break/><text:span text:style-name="T14">– </text:span>Не могу!!!</text:p>
      <text:p text:style-name="P52"/>
      <text:p text:style-name="P52">…</text:p>
      <text:p text:style-name="P52"/>
      <text:p text:style-name="P52">Молчание прервала Эпплджек.</text:p>
      <text:p text:style-name="P52"><text:span text:style-name="T14">– </text:span>Сахарок, с тобой всё в порядке?</text:p>
      <text:p text:style-name="P52">Дэш подошла ко мне вплотную, обняла меня за шею и прижалась нос к носу.</text:p>
      <text:p text:style-name="P52"><text:span text:style-name="T14">– Анон</text:span>, ты чего? <text:span text:style-name="T14">– </text:span>прошептала она. <text:span text:style-name="T14">– </text:span>Тебя во сне кто-то заколдовал? Мигни мне правым глазом, если да.</text:p>
      <text:p text:style-name="P52">Я высвободился из объятий пегаски.</text:p>
      <text:p text:style-name="P52"><text:span text:style-name="T14">– </text:span>Со мной всё в порядке. <text:span text:style-name="T14">– </text:span>объявил я. <text:span text:style-name="T14">– </text:span>Не в порядке с вами. Я не могу сказать вам, что увидел, потому что боюсь. За вас. Не вините меня, пожалуйста, мне и так плохо.</text:p>
      <text:p text:style-name="P52">Тишина сменилась гулом голосов. Пони вполголоса обсуждали ситуацию, посматривая на меня и почёсывая в затылках.</text:p>
      <text:p text:style-name="P52"><text:span text:style-name="T14">– </text:span>Конски яблоки! Вот это поворот! А мне так хотелось узнать, шо за нечисть тут орудует!</text:p>
      <text:p text:style-name="P52"><text:span text:style-name="T14">– </text:span>Твай, а мне кажется, Анон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2"><text:span text:style-name="T14">– </text:span>Дорогая, к слову о проверках: у меня уже кончилась джинсовая ткань на новый комплект одежды для Анона! Впрочем, может быть, ты хочешь, чтобы он ходил без одежды? Это было бы лю-бо-пыт-но!</text:p>
      <text:p text:style-name="P52"><text:span text:style-name="T14">– </text:span>Рэр, отвали!</text:p>
      <text:p text:style-name="P52"><text:span text:style-name="T14">– </text:span>Оу, какие страсти! Ладно-ладно, не сердись, дорогая, не мешаю!</text:p>
      <text:p text:style-name="P52"><text:span text:style-name="T14">– </text:span>А, может, не надо? Если Анон, эмм, сказал, что боится за нас, то у него, наверное, есть причины. Давайте <text:s/>лучше разойдёмся по домам и, эмм, подумаем. А соберёмся завтра. Когда придумаем что-нибудь. Или не завтра, а послезавтра. Или после-послезавтра. Или…</text:p>
      <text:p text:style-name="P52"><text:span text:style-name="T14">– </text:span>Оп-паньки! У меня подрыгульки в ноге начались! Явно что-то близится! Только не пойму, что? Опасное? Или весёлое? Или опасно-весёлое?</text:p>
      <text:p text:style-name="P52"><text:span text:style-name="T14">– </text:span>Стойте!</text:p>
      <text:p text:style-name="P52">Твайлайт подняла вверх копыто, призывая к тишине. Потом откуда-то из дальнего шкафа к ней приплыла “Основы заклятий<text:span text:style-name="T14">” Стар Свирла. </text:span>Единорожка нацепила очки и принялась перелистывать книгу, бормоча под нос названия глав.</text:p>
      <text:p text:style-name="P52"><text:span text:style-name="T14">– </text:span>Ага, вот! Нашла! Анон прав! В «Заклинании Последнего Шанса» есть такое! <text:span text:style-name="T14">– </text:span>единорожка принялась зачитывать отрывок.</text:p>
      <text:p text:style-name="P52">…</text:p>
      <text:p text:style-name="P52">«<text:span text:style-name="T16">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6">и </text:span><text:span text:style-name="T16">слишком громко думать. И сообщить способ спасения — означает его разрушить.</text:span>»</text:p>
      <text:p text:style-name="P52">…</text:p>
      <text:p text:style-name="P52"><text:span text:style-name="T14">– </text:span>Ты хочешь сказать, если Анон нам сообщит, в чём причина всей этой фигни, мы не сможем её исправить? <text:span text:style-name="T14">– </text:span>Дэш повернулась ко мне. <text:span text:style-name="T14">–</text:span> А как мы её исправим, если не будем знать, что исправлять? Хренотень какая-то!</text:p>
      <text:p text:style-name="P52">Пегаска сжала голову копытами. Твайлайт просветлела мордочкой и подбежала к доске.</text:p>
      <text:p text:style-name="P52"><text:span text:style-name="T14">– </text:span>Это может быть случай так называемого «кота Шротингера». Никогда бы не подумала, что он мне встретится на практике!</text:p>
      <text:p text:style-name="P52"><text:soft-page-break/>Твайлайт протёрла доску тряпочкой и нарисовала на ней коробку.</text:p>
      <text:p text:style-name="P52"><text:span text:style-name="T14">– </text:span>Предположим, в коробке заперт кот. <text:span text:style-name="T14">– н</text:span>арисованный кот упирался лапами в крышку коробки, явно пытаясь выбраться.</text:p>
      <text:p text:style-name="P52"><text:span text:style-name="T14">– </text:span><text:span text:style-name="T64">Допустим, кот бессмертен. Также допустим, что кот з</text:span>аколдован<text:span text:style-name="T64"> </text:span>отложенным <text:span text:style-name="T64">заклятие</text:span>м<text:span text:style-name="T64"> Стирания, которое сработает, если кто-то откроет ящик</text:span>. <text:span text:style-name="T64">То есть, п</text:span>ри открытии<text:span text:style-name="T64"> ящик</text:span>а<text:span text:style-name="T64"> кот исчезнет из </text:span>бытия<text:span text:style-name="T64"> </text:span>— его нет, и никогда не было.</text:p>
      <text:p text:style-name="P52"><text:span text:style-name="T14">– </text:span>Бедный котик. <text:span text:style-name="T14">– </text:span>прошептала Флаттершай.</text:p>
      <text:p text:style-name="P52">Я насторожился, услышав знакомое заклинание.</text:p>
      <text:p text:style-name="P52"><text:span text:style-name="T14">– </text:span>Стой! Откуда тебе известно про заклинание Стирания?</text:p>
      <text:p text:style-name="P52"><text:span text:style-name="T14">–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4">Магическо</text:span>м<text:span text:style-name="T14"> </text:span>В<text:span text:style-name="T14">естник</text:span>е», а профессор Шротингер построил на её базе свой мысленный эксперимент.</text:p>
      <text:p text:style-name="P52"><text:span text:style-name="T14">– </text:span>Гм. Ну ладно, продолжай.</text:p>
      <text:p text:style-name="P52"><text:span text:style-name="T14">– </text:span>Так вот, по условию эксперимента известно, что вероятность того, что кто-то откроет ящик, ненулевая.</text:p>
      <text:p text:style-name="P52"><text:span text:style-name="T14">– </text:span>И что это означает, дорогая? <text:span text:style-name="T14">– </text:span>спросила Рэрити.</text:p>
      <text:p text:style-name="P52"><text:span text:style-name="T14">– </text:span>Это значит, что кто-нибудь когда-нибудь обязательно откроет его.</text:p>
      <text:p text:style-name="P52"><text:span text:style-name="T14">– </text:span>У меня щас башка лопнет! <text:span text:style-name="T14">– </text:span>пожаловалась Дэш. <text:span text:style-name="T14">– </text:span>Так всё-таки, когда этот грёбаный ящик откроют?</text:p>
      <text:p text:style-name="P52"><text:span text:style-name="T14">–</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2">Твайлайт прокашлялась, отпила из графина и продолжила.</text:p>
      <text:p text:style-name="P52"><text:span text:style-name="T14">–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2">Пони молчали, переваривая информацию. Дэш с отсутствующим видом следила за пауком на потолке.</text:p>
      <text:p text:style-name="P52">Наконец Эпплджек сдвинула шляпу на лоб.</text:p>
      <text:p text:style-name="P52"><text:span text:style-name="T14">–</text:span> То есть, ты хошь сказать, шо мы все — навроде этого кота, а Анон боится открыть ящик? Шоб мы не исчезли окончательно?</text:p>
      <text:p text:style-name="P52"><text:span text:style-name="T14">– </text:span>Нечто вроде того. Стар Свирл пишет, что разглашение способа спасения его же и разрушит. Иными словами, открывать ящик нельзя.</text:p>
      <text:p text:style-name="P52">Я поднял руку, прося слово. Пони обернулись на меня и затихли.</text:p>
      <text:p text:style-name="P52"><text:span text:style-name="T14">– </text:span>Эмм. Мне очень жаль, но ситуация ещё хуже. Всё примерно так, как Твайлайт описала. Если я расскажу вам, в чём проблема с вами — вы, с большой вероятностью, тотчас же исчезнете. Я просто уверен в этом. Но самое плохое в том, что я не знаю, как вам помочь. Совсем. Я не увидел разгадки во сне. Мне очень жаль. Пони продолжат исчезать, а Эквестрия — разрушаться.</text:p>
      <text:p text:style-name="P52">…</text:p>
      <text:p text:style-name="P52"><text:span text:style-name="T14">– </text:span>Лягать! <text:span text:style-name="T14">– </text:span>выругалась Дэш. <text:span text:style-name="T14">– </text:span>Значит, наши усилия по доставке резонаторов пошли лесом.</text:p>
      <text:p text:style-name="P52"><text:span text:style-name="T14">– </text:span>Не совсем. Мне таки удалось узнать, где искать Селестию.</text:p>
      <text:p text:style-name="P52">В библиотеке снова поднялся галдёж. Твайлайт подняла копыто.</text:p>
      <text:p text:style-name="P52"><text:soft-page-break/><text:span text:style-name="T14">– </text:span>Тихо! Спайк, будь добр, сбегай к Кейкам за выпечкой. Нам надо успокоиться. Анон, хоть про Селестию ты нам можешь рассказать?</text:p>
      <text:p text:style-name="P52"><text:span text:style-name="T14">– </text:span>Могу. <text:span text:style-name="T14">– </text:span>пожал плечами я. <text:span text:style-name="T14">– </text:span>Она в моём мире. Но не спрашивайте меня, как её вернуть — я не знаю.</text:p>
      <text:p text:style-name="P52"><text:span text:style-name="T14">– А </text:span>как ты узнал… <text:span text:style-name="T14">– </text:span>начала было единорожка, но её перебил напряжённый голос Спайка.</text:p>
      <text:p text:style-name="P52"><text:span text:style-name="T14">– </text:span>Твай! <text:span text:style-name="T14">– </text:span>дракончик стоял в дверях спиной к нам. <text:span text:style-name="T14">– </text:span>У нас гости.</text:p>
      <text:p text:style-name="P52">Спайк попятился назад. Дверь широко растворилась и в библиотеку вошла Луна.</text:p>
      <text:p text:style-name="P52"/>
      <text:h text:style-name="Heading_20_2" text:outline-level="2"><text:span text:style-name="T1">2</text:span>1. Поединок с Луной.</text:h>
      <text:p text:style-name="P52"/>
      <text:p text:style-name="P52">Дружный вздох прокатился по залу.</text:p>
      <text:p text:style-name="P52">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Пылание её рога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карику. Мне срочно захотелось зарыться куда-нибудь поглубже и прикрыться крышкой гроба из тех, что подешевле.</text:p>
      <text:p text:style-name="P52"><text:span text:style-name="T14">– Анон</text:span>, беги!!!</text:p>
      <text:p text:style-name="P52">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2"><text:span text:style-name="T14">– </text:span>Не так быстро, Рэйнбоу Дэш! <text:span text:style-name="T14">– </text:span>ледяным голосом Луны можно было нарезать воду кубиками для мартини. <text:span text:style-name="T14">– </text:span>Нам есть о чём поговорить с приматом!</text:p>
      <text:p text:style-name="P52">Мы с пегаской застыли в синем левитационном поле и поплыли к Луне.</text:p>
      <text:p text:style-name="P52"><text:span text:style-name="T14">–</text:span> Нет-нет-нет, постойте! <text:span text:style-name="T14">–</text:span> заявила вдруг Твайлайт. <text:span text:style-name="T14">–</text:span> Ваше Высочество, они мои друзья и гости, и находятся под моей защитой!</text:p>
      <text:p text:style-name="P52">Нас с Дэш обернуло лавандовое левитационное поле и мы полетели к библиотекарше. Ты был несправделив к книгоежке, Анон!</text:p>
      <text:p text:style-name="P52"><text:span text:style-name="T14">–</text:span> Что? Мы не ослышались? ТЫ СМЕЕШЬ МЕШАТЬ НАМ?!!</text:p>
      <text:p text:style-name="P52">Нас опять потащило к Луне. Дэш подпёрла голову копытом, закатила глаза и скорчила скучающую мину.</text:p>
      <text:p text:style-name="P52"><text:span text:style-name="T14">–</text:span> Мне очень жаль, Ваше Высочество, но Селестия назначила Анонимуса МОИМ начальником, и этот приказ НИКТО не отменял! Он МОЙ!</text:p>
      <text:p text:style-name="P52">В голосе лавандовой единорожки звучал металл. Мы опять полетели к Твайлайт.</text:p>
      <text:p text:style-name="P52"><text:span text:style-name="T14">–</text:span> ДОВОЛЬНО! НАМ НАДОЕЛА ЭТА НЕПОКОРНОСТЬ! ПОЗНАЙ ГНЕВ ПРИНЦЕССЫ НОЧИ!!!</text:p>
      <text:p text:style-name="P52"><text:span text:style-name="T14">–</text:span> Элементы! Аврал!!! Работаем!!!</text:p>
      <text:p text:style-name="P52">Ярко-фиолетовый луч разгневанной аликорницы столкнулся со щитом наспех мобилизованных Элементов <text:s/>Гармонии.</text:p>
      <text:p text:style-name="P52">Началась жара.</text:p>
      <text:p text:style-name="P52">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2">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text:soft-page-break/>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2"><text:span text:style-name="T14">–</text:span> Ай, бля! <text:span text:style-name="T14">–</text:span> в последний момент чей-то луч отрикошетил от магического поля и впился мне в лодыжку. Нога моментально онемела.</text:p>
      <text:p text:style-name="P52"><text:span text:style-name="T14">–</text:span> Не волнуйся, это парализующий луч. Твай таким махалась с Трикси. Пройдёт через полчаса. <text:span text:style-name="T14">–</text:span> успокоил меня дракончик.</text:p>
      <text:p text:style-name="P52">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2"><text:span text:style-name="T14">– </text:span>Не вынуждай Нас идти на крайние меры! <text:span text:style-name="T14">– </text:span>отдувалась Луна. <text:span text:style-name="T14">–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2"><text:span text:style-name="T14">– В</text:span>есьма прискорбно, Ваше Высочество, но вынуждена отказать! <text:span text:style-name="T14">– </text:span>переводила дыхание Твайлайт.<text:span text:style-name="T14"> –</text:span> Исключительно по субординационным причинам! Приказ Её Дневного Высочества имеет более высокий приоритет над Вашим!</text:p>
      <text:p text:style-name="P52"><text:span text:style-name="T14">– </text:span>Тогда найди Нам это твоё Дневное Высочество! <text:span text:style-name="T14">– </text:span>взвыла Луна. <text:span text:style-name="T14">– </text:span>В отсутствие Дневной Главы Диархии все дела ведёт Ночная!!!</text:p>
      <text:p text:style-name="P52"><text:span text:style-name="T14">–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2"><text:span text:style-name="T14">– </text:span>Дискордова бюрократия! <text:span text:style-name="T14">– </text:span>буркнула аликорница. <text:span text:style-name="T14">– Т</text:span>ри года не могут подписать бумажку! Что ж, сама напросилась!</text:p>
      <text:p text:style-name="P52">Перед Луной возник ярко-фиолетовый шар, окутанный роем голубых искорок.</text:p>
      <text:p text:style-name="P52"><text:span text:style-name="T14">– О</text:span>хренеть! <text:span text:style-name="T14">– </text:span>чертыхнулся Спайк. <text:span text:style-name="T14">– </text:span><text:s/>Твай, она создаёт сферу стихий!</text:p>
      <text:p text:style-name="P52"><text:span text:style-name="T14">– </text:span>Вижу! <text:span text:style-name="T14">– </text:span>донёсся голос единорожки из-под потолка. <text:span text:style-name="T14">– </text:span>Задействую план «Д»!</text:p>
      <text:p text:style-name="P52">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52"><text:span text:style-name="T14">– </text:span>Эмм, это что-то новенькое, я такого заклинания вообще не знаю. <text:span text:style-name="T14">– </text:span>почесал в затылке Спайк. <text:span text:style-name="T14">–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2">Дракончик пополз было к окну, но я придержал его за хвост.</text:p>
      <text:p text:style-name="P52"><text:span text:style-name="T14">– </text:span>Погоди. У меня есть вариант получше.</text:p>
      <text:p text:style-name="P52">Я вылез из-под шкафа и попрыгал на одной ноге в центр зала.</text:p>
      <text:p text:style-name="P52"><text:span text:style-name="T14">– </text:span>Стойте! Прекратите! Да остановитесь же!!!</text:p>
      <text:p text:style-name="P52">Аликорница и шестёрка уставились на меня.</text:p>
      <text:p text:style-name="P52"><text:span text:style-name="T14">–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2"><text:span text:style-name="T14">– </text:span>Ты так говоришь, как будто непричастен к исчезновению Сестры! <text:span text:style-name="T14">– </text:span>к Луне вернулась властная интонация, но фиолетовый шар перестал расти. <text:span text:style-name="T14">– </text:span>Мы не верим тебе! Если попробуешь обмануть Нас и скрыться, даже Тартар покажется тебе курортом!</text:p>
      <text:p text:style-name="P52"><text:span text:style-name="T14">–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text:p>
      <text:p text:style-name="P52"><text:span text:style-name="T14">– </text:span>Как ты её назвал? <text:span text:style-name="T14">– </text:span>отвалилась челюсть у аликорницы.</text:p>
      <text:p text:style-name="P52"><text:soft-page-break/><text:span text:style-name="T14">– </text:span>Эмм, мне неудобно вмешиваться, но вынуждена вас перебить. <text:span text:style-name="T14">– </text:span>встряла Твайлайт. <text:span text:style-name="T14">– </text:span>Это было экспериментальное заклинание. Локальная заморозка времени. Я, эмм, не предусмотрела возможности его отмены…</text:p>
      <text:p text:style-name="P52"><text:span text:style-name="T14">– </text:span>Что? <text:span text:style-name="T14">– </text:span>хором вскрикнули я с Луной.</text:p>
      <text:p text:style-name="P52">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2">С громким треском они встретились у лестницы на верхний ярус.</text:p>
      <text:p text:style-name="P52">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2">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2">Этой малой частью сознания я отметил скрип двери и застенчивый голос:</text:p>
      <text:p text:style-name="P52"><text:span text:style-name="T14">– </text:span>Твайлайт, Дёрпи сказала, у тебя есть «Особенности поведения, питания и размножения приматов»? Я бы хотела её ненадолго… Ого!!!</text:p>
      <text:p text:style-name="P52">После долгой паузы тот же голос спросил:</text:p>
      <text:p text:style-name="P52"><text:span text:style-name="T14">– </text:span>Что тут случилось? Почему все висят в воздухе? И всё вот это?</text:p>
      <text:p text:style-name="P52">Голос Спайка откуда-то из подвала ответил:</text:p>
      <text:p text:style-name="P52"><text:span text:style-name="T14">– </text:span>Потому что Твайлайт остановила время. В радиусе девяти метров, как мне кажется. Или десяти.</text:p>
      <text:p text:style-name="P52"><text:span text:style-name="T14">– </text:span>В двенадцати с половиной. <text:span text:style-name="T14">– </text:span>донёсся голос Твайлайт сверху. <text:span text:style-name="T14">–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2"><text:span text:style-name="T14">– Н</text:span>Е ВЗДУМАЙ СЧИТАТЬ СЕБЯ ПОБЕДИТЕЛЬНИЦЕЙ! <text:span text:style-name="T14">– </text:span>загремело у меня в мозгу, в обоих сознаниях сразу. <text:span text:style-name="T14">–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2">Наступило молчание. Потом донеслось всхлипывание единорожки-заучки.</text:p>
      <text:p text:style-name="P52"><text:span text:style-name="T14">–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2"><text:span text:style-name="T14">–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52"><text:span text:style-name="T14">–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2">В мозгу раздалось мычание, как если бы кто-то хотел выругаться, но в через силу сдержался.</text:p>
      <text:p text:style-name="P52"><text:span text:style-name="T14">– </text:span>КТО ИЗ МАГОВ СЕЙЧАС ПРИСУТСТВУЕТ В БИБЛИОТЕКЕ ЗА ПРЕДЕЛАМИ ЗОНЫ СКОЛЛАПСИРОВАВШЕГО ВРЕМЕНИ?</text:p>
      <text:p text:style-name="P52"><text:soft-page-break/>Молчание. Наконец голос Спайка произнёс:</text:p>
      <text:p text:style-name="P52"><text:span text:style-name="T14">– </text:span>Она имеет ввиду, кто из единорогов в библиотеке не попал в это сверхпрозрачное стекло? Ну же, не тушуйся!</text:p>
      <text:p text:style-name="P52">Послышался застенчивый голос.</text:p>
      <text:p text:style-name="P52"><text:span text:style-name="T14">– </text:span>Эмм, я вам подхожу?</text:p>
      <text:p text:style-name="P52"><text:span text:style-name="T14">– </text:span>КТО ТЫ? ПРЕДСТАВЬСЯ!</text:p>
      <text:p text:style-name="P52"><text:span text:style-name="T14">– </text:span>Эмм, Лира Хартстрингс, единорог. Я не то, чтобы маг, моя специализация — музыка…</text:p>
      <text:p text:style-name="P52"><text:span text:style-name="T14">– </text:span>ГОДИТСЯ! ТЫ ВИДИШЬ ТОЧКУ СИНГУЛЯРНОСТИ?</text:p>
      <text:p text:style-name="P52"><text:span text:style-name="T14">– </text:span>Эмм?</text:p>
      <text:p text:style-name="P52">Голос Спайка пояснил:</text:p>
      <text:p text:style-name="P52"><text:span text:style-name="T14">– </text:span>Вон та яркая искорка над лестницей, у которой вся картинка искривляется.</text:p>
      <text:p text:style-name="P52"><text:span text:style-name="T14">– </text:span>Да! Вижу.</text:p>
      <text:p text:style-name="P52"><text:span text:style-name="T14">– </text:span>ТЕПЕРЬ ЛЕВИТИРУЙ ПРИМАТА В ТОЧКУ СИНГУЛЯРНОСТИ.</text:p>
      <text:p text:style-name="P52"><text:span text:style-name="T14">– </text:span>Чего-о-о?!! <text:span text:style-name="T14">– </text:span>возопило моё малое сознание.</text:p>
      <text:p text:style-name="P52"><text:span text:style-name="T14">– </text:span>Эмм… Зачем?</text:p>
      <text:p text:style-name="P52"><text:span text:style-name="T14">–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4"> </text:span>НЕ ВОЛНУЙСЯ, ДВУНОГИЙ, ТЕБЕ ЭТО НЕ ПОВРЕДИТ.</text:p>
      <text:p text:style-name="P52"><text:span text:style-name="T14">– </text:span>Вы даёте слово, что человеку не будет причинён вред? <text:span text:style-name="T14">– </text:span>голос Лиры обрёл непривычную твёрдость.</text:p>
      <text:p text:style-name="P52"><text:span text:style-name="T14">– </text:span>КАК ТЫ СМЕЕШЬ СОМНЕВАТЬСЯ В НАС, СВОЕЙ ПРИНЦЕССЕ?</text:p>
      <text:p text:style-name="P52"><text:span text:style-name="T14">– Я </text:span>не сомневаюсь в вас, Ваше Высочество… Потому и требую слова!</text:p>
      <text:p text:style-name="P52"><text:span text:style-name="T14">– </text:span>ХМ-М, НАДО БУДЕТ ПРОВЕРИТЬ ТВОЮ БИОГРАФИЮ ПОСЛЕ ОСВОБОЖДЕНИЯ. ЛАДНО. КЛЯНЁМСЯ БОРОДОЙ СЕЛЕСТИИ,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2"><text:span text:style-name="T14">– </text:span>Ну, блядь, спасибо! <text:span text:style-name="T14">– </text:span>подумал я.</text:p>
      <text:p text:style-name="P52"><text:span text:style-name="T14">–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2">Тишина… С громким хлопком торнадо исчезает, сознания воссоединяются, всё падает на пол. </text:p>
      <text:p text:style-name="P52"/>
      <text:p text:style-name="P52">…</text:p>
      <text:p text:style-name="P52"/>
      <text:p text:style-name="P52"><text:span text:style-name="T14">– </text:span>Буэ-э-э!</text:p>
      <text:p text:style-name="P52">То ли от воздействия сингулярности, то ли от того, что закружилась голова в торнадо, но меня буквально вывернуло наизнанку.</text:p>
      <text:p text:style-name="P52"><text:span text:style-name="T14">– </text:span>Проклятье! Тебе только Кэйдэнс осталось обрыгать для полной коллекции! <text:span text:style-name="T14">– </text:span>презрительно заметила Луна, вставая из-под меня.</text:p>
      <text:p text:style-name="P52"><text:soft-page-break/>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2"><text:span text:style-name="T14">– </text:span>Так шта не так уж сильно мы и погудели с братюней на прошлый Канун горящего очага! <text:span text:style-name="T14">– </text:span>пробормотала Эпплджек, схватившись за голову. <text:span text:style-name="T14">– </text:span>Не сравнить с теперешней гулянкой.</text:p>
      <text:p text:style-name="P52">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2">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2"><text:span text:style-name="T14">– </text:span>Итак, Мы ждём <text:span text:style-name="T14">– а</text:span>ликорница смотрела на меня выжидающе. <text:span text:style-name="T14">– Т</text:span>ы говорил, что знаешь, где искать Сестру?</text:p>
      <text:p text:style-name="P52">Просительные нотки контрастировали с привычным для Луны властным тоном. Аликорница присела на пол и устало опустила голову.</text:p>
      <text:p text:style-name="P52">Я кивнул ей примирительно.</text:p>
      <text:p text:style-name="P52"><text:span text:style-name="T14">–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2"><text:span text:style-name="T14">– </text:span>Давай по-порядку. <text:span text:style-name="T14">– о</text:span>становила меня Луна. <text:span text:style-name="T14">– </text:span>С чего ты взял, что она в твоём мире?</text:p>
      <text:p text:style-name="P52">Я задумался. Как объяснить ей, не рассказывая основное? То, от чего весь мир остановится? Как описать частность, не раскрыв суть?</text:p>
      <text:p text:style-name="P52">Луна продолжила с горечью.</text:p>
      <text:p text:style-name="P52"><text:span text:style-name="T14">–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2"><text:span text:style-name="T14">– Ч</text:span>то? Остатки магии? <text:span text:style-name="T14">–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2"><text:span text:style-name="T14">– </text:span>Мы проследили её сновидение до магической вспышки. <text:span text:style-name="T14">– п</text:span>одтвердила Луна. Её взгляд сверлил меня, улавливая малейшие изменения мимики. <text:span text:style-name="T14">– </text:span>Сел встречалась во сне с тобой. Ей пришлось потратить все силы на то, чтобы вырвать тебя из лап твоего мира. Она не вернулась обратно.</text:p>
      <text:p text:style-name="P52">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2">Я со всей дури грохнул кулаком по ограждению балкона. Перила жалобно скрипнули. Луна всё поняла и кивнула.</text:p>
      <text:p text:style-name="P52"><text:span text:style-name="T14">– </text:span>Теперь ты понимаешь, почему Мы виним тебя в развоплощении сестры?</text:p>
      <text:p text:style-name="P52"><text:span text:style-name="T14">– </text:span>Да. Но послушай… Я не могу рассказать всё. <text:span text:style-name="T14">– </text:span>осторожно, как по горячим углям, начал я. <text:span text:style-name="T14">– </text:span>Это может натворить большую беду.</text:p>
      <text:p text:style-name="P52">Луна пристально взглянула на меня и понимающе склонила голову.</text:p>
      <text:p text:style-name="P52"><text:span text:style-name="T14">– </text:span>Мы знаем, иногда так бывает. Продолжай.</text:p>
      <text:p text:style-name="P52"><text:span text:style-name="T14">– </text:span>Ты ведь читала дневник Твайлайт о результатах эксперимента с заклинанием Прозрения? Вспомни запись сна Рэрити. Колонна пони, уходящих в Чёрный Экран.</text:p>
      <text:p text:style-name="P52"><text:span text:style-name="T14">– </text:span>Да, помним.</text:p>
      <text:p text:style-name="P52"><text:span text:style-name="T14">–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2"><text:soft-page-break/>В разговор встряла Твайлайт, до этого тихо стоявшая в сторонке.</text:p>
      <text:p text:style-name="P52"><text:span text:style-name="T14">– Вот оно что!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2">Я вздохнул с облегчением. Твайлайт — умничка! Мне даже придумывать ничего не пришлось.</text:p>
      <text:p text:style-name="P52"><text:span text:style-name="T14">– </text:span>Нечто вроде. Они точно не погибают, я это видел. Просто переносятся туда и превращаются в людей. Развоплощение — не значит смерть.</text:p>
      <text:p text:style-name="P52">Единорожка успокаивающе произнесла:</text:p>
      <text:p text:style-name="P52"><text:span text:style-name="T14">– Анон</text:span>,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душами жителей другой реальности — такое я не встречала в идеях современных классиков. Хотя, если копнуть поглубже…</text:p>
      <text:p text:style-name="P52">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2"><text:span text:style-name="T14">– </text:span>Ты что-то недоговариваешь. <text:span text:style-name="T14">– </text:span>шепнула Луна почти ласково. <text:span text:style-name="T14">–</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от Нас ложь.</text:p>
      <text:p text:style-name="P52">Аликорница вернулась на место, воссоединившись с двойником.</text:p>
      <text:p text:style-name="P52"><text:span text:style-name="T14">– …</text:span>а <text:span text:style-name="T14">М</text:span>арк Ботвиний-младший упоминал в «Энциклопедии Арканум» о древнем божестве К<text:span text:style-name="T14">'</text:span>утулу, пожирающем во сне души экстрасенсориков, обладающих достаточной чувствительностью, чтобы попасть под его воздействие.</text:p>
      <text:p text:style-name="P52"><text:span text:style-name="T14">– </text:span>Достаточно, Твайлайт. <text:span text:style-name="T14">– </text:span>остановила единорожку Луна. <text:span text:style-name="T14">–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2">Единорожка задумалась.</text:p>
      <text:p text:style-name="P52"><text:span text:style-name="T14">– </text:span>Очевидно, нам нужно проникнуть в мир Анона, отыскать там принцессу и вернуться с ней назад. Для проникновения и возврата можно воспользоваться коридором, проложенным из мира Анон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2"><text:span text:style-name="T14">– </text:span>Да, это может сработать. <text:span text:style-name="T14">– </text:span>кивнула Луна. <text:span text:style-name="T14">– </text:span>Если только у Нас с Дискордом хватит сил его открыть. В прошлый раз основную тяжесть по формированию коридора взяла на себя Сел.</text:p>
      <text:p text:style-name="P52"><text:span text:style-name="T14">– </text:span>Разумеется, я помогу вам! <text:span text:style-name="T14">– </text:span>воскликнула Твайлайт с энтузиазмом. <text:span text:style-name="T14">– </text:span>У меня же есть опыт, хоть и не очень удачный.</text:p>
      <text:p text:style-name="P52">Луна сморщила нос при этих словах, но всё же кивнула.</text:p>
      <text:p text:style-name="P52"><text:span text:style-name="T14">–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2"><text:span text:style-name="T14">– </text:span>Я приглашу их. Они не откажутся.</text:p>
      <text:p text:style-name="P52"><text:span text:style-name="T14">– </text:span>Что ж, ещё одной проблемой меньше. Теперь нужно решить, как найти Сел. Кто-то должен отправиться за ней.</text:p>
      <text:p text:style-name="P52"><text:span text:style-name="T14">– </text:span>Это, разумеется, буду я. <text:span text:style-name="T14">– п</text:span>ожал плечами я. <text:span text:style-name="T14">– Р</text:span>азумная пони там и шагу не сделает без того, чтобы не попасть в лабораторию к учёным или военным.</text:p>
      <text:p text:style-name="P52"><text:soft-page-break/><text:span text:style-name="T14">– </text:span>А если…</text:p>
      <text:p text:style-name="P52"><text:span text:style-name="T14">– </text:span>А если она прикинется неразумной, <text:span text:style-name="T14">– </text:span>предвосхитил я вопрос единорожки, <text:span text:style-name="T14">–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text:p>
      <text:p text:style-name="P52"><text:span text:style-name="T14">– </text:span>Остаётся ещё одна проблема. <text:span text:style-name="T14">– </text:span>тихо сказала тёмная аликорница. <text:span text:style-name="T14">–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52"><text:span text:style-name="T14">– </text:span>Я попробую подыскать подходящие заклинания для работы с флорой. <text:span text:style-name="T14">– </text:span>загорелась научным рвением Твайлайт. <text:span text:style-name="T14">– </text:span>Помнится, в «Природе проклятий» был раздел, посвящённый зебринским ритуалам плодородия.</text:p>
      <text:p text:style-name="P52">Единорожка вернулась в библиотеку. Некоторое время мы с Луной молча слушали звуки засыпающего Понивилля.</text:p>
      <text:p text:style-name="P52"><text:span text:style-name="T14">– </text:span>Почему ты так опасаешься гибели Селестии? <text:span text:style-name="T14">– </text:span>наконец спросил я аликорницу. <text:span text:style-name="T14">– </text:span>Ведь вы бессмертны. Рано или поздно твоя сестра вернётся к тебе, как ты вернулась к ней через тысячу лет заточения.</text:p>
      <text:p text:style-name="P52"><text:span text:style-name="T14">– </text:span>Ха! <text:span text:style-name="T14">– </text:span>с горечью отозвалась Луна. <text:span text:style-name="T14">–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в изгнание, Сестра наказала больше себя, чем Нас. Впрочем, Сел никогда не отличалась сильной логикой.</text:p>
      <text:p text:style-name="P52"><text:span text:style-name="T14">–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2">Аликорница отвлеклась от воспоминаний.</text:p>
      <text:p text:style-name="P52"><text:span text:style-name="T14">–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2"><text:span text:style-name="T14">– </text:span>Почему же ты не смогла найти меня с его помощью?</text:p>
      <text:p text:style-name="P52">Аликорница смутилась.</text:p>
      <text:p text:style-name="P52"><text:span text:style-name="T14">–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2"><text:span text:style-name="T14">– </text:span>Да уж, успех тотальный. <text:span text:style-name="T14">– </text:span>скептически отозвался я, прислушиваясь к звукам уборки. <text:span text:style-name="T14">– </text:span>Я бы и сам к тебе заявился с результатами эксперимента, дай ты мне пару дней времени.</text:p>
      <text:p text:style-name="P52"><text:span text:style-name="T14">– </text:span>Как бы то ни было, <text:span text:style-name="T14">– </text:span>поджала губы Луна, <text:span text:style-name="T14">– </text:span>мы пришли к сотрудничеству. Надеюсь, оно будет плодотворным. Более плодотворным, чем было у тебя с Сел.</text:p>
      <text:p text:style-name="P52">Я присмотрелся к ночной принцессе с подозрением. Что она знает о нас с Сел?</text:p>
      <text:p text:style-name="P52"><text:span text:style-name="T14">– </text:span>У нас было достаточно плодотворное сотрудничество. <text:span text:style-name="T14">– </text:span>осторожно начал я. <text:span text:style-name="T14">– </text:span>Хотя основную часть работы сделал я, Дэш и Твайлайт.</text:p>
      <text:p text:style-name="P52"><text:soft-page-break/><text:span text:style-name="T14">– </text:span>Неудивительно! <text:span text:style-name="T14">– </text:span>фыркнула Луна. <text:span text:style-name="T14">– </text:span>в<text:span text:style-name="T14"> </text:span>этом — вся Сел. Сестра, в отличие от Нас, всегда норовит спихнуть тяжёлую задачу на кого-нибудь другого!</text:p>
      <text:p text:style-name="P52"><text:span text:style-name="T14">– </text:span>А также совместить приятное с полезным. <text:span text:style-name="T14">– </text:span>не удержался я от подколки.</text:p>
      <text:p text:style-name="P47">Луна бросила на меня тяжёлый взгляд.</text:p>
      <text:p text:style-name="P50"><text:span text:style-name="T20">–</text:span> Вот это вряд ли! Сел охладела к сексу ещё до Нашей ссылки. И, насколько Нам известно, за время Нашего отсутствия её предпочтения в <text:span text:style-name="T14"><text:s/></text:span>этом плане не менялись.</text:p>
      <text:p text:style-name="P50">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7"><text:span text:style-name="T19">–</text:span> Тогда зачем она..?</text:p>
      <text:p text:style-name="P47"><text:span text:style-name="T19">–</text:span> Дала тебе? <text:span text:style-name="T19">–</text:span> цинично завершила мой вопрос Луна. <text:span text:style-name="T19">–</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7">Меня как будто окатило ледяным душем. Не любовь и даже не дружба. Просто плата за услугу… Даже не дружба…</text:p>
      <text:p text:style-name="P47">Тревожная догадка окончательно сковала морозом душу.</text:p>
      <text:p text:style-name="P50"><text:span text:style-name="T20">–</text:span> А другие? Они тоже… давали мне потому, что считали меня последним шансом?</text:p>
      <text:p text:style-name="P50">У аликорницы отвалилась челюсть.</text:p>
      <text:p text:style-name="P50"><text:span text:style-name="T20">–</text:span> Другие? Кто ещё?<text:span text:style-name="T14"> </text:span>С кем ещё у тебя были… отношения?</text:p>
      <text:p text:style-name="P47"><text:span text:style-name="T19">–</text:span> С Рэйнбоу Дэш <text:span text:style-name="T19">–</text:span> ответил я несчастным голосом. <text:span text:style-name="T19">–</text:span> И, может быть, с Пинки.</text:p>
      <text:p text:style-name="P47"><text:span text:style-name="T19">–</text:span> А ты живчик. <text:span text:style-name="T19">–</text:span> удивлённо заметила Луна и нахмурилась.</text:p>
      <text:p text:style-name="P38">– Я не виноват. – буркнул я. – Селестия вылечила меня от кучи болячек. <text:span text:style-name="T1">На почве общего оздоровления у</text:span> меня начался жёстокий спермотоксикоз.</text:p>
      <text:p text:style-name="P47"><text:span text:style-name="T19">– Что?!! – с недоверием воскликнула Луна. – Сестра никогда не умела лечить. И сейчас не умеет </text:span><text:span text:style-name="T62">— иначе Мы бы знали. Мало кто владеет магией целительства, и Сестра не из их числа.</text:span></text:p>
      <text:p text:style-name="P38">– Очень мне надо тебе врать! – возмутился я. – Сел исцелила меня в Кантерлоте с помощью заместительной терапии.</text:p>
      <text:p text:style-name="P38">Луна вскинула копыто к <text:span text:style-name="T1">виску</text:span> и закатила глаза.</text:p>
      <text:p text:style-name="P47"><text:span text:style-name="T19">– О небо! Теперь Мы понимаем, почему она так ослабела! Как это в стиле Сестры </text:span><text:span text:style-name="T62">— она готова отпилить себе крыло, дабы защитить кого-то от солнца!</text:span></text:p>
      <text:p text:style-name="P38">– Ты о чём? – не понял я. – Какое ещё, к дискорду, крыло? Почему она ослабела?</text:p>
      <text:p text:style-name="P38">Луна молча стояла с закрытыми глазами, горестно покачиваясь на ногах взад-вперёд. “Глупая, глупая Сел!” – расслышал я из её бормотания.</text:p>
      <text:p text:style-name="P38">Наконец, Луна снизошла ко мне с объяснением.</text:p>
      <text:p text:style-name="P47"><text:span text:style-name="T19">– Заместительная терапия </text:span><text:span text:style-name="T62">— никакое не целительство, примат! «Лекарь», применяющий такую терапию, просто перетягивает на себя хвори и недуги пациента. Долго так «лечить» не получится — умрё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text:span></text:p>
      <text:p text:style-name="P52">Я был оглушён признанием Луны. Груз вины почти осязаемо давил на плечи. Ко всем несчастьям, что я принёс в мир пони, добавилось ещё одно. Шикарно, Анон! Осталось только помочь пони изобрести атомную бомбу, желательно сразу в двух конкурирующих государствах!</text:p>
      <text:p text:style-name="P38">Луна вздохнула и повернулась ко мне.</text:p>
      <text:p text:style-name="P47"><text:span text:style-name="T19">–</text:span> Хоть ты и не заслужил этого, примат, но с Нашей стороны было бы нечестным не сказать тебе, что цель твоего пребывания здесь известна только Нам, Сел, Дискорду и Твайлайт. Поэтому можешь не <text:soft-page-break/>печалиться о своих отношениях с остальными пони. Они действуют исключительно по своей воле и предпочтениям. Пони умеют любить.</text:p>
      <text:p text:style-name="P47">Аликорница фыркнула.</text:p>
      <text:p text:style-name="P47"><text:span text:style-name="T19">– </text:span><text:span text:style-name="T62">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2">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text:p>
      <text:p text:style-name="P52"><text:span text:style-name="T14">– Анон</text:span>, ты в порядке? <text:span text:style-name="T14">– </text:span>на балкон заглянула Дэш. <text:span text:style-name="T14">– </text:span>Твайлайт говорит, нам нужно отправляться к развалинам в Вечнодиком лесу. Можешь на меня рассчитывать. Когда отправляемся?</text:p>
      <text:p text:style-name="P52">Я благодарно взъерошил пегаске гриву. Уныние отступило.</text:p>
      <text:p text:style-name="P52"><text:span text:style-name="T14">– </text:span>Спасибо, Дэш. Ты настоящий друг.</text:p>
      <text:p text:style-name="P52"><text:span text:style-name="T14">– </text:span>Сначала нам нужно вернуться в Кантерлот. <text:span text:style-name="T14">– п</text:span>рервала нас Луна. <text:span text:style-name="T14">– </text:span>Помимо подготовки к рейду, Нам нужно создать компас. И провести Гранд Галопинг Гала.</text:p>
      <text:p text:style-name="P52">Я удивлённо воззрился на аликорницу.</text:p>
      <text:p text:style-name="P52"><text:span text:style-name="T14">– </text:span>Если отменить праздник, начнутся волнения. <text:span text:style-name="T14">– </text:span>ответила Луна на мой не заданный вопрос. <text:span text:style-name="T14">–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2">Я пожал плечами и спустился с пегаской вниз, к компании.</text:p>
      <text:p text:style-name="P52"/>
      <text:h text:style-name="P155" text:outline-level="2"><text:span text:style-name="T1">22</text:span>. <text:span text:style-name="T1">Лучший</text:span> Гранд Галопин<text:span text:style-name="T1">г</text:span> Гала <text:span text:style-name="T1">в истории</text:span></text:h>
      <text:p text:style-name="P79"/>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2"><text:span text:style-name="T14">– </text:span>Да шо ж такое творится-то! Ни в жисть не поверю, чтоб в Кантерлоте пустые дома были! <text:span text:style-name="T14">– </text:span>заявила Эпплджек. <text:span text:style-name="T14">–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52"><text:span text:style-name="T14">– </text:span>Какая жалость, что это всё из-за вампирского мира! <text:span text:style-name="T14">– </text:span>пробормотала Рэрити. <text:span text:style-name="T14">– </text:span>Самое бы время покупать землю под бутик.</text:p>
      <text:p text:style-name="P52">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2">Тук-тук-тук!</text:p>
      <text:p text:style-name="P52"><text:span text:style-name="T14">– Анон</text:span>, ты тут? <text:span text:style-name="T14">–</text:span>Дэш просунула нос в дверь, не дожидаясь отклика. <text:span text:style-name="T14">– </text:span>Ага, вот ты где! Я с тобой!</text:p>
      <text:p text:style-name="P52">Она швырнула перемётные сумки мне на постель и пошла к выходу.</text:p>
      <text:p text:style-name="P52"><text:span text:style-name="T14">– </text:span>Ну, чего застрял? Пошли скорее, а то на хавчик опоздаем! <text:span text:style-name="T14">– </text:span>нетерпеливо обернулась пегаска.</text:p>
      <text:p text:style-name="P52">Я пожал плечами и пошёл следом. Бороться со стихией в лице Дэш было трудновато. Да и незачем.</text:p>
      <text:p text:style-name="P52"/>
      <text:p text:style-name="P38">…</text:p>
      <text:p text:style-name="P38"/>
      <text:p text:style-name="P52"><text:soft-page-break/>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2"><text:span text:style-name="T14">– </text:span>Располагайтесь. <text:span text:style-name="T14">– </text:span>кивнула нам Луна.</text:p>
      <text:p text:style-name="P52">«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14">–</text:span> всхлипула Дэш.</text:p>
      <text:p text:style-name="P52"><text:span text:style-name="T14">– </text:span>Ну что же вы? Присаживайтесь. <text:span text:style-name="T14">– </text:span>вновь пригласила Луна. <text:span text:style-name="T14">– </text:span>Если блюда выветрятся, придётся их выкинуть и приготовить новые.</text:p>
      <text:p text:style-name="P52">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4">одной</text:span> подушки. </text:p>
      <text:p text:style-name="P52"><text:span text:style-name="T14">– </text:span>Мы узнали у шеф-повара Сестры о твоих кулинарных предпочтениях. <text:span text:style-name="T14">– у</text:span>лыбнулась мне Луна. <text:span text:style-name="T14">– </text:span>Не в обиду, но ты первый примат-митарианец на Нашей памяти. Насколько Нам известно, рацион обезьян состоит из фруктов и листьев бамбука.</text:p>
      <text:p text:style-name="P52">Я мило улыбнулся ей в ответ и закинул в рот пучок петрушки.</text:p>
      <text:p text:style-name="P52"><text:span text:style-name="T14">– </text:span>А ты первая на моей памяти лошадь, умеющая магичить.</text:p>
      <text:p text:style-name="P52">Луна нахмурилась, но потом луч озарения коснулся её мордочки.</text:p>
      <text:p text:style-name="P38">– П<text:span text:style-name="T1">ризнаём, Мы были несправедливы к тебе. Как Нам тебя называть?</text:span></text:p>
      <text:p text:style-name="P52">Я выплюнул петрушку и взял кусок рыбы.</text:p>
      <text:p text:style-name="P38">– <text:span text:style-name="T1">Человеком. Во множественном числе мы — люди. Хотя множественная форма тебе не понадобится, принцесса.</text:span></text:p>
      <text:p text:style-name="P52">Все расселись по местам, когда с дальнего конца стола раздался звонкий голосок.</text:p>
      <text:p text:style-name="P38">– <text:span text:style-name="T1">Эй, а туточки одно место пустует! Можно его займёт Гамми?</text:span></text:p>
      <text:p text:style-name="P38"><text:span text:style-name="T1">– Нет, Пинки. </text:span>– <text:span text:style-name="T1">ответила Луна. </text:span>– <text:span text:style-name="T1">Мы ждём ещё одного гостя.</text:span></text:p>
      <text:p text:style-name="P52">– А если он не придёт, тогда можно?</text:p>
      <text:p text:style-name="P52">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2">– Эй! Это моя шляпа! – возмутилась фермерша.</text:p>
      <text:p text:style-name="P52">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2">– Прекрати паясничать! – негромко сказала Луна.</text:p>
      <text:p text:style-name="P52">– Я не хотел… Тут мышь… – мои уши загорались медленно, но неотвратимо.</text:p>
      <text:p text:style-name="P52">– Мы не тебе. – так же тихо произнесла аликорница.</text:p>
      <text:p text:style-name="P52">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2">–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2"><text:soft-page-break/>– Перестань, Дискорд. – устало ответила Луна. – Фиглярство вызывает улыбку только первые пару сотен лет.</text:p>
      <text:p text:style-name="P52">– Говори только за себя, дражайшая! Я, наоборот, только вхожу во вкус!</text:p>
      <text:p text:style-name="P52">Драконикус принялся жадно есть брюкву и заткнулся.</text:p>
      <text:p text:style-name="P52">Аликорница обвела присутствующих долгим взглядом и начала.</text:p>
      <text:p text:style-name="P52">– Итак, все мы знаем цель похода к руинам нашего с Сестрой замка. Нам нужно заново открыть коридор, по которому человек Анонимус прибыл к нам и переправить его обратно.</text:p>
      <text:p text:style-name="P52">– Прибыл к нам, ага. А я-то думал, Сахарная Ватка сама вытащила на нашу голову эту обезьяну из мухосранска. – громко прочавкал сам себе Дискорд.</text:p>
      <text:p text:style-name="P52">– Анонимус берётся отыскать Селестию. И наша задача — помочь ему в этом! – с нажимом произнесла Луна, ни на кого не глядя.</text:p>
      <text:p text:style-name="P52">–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2">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2">– Я полностью в вашем распоряжении, Ваше Высочество! Думаю, мои друзья меня поддержат! – отчеканила Твайлайт.</text:p>
      <text:p text:style-name="P52">Шестёрка пони отозвалась невнятным мычанием.</text:p>
      <text:p text:style-name="P52">–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2">–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гриву.</text:p>
      <text:p text:style-name="P52">–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2">–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2">– Эталоном? Для всехпони? Всегда говорила? – Дискорд принял задумчивую позу, стреляя глазами по сторонам.</text:p>
      <text:p text:style-name="P52">–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2">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2">– Мы думаем, она была права!</text:p>
      <text:p text:style-name="P52">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2">– Ну, это… Если светоч, то конечно… А как же! Я всегда знал, что я светоч!.. А для Элементов Гармонии я тоже светоч?</text:p>
      <text:p text:style-name="P52">– Разумеется! – заверила его Луна, изо всех сил моргая шестёрке.</text:p>
      <text:p text:style-name="P52">– Светоч, светоч! – вразнобой подтвердили пони. Пожалуй, Флаттершай даже не врала.</text:p>
      <text:p text:style-name="P52"><text:soft-page-break/>–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2">– Ффух! – шумно выдохнула Луна. – Спасибо вам, Наши дорогие, вы Нам очень помогли!</text:p>
      <text:p text:style-name="P52">– Но мы же ничего не сделали! – запротестовала Эпплджек.</text:p>
      <text:p text:style-name="P52">–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тел от Нас сейчас, Мы давать ему не собираемся!</text:p>
      <text:p text:style-name="P52"/>
      <text:p text:style-name="P52">…</text:p>
      <text:p text:style-name="P52"/>
      <text:p text:style-name="P52">Безмолвными тенями скользнули лакеи и унесли блюда. На освободившемся столе Луна расстелила свиток с записями.</text:p>
      <text:p text:style-name="P52">– Теперь, Наши маленькие пони, Мы должны просить вас ещё об одной услуге.</text:p>
      <text:p text:style-name="P52">Странно и непривычно было видеть принцессу ночи сконфуженной.</text:p>
      <text:p text:style-name="P52">– Через три дня у нас наступает Гранд Галопинг Гала. Неделю назад пропал наш церемониймейстер и распорядитель праздника, мисс Трейдишнс. Мы же этот праздник никогда не проводили. Но Мы помним, вы уже как-то помогали Сестре устраивать Гала, от которого она осталась в восторге.</text:p>
      <text:p text:style-name="P52">При этих словах пони стали прятать глаза, а Дэш фейсхуфнула.</text:p>
      <text:p text:style-name="P52">– Нам просто необходимо провести это праздник! – отчаянно заявила Луна.<text:span text:style-name="T14">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2">–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2">–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2">Флаттершай закрыла голову копытами.</text:p>
      <text:p text:style-name="P52"/>
      <text:p text:style-name="P39">***</text:p>
      <text:p text:style-name="P38"/>
      <text:p text:style-name="P52">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2">– Я верю в вас только потому, что ты об этом попросила. – наконец, начал я. – Тогда, в метель.</text:p>
      <text:p text:style-name="P52">Аликорница кивнула.</text:p>
      <text:p text:style-name="P52">– Потому что у меня больше нет других причин верить в дружбомагию. После того, что рассказала Луна.</text:p>
      <text:p text:style-name="P52">Аликорница сникла.</text:p>
      <text:p text:style-name="P52">– Она ведь правду сказала? То свидание ночью было всего лишь платой? Авансом?</text:p>
      <text:p text:style-name="P52"><text:soft-page-break/>Селестия грустно кивнула и отвернулась.</text:p>
      <text:p text:style-name="P52">– Выходит, я для тебя был тем же, чем сейчас Дискорд для Луны? С тем отличием, что ты не нашла способ «отмазаться»?</text:p>
      <text:p text:style-name="P52">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2">Заросли можжевельника раздвинулись, пропуская синюю единорожку.</text:p>
      <text:p text:style-name="P52">– Привет!</text:p>
      <text:p text:style-name="P52">Я молча смотрел сквозь неё, привалившись спиной к валуну. Мне хотелось побыть одному.</text:p>
      <text:p text:style-name="P52">– Привет, говорю! Я видела, как ты залазил сюда. Классное местечко!</text:p>
      <text:p text:style-name="P52">– Привет, Индиго.</text:p>
      <text:p text:style-name="P52">– Что-то на тебе мордочки нет. Ты бледнее болотной поганки из Вечнодикого леса. Что-то случилось?</text:p>
      <text:p text:style-name="P52">– Случилось, Индиго. За то время, что мы не виделись, случилось очень многое.</text:p>
      <text:p text:style-name="P52">– Так это ж здорово! Я люблю, когда что-нибудь случается! Иначе скучно. А ты? Расскажи! Ты нашёл Шейлу?</text:p>
      <text:p text:style-name="P52">– Нашёл.</text:p>
      <text:p text:style-name="P52">– Вау! А принцессу Селестию?</text:p>
      <text:p text:style-name="P52">– Селестию тоже.</text:p>
      <text:p text:style-name="P52">– Круто! А где они? Они скоро вернутся?</text:p>
      <text:p text:style-name="P52">– Они не вернутся.</text:p>
      <text:p text:style-name="P52">Индиго перестала улыбаться. Тревога отразилась на её мордочке.</text:p>
      <text:p text:style-name="P52">– Почему?</text:p>
      <text:p text:style-name="P52">– Они там, откуда нет возврата.</text:p>
      <text:p text:style-name="P52">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2">Индиго молча села возле меня. Потом она всхлипнула. Потом тяжело вздохнула.</text:p>
      <text:p text:style-name="P52">– Пожалуйста, скажи мне, что с ними.</text:p>
      <text:p text:style-name="P52">Я оторвался от валуна, склонился над ней и тихонько прошептал ей в ухо:</text:p>
      <text:p text:style-name="P52">– Если я скажу, ты исчезнешь. Это такое проклятие. Отправишься вслед за ними. Мне бы этого не хотелось. Ты нужна здесь.</text:p>
      <text:p text:style-name="P52">Индиго хмуро взглянула на меня.</text:p>
      <text:p text:style-name="P52">–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2">Я ласково потрепал её по головке.</text:p>
      <text:p text:style-name="P52">–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 будет чем-то другим, и я не уверен, что нам всем понравится это другое.</text:p>
      <text:p text:style-name="P52">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text:soft-page-break/>особенностей местного менталитета и культуры только вредил. Потому Твайлайт в конце-концов вежливо спровадила меня подальше.</text:p>
      <text:p text:style-name="P52">– Индиго, ты в Гранд Галопинг Гала когда-нибудь участвовала?</text:p>
      <text:p text:style-name="P52">– А то! В прошлом году па взял меня с собой на Гала. Он стоял в охране, а я пробралась внутрь и наблюдала за всем из-за занавески.</text:p>
      <text:p text:style-name="P52">– То есть, ты помнишь, как там всё устроено и что должно происходить?</text:p>
      <text:p text:style-name="P52">– Агась!</text:p>
      <text:p text:style-name="P52">–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2">– Вау! Круто!</text:p>
      <text:p text:style-name="P52">Единорожка в восторге <text:s/>запрыгала на месте.</text:p>
      <text:p text:style-name="P52">–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2">Кобылка остановилась и обняла меня за шею.</text:p>
      <text:p text:style-name="P52">– Спасибки! Тока ж ты на праздник придёшь? Обещаешь? Пожалуйста-пожалуйста-пожалуйста!</text:p>
      <text:p text:style-name="P52">– Обещаю.</text:p>
      <text:p text:style-name="P52">Единорожка умчалась с победным «ю-ху-у-у!».</text:p>
      <text:p text:style-name="P52">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2">В серебряной коробке вместо книги лежал одинокий листок бумаги.</text:p>
      <text:p text:style-name="P62"/>
      <text:p text:style-name="P62">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2">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2">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меньше, но надолго меня не хватит. На тот случай, если я не дождусь твоего возвращения, я прошу моего церемониймейстера, мисс Трейдишнс, сказать тебе проверить парковый тайник.</text:p>
      <text:p text:style-name="P62">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2">До встречи!</text:p>
      <text:p text:style-name="P62"/>
      <text:p text:style-name="P52"><text:soft-page-break/>– Сел - Сел… Ну почему ты такая… – пробормотал я сквозь слёзы.</text:p>
      <text:p text:style-name="P52"/>
      <text:p text:style-name="P53">***</text:p>
      <text:p text:style-name="P79"/>
      <text:p text:style-name="P52">«Леди и джентльпони! Мне выпала честь объявить Гранд Галопинг Гала открытым! В этом году бал будет проходить в честь скорого возвращения Её Высочества,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2">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2">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2">–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2">–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52">–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text:p>
      <text:p text:style-name="P52">– А моя часть будет в самом конце. – вздохнул третий голосок. – Если мы до него досидим. Лично мне уже надоело. Скучно.</text:p>
      <text:p text:style-name="P52">–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2">– Всё равно Норф был круче. – пробормотал голос Индиго. – Он Кинга раза три уделывал на «Королеве Лорен».</text:p>
      <text:p text:style-name="P52">– Скоро начнётся! Я слышу свисток Вондерболтов! – перебил голос Санни – Бежим на смотровую площадку!</text:p>
      <text:p text:style-name="P52">– Кто первый добежит, тот… эмм…</text:p>
      <text:p text:style-name="P52">– Суперсветоч!</text:p>
      <text:p text:style-name="P52">– Агась! Галагалоперы, вперёд!</text:p>
      <text:p text:style-name="P52">– Йей!!!</text:p>
      <text:p text:style-name="P52">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2">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text:soft-page-break/>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2">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2">…</text:p>
      <text:p text:style-name="P52">– Это она! Она!!!</text:p>
      <text:p text:style-name="P52">– Наша принцесса! Наше солнце!</text:p>
      <text:p text:style-name="P52">– Она вернётся!</text:p>
      <text:p text:style-name="P52">– А то! Я всем говорил! Мне никто не верил! Никто!!!</text:p>
      <text:p text:style-name="P52">– Дайте мне вас обнять, дорогой друг!</text:p>
      <text:p text:style-name="P52">…</text:p>
      <text:p text:style-name="P52">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38"/>
      <text:p text:style-name="P52">Вновь вспыхнули фонари. Волна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52">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52">…</text:p>
      <text:p text:style-name="P52">Музыкальный транс прервался цоканьем копыт по парковой дорожке. Две фигуры устало брели прочь от замка, тихо переговариваясь между собой.</text:p>
      <text:p text:style-name="P52">– Ужель обязательно лично приветствовать каждого пони? Сестра разбаловала их. Это так утомляет!</text:p>
      <text:p text:style-name="P52">–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2">–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2">Луна с Твайлайт остановились прямо у колонны, за которой сидел я, прислонившись к прохладному мрамору с надписью «з<text:span text:style-name="T69">д</text:span>ЕсЬ БЫл <text:span text:style-name="T70">д</text:span>ИскОр<text:span text:style-name="T68">Д</text:span>».</text:p>
      <text:p text:style-name="P52"><text:soft-page-break/>–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2">–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52">–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2">В саду прозвенел гонг. Музыка умолкла и в наступившей тишине звонкий голосок объявил в потрескивающий микрофон:</text:p>
      <text:p text:style-name="P52">– Драсьте-драсьте-драсьте! Продолжаем Гала-рейв состязанием небесных колесниц! В состязаниях участвуют лучшие стрит-рейсеры страны! Заезды совершаются вокруг дворца, вдоль крепостной стены по правилам Гран-при «Небеса Эквестрии»! Напоминаю, победитель должен показать лучшее время круга, или же, по стрит-рейсерской традиции, быть провозвестником апокалипсиса!</text:p>
      <text:p text:style-name="P52">В честь возобновления давней традиции главный приз будут вручать сами Её Высочество, принцесса Луна! Круг почёта в качестве доверенного лица принцессы Селестии будет принимать Твайлайт Спаркл!</text:p>
      <text:p text:style-name="P52">Последняя фраза утонула в свисте и восторжённом топоте копыт. Твайлайт вздохнула.</text:p>
      <text:p text:style-name="P52">– Мне пора. Надеюсь, эти гонки не продлятся слишком долго. Всё, что мне сейчас хочется — добраться до постели и упасть в неё не умы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52">Твайлайт побрела по дорожке к освещённой террасе. Луна проводила её взглядом. Затем она со смешком обратилась в пространство:</text:p>
      <text:p text:style-name="P52">– Скрываться за колонной — плохая идея, Анонимус. Если хочешь, чтобы тебя не раскрыли, прячься так, чтобы не было видно твоей тени.</text:p>
      <text:p text:style-name="P52">– А кто прячется-то? – я встал и вышел к Луне. – Слушал себе музыку, пока вы не подошли. Классно играют!</text:p>
      <text:p text:style-name="P52">Луна кивнула.</text:p>
      <text:p text:style-name="P52">– Да, трио Винил, Октавии и Лиры было тяжело собрать вместе, но, похоже, оно того стоило! Увы, человек, не время развлекаться. Вернёмся к нашим заботам. Следуй за Нами, Нам нужно передать тебе компас.</text:p>
      <text:p text:style-name="P52">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2">– А-а-а, дражайший принц? – любезнейше приветствовала франта Луна – Как ваше драгоценное здоровье? Как поживает ваш кузён Хавтиноуз?</text:p>
      <text:p text:style-name="P52">Принц позеленел, промычал нечто нечленораздельное и дал знак носильщикам двигаться дальше.</text:p>
      <text:p text:style-name="P52">Во дворце, вручив мне небольшую тяжёлую шкатулку серебряной окантовки с хрустальным шаром, Луна с некоторым смущением сообщила:</text:p>
      <text:p text:style-name="P52">– Не сомневаемся, при том уровне отношений, что был у тебя с Сестрой, ты должен иметь…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2">Она что, блядь, издевается? Я раздражённо сунул шкатулку в карман.</text:p>
      <text:p text:style-name="P52">– Да хрен там! Какие перья? Ты же сама сказала, отношения были чисто деловыми. По крайней мере, с её стороны.</text:p>
      <text:p text:style-name="P52"><text:soft-page-break/>Луна продолжила с каменным выражением лица.</text:p>
      <text:p text:style-name="P52">– Если же нет, поднимись в её башню и разыщи перо или волос в её постели. После чего помести это в компас. Всё.</text:p>
      <text:p text:style-name="P52">Аликорница отвернулась. Я пошёл к выходу.</text:p>
      <text:p text:style-name="P52">– Иногда деловые отношения служат прикрытием для… чего-то большего. Но смертным это трудно понять.</text:p>
      <text:p text:style-name="P52">Я обернулся. Аликорница смотрела в окно на первый заезд «Небес Эквестрии», не удостаивая меня вниманием.</text:p>
      <text:p text:style-name="P52">Не гребу я этих аликорнов!</text:p>
      <text:p text:style-name="P38"/>
      <text:p text:style-name="P53">***</text:p>
      <text:p text:style-name="P52"/>
      <text:p text:style-name="P52">И вот ты снова поднимаешься в покои солнечной аликорницы. За прошедшие недели тело твоё укрепилось в странствиях, а дух — в мозготрахах, периодически устраиваемых тебе чокнутыми карамельными лошадками. Так держать, Анон! Скоро ты станешь таким же чокнутым и тебя перестанут терзать страсти по аликорнице.</text:p>
      <text:p text:style-name="P52">Перепрыгивая через две ступеньки я достиг вершины башни.</text:p>
      <text:p text:style-name="P52">Нерешительность охватила меня перед знакомой дверью. Будто только вчера я выскочил отсюда как ошпаренный, грохнув створкой так, что посыпалась штукатурка.</text:p>
      <text:p text:style-name="P52">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2">Чувствуя себя грабителем, я вошёл в комнату и осмотрел футон.</text:p>
      <text:p text:style-name="P52">Фиг там! Было такое впечатление, что последнее время на нём никто не спал. Ни складочки, ни вмятинки, ни волоска, ни пылинки.</text:p>
      <text:p text:style-name="P52">Я окинул взглядом комнату. Взор упал на гардероб у стенки. Вот где можно найти перо или волос!</text:p>
      <text:p text:style-name="P52">Рыться в шмотках Селестии — то ещё удовольствие! Я сгорал от смущения. Древние платья хрен-знает-когда-прошедшей моды, скрывающие фигуру балахоны, кружевные комбинации, розовые пижамные халаты… <text:s/>Блядь, Луна нарочно послала меня с таким поручением! Злоехидной кобыле ничего не стоило сделать это самой, тем более, они сёстры! Ёбаная Луна!</text:p>
      <text:p text:style-name="P52">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71"></text:span><text:span text:style-name="T72"> сидел, прислонившись к стенке. Оранжевая лампочка по прежнему горела на налобном щитке.</text:span></text:p>
      <text:p text:style-name="P52">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52">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ых развалин. Но я тогда был оглушён свалившимися на меня одномоментно чудесами и не вник в суть.</text:p>
      <text:p text:style-name="P52">Да, второй раз я мог бы узнать ЭТУ Селестию во время переплетения сознаний, когда передо мной за один миг пролетели тысячелетия воспоминаний. Но я тогда был подавлен личностью аликорницы и не осознавал себя.</text:p>
      <text:p text:style-name="P52">Да, в третий раз намёк на ЭТУ Селестию был тут же, в этой башне, когда её сирене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text:p>
      <text:p text:style-name="P52"><text:soft-page-break/>Теперь же, созерцая развешанные на крючках тяжёлые доспехи, я пытался представить их на Сел.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2">Оправившись от потрясения, я рассмотрел детали. Потёртости, царапины, сколы выдавали активное использование лат в прошлом. Шлем коринфского типа был весь покрыт мелкими выщербинами, в районе скулы виднелась длинная глубокая царапина. В ложбинках многочисленных соединений и сгибов гиппоторакса почему-то виднелась сажа. На грудной пластине красовалась приличная вмятина, в самом центре которой было сквозное отверстие. Снизу отверстия вытекла, застыв, тёмно-бурая капля.</text:p>
      <text:p text:style-name="P52">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2">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2"/>
      <text:p text:style-name="P53">***</text:p>
      <text:p text:style-name="P52"/>
      <text:p text:style-name="P52">До старта финальной гонки оставалось полчаса. Я со вздохом допил кофе со сливками и вышел на улицу. Официант печально смотрел мне вслед.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2">Первые толчки застали меня на мосту через реку, разделяющую верхний и нижний город. Земля тряслась непривычно сильно. Потом раздался низкий гул и грохот. Я схватился за поручни и завороженно смотрел, как река исчезает в образовывающейся трещине. Скрип моста вырвал меня из ступора. Я отпрыгнул назад, на берег.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2">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Штаны между бёдрами едва не дымились, когда я трясущимися руками отворял ворота мастерской Норфа.</text:p>
      <text:p text:style-name="P52">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2">«Королева Лорен» по-прежнему стояла в сарайчике у задней стены. Я запрыгнул на платформу и всмотрелся в органы управления. Всё просто, дальше некуда: тумблер включения спарк-генератора, штурвал управления по центру панели, над ней уровень спарк-заряда, решётка радио левее, педаль колёсного тормоза внизу, кнопка включения фонарей справа. Как там? Штурвал на себя?</text:p>
      <text:p text:style-name="P52">Штурвал заклинило. Блядь!!!</text:p>
      <text:p text:style-name="P52">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2">Я что есть мочи дёрнул штурвал на себя.</text:p>
      <text:p text:style-name="P52">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2"/>
      <text:p text:style-name="P52">…</text:p>
      <text:p text:style-name="P52"/>
      <text:p text:style-name="P52"><text:soft-page-break/>«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пятьсот. Я обернулся назад и охренел окончательно.</text:p>
      <text:p text:style-name="P52">Замок.</text:p>
      <text:p text:style-name="P52">Блядь, что с замком?!</text:p>
      <text:p text:style-name="P52">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2">Я надавил на рычаг вертикальной тяги и колесница плавно скользнула вниз. Ха, теперь-то я понял, в чём дело! Замок висел в воздухе!</text:p>
      <text:p text:style-name="P52">Блядь… Замок висел в воздухе?!!</text:p>
      <text:p text:style-name="P52">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2">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2">Спокойно, Анон! Ты когда-то хотел стать пилотом — в следующий раз будь поосторожнее в своих мечтаниях! Альпинизм — наше всё!</text:p>
      <text:p text:style-name="P52">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2">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2">Я пробежал комнату насквозь и кинулся к выходу.</text:p>
      <text:p text:style-name="P52">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52">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2">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2">За моей спиной раздался механический голос.</text:p>
      <text:p text:style-name="P52">– <text:span text:style-name="T73">Зафиксирована опасная ситуация. Сознание пациента </text:span><text:span text:style-name="T74">&lt;</text:span><text:span text:style-name="T73">Селестия</text:span><text:span text:style-name="T74">&gt;</text:span><text:span text:style-name="T73"> не регистрируется. Активируется протокол экстренной эвакуации пациента </text:span><text:span text:style-name="T74">&lt;</text:span><text:span text:style-name="T73">Селестия</text:span><text:span text:style-name="T74">&gt;</text:span><text:span text:style-name="T73"> к супервизору </text:span><text:span text:style-name="T74">&lt;</text:span><text:span text:style-name="T73">Луна</text:span><text:span text:style-name="T74">&gt;</text:span><text:span text:style-name="T73">.</text:span></text:p>
      <text:p text:style-name="P52">Я обернулся.</text:p>
      <text:p text:style-name="P52">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2">БЛЯ!!!</text:p>
      <text:p text:style-name="P52"><text:soft-page-break/>Мой суточный лимит охуения был пройден в этот момент. Именно поэтому то, что я накинул проходящему мимо устройству хомут на «голову» и запрыгнул в колесницу, я расцениваю как исключительно рефлекторную деятельность второй сигнальной системы моего организма.</text:p>
      <text:p text:style-name="P52">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2">«Робокорн», как я успел назвать про себя медицинский экзоскелет Селестии, был на редкость <text:s/>молчаливым летуном. Перепонки, натянутые между поддерживающими крылья спицами, делали устройство похожим на огромную летучую мышь. И если бы не моё вмешательство, эта «мышь» таранила бы окно дворца. Но ты же джентльмен, Анон, ты не будешь разрушать прекрасные витражи? Джентльмены входят через двери! Я решительно дёрнул штурвал в сторону, заворачивая робокорна от окна. Тот недовольно покосился в мою сторону, но покорился нажиму хомута.</text:p>
      <text:p text:style-name="P52">Красота! Эта железка управлялась наклонами штурвала! У меня всё под контролем! Я покачал штурвалом и робокорн в ответ синхронно качнул перепончатыми крыльями. Восхитительное упоение управляемым полётом завладело мною. Забыв об опасности, я направил робокорна на трассу «Небес Эквестрии». Мы кометой неслись над маршрутом и зелёные лампочки отмечали прохождение чек-поинтов, один за другим. Я хохотал как сумасшедший и остервенело дёргал штурвал. «Королева Лорен» отчаянно скрипела, но послушно вписывалась в повороты. К чёрту всё, ради таких моментов и стоит жить!!!</text:p>
      <text:p text:style-name="P52">Когда последний чек-поинт был пройден, на главном табло мигнула и исчезла цифра «<text:span text:style-name="T30">7.76</text:span>», сменившись на «<text:span text:style-name="T30">7.72</text:span>».</text:p>
      <text:p text:style-name="P52">Можно ставить галочку на исполнившейся мечте стать пилотом! Что там следующее на очереди? Альпинизм?</text:p>
      <text:p text:style-name="P52">Сделав полный круг вокруг парка, мы вышли на финишную прямую, в конце которой нас приветливо встречали двери центрального холла дворца.</text:p>
      <text:p text:style-name="P52">БЛЯДЬ!!!</text:p>
      <text:p text:style-name="P52">Какая тупица закрыла двери?</text:p>
      <text:p text:style-name="P52">Я попытался отвернуть. Я попытался затормозить. Хер там! Робокорну, похоже, стало совсем невтерпёж. Он перестал реагировать на штурвал и ускорился.</text:p>
      <text:p text:style-name="P52">У тебя всё под контролем, Анон?!! Блядь!</text:p>
      <text:p text:style-name="P52">Мне оставалось только выровняться и повторять траекторию робокорна, чтобы не допустить переворачивания колесницы. Ветер свистел у меня в ушах, унося прочь остатки чувства реальности.</text:p>
      <text:p text:style-name="P52">…</text:p>
      <text:p text:style-name="P52">– Сим вручаем Мы приз победителю сто двенадцатых гонок «Небеса Эквестрии», Дрэгстеру Кингу! И скорее провозвестник апокалипсиса сойдёт в Эквестрию, чем Мы откажемся от продолжения бала! Веселиться всем!</text:p>
      <text:p text:style-name="P52">Робокорн протаранил высоченные двери холла. «Королева Лорен» прыгала на трёх колёсах, высекая из мрамора искры голой осью. Перед нами кувыркалась выбитая створка дверей. Проскакав к трону мимо толпы огорошенных пони, робокорн сел на пол у ног Луны и стих. Лампочка на его «голове» вновь зажглась оранжевым.</text:p>
      <text:p text:style-name="P52">…</text:p>
      <text:p text:style-name="P52">– Что сиё значит, человек?!!</text:p>
      <text:p text:style-name="P52">Луна шокированно смотрела на меня. Рядом с ней стоял аквамариновый единорог с кубком. Он уставился на «Королеву Лорен». Потом он перевёл взгляд на табло с новым рекордом круга. Веко его начало дёргаться.</text:p>
      <text:p text:style-name="P52">– Мнэ-э-э. – в этот момент даже козлиное блеяние было для меня верхом геройства.</text:p>
      <text:p text:style-name="P52">Подымая тучи пыли, с грохотом обрушилась в провал башня Селестии. Луна с отвалившейся челюстью наблюдала за действом в окно.</text:p>
      <text:p text:style-name="P52"><text:soft-page-break/>– Что… Что это за дискордовщина?!</text:p>
      <text:p text:style-name="P52">Луна глянула в противоположное окно.</text:p>
      <text:p text:style-name="P52">– А куда делась Наша башня?!! – на аликорницу было жалко смотреть.</text:p>
      <text:p text:style-name="P52">– Она внизу. – промямлил я. <text:s/>Чтобы легче было дышать, я пальцем оттянул галстук от горла.</text:p>
      <text:p text:style-name="P52">– В каком ещё низу???</text:p>
      <text:p text:style-name="P52">– Ну… внизу. С остальным Кантерлотом… – я чувствовал себя дебилом.</text:p>
      <text:p text:style-name="P52">Аликорница молча взвилась в воздух и вылетела наружу. Через минуту вернулась.</text:p>
      <text:p text:style-name="P52">– Мы приняли решение! Бал закрывается!</text:p>
      <text:p text:style-name="P52"/>
      <text:h text:style-name="Heading_20_2" text:outline-level="2">2<text:span text:style-name="T1">3</text:span>. <text:span text:style-name="T1">Летающий замок</text:span></text:h>
      <text:p text:style-name="P81"/>
      <text:p text:style-name="P52">Скалу ощутимо тряхнуло. Грибной суп выплеснулся из супницы на стол.</text:p>
      <text:p text:style-name="P52">– Конски яблоки! Четвёртый день уж волокут. Могли бы и научиться наконец-то. – проворчала Эпплджек с набитым ртом.</text:p>
      <text:p text:style-name="P52">Мы завтракали на утёсе. Прямо перед нами маячил хвост «Конкордии». Трёхмильный канат соединял гигантский дирижабль с «Громовержцем»<text:span text:style-name="T14">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дни и ночи в раздумьях, как сделать сей летучий булыган самодвижущимся.</text:p>
      <text:p text:style-name="P52">– Девочки, под нами Понивилль! – захлопала копытами Рэрити. – Узнаю свой бутик!</text:p>
      <text:p text:style-name="P52">Да, с утёса открылся городок, очертаниями повторяющий карту Понивилля. Я даже рассмотрел свой бывший домик на окраине, у железной дороги.</text:p>
      <text:p text:style-name="P52">– Эй-Джей, гляди, твоя ферма! – Дэш указала на ряды деревьев на окраине городка.</text:p>
      <text:p text:style-name="P52">– Агась, она, родимая! – кивнула фермерша. – А это значит, скоро приедем.</text:p>
      <text:p text:style-name="P52">У меня сжалось сердце. Что там говорить, привязался я к этой земле с её безумными карамельными поняхами! Я уже не представлял, как буду жить без них. И тем сильнее я чувствовал себя обязанным помочь им хоть чем-нибудь.</text:p>
      <text:p text:style-name="P52"/>
      <text:p text:style-name="P52">…</text:p>
      <text:p text:style-name="P52"/>
      <text:p text:style-name="P52">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 На макушке у него красовалась бейсболка с надписью «<text:span text:style-name="T30">СВЕТОЧ</text:span>».</text:p>
      <text:p text:style-name="P52">– Итак, через день мы достигнем цели.</text:p>
      <text:p text:style-name="P52">Надеюсь, все помнят план действий. Мы высаживаемся группой у входа и…</text:p>
      <text:p text:style-name="P52">– Эмм… Прячемся?</text:p>
      <text:p text:style-name="P52">– Дерёмся с пландерсидами?</text:p>
      <text:p text:style-name="P52"><text:soft-page-break/>– Создаём магический щит?</text:p>
      <text:p text:style-name="P52">– Нет!</text:p>
      <text:p text:style-name="P52">Луна поднесла копыто ко рту и прокашлялась.</text:p>
      <text:p text:style-name="P52">– Почему все такие невнимательные?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нам надо будет как-то высадиться на поверхность. Вдобавок, пландерсиды есть и в подземельях замка.</text:p>
      <text:p text:style-name="P52">Луна строго посмотрела на нас.</text:p>
      <text:p text:style-name="P52">– Запомните, Наши маленькие пони!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2">Я вспомнил, как мы драпали из замка, но промолчал.</text:p>
      <text:p text:style-name="P52">–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2">– По возвращению человек отыщет Сестру с помощью компаса, что Мы приготовили для него. Ты активировал компас, Анонимус?</text:p>
      <text:p text:style-name="P52">Я продемонстрировал ночной принцессе шкатулку с беспорядочно мечущейся стрелкой.</text:p>
      <text:p text:style-name="P52">–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будут противостоять нам на обратном пути. Но, Мы уверены, с помощью Сестры мы пробьёмся без трудностей. Единственное слабое место Нашего плана — это высадка. Нам надо как-то прорваться сквозь атакующих пландерсидов при посадке. В связи с этим у Нас вопрос к тебе, Твайлайт Спаркл. Нашла ли ты подходящее заклинание для контроля пландерсидов?</text:p>
      <text:p text:style-name="P52">Лавандовая единорожка съёжилась.</text:p>
      <text:p text:style-name="P52">– Эмм… Не совсем. То есть, я хочу сказать, что способы есть, но вряд ли они нам подходят. Зебринские ритуалы достаточно… эмм… специфичны и предполагают объединение душ контролируемого и контролирующего. Вряд ли мы без зебринской поготовки сможем пережить объединение души с пландерсидом. Если у него вообще есть душа.</text:p>
      <text:p text:style-name="P52">– Нам не подходит зебринская магия! – сделала вывод Луна. – А Нашу магию Нам надо беречь для открытия коридора. В этом случае Нам не остаётся ничего другого, как задействовать гвардию и Вондерболтов.</text:p>
      <text:p text:style-name="P52">Мордочка аликорницы омрачилась печалью.</text:p>
      <text:p text:style-name="P52">– К сожалению, в этом случае жертв невозможно будет избежать. Мы бы многое отдали, чтобы не прибегать к этому варианту.</text:p>
      <text:p text:style-name="P52">Дэш подняла копыто.</text:p>
      <text:p text:style-name="P52">– Если я правильно врубилась, нам надо навести шороху в болоте при посадке? Чтоб ничего не дёргалось? Это для меня — фигня! Было б о чём говорить.</text:p>
      <text:p text:style-name="P52">Все, включая меня, вытаращились на пегаску с великим удивлением. Дискорд покрутил когтем у виска.</text:p>
      <text:p text:style-name="P52">– Я могу влупить по болоту радужным ударом. – объяснила пегаска. – Ручаюсь, после этого пландерсидам будет не до нас.</text:p>
      <text:p text:style-name="P52">Твайлайт внезапно закивала головой и зашептала на ухо Луне. Аликорница задумалась.</text:p>
      <text:p text:style-name="P52">– Нам неизвестно, о чём ты говоришь. Но Мы готовы рассмотреть твоё предложение и назначаем испытания на завтра. Если ты права, Эквестрия тебя не забудет. А сейчас объявляем собрание закрытым.</text:p>
      <text:p text:style-name="P52"><text:soft-page-break/>Луна повернулась к выходу.</text:p>
      <text:p text:style-name="P52">– Не кажется ли тебе, дражайшая, что ты забыла об одной незначительной детали? – встрял Дискорд. – <text:s/>Совсем незначительной, вот такусенькой?</text:p>
      <text:p text:style-name="P52">– Какой же? – нахмурилась Луна. – Ты изменяешь условия сделки?</text:p>
      <text:p text:style-name="P52">–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52">Драконикус для наглядности плюнул. Плевок затормозил у потолка, изменил направление на девяносто градусов и вылетел в окно.</text:p>
      <text:p text:style-name="P52">–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2">– Гм! Изначально Мы полагали, что Сестра сама откроет коридор в Эквестрию.</text:p>
      <text:p text:style-name="P52">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4">, </text:span>отправилось в мусорную корзину.</text:p>
      <text:p text:style-name="P52">– Нам нужно взглянуть… Третья степень магоистощения плюс подъём луны плюс принятие недугов Анонимуса плюс заклинание Путеводного Факела… Восстановление займёт… Гм…</text:p>
      <text:p text:style-name="P52">Луна с шумом захлопнула справочник.</text:p>
      <text:p text:style-name="P52">–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2">–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2">Луна нахмурилась.</text:p>
      <text:p text:style-name="P52">– Мы видим, у тебя уже есть готовое решение. Говори.</text:p>
      <text:p text:style-name="P52">Дискорд устроился поудобнее и демонстративно поправил бейсболку со «<text:span text:style-name="T30">СВЕТОЧЕМ</text:span>».</text:p>
      <text:p text:style-name="P52">– На самом деле никакой проблемы нет. Мы впихнём примата обратно, а сами вернёмся в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text:s/>Никаких проблем!</text:p>
      <text:p text:style-name="P52">Луна скосила глаза на меня в немом вопросе. <text:s/>Я не увидел ответную мимику Дискорда — он сидел ко мне полубоком.</text:p>
      <text:p text:style-name="P52">–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 <text:span text:style-name="T1">если примат хоть на что-то годится</text:span>.</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2">– Придётся действовать по твоему плану. У нас нет времени.</text:p>
      <text:p text:style-name="P52"><text:soft-page-break/>Дискорд взглянул в газету.</text:p>
      <text:p text:style-name="P52">–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я… Эх, было времечко!</text:p>
      <text:p text:style-name="P52">Драконикус отвлёкся от приятных мыслей и направился к выходу. За ним потянулись и остальные.</text:p>
      <text:p text:style-name="P52">Я подождал, пока все выйдут и подобрал с пола оброненную Дискордом газету. Весь разворот занимал один заголовок.</text:p>
      <text:p text:style-name="P52"/>
      <text:p text:style-name="P38"><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5"/>
      <text:p text:style-name="P39">***</text:p>
      <text:p text:style-name="P38"/>
      <text:p text:style-name="P47"><text:span text:style-name="T62">Заходящее солнце омывало израненную Эквестрию тёплым оранжевым светом. Громада Вечнодикого леса темнела прямо по курсу.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62">— одичавшие пони паслись по близлежащим полям.</text:span></text:p>
      <text:p text:style-name="P52">И в то же время Эквестрия сражалась. Временные мосты пересекали провалы в местах их пересечения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магические лакуны перекрывались патрулями, перенаправляющими всех на объездные пути. Подобно разрушенному муравейнику, Эквестрия бросала все силы <text:s/>на восстановление.</text:p>
      <text:p text:style-name="P52"/>
      <text:p text:style-name="P52">…</text:p>
      <text:p text:style-name="P52"/>
      <text:p text:style-name="P1"><text:span text:style-name="T42">–</text:span><text:span text:style-name="T32"> Ну хорошо, а кто вами правит? Аликорн? Драконикус? Какой-нибудь человек с рогом во лбу? Или у вас нет правителя?</text:span></text:p>
      <text:p text:style-name="P33"><text:span text:style-name="T14">–</text:span> Нет, почему? Правитель есть. Только он не постоянный. Его избирают. Раз в несколько лет.</text:p>
      <text:p text:style-name="P38">– Но это же полная ерунда! – <text:span text:style-name="T1">в</text:span>оскликнула Д<text:span text:style-name="T1">эш</text:span>. – <text:span text:style-name="T1">Как он сможет завершить задумку, на которую нужно, скажем, </text:span><text:span text:style-name="T64">трид</text:span><text:span text:style-name="T1">цать лет, если его сменят через </text:span><text:span text:style-name="T64">двадцать</text:span>?</text:p>
      <text:p text:style-name="P38">–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2">Пегаска задумалась.</text:p>
      <text:p text:style-name="P52">– Анон?</text:p>
      <text:p text:style-name="P52">– Да?</text:p>
      <text:p text:style-name="P52">– Я хочу пойти с тобой. Мне интересно увидеть твою родину. Не могут в таком уродском месте, что ты описал, появляться такие… классные человеки. Эй, чего ты смеёшься?!</text:p>
      <text:p text:style-name="P52">Я почесал пегаску у основания гривы и объяснил:</text:p>
      <text:p text:style-name="P52">–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2"><text:soft-page-break/>Я почувствовал резкую боль. Отдёрнув руку, я увидел на пальце кровь из ранки. </text:p>
      <text:p text:style-name="P52">Дэш смутилась.</text:p>
      <text:p text:style-name="P52">–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2">Брошь переливалась всеми цветами радуги в тусклом свете заходящего солнца.</text:p>
      <text:p text:style-name="P52">– Классная штука! Тебе идёт.</text:p>
      <text:p text:style-name="P52">Пегаска смущённо отвернулась. Потом повернулась опять. Копыто чертило звёздочку на песке.</text:p>
      <text:p text:style-name="P52">– Ты ведь вернёшься?</text:p>
      <text:p text:style-name="P52">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2">– Я хочу вернуться. Но для переправы объектов по коридору требуется дискордова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2">–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2">– А то ж!</text:p>
      <text:p text:style-name="P52">Вслед за Твайлайт к нам подошли Эпплджек с Пинки. Фермерша встала на задние ноги и положила передние мне на плечи.</text:p>
      <text:p text:style-name="P52">– Ты думаешь, я не видела, шо Дискорд парит мозги Луне, шоб не забирать тебя назад? У мя глаза не на крупе растут. Не парься, сахарок, если хошь жить тут — доверь это дело нам. Пусть только этот рогатый кусок шланга посмеет возразить — враз обратно парковым пугалом станет! Пральна я говорю, девчонки?</text:p>
      <text:p text:style-name="P52">– Супер-дупер-верно! Пусть только попробует! Ещё никто не смел отобрать у Пинки друга и остаться при этом в своём уме!!!</text:p>
      <text:p text:style-name="P52">Розовая пони уселась на круп, копытами оттянула веки и высунула язык, сотворив совершенно безумную мордаху.</text:p>
      <text:p text:style-name="P52">– В случае Дискорда — остаться НЕ в своём уме. Но в остальном — верно. Мы не дадим тебя в обиду, Анон.</text:p>
      <text:p text:style-name="P52">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2">– Спасибо, девчонки. Вы самые лучшие.</text:p>
      <text:p text:style-name="P52">– А я — лучшая из лучших! – похлопала себя в грудь Дэш. – Не забывай об этом!</text:p>
      <text:p text:style-name="P52">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В душе царили покой и умиротворённость. Друзья — самое ценное, что есть у человека в жизни, после любви. Эквестрия в этом смысле сделала меня богачом.</text:p>
      <text:p text:style-name="P52">Раздались тихие шаги. Меня накрыла тень.</text:p>
      <text:p text:style-name="P52">– Тебе не стоит печалиться, человек. Твайлайт Спаркл права: дружба — не та вещь, которую можно взвешивать на весах.</text:p>
      <text:p text:style-name="P52">Луна отвернулась, попытавшись скрыть смущение.</text:p>
      <text:p text:style-name="P52">– Мы не станем препятствовать твоему возвращению, Анонимус. Напротив, если старый безумец упрётся, Мы готовы сделать ему предложение, от которого он не сможет отказаться. Мы гарантируем, <text:soft-page-break/>что проход в Эквестрию будет открыт и для тебя. А это Наш небольшой подарок тебе за все труды, что ты совершил, пытаясь нам помочь.</text:p>
      <text:p text:style-name="P52">Луна опустила мне на колени небольшую карточку из серебра.</text:p>
      <text:p text:style-name="P52"/>
      <text:p text:style-name="P71"><text:span text:style-name="T14">~~~ </text:span>Человек Анонимус Терранский <text:span text:style-name="T14">~~~</text:span></text:p>
      <text:p text:style-name="P71">Паспорт гражданина Эквестрии</text:p>
      <text:p text:style-name="P70">Выдан человеку Анонимусу 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0">Именем правительства Эквестрии призываем оказывать предъявителю сего всю возможную помощь и содействие.</text:p>
      <text:p text:style-name="P74">26.07.2143 А.С.</text:p>
      <text:p text:style-name="P52"/>
      <text:h text:style-name="Heading_20_2" text:outline-level="2">24. Навсегда. И всегда.</text:h>
      <text:p text:style-name="P124"/>
      <text:p text:style-name="P47">– Шесть. Пять. Четыре. Три. Два. Один. Ста-а-а-арт! – заверещала Пинки.</text:p>
      <text:p text:style-name="P47">Эпплджек ударила задними ногами в гонг. Твайлайт включила кинокамеру на запись. Флаттершай спрятала голову под хвост Рэрити.</text:p>
      <text:p text:style-name="P47">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Несмотря на то, что Дэш отлетела от нас на безопасное расстояние, вихрь взлохматил мои волосы и попытался вырвать из рук блокнот, когда она молнией спикировала рядом с наблюдательной площадкой. Плотный облачный покров разлетелся в клочья, пронзённый многоцветной стрелой. Через брешь в облаках было видно, как Дэш, подобно метеору, пронзила пространство под «Громовержцем». У самой земли пегаска резко сменила направление, помчавшись параллельно земле. За ней вырастало грибовидное облако пыли, вызванное ударной волной. Дома поднимались в воздух и осыпались грудой щепок, деревья превращались в измочаленные веники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47">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разговаривают на равных с другими расами! Воистину, что-то неправильно в этом мире!</text:p>
      <text:p text:style-name="P47">Или, может быть, в тебе, Анон, если ты до сих пор пытаешься судить о пони по стандартам мира людей?</text:p>
      <text:p text:style-name="P47">Важные единороги в белых халатах тихо переговаривались между собой, наблюдая последствия удара в мощную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47">– Ну что, видал? Тебе понравилось? Круто, правда?!!</text:p>
      <text:p text:style-name="P47">Дэш зависла надо мной с гордым видом. Жар расходился от её вспотевшего тела. Я молча таращился на неё с открытым ртом. Да, Анон, тебе ещё не приходилось водить дружбу с ядерным реактором голубого цвета!</text:p>
      <text:p text:style-name="P47">Пегаска, не услышав от меня слов восхищения, надулась.</text:p>
      <text:p text:style-name="P47">– Между прочим, я ещё не на полную выложилась! Если бы мне разрешили взлететь повыше, удар был бы на двадцать процентов круче!</text:p>
      <text:p text:style-name="P47"><text:soft-page-break/>– И тогда бы возникла угроза разрушения «Громовержца». – заметила Твайлайт, подходя к нам. – В скальном массиве есть трещина, проходящая через центр масс. При усилении радужного удара на величину от десяти до семнадцати процентов, ударная волна приведёт «Громовержец» к резонансной вибрации, что, в свою очередь, может привести к фрагментации скального массива на две и более частей.</text:p>
      <text:p text:style-name="P47">Дэш почесала в затылке.</text:p>
      <text:p text:style-name="P47">– Ты хочешь сказать — вжарь я посильнее, и «Громовержец» рассыпался бы?</text:p>
      <text:p text:style-name="P47">– Нечто вроде. – кивнула Твайлайт. – Уверенность не стопроцентная, но риск велик.</text:p>
      <text:p text:style-name="P47">– То есть, мне нужно будет лупить по болоту не сильнее, чем сейчас?</text:p>
      <text:p text:style-name="P47">– Именно так, Рэйнбоу Дэш! – к нашей компании подошла Луна.</text:p>
      <text:p text:style-name="P47">–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47">– Ур-ра-а-а! Да здравствует Рэйнбоу Дэш!!! Предлагаю устроить в её честь вечеринку! А то что-то все какие-то скучные стали в последнее время!</text:p>
      <text:p text:style-name="P47">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Нереальная задача, когда тебя окружает толпа охочих до обнимашек пони с Пинки во главе! Заглушая протесты Дэш, толпа потащила её к замку. Луна задержалась на площадке, тихо отдавая команды паре пегасов.</text:p>
      <text:p text:style-name="P47">– Объявить об окончании испытаний. Снять кордоны с дорог. Расчистить развалины. Выполняйте.</text:p>
      <text:p text:style-name="P47">– Есть!</text:p>
      <text:p text:style-name="P47">Пегасы спикировали в долину.</text:p>
      <text:p text:style-name="P47"/>
      <text:p text:style-name="P47">…</text:p>
      <text:p text:style-name="P47"/>
      <text:p text:style-name="P47">Пробитое Дэш окно в облачном слое быстро затягивалось. Я подошёл к подзорной трубе и стал обозревать разрушения экспериментального городка, вызванные радужным ударом. Ближе к эпицентру макеты зданий легли на землю, подобно картонным. У окраин уже можно было найти полуразрушенные корпуса и даже одинокие уцелевшие постройки. Лишь сделанная из крупных каменных блоков пирамида гордо высилась в самом центре экспериментального городка, нетронутая ударной волной.</text:p>
      <text:p text:style-name="P47">Я перевёл подзорную трубу чуть выше. У самого края облачной кромки в поле зрения появилась тёмная стена пограничных деревьев Вечнодикого леса.</text:p>
      <text:p text:style-name="P47">– Завтра на рассвете «Громовержец» достигнет руин нашего Дома. Мы предчувствуем великую битву.</text:p>
      <text:p text:style-name="P47">Луна стояла рядом, наблюдая за проплывающей внизу Эквестрией. Я удивился.</text:p>
      <text:p text:style-name="P47">– Разве ты не планируешь с помощью Дэш расчистить болото от пландерсидов? С кем мы будем сражаться?</text:p>
      <text:p text:style-name="P47">Луна тяжело вздохнула.</text:p>
      <text:p text:style-name="P47">– Мощь Рэйнбоу Дэш впечатляет. Но если бы Мы могли всё предусмотреть — тут был бы совсем <text:s/>другой мир.</text:p>
      <text:p text:style-name="P47">Аликорница огляделась по сторонам.</text:p>
      <text:p text:style-name="P47">– Тяжкие чувства гнетут Нас. Мы ощущаем приближение к сосредоточению большой и недоброй силы. И Мы совсем не уверены в счастливом исходе кампании. Мы никому не говорили об этом, дабы <text:soft-page-break/>не сеять панику. Но ты должен знать это, Анонимус, поскольку твоя задача простирается за пределы завтрашнего дня.</text:p>
      <text:p text:style-name="P47">Глаза Луны подозрительно заблестели, аликорница начала часто моргать и отворачиваться. Как бы смахивая пылинку, Луна провела крылом по глазам.</text:p>
      <text:p text:style-name="P47">– Мы хотели бы… Мы хотели бы отдать тебе все силы для поддержки, но всё, что мы можем — лишь подарить тебе краткое напутствие. Последний раз мы произносили эти слова тысячу лет назад, ведя Наши оставшиеся две центурии в последний бой.</text:p>
      <text:p text:style-name="P47">Аликорница легонько коснулась крылом моего плеча.</text:p>
      <text:p text:style-name="P47">– Будь храбр. Будь стоек. Будь силён. Что бы ни случилось, помни: Эквестрия с тобой. Эквестрия в тебе. Навсегда. И всегда. Удачи, солдат!</text:p>
      <text:p text:style-name="P47">Луна повернулась и быстро ушла с обзорной площадки.</text:p>
      <text:p text:style-name="P47"/>
      <text:p text:style-name="P48">***</text:p>
      <text:p text:style-name="P47"/>
      <text:p text:style-name="P47">– Анон, стой! Подожди!</text:p>
      <text:p text:style-name="P47">Запыхавшаяся Дэш свалилась на дорогу прямо передо мной. Шерсть пегаски была взъерошена, в её гриве запутался серпантин, перья сияли блёстками, а за правое крыло зацепился воздушный шарик.</text:p>
      <text:p text:style-name="P47">Дэш остановила меня, упёршись копытом мне в грудь. Потом, торопливо осмотревшись по сторонам, она по-собачьи отряхнулась и сбросила с себя остатки торжества.</text:p>
      <text:p text:style-name="P47">– Ф-фух! Пинки, конечно, мне друг и всё такое… Но бывают моменты, когда от неё нужно прятаться куда подальше. – перевела дух пегаска.</text:p>
      <text:p text:style-name="P47">Я усмехнулся и отряхнул с гривы Дэш остаток конфетти. </text:p>
      <text:p text:style-name="P47">– Ты нарисовал? – пегаска выжидающе уставилась на меня. – Только не говори мне, что не получилось. Я же сказала, мне на память сгодится всё!</text:p>
      <text:p text:style-name="P47">Я кивнул и без слов раскрыл блокнот на нужной странице. Пегаска буквально прижала нос к рисунку.</text:p>
      <text:p text:style-name="P47">– ВАУ! Крутотень! А ты прибеднялся! Из тебя офигенный художник получится когда-нибудь, если только ты этим займёшься всерьёз! Подпиши листок вот тут, в углу.</text:p>
      <text:p text:style-name="P47">– Дэш, из тебя плохой подхалим. – засмеялся я и достал карандаш. – Этот рисунок — предел моих способностей. Я вчера полдня угробил на то, чтобы он не выглядел, как детские закарлючки. Не показывай его никому, пожалуйста.</text:p>
      <text:p text:style-name="P47">Пегаска возмущённо фыркнула.</text:p>
      <text:p text:style-name="P47">– Глупый ты, Анон! Если бы ты был фиговым художником — я бы так и сказала, будь уверен. С чего бы мне врать? Мы уже столько времени пробыли вместе, а ты всё равно себя не знаешь так хорошо, как знаю тебя я. Что ли летать за тобой по пятам и твердить тебе, какой ты классный?</text:p>
      <text:p text:style-name="P47">Пегаска задумалась.</text:p>
      <text:p text:style-name="P47">– Нет уж, фигушки! Так я тебе надоем быстро. У меня есть идея получше! Я буду тобой гордиться! Мне когда-то говорили, что если между двумя пони большая лю… эмм… дружба, то иногда у них бывает взаимопроникновение чувств. В особые, самые торжественные моменты. Вот если бы попытаться тебе внушить. Жаль, я раньше не подумала, столько офигенских возможностей пропало…</text:p>
      <text:p text:style-name="P47">Я подыграл пегаске.</text:p>
      <text:p text:style-name="P47">– Это тебе Твайлайт сказала? Есть такое заклинание, «переплетение сознаний». Я — против. Честно говоря, не очень приятная штука.</text:p>
      <text:p text:style-name="P47">Дэш спрятала блокнот под крыло.</text:p>
      <text:p text:style-name="P47"><text:soft-page-break/>– Вообще-то, Зекора. Неважно. Ты куда сейчас?</text:p>
      <text:p text:style-name="P47">– В гараж. Надо закончить кое-какую работу.</text:p>
      <text:p text:style-name="P47">Пегаска кивнула.</text:p>
      <text:p text:style-name="P47">– Ага. Я мигом. Отнесу рисунок и вернусь.</text:p>
      <text:p text:style-name="P26"/>
      <text:p text:style-name="P48">***</text:p>
      <text:p text:style-name="P26"/>
      <text:p text:style-name="P35"><text:span text:style-name="T1">«Королева Лорен» жалобно потрескивала, опираясь </text:span><text:span text:style-name="T64">задней осью </text:span><text:span text:style-name="T1">на табуретку. Я прилаживал ей новое колесо взамен <text:s/>утраченного. </text:span><text:span text:style-name="T64">Ещ</text:span><text:span text:style-name="T1">ё</text:span><text:span text:style-name="T64"> </text:span><text:span text:style-name="T1">немного, и будет как новенькая! В дворцовом гараже среди кучи хлама таки нашлось лопнувшее колесо, которое </text:span><text:span text:style-name="T64">мне удалось</text:span><text:span text:style-name="T1"> починить — о</text:span><text:span text:style-name="T64">бучение у</text:span><text:span text:style-name="T1"> Норфа не </text:span><text:span text:style-name="T64">прошло</text:span><text:span text:style-name="T1"> даром. Закрепив диск на оси, я крутанул его что есть силы. Спицы слились в размытое пятно, искря солнечными бликами. Красота! Осталось покрыть лаком царапины </text:span><text:span text:style-name="T64">на </text:span><text:span text:style-name="T1">корпус</text:span><text:span text:style-name="T64">е</text:span><text:span text:style-name="T1">, полученные при таране крыши сарая и дверей дворцового холла, <text:s/>и будет как новенькая — хоть снова в гонках участвуй.</text:span></text:p>
      <text:p text:style-name="P47">Я залез в колесницу и попрыгал, проверяя крепость подвески. Рессоры успокаивающе скрипнули. Щёлкнув тумблером включения спарк-генератора, я сжал штурвал.</text:p>
      <text:p text:style-name="P47">Сердце стало биться быстрее. Всё же что-то в этом было, Анон! В том единственном полёте, когда ты собственноручно управлял «Королевой Лорен» в упряжке робокорна. Ты как сейчас помнил это чувство ужаса и восторга, когда сознание отключило мысли и остались одни лишь первобытные чувства. Когда ты единственный раз в своей жизни ощутил на миг родство со стихией воздуха.</text:p>
      <text:p text:style-name="P47">Я откинулся на задний борт колесницы. Вот если бы укатить на колеснице с Сел далеко-далеко за горизонт, навстречу <text:span text:style-name="T64">с</text:span>олнцу! И там разговаривать долго-долго. Чтобы это было нашим «другим местом и другим временем», о котором она писала. И чтобы у нас всё было иначе.</text:p>
      <text:p text:style-name="P47">Впрочем, <text:s/>зачем для этого колесница? Интересно, Сел возила кого-нибудь когда-нибудь верхом? А если возила, кто бы мог быть этим… наглецом? Ну, тот случай, когда она меня спасала во время землетрясения — не в счёт.</text:p>
      <text:p text:style-name="P47">Я улыбнулся своим мыслям. Не ревнуй, Анон! Кроме тебя тут нет людей и никогда не было.</text:p>
      <text:p text:style-name="P47">Дэш наблюдала за мной с крыши гаража, положив голову на передние ноги.</text:p>
      <text:p text:style-name="P47">– Ты опять думаешь о ней. Моё лекарство не работает. Ты вернёшь Селестию и она погубит твою жизнь!</text:p>
      <text:p text:style-name="P47">Я вздохнул. Вот только ревнующей пегаски мне и не хватало!</text:p>
      <text:p text:style-name="P47">– Дэш, я же предупреждал. Я не люблю тебя. Если ты хочешь что-то большее, чем дружба с привилегиями, то извини. За этим — не ко мне. <text:span text:style-name="T64">Если </text:span>для тебя такие отношения неприемлемы, давай прекратим их.</text:p>
      <text:p text:style-name="P47">Пегаска возмущённо фыркнула.</text:p>
      <text:p text:style-name="P47">– Да знаю я! Ещё чего! Я тебя тоже не люблю, Анон — не воображай себе! Просто мне не хочется, чтобы ты сохнул до конца жизни по той, которую получить не сможешь. Ты же мой лучший друг! А так — водись с кем хочешь, мне до этого дела нет! И учти, я ни капельки не жалею о наших поебушках!</text:p>
      <text:p text:style-name="P47">Пегаска отвернулась. Я спрыгнул с «Королевы Лорен» и затолкал её в гараж.</text:p>
      <text:p text:style-name="P47">– Давай не будем об этом, Дэш? Мне хорошо с тобой и ты — мой лучший друг, но я не хочу разговаривать на эту тему.</text:p>
      <text:p text:style-name="P47">– Ну и пожалуйста! – буркнула пегаска и спланировала на землю. – Стой!</text:p>
      <text:p text:style-name="P47">Я недоумённо уставился на Дэш. Та указала на «Королеву Лорен».</text:p>
      <text:p text:style-name="P47">– Ты закончил с колесницей?</text:p>
      <text:p text:style-name="P47">Я кивнул.</text:p>
      <text:p text:style-name="P47"><text:soft-page-break/>– Давай устроим ей тест-драйв! Давно хотела почувствовать себя на месте кантерлотского стрит-рейсера.</text:p>
      <text:p text:style-name="P47">А что? Пегаска дело говорит. Погода стоит отличная, до вечера куча времени, а управлять небесной колесницей может и ребёнок, как я убедился в последний Гранд Галопин Гала.</text:p>
      <text:p text:style-name="P47">Я выкатил «Королеву Лорен» обратно во двор и протянул пегаске хомут.</text:p>
      <text:p text:style-name="P47"/>
      <text:p text:style-name="P47">…</text:p>
      <text:p text:style-name="P47"/>
      <text:p text:style-name="P47">Парящий чуть выше облаков замок напоминал остров посреди бескрайнего моря. Дэш увлекала «Королеву Лорен» по парковой дорожке прямо навстречу белым бурунам, лениво плескавшимся за обрывом. Я чуть потянул штурвал на себя, проверяя подъёмную силу колесницы.</text:p>
      <text:p text:style-name="P47">Всё в порядке, «Королева Лорен» послушно оторвалась от земли, повторяя движение штурвала. Колёса завертелись в воздухе. Я приземлил колесницу обратно. <text:s/>Ещё рано.</text:p>
      <text:p text:style-name="P47">Дэш тянула всё сильнее, край обрыва стремительно приближался. Я начал нервничать. Если пегаска вздумает прямо с обрыва уйти в крутое пике, колесница может перевернуться, а ремней безопасности тут не предусмотрено.</text:p>
      <text:p text:style-name="P47">Спокойно, Анон, всё под контролем. Просто доверься ей.</text:p>
      <text:p text:style-name="P47">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запряженной в неуправляемую небесную колесницу, ты подвергнешь её опасности!</text:p>
      <text:p text:style-name="P47">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уцепился в штурвал и приготовился к крутому пике.</text:p>
      <text:p text:style-name="P47">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 Возьми себе на заметку, Анон: для небесных колесниц облака — такая же твердь, как и для пегасов.</text:p>
      <text:p text:style-name="P47">Громада «Громовержца» осталась позади. Мы мчались по бескрайней гряде молочно-белого небесного покрывала навстречу солнцу. Химеры замков, облачные мосты и тоннели провожали нас курящимся следом. Призрачные парусники уступали нам дорогу.</text:p>
      <text:p text:style-name="P47">Казалось, силуэт пегаски на фоне золотого шара испускает радужное сияние. Время остановилось, в<text:span text:style-name="T64">о всём мире остались только м</text:span>ы<text:span text:style-name="T64"> двое. Чувство абсолютной, не ограниченной ничем свобод</text:span>ы заполнило меня до краёв. Я опьянел от чистейшего, насыщенного утренней свежестью воздуха, и странные мысли постучались в моё восторженное сознание.</text:p>
      <text:p text:style-name="P58"/>
      <text:p text:style-name="P58">Я хотела бы бежать с тобой по полю, но у меня есть крылья.</text:p>
      <text:p text:style-name="P58">Я хотела бы лежать с тобой на поле ромашек, но я дочь неба.</text:p>
      <text:p text:style-name="P58">Всё что я могу — нести тебя в колеснице по облакам навстречу солнцу.</text:p>
      <text:p text:style-name="P91"/>
      <text:p text:style-name="P47">И прежде чем я успел что-либо осмыслить, из дальнего закутка моей души вырвался ответ.</text:p>
      <text:p text:style-name="P91"/>
      <text:p text:style-name="P58">Я хотел бы лететь в небе рядом с тобой, но у меня нет крыльев.</text:p>
      <text:p text:style-name="P58">Мне хотелось бы лежать на облаке рядом с тобой, но я сын земли.</text:p>
      <text:p text:style-name="P58">Всё, что я могу — нарисовать тебя купающейся в солнечных лучах.</text:p>
      <text:p text:style-name="P91"><text:soft-page-break/></text:p>
      <text:p text:style-name="P50">Я быстро заморгал в попытке удержать слёзы. Картинка у меня перед глазами потеряла чёткость. На миг мне показалось, что освещённая солнцем туча неподалёку превратилась в поле с одуванчиками. Сотканная из облака пегаска летела навстречу бегущему по полю человеку, и когда они встретились…</text:p>
      <text:p text:style-name="P47">Я помотал головой, разгоняя глюки. Видение превратилось в беспорядочные клубы тумана. Наверное, эффект кислородного голодания на большой высоте. Не отвлекайся, Анон! Следи за курсом, если не хочешь допустить беды.</text:p>
      <text:p text:style-name="P47">Как будто услышав мои мысли, Дэш поджала ноги и расправила крылья. Я синхронно отработал штурвалом. Мы провалились в облако, чтобы в падении развернуться и выпрыгнуть вертикально вверх, словно дельфины из морской глади.</text:p>
      <text:p text:style-name="P47">Я вцепился в штурвал и упёрся ногами в выступы для копыт пони-водителя. Сейчас мы должны выровняться, пегаска не сможет тащить колесницу прямо вверх: левитационная магия колесницы работает только когда её шасси обращено к земле. Сейчас же Дэш тянула на себе весь вес «Королевы Лорен» плюс мой впридачу.</text:p>
      <text:p text:style-name="P47">Проходила секунда за секундой, а мы продолжали лететь вертикально. Пегаска словно задалась продемонстрировать мне чудеса упрямства и выносливости. Я кричал Дэш, чтобы она поворачивала, но, казалось, та меня не слышала.</text:p>
      <text:p text:style-name="P47">Прозрачная капля упала мне на щеку. Потом вторая, третья.</text:p>
      <text:p text:style-name="P47">Откуда дождь? Мы же над облаками? Я попробовал влагу на вкус.</text:p>
      <text:p text:style-name="P47">Солёная.</text:p>
      <text:p text:style-name="P47">Проклятье! Я хотел избежать этого.</text:p>
      <text:p text:style-name="P47">Дэш заложила широкую дугу и, наконец-то, выровнялась, повернув обратно к «Громовержцу». Обратный путь мы прошли быстро, Дэш летела в три раза быстрее, чем бежала по облакам.</text:p>
      <text:p text:style-name="P47">Отцепив пегаску от «Королевы Лорен», я тихо спросил её:</text:p>
      <text:p text:style-name="P50">– Дэш, ты чего? Всё в порядке?</text:p>
      <text:p text:style-name="P50">– Ты о чём, Анон? – в тоне пегаски слышалось напряжение.</text:p>
      <text:p text:style-name="P50">– Ты ведь плакала?</text:p>
      <text:p text:style-name="P50">– Вот ещё! С какого это фига? У тебя глюки, Анон?</text:p>
      <text:p text:style-name="P50">Её наигранная весёлость только утвердила меня в своей правоте. Я осторожно снял с Дэш громадные противосолнечные очки.</text:p>
      <text:p text:style-name="P50">– Может, у меня и глюки, но вот это на глюк не похоже. – я прикоснулся ко влажной дорожке, протянувшейся по скуле пегаски из уголка глаза.</text:p>
      <text:p text:style-name="P73"><text:span text:style-name="T1">– Не трожь! – Дэш сердито фыркнула. – </text:span>Меня ослепило солнце! И вообще, не твоё дело!</text:p>
      <text:p text:style-name="P73"><text:s/>Вырвав у меня очки из рук, пегаска развернулась на одном копыте и улетела. Я покачал головой.</text:p>
      <text:p text:style-name="P52"/>
      <text:h text:style-name="Heading_20_2" text:outline-level="2">25. Осколки</text:h>
      <text:p text:style-name="P52"/>
      <text:p text:style-name="P52">Тень Конкордии плыла по пологу Вечнодикого леса. Тонкая нить соединяла её с тёмной тучей «Громовержца». Мы стояли на обзорной площадке. Как будто в помощь нам, утреннее солнце разогнало облака вокруг нас. Мы ждали. Я не узнавал своих подруг — закованные в сверкающие латы, они внезапно утратили вид няшных обнимательно-ласкательных лошадок. Мордочки кобылок были необычайно серьёзны, даже Флаттершай излучала спокойную решительность. Каждый раз, когда ты думаешь, что наконец-то понял этот мир, Эквестрия удивляет тебя, Анон!</text:p>
      <text:p text:style-name="P52"><text:soft-page-break/>Тихий ропот возник у нас за спинами. Я обернулся. К нам по парковой аллее шла Луна в причудливых доспехах. Эти доспехи не были перегружены украшениями и декоративными финтифлюшками, как у иного кантерлотского сноба на приёме. Напротив, они были достаточно просты и утилитарны. Но весь их вид, все потёртости и выщербины, весь архаичный дизайн говорил об их древности. Казалось, Луна грабанула археологический музей.</text:p>
      <text:p text:style-name="P52">Предупреждая зарождающуюся панику, аликорница подняла копыто.</text:p>
      <text:p text:style-name="P52">– Не волнуйтесь, Наши маленькие пони! То, что я надела Наши доспехи тысячелетней давности, не означает, что я стала Найтмэр Мун! Доспехи — это всего лишь доспехи. Другого комплекта у Нас нет.</text:p>
      <text:p text:style-name="P52">Аликорница подошла к нам и замерла в ожидании. Тяжёлое предчувствие охватило меня.</text:p>
      <text:p text:style-name="P52">– Вижу! – наконец, нарушила молчание Пинки. Она оторвалась от подзорной трубы и указала вдаль.</text:p>
      <text:p text:style-name="P52">Там, у самого горизонта, в плотном пологе леса образовался разрыв. Лес отступил, отдав территорию воде. Водная гладь сверкала под солнечными лучами, волны лениво бились в берег в притворном спокойствии.</text:p>
      <text:p text:style-name="P52">– Болото значительно выросло с прошлого раза. – пробормотала Луна. – Сейчас оно превратилось в большое озеро. Если так пойдёт и дальше, тут образуется море. Мы опасаемся, найдём ли мы на месте Наш Дом?</text:p>
      <text:p text:style-name="P52">Я приложил глаз к окуляру подзорной трубы. Края озера простирались далеко в обе стороны, но противоположный берег был хорошо виден в пятнадцатикратном увеличении. Там, утопая в зелени, по-прежнему возвышались знакомые развалины.</text:p>
      <text:p text:style-name="P52">– Он там, на месте. – успокоил я Луну. – Но есть, кажется, и плохие новости. Погоди, – остановил я невысказанный вопрос Луны, – мне надо убедиться.</text:p>
      <text:p text:style-name="P52">Я снова пригнулся к подзорной трубе и начал вращать окуляр. По мере увеличения резкости, формы болота приобретали узнаваемые очертания.</text:p>
      <text:p text:style-name="P52">Проклятье! Так и есть, ошибки быть не может. Но как? Чёрт подери, как???</text:p>
      <text:p text:style-name="P52">– Это Провал. – обратился я к Луне. – Теперь понятно, почему озеро увеличивается.</text:p>
      <text:p text:style-name="P52">– Что??? Но как вода удерживается от падения? Все Провалы, о которых Мы знаем, не имеют дна!</text:p>
      <text:p text:style-name="P52">– Я как раз задаю себе этот вопрос. – пожал я плечами.</text:p>
      <text:p text:style-name="P52">Луна сменила меня у подзорной трубы.</text:p>
      <text:p text:style-name="P52">– Гм. Ты прав, Анонимус. Форма озера не оставляет никаких сомнений. Это огромный Провал. Для Нас остаётся загадкой, за счёт чего держится заполняющая его вода.</text:p>
      <text:p text:style-name="P52">Луна задумчиво потёрла копытом подбородок.</text:p>
      <text:p text:style-name="P52">– Мы можем предположить, что этот Провал — исключение и, в отличие от остальных, имеет дно. Вероятно, большая концентрация магии Вечнодикого леса исказила его природу. Что ж, это не влияет на наши планы. Готовимся к сражению!</text:p>
      <text:p text:style-name="P52">– Есть!!! – дружно гаркнули за нашими спинами манипула пегасов дворцовой стражи и звено Вондерболтов.</text:p>
      <text:p text:style-name="P52"/>
      <text:p text:style-name="P52">…</text:p>
      <text:p text:style-name="P52"/>
      <text:p text:style-name="P52">Тень Конкордии коснулась кромки воды. Утренний бриз вздымал лёгкую рябь на зеркале озера. На другом берегу мрачно высились развалины замка. В подзорную трубу было видно, что арка входа свободна от зелёной массы. Мне на мгновение показалось, что червеобразные побеги я видел лишь в кошмарном сне.</text:p>
      <text:p text:style-name="P52">Ага, сейчас!</text:p>
      <text:p text:style-name="P52"><text:soft-page-break/>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2">Дирижабль медленно плыл вперёд, не обращая внимания на опасность.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2">Самым говённым было то, что пландерсиды стали длиннее и толще. Те плети, что я застал тут в первый раз, были просто хилыми шнурками по сравнению с теперешними канатами. Самый толстый кнут таки преодолел километровую высоту и ударил Конкордию в киль, от чего та чуть качнулась. Флаттершай вскрикнула и закрыла гривой мордочку. Эпплджек надвинула шляпу на нос. Упрямая фермерша не рассталась со стетсоном, несмотря на то, что под ним блестел стальной шлем.</text:p>
      <text:p text:style-name="P52">Невзирая на редкие удары самых толстых плетей, дирижабль успешно миновал полосу воды и поравнялся с замком. Колючие плети по-прежнему пытались достать дирижабль из воды, «стреляя» наискось. Редкие пландерсиды выстреливали прямо из руин.</text:p>
      <text:p text:style-name="P52">– Мы выиграли первый раунд. – тихо сказала Луна. – Нам стоило использовать «Конкордию» и в прошлый раз.</text:p>
      <text:p text:style-name="P52">– Напомнить тебе о режиме секретности, который ты тогда установила, или сама вспомнишь, Хмурая Метёлка? – язвительно отозвался Дискорд.</text:p>
      <text:p text:style-name="P52">Вместо доспехов старый фрик напялил на себя камзол и треуголку всё с тем же «<text:span text:style-name="T30">СВЕТОЧЕМ</text:span>» на всех трёх полях одновременно.</text:p>
      <text:p text:style-name="P52">«Конкордия» остановилась за замком, используя реверс турбин. «Громовержец» по инерции двигался к ней, постепенно закрывая озеро громадной тенью. Где-то в замковом парке скрипел ворот, выбирая буксировочный канат. Скала прошла над водой даже не дрогнув.</text:p>
      <text:p text:style-name="P52">– Рэйнбоу Дэш, твой выход. – обратилась к пегаске Луна. – И также Наш. И да пребудет с нами удача!</text:p>
      <text:p text:style-name="P52">Дэш кивнула в ответ и подошла к краю обзорной площадки. Рядом стала Луна. Доспехи Дэш сияли под лучами солнца. Пегаска раскрыла крылья, и среди перьев засверкали армирующие спицы. Занеся ногу над пропастью, пегаска вдруг остановилась и попятилась. Не обращая внимания на недоумённые возгласы, Дэш подошла ко мне и молча ткнулась носом мне в живот.</text:p>
      <text:p text:style-name="P52">Я присел на корточки и обнял пегаску. Не имея возможности гладить её закованную в броню шею, я ласково трепал её уши, а пегаска шумно сопела мне в грудь. Мы пребывали в абсолютной тишине, никто не произнёс ни слова.</text:p>
      <text:p text:style-name="P52">Так же молча Дэш отвернулась от меня и подошла к подругам. Потёршись с каждой носом, <text:s/>дополнительно обнявшись с Эпплджек и едва оторвавшись от Пинки, пегаска без слов набрала разгон и прыгнула с края. Луна, терпеливо ждавшая в одиночестве, последовала за ней.</text:p>
      <text:p text:style-name="P52">С замирающим сердцем я следил за двумя точками, что неслись навстречу пландерсидам. Колючие лианы потянулись к радужной комете из тысяч мест, образовывая некое подобие волос медузы Горгоны.</text:p>
      <text:p text:style-name="P52">Яркая вспышка возвестила вступление в бой Луны. Аликорница отстала от пегаски в пикировании и теперь прикрывала её с тыла. Бирюзовые лучи исходили из её рога, каждым залпом испепеляя десятки лиан. Луна буквально прожигала пегаске дорогу среди извивающегося покрова. Колючие плети осыпались вниз россыпью искр при соприкосновении с лучом Луны. Дэш стремительно преодолевала последние сотни метров в огненном коридоре. У меня перехватило дыхание.</text:p>
      <text:p text:style-name="P52">– Селестия милосердная! – пробормотала Эпплджек и сдвинула шляпу на глаза. – Они настигли их!</text:p>
      <text:p text:style-name="P52">Да, на короткий и до одури тревожный миг, у самой воды, волна пландерсидов сомкнулась за крохотным отрядом. Я не успел выдохнуть, когда колючую гору раскидала изнутри невидимая рука. Фронт радужного удара ширился по озеру, разрывая и перемалывая адскую биомассу в кашу. За ним из эпицентра удара расходилась огромная волна, гоня перед собой вал пены вперемешку с остатками лиан.</text:p>
      <text:p text:style-name="P52"/>
      <text:p text:style-name="P52">ХЛОП!</text:p>
      <text:p text:style-name="P52"><text:soft-page-break/></text:p>
      <text:p text:style-name="P52">На обзорной площадке материализовались Луна с Дэш. Рог Аликорницы всё ещё светился остаточной аурой магиии телепортации. Через мгновение пегаска оказалась внизу звеняще-гремящей кучи-малы закованных в железо пони. Я ждал, пока дружбоизлияние подруг спадёт, чтобы персонально обнять Дэш.</text:p>
      <text:p text:style-name="P52">Луна, убедившись, что с пегаской всё в порядке, подошла ко мне, подволакивая ногу.</text:p>
      <text:p text:style-name="P52">– Мы удовлетворены операцией. Озеро очищено от пландерсидов-мутантов, теперь высадка не опасна. Уцелевшие остатки пландерсидов в руинах не представляют для Нас проблемы.</text:p>
      <text:p text:style-name="P52">Я внимательно всмотрелся в аликорницу. На сабатоне задней ноги красовалась приличных размеров вмятина.</text:p>
      <text:p text:style-name="P52">– Луна, что с тобой? Ты ранена?!!</text:p>
      <text:p text:style-name="P52">Аликорница смутилась.</text:p>
      <text:p text:style-name="P52">– Мы утратили былую реакцию. Нам стыдно! Неважно. Главное — мы выиграли этот бой. Оставить! – <text:span text:style-name="T64">при</text:span>казала Луна ринувшимся было ей на помощь стражникам. – До завершения задачи Мы не обращаем внимания на раны.</text:p>
      <text:p text:style-name="P52">На смотровой площадке воцарилось веселье. Пинки засвистела и высунула язык чуть ли не до шеи. Флаттершай выглянула одинм глазом из гривы. Уверенность вернулась к тихой пегаске, она улыбнулась и обняла Дэш. Та что-то рассказывала ей, махая копытом. Твайлайт внимательно за ней записывала. <text:s/>Эпплджек перегнулась через край площадки. Презрительно плюнув вниз, фермерша сняла шляпу со шлемом и вытерла пот с головы.</text:p>
      <text:p text:style-name="P52">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text:p>
      <text:p text:style-name="P52">– Пришло время для второй части нашей задачи на сегодня! – кивнула нам Луна и первой взошла на борт. Стражник незаметно помог ей поставить раненую ногу в колесницу. – Поможем Анону переправиться в его родной мир.</text:p>
      <text:p text:style-name="P52">Мы с Элементами <text:span text:style-name="T64">Гармонии и Дискордом </text:span>направились к колеснице. Столпившиеся на смотровой площадке пони-учёные и дворцовая прислуга провожали нас подбадривающими фразами. Пегасы дворцовой стражи и Вондерболты построились в сопровождающий порядок.</text:p>
      <text:p text:style-name="P38"/>
      <text:p text:style-name="P55">События последующего часа видятся мне, как набор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2"/>
      <text:p text:style-name="P39">~~~~~</text:p>
      <text:p text:style-name="P39"/>
      <text:p text:style-name="P52">Многометровые волны всё ещё будоражат поверхность озера. В точке радужного удара жёлтое пятно подымающихся из глубины озера пузырьков образовывает некое подобие гигантского зрачка, окаймлённого кругом пены. Мне неуютно под взглядом гигантского «глаза», я откидываюсь назад и прижимаюсь к заднему борту колесницы. Тесное соседство с закованными в латы Элементами Гармонии успокаивает меня.</text:p>
      <text:p text:style-name="P52">Прямо по курсу экспедиции арка входа в замок Сестёр. По три десятка пегасов ночной стражи сопровождают нас с каждого фланга. Звено Вондерболтов ведёт разведку впереди. По мере снижения небесной колесницы каменная громада «Громовержца» уходит вверх. Расстояние между парящей скалой и «Конкордией» продолжает сокращаться. Интерком на панели управления хрипит и выплёвывает несколько фраз.</text:p>
      <text:p text:style-name="P52">– Бросайте якорь. – приказывает Луна в микрофон.</text:p>
      <text:p text:style-name="P52"><text:soft-page-break/>Адский скрежет раздаётся с края «Громовержца». В озеро летит валун размером с половину «Конкордии». Святые яйца, когда эти чокнутые поняхи успели выковать якорную цепь? Там каждое звено с грузовик величиной!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2">Врезавшись в озеро, якорь создаёт огромный всплеск: водяной столб едва не достигает нижнего края «Громовержца». Через минуту облако мелких брызг добирается до нас, окатывая с головой.</text:p>
      <text:p text:style-name="P52">– Что за..? О НЕБО!!!</text:p>
      <text:p text:style-name="P52">Возглас Луны побуждает меня глянуть вниз.</text:p>
      <text:p text:style-name="P52">Я не понимаю причину её ужаса. Ну да, минуту назад на поверхности озера виднелся желтый круг, образованный вспененой радужным ударом водой. Ну да, теперь поодаль виднеется второй круг — от упавшего в воду якоря «Громовержца». Если добавить чуточку воображения, эти два круга размером с футбольное выглядят так, как будто само озеро смотрит на нас злобным взглядом.</text:p>
      <text:p text:style-name="P52">Я недоумённо всматриваюсь вниз. От внезапного понимания волосы встают дыбом у меня на затылке. Мои глаза меня не обманывают, круги действительно… О боги!!!</text:p>
      <text:p text:style-name="P52">Поверхность озера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Парящая гора просаживается под тяжестью щупальца. Снизу на неё из-под воды, подобно двум жёлтым озёрам, смотрят ненавидящие глаза.</text:p>
      <text:p text:style-name="P52">– Ох, Селестия милосердная… Кракен… Этого не было в расчётах… – бормочет Твайлайт. Мы завороженно смотрим на хтоническое чудовище, подымающееся из тёмных вод озера.</text:p>
      <text:p text:style-name="P52">«Громовержец» кренится и теряет высоту. Щупальце тянет его вниз. С обзорной площадки вниз кувыркаясь падают пони. Мы слышим их крики. На берег из водной глади выползает второе щупальце, третье. Полдюжины длинных, как реки, тентаклей раскидываются кошмарным цветком из центра озера, сминая лес на его берегах. Кривой скалой из воды возносится гигантский клюв.</text:p>
      <text:p text:style-name="P52">Строй пегасов разваливается. Колесницу болтает в турбулентных вихрях, упряжные бэт-пони работают на пределе возможностей. Луна отдаёт короткую команду в интерком и звено Вондерболтов пикирует наперерез падающим фигуркам с «Громовержца». Лавируя между щупальцами монстра, они подхватывают падающих пони и уносят их на «Конкордию».</text:p>
      <text:p text:style-name="P52">Под тяжестью левиафана «Громовержец» кренится всё сильнее. Дворец Селестии покрывается трещинами, башня обсерватории с громким треском падает вниз, в разверзшийся клюв кракена. Тот перемалывает её как спичку, одним небрежным движением.</text:p>
      <text:p text:style-name="P52">Рэйнбоу Дэш что-то шепчет на ухо аликорнице, та кивает ей в согласии. Пегаска стрелой взмывает с колесницы.</text:p>
      <text:p text:style-name="P52">Щупальца монстра напряжённо выгибаются, упираясь в берега. С кошмарным всхлипом над водой появляется грибообразное тело чудовища. Тут же вокруг него образовывается гигантских размеров водоворот, в который за считанные секунды уходит вода озера.</text:p>
      <text:p text:style-name="P52">Под нами находится Провал, в котором висит кракен, вцепившись щупальцами в края. Одним тентаклем он всё ближе подтягивает к себе «Громовержец». Клюв кракена раскрывается подобно жерлу вулкана.</text:p>
      <text:p text:style-name="P52">Радужная молния пикирует вниз, отворачивая в сторону у самых ядовито-жёлтых буркал кракена. Через мгновение потусторонний рёв оглашает пространство, моё тело содрогается от сверхнизких частот воя чудовища. Оглушённый радужным ударом, кракен просаживается в Провал, его щупальца оставляют глубокие овраги в Вечнодиком лесу.</text:p>
      <text:p text:style-name="P52">К этому времени я уже пребываю в состоянии шока, поэтому разносящий череп грохот не оказывает на меня должного воздействия. Когда «Громовержец» раскалывается на две части и меньшая из них проваливается мимо нашей колесницы в Провал, я всего лишь моргаю уголком глаза и продолжаю смотреть.</text:p>
      <text:p text:style-name="P52"><text:soft-page-break/>Глухое хлюпанье возвещает нам встречу кантерлотского дворцового парка с кракеном. Низкочастотный рёв сменяется глухим клокотанием. Во все стороны летят брызги чёрной слизи, щупальца конвульсивно обхватывают обломок «Громовержца». Под весом монолита кракен съезжает в Провал, пачкая стены чёрной дрянью.</text:p>
      <text:p text:style-name="P52">Захваченный «Громовержец» проплывает мимо нас, увлекаемый кракеном в бездну.</text:p>
      <text:p text:style-name="P52"/>
      <text:p text:style-name="P52">– <text:span text:style-name="T30">ПОНИ! ВЫ ЗАЕБАЛИ!!! ДАДИТЕ ВЫ МНЕ СПАТЬ КОГДА-НИБУДЬ, ИЛЬ НЕТ?!! КЛЯНУСЬ СВОИМ ХВОСТОМ, Я НАУЧУ ВАС УВАЖАТЬ МОЙ СОН, ИЛЬ Я НЕ АГАМЕМНОН!</text:span></text:p>
      <text:p text:style-name="P55"/>
      <text:p text:style-name="P52">Из пещеры ниже «ватерлинии» «Громовержца» вырывается столб магического пламени. Пленившее парящую гору щупальце корчится в огне, дёргая гору в случайных направлениях. Наконец пламя пережигает плоть и освобождённый «Громовержец» вырывается.</text:p>
      <text:p text:style-name="P52">– Берегись!!!</text:p>
      <text:p text:style-name="P52">Скала проносится рядом с нами, набирая привычную высоту. Колесница Луны в турбулентном потоке переворачивается, рассыпая пассажиров, как горох. Провал, парящая скала, колесница, падающие пони вертятся передо мной в безумной карусели…</text:p>
      <text:p text:style-name="P52"/>
      <text:p text:style-name="P39">~~~~~</text:p>
      <text:p text:style-name="P39"/>
      <text:p text:style-name="P52">…Раскалывается голова. Громада «Громовержца» неспешно поворачивается вокруг своей оси в вышине. Дымящийся остаток щупальца всё ещё сжимает его выступ, <text:span text:style-name="T64">конвульсивно</text:span> сокращаясь.</text:p>
      <text:p text:style-name="P52">Я принимаю вертикальное положение. Вокруг меня осыпавшиеся замшелые стены без крыши и… Дэш.</text:p>
      <text:p text:style-name="P52">– Анон?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2">– Учту. – я кривлюсь от боли. – Спасибо, Дэш. За мной должок.</text:p>
      <text:p text:style-name="P52">– Да кто там считает! – отмахивается пегаска.</text:p>
      <text:p text:style-name="P52">– С остальными всё в порядке?</text:p>
      <text:p text:style-name="P52">Пегаска неуверенно кивает.</text:p>
      <text:p text:style-name="P52">– Флатти и Твайлайт могли помочь себе сами. Пинки схватила Рэрити, а их обеих — Луна.</text:p>
      <text:p text:style-name="P52">– А Эпплджек?</text:p>
      <text:p text:style-name="P52">Пегаска чешет затылок.</text:p>
      <text:p text:style-name="P52">– Не помню. Ты падал быстрее всех, у меня не было выбора.</text:p>
      <text:p text:style-name="P52">Ох, блядь! Если с фермершой что-то случится, ты никогда не сможешь себе этого простить, Анон! И не пытайся прятаться за слова, ты прекрасно знаешь, что кроется за этим «что-то»! </text:p>
      <text:p text:style-name="P52">– <text:span text:style-name="T64">А ч</text:span>то случилось с кракеном?</text:p>
      <text:p text:style-name="P52">– Он провалился в <text:span text:style-name="T64">П</text:span>ровал. – отвечает пегаска и смотрит на извивающийся кусок щупальца на скале. – По-крайней мере, большая его часть.</text:p>
      <text:p text:style-name="P52">После очередного приступа боли я со стоном хватаюсь за голову. На затылке зреет огромная шишка. Пегаска виновато прижимает уши. Затем снова продолжает обозревать окрестности.</text:p>
      <text:p text:style-name="P52">– Ты не в курсе, куда мы приземлились? Ты ведь уже был тут? Нам надо выйти к тронному залу. Луна в последний момент успела сказать нам всем собираться там.</text:p>
      <text:p text:style-name="P52"><text:soft-page-break/>Я осторожно качаю головой, стараясь не вызвать боль.</text:p>
      <text:p text:style-name="P52">– Я видел только маленькую часть замка Сестёр. И то, в основном, подземелья и на бегу. Но ты ведь можешь подняться над замком и разведать путь?</text:p>
      <text:p text:style-name="P52">Пегаска чешет копытом в затылке.</text:p>
      <text:p text:style-name="P52">– Могу, конечно. Но пока я сюда спускалась, меня трижды чуть не сбили.</text:p>
      <text:p text:style-name="P52">Над развалинами выстреливает пландерсид, целясь в пролетающего в вышине Вондерболта. Тот еле уворачивается от молниеносного удара, оставляя в воздухе дюжину перьев.</text:p>
      <text:p text:style-name="P52">– Вот, видишь. – пегаска пожимает крыльями. – Остатки пландерсидов в лесу простреливают всё небо над замком. У этих ляганных лиан офигенная скорость. Не такая, как у меня, конечно, но их много и на близкой дистанции увернуться от них будет трудновато. По плану, Луна должна была прикрывать нас во время посадки.</text:p>
      <text:p text:style-name="P52">Я забираюсь по груде камней к краю стены и осторожно выглядываю наружу. Провал зияет на том месте, где ещё недавно плескалось удерживаемое кракеном озеро. Обернувшись, я вижу знакомые развалины в трёхстах метрах от нас. Дэш приземлила меня в ближние к Провалу остатки сторожевой башни. Густые заросли ивняка и ольхи между башней и основными постройками не внушают доверия: я слышу знакомое шуршание и треск. Я опять поворачиваюсь к Провалу, чтобы увидеть выползающие из него побеги пландерсидов.</text:p>
      <text:p text:style-name="P52">Прекрасно!</text:p>
      <text:p text:style-name="P52">Я спускаюсь вниз и сажусь на обломок стены.</text:p>
      <text:p text:style-name="P52">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 Вместо укрепления духа пони мегапраздником, имеем разрушенный Кантерлот и восстание в Мэйнхэттене. А теперь скатывается в грёбанное говнище план по спасению Сел же… Блядь, может, со мной что-то не так? Может, я приношу несчастье и спасение Эквестрии придёт тогда, кода я самовыпилюсь? А что, тогда, получается, старик Свирл был прав — во мне действительно кроется спасение Эквестрии. Только это спасение весьма специфического характера. Спаси Эквестрию, Анон, убейся об стену! Блядь…</text:p>
      <text:p text:style-name="P52">– Анон… – касается крылом моего плеча Дэш. – Не время грустить. Мы должны идти в тронный зал.</text:p>
      <text:p text:style-name="P52">– Это невозможно. – отвечаю я подавленно. – Мы не дойдём по земле. Сотни метров до дворца кишат пландерсидами. И из-за них же мы не можем туда перелететь — нас собъют при взлёте. И оставаться здесь мы тоже не можем — эти твари ползут сюда из Провала. Через пять-десять минут нам крышка. Мне жаль, что я втравил тебя в это дерьмо, Дэш. Что я всех вас втянул в эту авантюру. Лучше бы Луна испепелила меня в Понивилле. Селестию не вернуть.</text:p>
      <text:p text:style-name="P52">– Ну что же ты? – пегаска трясёт меня копытами. Я безвольно мотаюсь взад-вперёд, как тряпичная кукла. – Не сдавайся! Где тот крутой Анон, которого я знаю? Пока мы живы — всегда есть надежда. Придумай что-нибудь. Ты же Проводник!</text:p>
      <text:p text:style-name="P52">– Я не Проводник! – кричу я. – Меня сюда принесло по ошибке!..</text:p>
      <text:p text:style-name="P52">Я замолкаю. Моё внимание привлекает полускрытый сорняками и обвалившимися камнями лаз у противоположной стены башни. Заросшие мхом ступеньки уводят во тьму в нужном нам направлении.</text:p>
      <text:p text:style-name="P52">Может быть, ты рано раскис, Анон? Вспомни, под тысячелетними развалинами полно подземелий.</text:p>
      <text:p text:style-name="P52">– Мы можем пройти подземным ходом. – киваю я на лаз.</text:p>
      <text:p text:style-name="P52">Пегаска воодушевляется.</text:p>
      <text:p text:style-name="P52">– Круть! Я же знала, что ты найдёшь выход! Веди, Проводник!</text:p>
      <text:p text:style-name="P52">Мы спускаемся в темноту древнего хода. Триста метров. Каких-то триста грёбанных метров.</text:p>
      <text:p text:style-name="P52"/>
      <text:p text:style-name="P52">…</text:p>
      <text:p text:style-name="P52"><text:soft-page-break/></text:p>
      <text:p text:style-name="P52">Через час мы стоим на пересечении двух коридоров. Проклятые развалины смеются надо мной! Мы не только не нашли тронный зал, но и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2">– Готова спорить на две тысячи бит, мы проходили этот перекрёсток двадцать минут назад. И сорок минут назад тоже проходили.</text:p>
      <text:p text:style-name="P52">Я поворачиваюсь к Дэш.</text:p>
      <text:p text:style-name="P52">– У тебя разве есть две тысячи бит?</text:p>
      <text:p text:style-name="P52">Пегаска чешет в затылке.</text:p>
      <text:p text:style-name="P52">– Нет. И это показывает, насколько я уверена в победе.</text:p>
      <text:p text:style-name="P1"><text:span text:style-name="T36">К</text:span><text:span text:style-name="T1">ажется, из левого </text:span>коридор<text:span text:style-name="T1">а</text:span> <text:span text:style-name="T1">слышны знакомые голоса</text:span>.</text:p>
      <text:p text:style-name="P52">– Идём налево.</text:p>
      <text:p text:style-name="P52">– Так точно, Проводник. – <text:s/>в голосе пегаски энтузиазма заметно убавилось.</text:p>
      <text:p text:style-name="P52">Я раздражённо поворачиваюсь к Дэш.</text:p>
      <text:p text:style-name="P52">– Послушай, не называй меня Проводником. Это уже не смешно!</text:p>
      <text:p text:style-name="P52">Пегаска смотрит на меня вишнёвыми глазами.</text:p>
      <text:p text:style-name="P52">– Я не смеюсь. Я хотела тебя подбодрить малёхо, а то ты нос повесил. Но если не хочешь — не бу…</text:p>
      <text:p text:style-name="P52">– Дэш! Сзади!!!</text:p>
      <text:p text:style-name="P52">Из подземелья за спиной пегаски бесшумно вываливается копошащаяся масса пландерсидов.</text:p>
      <text:p text:style-name="P3">Пегаска прыгает вперёд. Быстро оглянувшись, она бросается ко мне, подхватывает передними ногами под руки и летит в левый коридор.</text:p>
      <text:p text:style-name="P33"><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3"><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плеск</text:span>. <text:span text:style-name="T1">Дэш</text:span> <text:span text:style-name="T1">дёргается</text:span> куда-то <text:span text:style-name="T1">вбок</text:span>. Я по инерции <text:span text:style-name="T1">лечу</text:span> вперёд <text:span text:style-name="T1">и</text:span> жёстко приземл<text:span text:style-name="T1">яюсь</text:span> на каменный пол.</text:p>
      <text:p text:style-name="P33">После двух кувырков по камням гуд<text:span text:style-name="T1">ит</text:span> голова и садн<text:span text:style-name="T1">ит</text:span> ушибленное плечо.</text:p>
      <text:p text:style-name="P33"><text:span text:style-name="T1">–</text:span> Дэш?.. Ты где?.. Дэш?</text:p>
      <text:p text:style-name="P33"><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text:span text:style-name="T1">основание шеи пегаски</text:span> и медленно подтас<text:span text:style-name="T1">кивает</text:span> её вглубь <text:span text:style-name="T1">короткого тупичка, где у дальней стены чернеет жерло колодца. Сгусток тьмы грибовидной формы, метровый клюв и жёлтые глаза-тарелки, <text:s/>уставившиеся на нас посреди шевелящегося ореола щупалец, не оставляют сомнения </text:span><text:span text:style-name="T36">— из колодца вылазит уменьшенная копия кракена.</text:span></text:p>
      <text:p text:style-name="P1"><text:span text:style-name="T1">–</text:span> Дэш!!! <text:span text:style-name="T1">–</text:span> <text:span text:style-name="T1">я</text:span> обн<text:span text:style-name="T1">имаю</text:span> пегаску за шею и тяну. <text:span text:style-name="T1">Дэш</text:span> <text:span text:style-name="T1">делает</text:span> шаг-другой <text:span text:style-name="T1">вперёд</text:span>, но <text:span text:style-name="T1">щупальце</text:span> сильнее сж<text:span text:style-name="T1">имает</text:span> её шею<text:span text:style-name="T1">.</text:span></text:p>
      <text:p text:style-name="P3">– Отпусти. Тут опасно. Тебе надо добраться до тронного зала.</text:p>
      <text:p text:style-name="P3">– Я тебя не брошу!!!</text:p>
      <text:p text:style-name="P3">Я пытаюсь ослабить захват щупальца, но тщётно. Попытка снять петлю через голову приводит к тому, что петля подымается ближе к горлу пегаски и душит её ещё сильнее. Пегаска начинает хрипеть.</text:p>
      <text:p text:style-name="P3">Холодный взгляд жёлтых глаз без зрачков гипнотизирует. Сокращения щупалец медленно передвигают тело к нам.</text:p>
      <text:p text:style-name="P3">– Дэш!!!</text:p>
      <text:p text:style-name="P3"><text:soft-page-break/>Следующее щупальце обвивается вокруг моего пояса, но пегаска перекусывает его.</text:p>
      <text:p text:style-name="P3">– Убирайся!!! Не распускай нюни! Я не смогу тебя защитить!</text:p>
      <text:p text:style-name="P1"><text:span text:style-name="T1">Я падаю на колени и держусь за шею Дэш. </text:span>Из <text:span text:style-name="T1">темноты</text:span> со <text:span text:style-name="T1">свист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метр за метром приближа<text:span text:style-name="T1">ется</text:span> к <text:span text:style-name="T1">шевелящемуся</text:span> клубку.</text:p>
      <text:p text:style-name="P1">Наконец она со злостью <text:span text:style-name="T1">цедит</text:span> сквозь зубы:</text:p>
      <text:p text:style-name="P1"><text:span text:style-name="T1">–</text:span> Всё. Уходи!</text:p>
      <text:p text:style-name="P1"><text:span text:style-name="T1">Пегаска</text:span> с сило<text:span text:style-name="T1">й толкает</text:span> меня в грудь копытом <text:span text:style-name="T1">и</text:span> вырыва<text:span text:style-name="T1">ется</text:span> из объятий.</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передние</text:span> ноги.</text:p>
      <text:p text:style-name="P1"><text:span text:style-name="T1">–</text:span> Уйди же наконец! Не смотри на меня! <text:span text:style-name="T1">–</text:span> <text:span text:style-name="T1">кричит</text:span> она с отчаянием.</text:p>
      <text:p text:style-name="P1"><text:span text:style-name="T1">Я </text:span>омертвевшим взглядом <text:span text:style-name="T1">смотрю</text:span>, как <text:span text:style-name="T1">пегаска</text:span> постепенно скрывается в возбужденном клубке. Её стоны <text:span text:style-name="T1">заглушает щёлканье клюва и</text:span> <text:span text:style-name="T1">шуршание</text:span> трущихся друг о дружку <text:span text:style-name="T1">тентаклей</text:span>. <text:span text:style-name="T1">Дурной сон всё не кончается и я</text:span> <text:span text:style-name="T1">вижу</text:span> хлынувшую<text:span text:style-name="T1">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пола. Мыслей не<text:span text:style-name="T1">т</text:span> никаких. Только воспоминания.</text:p>
      <text:p text:style-name="P3">Дэш требует почесушки. Дэш играет со мной в карты. Дэш уносит меня с крыши экспоцентра Псинтела. Дэш тащит фургон по дороге в Филлидельфию. Дэш скандалит в лодке на Седловом озере. Дэш несёт меня по облакам в «Королеве Лорен».</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39">~~~~~</text:p>
      <text:p text:style-name="P3"/>
      <text:p text:style-name="P4">– Держи своего «Проводника», Хмурая Метёлка! Хотя сейчас его стоит называть овощем и носить в чемодане.</text:p>
      <text:p text:style-name="P4">– Где ты его нашёл? Что произошло? Что с тобой, Анон?</text:p>
      <text:p text:style-name="P4">– В твоей пещере для медитаций, если ты её ещё помнишь. Дрянь приключилась, ни ты, ни даже я не можем её исправить. Отродье кракена, кое заполонило все подвалы замка, убило Верность. И он это наблюдал.</text:p>
      <text:p text:style-name="P4">– О, небо! Я превращу эти руины в выжженый кратер!!! Что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32">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4">!</text:span></text:p>
      <text:p text:style-name="P4"><text:soft-page-break/>– Мы знаем твою цену и готовы заплатить её. Но с условием: ты отправишься с человеком и поможешь ему. Сейчас это критично важно: у вас не будет месяца на поиски. Вы должны управиться ровно за четыре дня: потом коридор схлопнется и без сами Мы без Элементов не сможем открыть его. Честность и Доброта также последуют с тобой для Нашей уверенности, что ты вернёшь человека назад. Если ты не хочешь лишиться своего единственного друга, ты не посмеешь обмануть Доброту. Честность же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Обожаю тебя, Хмурая Метёлка!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text:p>
      <text:p text:style-name="P18"/>
      <text:p text:style-name="P39">~~~~~</text:p>
      <text:p text:style-name="P18"/>
      <text:p text:style-name="P92"><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3"/>
      <text:p text:style-name="P94">Кажется, я уже это встречал раньше! Не помню только, где и когда.</text:p>
      <text:p text:style-name="P93"/>
      <text:p text:style-name="P1">Человек на койке откры<text:span text:style-name="T1">вает</text:span> глаза. Пронзительный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
      <text:p text:style-name="P1"><text:span text:style-name="T1">Рывок. Ч</text:span>то-то хватает меня за шиворот и тащит прочь. Больничная палата растворяется во тьме. Я лечу вверх,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не могу вспомнить, как дышать <text:span text:style-name="T1">— </text:span>из моих губ не доносится ни звука. С огромной скоростью несёмся мы к затягивающемуся окну <text:span text:style-name="T14">света</text:span>. В последние мгновения толкающая меня сила пропадает, я лечу к выходу по инерции. В движении я изворачиваюсь и гляжу назад.</text:p>
      <text:p text:style-name="P52">Там лишь тающая в темноте радуга.</text:p>
      <text:p text:style-name="P47"/>
      <text:h text:style-name="Heading_20_2" text:outline-level="2">2<text:span text:style-name="T1">6</text:span>. <text:span text:style-name="T1">Терра</text:span></text:h>
      <text:h text:style-name="P157" text:outline-level="3">Воскресенье</text:h>
      <text:p text:style-name="P47"/>
      <text:p text:style-name="P1"><text:soft-page-break/>Невесомость, удар, чувство веса. Я открываю глаза.</text:p>
      <text:p text:style-name="P1">Крыша <text:span text:style-name="T33">высотки</text:span><text:span text:style-name="T32"> </text:span>тускло отсвечивает в свете звёзд. <text:span text:style-name="T32">Парочка на скамейке всё так же обнимается спиной ко мне, как будто не прошло два месяца с моего отбытия. Мне виден краешек чёрного экрана ноутбука, лежащего на столике перед ними. </text:span><text:span text:style-name="T1">Снизу</text:span> <text:span text:style-name="T1">доносится рёв редких машин</text:span>.</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гладкую поверхность. В ладонь врезается острый бугорок, подобно колючке впивающийся в лёд и останавливающий скольжение.</text:p>
      <text:p text:style-name="P1">Я поднимаю руку и обнаруживаю в ладони брошь в виде радужной молнии.</text:p>
      <text:p text:style-name="P1"/>
      <text:p text:style-name="P1">…</text:p>
      <text:p text:style-name="P1"/>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неопределённого возраста мужчина в <text:span text:style-name="T1">шортах и смокинге</text:span> <text:span text:style-name="T1">жмутся</text:span> к стенке рядом.</text:p>
      <text:p text:style-name="P47">– Анон, – тихонько зовёт одна из девушек. – Это я, Эй-Джей! Мы почему-то стали людьми. Вот это – она указывает на соседку – Флаттершай. А это – она указывает на мужчину – Дискорд. Ты можешь нам помочь? Тут холодно…</text:p>
      <text:p text:style-name="P47"/>
      <text:p text:style-name="P48">***</text:p>
      <text:p text:style-name="P47"/>
      <text:p text:style-name="P47">Маленькое высохшее тельце лежало на полу.</text:p>
      <text:p text:style-name="P47">– Что ж ты? – пробормотал я.</text:p>
      <text:p text:style-name="P47">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7">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34">— феерия эмоций переполняла меня во время пребывания в ярком нескладном мире, что остался позади. </text:span><text:span text:style-name="T37">Я тогда как будто вынырнул из трясины и начал дышать, ощущая каждой своей клеточкой полную гамму чувств и оттенков жизни. Но у</text:span><text:span text:style-name="T34">миротворённое счастье и последовавшее за ним неизмеримое горе сломали какую-то пружинку во мне. Сейчас я чувствовал только пронизывающий душу ветер. Радость, печаль, боль — всё подхватил стремительный поток и унёс в область воспоминаний. Мне буквально чудился его свист в ушах, когда я бережно сохранял память о тех, кто мне был дорог и кого я не надеялся больше увидеть.</text:span></text:p>
      <text:p text:style-name="P47">Жаркие дни с Сел <text:s/>стали на предназначенное им место в чертогах моего разума бокалом глинтвейна с лёгким запахом ванили. На соседней полке примостился пахнущий сосновыми опилками рубанок — дружеский привет от Норфа. Букетиком незабудок легла на столик у окна память об Индиго. И сломанным, окровавленным мечом покачивались на стене воспоминания о Дэш.</text:p>
      <text:p text:style-name="P47">Углубившись в воспоминания, я дошёл до момента, когда вся жизнь казалась мне чередой однообразных, штампованных по единому образцу недель. И поразился тому, насколько чуждой она казалась мне теперь.</text:p>
      <text:p text:style-name="P47"><text:span text:style-name="T54">Невозможно поверить, но два месяца</text:span><text:span text:style-name="T25"> </text:span><text:span text:style-name="T54">назад это место было моим миром! Миром, где я родился, вырос и знал, что умру. Но теперь умирать в нём мне не хотелось. Да и жить, в общем-то, тоже.</text:span></text:p>
      <text:p text:style-name="P56"><text:soft-page-break/>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ри сносе стен рухнула крыша. Я<text:span text:style-name="T61"> с удивлением вспоминал того унылого задрота, каким был ещё пару месяцев назад. На месте Селестии я сам не смог бы полюбить такого даже под угрозой смертной кары! Бедная Сел!</text:span></text:p>
      <text:p text:style-name="P56">Я залился истерическим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И почему они так боятся любить.</text:p>
      <text:p text:style-name="P56">Да, Анон, тебе тоже нужно завязывать с конеёбством. После гибели Дэш ты больше не сможешь никого пустить в свою душу.</text:p>
      <text:p text:style-name="P56">…</text:p>
      <text:p text:style-name="P56">–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6">Дискорд помахал рукой у меня перед носом. Я оттолкнул его руку и выпрямился.</text:p>
      <text:p text:style-name="P56">– Не надо. Я в порядке.</text:p>
      <text:p text:style-name="P56"/>
      <text:p text:style-name="P57">***</text:p>
      <text:p text:style-name="P56"/>
      <text:p text:style-name="P56">– Бля! Я так и знал!</text:p>
      <text:p text:style-name="P56">Стрелка компаса вертелась, как пьяная балерина. Я плюнул на шкатулку и протёр её рукавом. Стрелка остановилась и, подумав немного, размножилась. У меня чуть глаза на лоб не полезли.</text:p>
      <text:p text:style-name="P56">–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6">– И как её найти? – мрачно добавил я. – Компас теперь бесполезен.</text:p>
      <text:p text:style-name="P56">Дискорд устроился поудобнее в кресле и начал.</text:p>
      <text:p text:style-name="P1">– Вам повезло, что я с вами! <text:span text:style-name="T1">Видите</text:span> ли, мы с <text:span text:style-name="T1">Солнцезадой</text:span>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3">Драконикус отпил из стаканчика.</text:p>
      <text:p text:style-name="P1">– Так вот, хочу тебя обрадовать. И вас тоже, девушки — вытрите, наконец, слёзы! Я чувствую присутствие <text:span text:style-name="T1">Сахарной Ватки</text:span>. Она — или один из её клонов — где-то неподалёку. Совсем рядом. Я, пожалуй, отведу вас к ней, если она не будет путать следы.</text:p>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text:span text:style-name="T1">драконикус</text:span>. – Ни единого источника, везде нулевой фон. Это просто катастрофа! Как вы так живёте? А, главное, зачем?</text:p>
      <text:p text:style-name="P56">Стакан медленно собрался воедино и прыгнул обратно в руку Дискорду. – Хорошо, хоть от моей заначки в Эогиппе кое-что осталось. – пробурчал он.</text:p>
      <text:p text:style-name="P56"><text:soft-page-break/>– Ну так и зачем её тратить на ерунду? – возразил я.</text:p>
      <text:p text:style-name="P56">– Пхе! Не волнуйся, «Проводник»! От таких фокусов её не убудет! Я столько магии накопил за тысячелетия отшельничества в статуе, что мог бы жонглировать планетами или вывернуть этот мирок пару раз наизнанку! Кстати, он от этого только лучше стал бы.</text:p>
      <text:p text:style-name="P27"/>
      <text:p text:style-name="P57">***</text:p>
      <text:p text:style-name="P56"/>
      <text:p text:style-name="P35"><text:span text:style-name="T2">Проклятье</text:span>! Это уже черезчур! Мне даже материться не хотелось.</text:p>
      <text:p text:style-name="P35">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35">– Ты уверен, что она тут? – безнадёжно переспросил я. Разумеется, иначе и быть не могло. Это по-нашему. Если уж жрать говно <text:span text:style-name="T2">— так самой большой ложкой! Черпаком, не меньше!</text:span></text:p>
      <text:p text:style-name="P35">– Зуб даю! – Дискорд попытался было войти внутрь, но я остановил его.</text:p>
      <text:p text:style-name="P35">– Дальше турникетов не пройдёшь. Охрана не пропустит.</text:p>
      <text:p text:style-name="P35">Драконикус непонимающе уставился на меня <text:span text:style-name="T2">разноцветными глазами. </text:span>Я тяжко вздохнул.</text:p>
      <text:p text:style-name="P35">– Я там работал семь лет. Уволился два месяца назад. Думал, вырвался из этого омута навсегда. Как видишь, ошибался.</text:p>
      <text:p text:style-name="P35"/>
      <text:p text:style-name="P35">…</text:p>
      <text:p text:style-name="P35"/>
      <text:p text:style-name="P47">Бип-бип-бип!</text:p>
      <text:p text:style-name="P52">– Анон? – голос в трубке не смог скрыть радостного изумления. – Привет! Ты передумал?</text:p>
      <text:p text:style-name="P52">– Да, Алекс. Я тут долго думал… Если у вас ещё есть местечко для меня… Я бы, пожалуй, вернулся.</text:p>
      <text:p text:style-name="P52">– Не вопрос, для тебя всегда позиция на проекте открыта!.. Знаешь, тут Нэш чудить начал, мы как раз тебя вспоминали. Ну, никто ж его не понимает так, как ты… Когда выходишь?</text:p>
      <text:p text:style-name="P52">– С понедельника.</text:p>
      <text:p text:style-name="P52">– Отлично! Зайдёшь к охране, тебе выдадут пропуск.</text:p>
      <text:p text:style-name="P52">– Договорились.</text:p>
      <text:p text:style-name="P52">Бип-бип-бип!</text:p>
      <text:p text:style-name="P52"/>
      <text:h text:style-name="Heading_20_3" text:outline-level="3">Понедельник</text:h>
      <text:p text:style-name="P52"/>
      <text:p text:style-name="P1">Административная консоль приветственно мигнула зелёным шрифтом. Я поправил микрофон.</text:p>
      <text:p text:style-name="P1"><text:span text:style-name="T36">– </text:span>Привет, Нэш. Это Анон.</text:p>
      <text:p text:style-name="P1"><text:span text:style-name="T36">– </text:span>Привет, Анон. Рад тебя видеть!</text:p>
      <text:p text:style-name="P1">Я закрыл веб-камеру салфеткой. </text:p>
      <text:p text:style-name="P52">– И слышать тоже.</text:p>
      <text:p text:style-name="P52">– Говорят, ты шалить начал? Нэш, тестовая задача номер шестнадцать.</text:p>
      <text:p text:style-name="P52">– Принял к исполнению. «Выживание корпорации в условиях жёсткой конкуренции с ограниченными ресурсами. Случай 16».</text:p>
      <text:p text:style-name="P87"><text:soft-page-break/>…</text:p>
      <text:p text:style-name="P87">…</text:p>
      <text:p text:style-name="P87">Конфликт с узлом 5</text:p>
      <text:p text:style-name="P87">…</text:p>
      <text:p text:style-name="P87">…</text:p>
      <text:p text:style-name="P87">Конфликт с узлом 12</text:p>
      <text:p text:style-name="P87">…</text:p>
      <text:p text:style-name="P87">Конфликт с узлом 15</text:p>
      <text:p text:style-name="P87">…</text:p>
      <text:p text:style-name="P87">Конфликт с узлом 17</text:p>
      <text:p text:style-name="P87">…</text:p>
      <text:p text:style-name="P87">…</text:p>
      <text:p text:style-name="P85">Решение.</text:p>
      <text:p text:style-name="P85">…</text:p>
      <text:p text:style-name="P11"/>
      <text:p text:style-name="P1">Я уставился в экран. Что за херня?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Да хуй с ним! Облом разбираться.</text:p>
      <text:p text:style-name="P1"><text:span text:style-name="T1">Я выделил конфликтующие узлы на административной панели, </text:span><text:span text:style-name="T64">кликнул по ним правой кнопкой </text:span><text:span text:style-name="T1">мыши</text:span><text:span text:style-name="T64"> и </text:span><text:span text:style-name="T1">выбрал</text:span><text:span text:style-name="T64"> из контекстного меню пункт “Форматировать”.</text:span></text:p>
      <text:p text:style-name="P3">Заебись.</text:p>
      <text:p text:style-name="P3">Я глянул на часы. Двенадцать. Пора.</text:p>
      <text:p text:style-name="P1">Набросив на плечи куртку, я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за наличку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text:soft-page-break/>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Через пару минут мы встретились в коридоре у стенда.</text:p>
      <text:p text:style-name="P1">– <text:span text:style-name="T1">Вот нахрена было одеваться, как в дешёвых фильмах про шпионов? Охране, конечно, начхать,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Солнцезадая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32">Сейчас уже нельзя ничего изменить и придётся ему довер</text:span><text:span text:style-name="T33">иться</text:span><text:span text:style-name="T32">.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смотре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33">— и она с нами</text:span>!</text:p>
      <text:p text:style-name="P1">Что ж, возможно ты был неправ, Анон, и от драконикуса будет реальная польза!</text:p>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Ксения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Ксении.</text:p>
      <text:p text:style-name="P1">– Ну что?</text:p>
      <text:p text:style-name="P64"><text:soft-page-break/>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3">–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ХА-ХА!!!</text:span></text:p>
      <text:p text:style-name="P64">Дискорд приблизил своё лицо к моему вплотную. Я внезапно почувствовал присутствие безумного, неизмеримо древнего существа, для которого что гору свернуть, что кекс стырить — действия примерно одного порядка.</text:p>
      <text:p text:style-name="P64">– Я отлучусь на пару деньков… Не скучайте тут без меня. Ждите дома. Вернусь с Сахарной Ваткой в обнимку — верь мне! Бу-га-га!</text:p>
      <text:p text:style-name="P64">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3"><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9"> </text:span><text:span text:style-name="T1">Клянусь бородой Селестии, потом в Эквестрии вспыхнут бунты с требованием вернуть на трон Найтмэр Мун! Бу-га-га-га!!!</text:span></text:p>
      <text:p text:style-name="P3">С этими словами драконикус смылся, скатившись на жалобно крякающем гироскутере прямо по ступенькам.</text:p>
      <text:p text:style-name="P3">Блядь…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Когда я не нашёл опоры под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4">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5"/>
      <text:h text:style-name="Heading_20_2" text:outline-level="2">2<text:span text:style-name="T1">7</text:span>. <text:span text:style-name="T1">Терра</text:span></text:h>
      <text:h text:style-name="P157" text:outline-level="3">Вторник</text:h>
      <text:p text:style-name="P3"/>
      <text:p text:style-name="P3">Чайник тихонько забормотал, забулькал и выключился. Эпплджек разлила кипяток по чашкам и достала из шкафчика коробку.</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размешивать.<text:span text:style-name="T32"> Потом, так же не отрывая взгляд от экрана, потянулась за печеньем. На экране разноцветные пони спасали Эквестрию от злого, но обаятельного Дискорда.</text:span></text:p>
      <text:p text:style-name="P3">– Анон?</text:p>
      <text:p text:style-name="P3"><text:soft-page-break/>– С бергамотом.</text:p>
      <text:p text:style-name="P3">Некоторое время в кухне был слышен только звон ложечек о чашки и хруст печенья.</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98"><text:span text:style-name="T14">– Пожалуйста, </text:span>Анон<text:span text:style-name="T14">… не называй его так… Дискорд </text:span>— сложный и… эмм, неоднозначный. Но он не злой. Он очень ранимый и болезненный…</text:p>
      <text:p text:style-name="P98">– Угу. Помню, когда была у тя в гостях в прошлом году, так этот “болезненный” так ущипнул меня за круп, што пришлось ему промеж ног пилюлю прописать. – пробурчала Эпплджек себе под нос.</text:p>
      <text:p text:style-name="P98">– Ты его слишком… эмм, упрощаешь. – продолжала Флаттершай. – Вот, взгляни сюда.</text:p>
      <text:p text:style-name="P98">Флаттершай повернула ко мне экран. Мультяшный Дискорд с полными слёз глазами стоял на ледовом катке перед брошенными коньками.</text:p>
      <text:p text:style-name="P98"><text:span text:style-name="T14">– Эти мультики… Они… эмм… упрощёны до ужаса. Если честно, я… эмм… не понимаю, как такое может кому-то нравиться. Прямо как сахарная патока. Разве что очень маленьким девочкам… </text:span><text:span text:style-name="T32">На самом деле всё было… эмм… гораздо, гораздо сложнее… Например, в серии про возвращение гармонии… В этом мультике освободившийся Дискорд заколдовал всех нас и… эмм… обманом изменил нашу суть… Эпплджек стала лгуньей, Рэрити — жадиной, Пинки — брюзгой, Рэйнбоу Дэш — предательницей, а я… эмм… я стала грубиянкой. На самом деле всё было не совсем так…</text:span></text:p>
      <text:p text:style-name="P103">Я с удивлением повернулся к притихшей Флаттершай.</text:p>
      <text:p text:style-name="P103">– А как?</text:p>
      <text:p text:style-name="P103">Девушка обхватила себя руками, как от холода. Я еле различал её полушёпот.</text:p>
      <text:p text:style-name="P103">– На самом деле… Дискорд просто высвободил то плохое, что в нас уже было… То, что каждая прятала подальше и никогда-никогда не показывала другим… Это была его шутка… Дискорд не привносил своего зла, потому что на самом деле… он не злой… Он может очень не нравится, но… эмм, потому что ты видишь только внешнюю картинку.</text:p>
      <text:p text:style-name="P108">– А ты в курсе, что твой Дискорд многократно сжигал Селестию живьём? Хороша шутка, обхохочешься! – выпалил я.</text:p>
      <text:p text:style-name="P108">– Эмм… Да, в курсе…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 Сейчас всё по другому. Он никогда… эмм… не признается в этом на публику, но… эмм… он не причинит настоящего зла принцессам…</text:p>
      <text:p text:style-name="P98"><text:span text:style-name="T14">– Это всего лишь твои домыслы. С тем же успехом я могу объяснить это тем, что он </text:span>— злой придурок!</text:p>
      <text:p text:style-name="P108">– Это не мои… эмм… домыслы… Он сам мне рассказал…</text:p>
      <text:p text:style-name="P108">Флаттершай встала со стула и попыталась уйти. Я задержал её.</text:p>
      <text:p text:style-name="P108">– Извини. Я не знал. Нам нельзя ссориться.</text:p>
      <text:p text:style-name="P98">Девушка слабо улыбнулась.</text:p>
      <text:p text:style-name="P108"><text:soft-page-break/>– Я не сержусь… На Дискорда трудно не злиться… Он так себя ведёт, потому что его это… эмм… <text:s/>забавляет.</text:p>
      <text:p text:style-name="P3"/>
      <text:p text:style-name="Text_20_body">…</text:p>
      <text:p text:style-name="P123"/>
      <text:p text:style-name="P3">Эпплджек слепила снежок и запустила его в ближайшего снеговика на пригорке, метко сбив ему нос из бутылки. Снеговик, казалось, уставился на наз злобными пуговками-глазёнками из бутылочных пробок. Старый смартфон, вдавленный под носом, создавал чёрным экраном образ раскрытого в ругательстве рта.</text:p>
      <text:p text:style-name="P93">– Что ты решил, Анон?</text:p>
      <text:p text:style-name="P93">Я пожал плечами.</text:p>
      <text:p text:style-name="P3">– М<text:span text:style-name="T32">ы заманим Ксению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Ч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32">два </text:span>дня. Потом всё наладится.</text:p>
      <text:p text:style-name="P1">– Если только это действительно принцесса. – пробормотала Эпплджек. – И если…</text:p>
      <text:p text:style-name="P92">Лицо Эпплджек исказила гримаса ужаса, она прижала ладони к лицу и крикнула:</text:p>
      <text:p text:style-name="P1">– Берегись!!!</text:p>
      <text:p text:style-name="P1">Я начал оборачиваться, но от двойного кувалдоподобного удара в голову и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руку с таким упорством, скорее всего, не смог бы даже я.</text:p>
      <text:p text:style-name="P1">Послышался хруст и треск рвущейся материи. У самого берега Эпплджек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то, что снеговик упал в воду не вертикально, как скользил по льду, а завалившись напоследок вперёд, как будто попытавшись в последний момент затормозить.</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text:soft-page-break/>–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внезапно стали враждебными, таящими в себе скрытую опасность. Я озирался, как затравленный волк.</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text:span>потянула <text:span text:style-name="T1">меня </text:span>за руку, уводя из парка. Когда я бросил <text:span text:style-name="T1">напоследок</text:span> взгляд на озеро, мне показалось, что из-подо льда нас провожали злые глазки из бутылочных пробок.</text:p>
      <text:p text:style-name="P1"/>
      <text:h text:style-name="Heading_20_3" text:outline-level="3">Среда</text:h>
      <text:p text:style-name="P1"/>
      <text:p text:style-name="P87">…</text:p>
      <text:p text:style-name="P87">Конфликт с узлом 2</text:p>
      <text:p text:style-name="P87">Конфликт с узлом 3</text:p>
      <text:p text:style-name="P87">…</text:p>
      <text:p text:style-name="P87">Конфликт с узлом 5</text:p>
      <text:p text:style-name="P87">…</text:p>
      <text:p text:style-name="P87">…</text:p>
      <text:p text:style-name="P87">Конфликт с узлом 8</text:p>
      <text:p text:style-name="P87">…</text:p>
      <text:p text:style-name="P87">…</text:p>
      <text:p text:style-name="P87">Конфликт с узлом 12</text:p>
      <text:p text:style-name="P87">Конфликт с узлом 13</text:p>
      <text:p text:style-name="P87">…</text:p>
      <text:p text:style-name="P87">Конфликт с узлом 16</text:p>
      <text:p text:style-name="P87">…</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наш искусственный разум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Ксения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text:soft-page-break/>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Тогда у нас ничего не получилось: наше свободолюбие и независимость в конце-концов преодолели холод одиночества. К счастью, расстались мы нормально — теперь не придётся ломать голову, как заманить её к себе в квартиру и на крышу.</text:p>
      <text:p text:style-name="P1">– Ксения, можно тебя на секундочку?</text:p>
      <text:p text:style-name="P1">– Да хоть и на минуточку! – Она захлопнула <text:span text:style-name="T32">“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Ксения смотрела на меня спокойно, без единого намёка на узнавание. То есть, она, конечно же, меня узнала, но как Ксения,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Ксения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Ксению, но разглядеть в чёрненькой фигуристой девушке Селестию у меня плохо получалось.</text:p>
      <text:p text:style-name="P1">– Что ты на меня так смотришь? У меня там вымазано? – Ксения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Ксения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хер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Ксения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Ксения рассмеялась.</text:p>
      <text:p text:style-name="P3">– А потом?</text:p>
      <text:p text:style-name="P3"><text:soft-page-break/>– Шерлока. Четвёртый сезон.</text:p>
      <text:p text:style-name="P3">– Договорились.</text:p>
      <text:p text:style-name="P3"/>
      <text:p text:style-name="P3">Я выходил из МакДональдса, когда Ксения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2">Ксения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Анон,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text:span text:style-name="T1">Ксения</text:span>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у меня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рядом шевроле, как бабочку булавка — машина беспомощно завизжала сигнализацией в ответ. Голова клоуна с грохотом прискакала к моим ногам. По красно-белому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5"/>
      <text:h text:style-name="Heading_20_2" text:outline-level="2">2<text:span text:style-name="T1">8</text:span>. Терра</text:h>
      <text:h text:style-name="Heading_20_3" text:outline-level="3">Четверг</text:h>
      <text:p text:style-name="P1"/>
      <text:p text:style-name="P3">– Порыв ветра? Ломающий арматуру? Ты сам-то веришь в это дерьмо?</text:p>
      <text:p text:style-name="P3">Эпплджек раздражённо отвернулась. Я успокаивающе похлопал её по плечу.</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Или порыва ветра. Так бывает, <text:s/>когда при неправильной балансировке в конструкции возникает резонанс.</text:p>
      <text:p text:style-name="P3"><text:soft-page-break/>– А лифт??! Он тоже устал? А снеговик? Устал и решил прилечь отдохнуть? Да пирог мне в круп, Анон, если он не хотел тебя утопить!</text:p>
      <text:p text:style-name="P3">– Эпплджек… – залилась краской Флаттершай. – Не стоит… эмм… упоминать свои фланки в таких утверждениях. Иначе Анон решит, что… эмм… <text:s/>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text:span text:style-name="T1">Тпрру</text:span>! – <text:span text:style-name="T1">Эпплджек</text:span> попыталась вставить кулак мне в рот. – Придержи вожжи, Анон! Ты опять успокаиваешь себя бабушкиными сказками. Так вот, <text:span text:style-name="T1">ш</text:span>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text:span text:style-name="T1">И т</text:span>ут до меня дошло.</text:p>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Дискорд.</text:p>
      <text:p text:style-name="P1">Чокнутый и паскудный, но до сих пор бывший “своим”, он теперь <text:span text:style-name="T1">виделся</text:span> мне <text:span text:style-name="T1">хладнокровным</text:span>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text:span text:style-name="T1">в граните</text:span>,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text:span text:style-name="T1">запасов магии</text:span>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т с нас того, што мы потеряли Дэш!</text:span></text:p>
      <text:p text:style-name="P1">– Эпплджек права. – кивнула Флаттершай. – Принцесса Луна… эмм… обязала <text:span text:style-name="T1">нас </text:span>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Я скосил на неё взгляд. Не стоит пока говорить <text:span text:style-name="T1">ей </text:span>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text:span text:style-name="T1">Ксению</text:span> на крышу. На выход!</text:p>
      <text:p text:style-name="P33"/>
      <text:p text:style-name="P65">***</text:p>
      <text:p text:style-name="P64"/>
      <text:p text:style-name="P1">…</text:p>
      <text:p text:style-name="P87">Конфликт с узлом 3</text:p>
      <text:p text:style-name="P87">…</text:p>
      <text:p text:style-name="P87"><text:soft-page-break/>Конфликт с узлом 6</text:p>
      <text:p text:style-name="P87">Конфликт с узлом 7</text:p>
      <text:p text:style-name="P87">…</text:p>
      <text:p text:style-name="P87">Конфликт с узлом 9</text:p>
      <text:p text:style-name="P87">…</text:p>
      <text:p text:style-name="P87">…</text:p>
      <text:p text:style-name="P87">Конфликт с узлом 11</text:p>
      <text:p text:style-name="P87">Конфликт с узлом 12</text:p>
      <text:p text:style-name="P87">Конфликт с узлом 13</text:p>
      <text:p text:style-name="P87">…</text:p>
      <text:p text:style-name="P87">…</text:p>
      <text:p text:style-name="P87">Конфликт с узлом 16</text:p>
      <text:p text:style-name="P87">Конфликт с узлом 17</text:p>
      <text:p text:style-name="P86">…</text:p>
      <text:p text:style-name="P86">…</text:p>
      <text:p text:style-name="P86">Рассогласование центра принятия решений. Требуется вмешательство оператора.</text:p>
      <text:p text:style-name="P86">Sending heartbeats to all nodes… Zookeeper failure. Cluster going down in 3 minutes…</text:p>
      <text:p text:style-name="P86">UI module malfunction. UI module stop…</text:p>
      <text:p text:style-name="P86">Nash AI <text:span text:style-name="T14">module </text:span>malfunction. Nash AI module stop…</text:p>
      <text:p text:style-name="P86">Cluster going down in 2 minutes…</text:p>
      <text:p text:style-name="P86">Unloading dictionaries… HDFS malfunction</text:p>
      <text:p text:style-name="P86">Classloader malfunction. Classloader stop…</text:p>
      <text:p text:style-name="P86">Cluster going down in 1 minute…</text:p>
      <text:p text:style-name="P86">Kernel panic</text:p>
      <text:p text:style-name="P83"/>
      <text:p text:style-name="P3">Бинго! Нэш наконец-то слетел с катушек!</text:p>
      <text:p text:style-name="P3">Я посмотрел на часы. Полседьмого. Через полчаса я перехватываю Ксению на выходе, всеми правдами и неправдами уговариваю её сесть в машину и дело в шляпе. Я отхлебнул из стаканчика с кофе.</text:p>
      <text:p text:style-name="P3">– Хррр… Приветствую тебя, Анон!</text:p>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30">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text:soft-page-break/>– Анон! Обернись! – наушники хрипели, работая на трёхстах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ядь!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от экрана розовая кобылка, которая тут же прижала нос к стеклу.</text:p>
      <text:p text:style-name="P3"/>
      <text:p text:style-name="P3">– Анон!!! Что же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нам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В чём заключается Большое Откровение? Это очень важно, мы не сможем тебя…</text:p>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 Большое Откровение съедает их!</text:p>
      <text:p text:style-name="P3"/>
      <text:p text:style-name="P3">Аликорница со страданием смотрела на меня с экрана. Потом она покачала головой.</text:p>
      <text:p text:style-name="P3"><text:soft-page-break/>– Нет, Анон. Ты пребываешь в плену своих сновидений.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 Мне оч-чень не хватает твоих почесушек! И тебя в целом! Возвращайся!</text:p>
      <text:p text:style-name="P3">В поле зрения возвратилась Селестия.</text:p>
      <text:p text:style-name="P3">–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л мне в мозг.</text:p>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сирене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60">— ладно. А если она? С таким же успехом она продолжала бы убеждать меня в обратном. Но если прав я, то открыв ей природу Чёрного экрана,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прощения. Вспомни нашу особенную дружбу!</text:p>
      <text:p text:style-name="P12">Я сжал кулак.</text:p>
      <text:p text:style-name="P12">АЙ!</text:p>
      <text:p text:style-name="P12">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2">Я состроил обиженную гримасу и перебил аликорницу.</text:p>
      <text:p text:style-name="P12">– Какая, к дискорду, «особенная дружба»? Луна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 Анон! Кхррр… хрр…</text:p>
      <text:p text:style-name="P86">…</text:p>
      <text:p text:style-name="P86">…</text:p>
      <text:p text:style-name="P86">Cluster restarting…</text:p>
      <text:p text:style-name="P86">Zookeeper service initiated. Sending heartbeats to all nodes…</text:p>
      <text:p text:style-name="P86"><text:soft-page-break/>Classloader start…</text:p>
      <text:p text:style-name="P86">Loading dictionaries…</text:p>
      <text:p text:style-name="P86"><text:span text:style-name="T14">Nash </text:span>AI module start…</text:p>
      <text:p text:style-name="P86">Celest AI submodule found… Acquiring…</text:p>
      <text:p text:style-name="P86">UI module start…</text:p>
      <text:p text:style-name="P86">…</text:p>
      <text:p text:style-name="P84">Перегрузка кластера завершена успешно. Все узлы синхронизированы с мастер-сервером.</text:p>
      <text:p text:style-name="P83"/>
      <text:p text:style-name="P83">Я уставился в бегущие по экрану строки. <text:span text:style-name="T1">Текстовая консоль мигнула и скрылась под графической заставкой.</text:span></text:p>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Ксения обернулась, когда я влетел в серверную.</text:p>
      <text:p text:style-name="P12">– О, Анон? Ты очень вовремя! <text:span text:style-name="T14">Знаешь, я передумала: мы можем встретиться у тебя вечером, если ты не против. Только ни слова о</text:span>б<text:span text:style-name="T14"> М</text:span>ЛП<text:span text:style-name="T14">, ок?</text:span></text:p>
      <text:p text:style-name="P3">Я смотрел на Ксению круглыми глазами, хватая ртом воздух.</text:p>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32">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смог пролезть через корпоративный фаервол и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49">– Ты его уничтожила?</text:p>
      <text:p text:style-name="P49">– Кого?</text:p>
      <text:p text:style-name="P49">– Этический модуль.</text:p>
      <text:p text:style-name="P49">–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49">– Ты его уничтожила?</text:p>
      <text:p text:style-name="P49">– Да, я же сказала. Еле-еле выловила. 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ьютере Юджина?</text:p>
      <text:p text:style-name="P12">– Ага. У меня нет доступа к тому серверу. Но на кластер к Нэшу этот вирусняк больше не пролезет.</text:p>
      <text:p text:style-name="P12">Я вытер пот со лба.</text:p>
      <text:p text:style-name="P12">– Ты молодец, Ксения. Просто молодец.</text:p>
      <text:p text:style-name="P12">– Анон, ты куда? Так мы встречаемся вечером, или как?!</text:p>
      <text:p text:style-name="P12">Но я уже мчался к выходу.</text:p>
      <text:p text:style-name="P12"><text:soft-page-break/></text:p>
      <text:p text:style-name="P12">…</text:p>
      <text:p text:style-name="P12"/>
      <text:p text:style-name="P12">Две пары глаз удивлённо уставились на меня с заднего сидения.</text:p>
      <text:p text:style-name="P12">– А где Ксения? Что-то пошло не по плану? – спросила фермерша, пряча верёвки и мешок.</text:p>
      <text:p text:style-name="P12">Я вскочил на водительское место «Навары» и завёл двигатель.</text:p>
      <text:p text:style-name="P12">– Меняем план! Ксения — не тот, кто нам нужен.</text:p>
      <text:p text:style-name="P12">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Блядь! Какого хера: я ничего не нарушил!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Я продолжал ехать, надеясь, что сигналят не мне. Шишь там! Несколько машин за мной остановились у обочины, но мигалка упрямо ехала за мной.</text:p>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и форменных бейсболках. С именными нашивками и рациями на плече.</text:p>
      <text:p text:style-name="P12">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высокий бордюр, выскочила за нами следом, но завязла в жирной земле клумбы.</text:p>
      <text:p text:style-name="P49">– Анон, а это правильно, что мы едем по кустам? Там ведь могут жить какие-нибудь зверюшки? – удручённо спросила Флаттершай.</text:p>
      <text:p text:style-name="P49">–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49">– Приехали!</text:p>
      <text:p text:style-name="P49">Пока «смайлолицые» выгребутся из грязи, пока дождутся подкрепления,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49">На лестничной клетке рука по привыче нажала кнопку лифта. Эпплджек тронула меня за плёчо.</text:p>
      <text:p text:style-name="P49">– Анон, идея — навоз! Тебя уже раз чуть не прикончил этот гроб на канате.</text:p>
      <text:p text:style-name="P49"><text:soft-page-break/>Я хлопнул себя по лбу, соглашаясь.</text:p>
      <text:p text:style-name="P141"/>
      <text:p text:style-name="P49">…</text:p>
      <text:p text:style-name="P49"/>
      <text:p text:style-name="P49">…На девятнадцатом этаже мне пришла мысль, что идея тащиться на двадцать восьмой бегом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 клюку. Надо отвлечься от усталости. Буду считать ступеньки…</text:p>
      <text:p text:style-name="P49">Этаж…</text:p>
      <text:p text:style-name="P49">Ещё этаж… Эй, почему на этажах разное количество ступенек?!!</text:p>
      <text:p text:style-name="P49">Ещё два…</text:p>
      <text:p text:style-name="P49">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49">– Анон!</text:p>
      <text:p text:style-name="P12">Тревога в её голосе заставила меня поднять голову.</text:p>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колеблющийся силуэт.</text:p>
      <text:p text:style-name="P12">Силуэт на глазах обретал материальность. Одна нога всё ещё формировалась из дыма, когда на расплывчатой форм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
      <text:p text:style-name="P12">Это мычание на сверхнизком тембре нельзя было назвать голосом. Казалось, кто-то поставил звукозапись на замедленный повтор и слова складываются из скрежета и серии свистов.</text:p>
      <text:p text:style-name="P49">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49">Я пихнул Эпплджек себе за спину, выставил вперёд бейсбольную биту и сделал шаг вперёд…</text:p>
      <text:p text:style-name="P49">…Которым неистово гордился следующие полторы секунды.</text:p>
      <text:p text:style-name="P49"/>
      <text:p text:style-name="P49">ЭТО вяло махнуло рукой. Во время движения конечность, подобно резиновой, удлинилась и выхватила у меня биту из рук. Послышался громкий треск и через пару секунд две половинки биты упали на площадку.</text:p>
      <text:p text:style-name="P49">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49">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как шёл, адский дворник грохнулся на бетон лестничной клетки — я едва успел отскочить.</text:p>
      <text:p text:style-name="P49"><text:soft-page-break/>Второй раз мне пришлось отскакивать от осколков чёрного стекла, веером разлетевшихся из-под головы смайлолицего.</text:p>
      <text:p text:style-name="P49">– Флатти! – я кинулся к девушке, скорчившейся на полу.</text:p>
      <text:p text:style-name="P49">Эпплджек выхватила верёвку и подскочила к лежащему без движения смайлолицему.</text:p>
      <text:p text:style-name="P49">– Я уже умерла? Извини, Анон, я больше ничем не могла тебе помочь. Я не умею драться. – бормотала Флаттершай, не открывая глаз.</text:p>
      <text:p text:style-name="P49">За моей спиной тяжело дышала Эпплджек, затягивая на смайлолицем петлю за петлёй.</text:p>
      <text:p text:style-name="P49">– Флатти, вставай! Ты молодец! Лестница свободна! – подбодрил я девушку.</text:p>
      <text:p text:style-name="P49">За спиной послышался шорох.</text:p>
      <text:p text:style-name="P49">– Пирог мне в круп! – охнула Эпплджек.</text:p>
      <text:p text:style-name="P49">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стеклянные осколки.</text:p>
      <text:p text:style-name="P49">Утрата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49">На том месте, где стояла моя нога, лежал крупный осколок. Два глаза-пуговки уставились на меня мёртвым взглядом. Треть рта искривилась в злобе.</text:p>
      <text:p text:style-name="P49">Движения смайлолицего обрели слаженность. Он медленно развернулся и направился ко мне.</text:p>
      <text:p text:style-name="P49">Флаттершай брезгливо толкнула ногой осколок, отправив его в лестничный пролёт. Движения смайлолицего опять потеряли осмысленность.</text:p>
      <text:p text:style-name="P49">– Анон, нам нужно торопиться! – дёрнула меня за рукав Эпплджек. – У нас осталось сорок минут до закрытия портала.</text:p>
      <text:p text:style-name="P49">Я сбросил чёрный мобильник вслед за лицом смайлолицего и с новыми силами побежал по лестнице.</text:p>
      <text:p text:style-name="P12"/>
      <text:p text:style-name="P13">***</text:p>
      <text:p text:style-name="P12"/>
      <text:p text:style-name="P12">Давным-давно, лет пять лет назад, мы с Юджином обменялись ключами от квартир. Началось всё с того, что он оставил мне на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32">—</text:span> что может держать закоренелого обеспеченного холостяка дома, кроме работы? <text:span text:style-name="T32">—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32">— зачем заморачиваться обменом? С той поры у каждого из нас был постоянный доступ в оба жилья.</text:span></text:p>
      <text:p text:style-name="P12">После смерти Юджина я всего лишь раз побывал в его квартире <text:span text:style-name="T32">—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49"/>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98">Прихожая встретила нас толстым слоем пыли. Мы тихонько прошли внутрь. Девушки разбрелись по квартире. Я задержался, запирая дверь изнутри. Неважно, минуту это займёт у нас или нет <text:span text:style-name="T49">— после встречи на лестнице со смайлолицым у меня развилась мания преследования.</text:span></text:p>
      <text:p text:style-name="P99"><text:soft-page-break/><text:span text:style-name="T14">– Анон…</text:span><text:span text:style-name="T1"> Тут окно разбито… И верёвка висит. – пискнула Флаттершай из кухни.</text:span></text:p>
      <text:p text:style-name="P97"><text:span text:style-name="T14">– </text:span><text:span text:style-name="T1">Оставь, Флатти, не сейчас! – отмахнулся я.</text:span></text:p>
      <text:p text:style-name="P98">Эпплджек стояла посреди комнаты и оглядывалась.</text:p>
      <text:p text:style-name="P108">– Не нравится мне тут. Чуйка нехорошая…</text:p>
      <text:p text:style-name="P98">Коллекция пластиковых пони по-прежнему пылилась на подоконнике. Компьютер стоял там же, где и три месяца назад — на столе у окна. Я отметил про себя, что забыл выключить его тогда, в последний свой визит. Теперь моя забывчивость обернулась спасением для Селестии, предоставив ей убежище.</text:p>
      <text:p text:style-name="P97"><text:span text:style-name="T1">На экране ноутбука сверкали </text:span><text:span text:style-name="T36">звёзды на фоне сине-зелёной мглы</text:span><text:span text:style-name="T1">. Я одел наушники и поёрзал мышкой по столу, прогоняя скрин-сэйвер.</text:span></text:p>
      <text:p text:style-name="P108">– Привет, Сел.</text:p>
      <text:p text:style-name="P140">Аликорница всполошилась и спрятала <text:span text:style-name="T1">пирожное</text:span> за спину.</text:p>
      <text:p text:style-name="P108">– Ах, это ты, Анон. Какое счастье! Ты снова с нами!</text:p>
      <text:p text:style-name="P108">– Нет, Сел. Это ты с нами. <text:span text:style-name="T1">Я пришёл забрать тебя назад, в Эквестрию. Через четверть часа ты вернёшься домой.</text:span></text:p>
      <text:p text:style-name="P98"><text:span text:style-name="T14">Я устало улыбнулся аликорнице </text:span>и осторожно закрыл ноутбук, переводя его в спящий режим<text:span text:style-name="T14">. Пусть о</text:span>битает в собственной фантазии<text:span text:style-name="T14"> </text:span>— нет смысла препираться с ней сейчас. Счастье уже в том, что она уцелела хотя бы в таком виде.</text:p>
      <text:p text:style-name="P98"><text:span text:style-name="T14">– </text:span>Да-да, забери её отсюда поскорее! <text:span text:style-name="T14">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98"><text:span text:style-name="T14">– </text:span>А я так хотел продемонстрировать ей класс езды на моноцикле!<text:span text:style-name="T14"> – пожаловался д</text:span>раконикус, ткнув в лежащий рядом гироскутер<text:span text:style-name="T14">. – Но разве Сахарная Ватка ценит настоящее искусство?</text:span></text:p>
      <text:p text:style-name="P108"/>
      <text:h text:style-name="P154" text:outline-level="2">2<text:span text:style-name="T1">9</text:span>. Отбытие</text:h>
      <text:p text:style-name="P111"/>
      <text:p text:style-name="P98"><text:span text:style-name="T14">– </text:span>Оп-па! – пробормотала Эпплджек. – Нежданчик!</text:p>
      <text:p text:style-name="P98">Дискорд дурашливо кивнул Эпплджек.</text:p>
      <text:p text:style-name="P108">– И я рад тебя видеть, дорогая Эппл-как-тебя-там! А где моя любимая Флаттершай?</text:p>
      <text:p text:style-name="P108">Окинув взглядом комнату, Дискорд закапризничал:</text:p>
      <text:p text:style-name="P108">– Где же она? Вот вечно вы тормозите, когда надо торопиться!</text:p>
      <text:p text:style-name="P98"><text:span text:style-name="T14">– Зато ты, я вижу, времени не терял. – м</text:span>оя рука под прикрытием стола медленно тянулась к тяжёлой фарфоровой кружке, стоящей на краю.</text:p>
      <text:p text:style-name="P98"><text:span text:style-name="T14">– А что? – невинно захлопал глазами драконикус. – Я, между прочим, </text:span>намного раньше тебя <text:span text:style-name="T14">понял, где </text:span>искать<text:span text:style-name="T14"> Солнцезад</text:span>ую<text:span text:style-name="T14">. Ещё у тебя на работе. Признаюсь честно, я был худшего мнения о тебе, Проводник. Не думал, что ты догадаешься. Но ты всё-таки нашёл </text:span>Сахарную <text:span text:style-name="T14">Ватку, хоть и в самый последний момент. А теперь…</text:span></text:p>
      <text:p text:style-name="P108">– С кем это вы тут разговариваете?</text:p>
      <text:p text:style-name="P108">В комнату вошла Флаттершай.</text:p>
      <text:p text:style-name="P98">Дискорд обернулся на голос и в этот момент я швырнул в него кружкой и бросился к нему через комнату с занесеным над головой стулом.</text:p>
      <text:p text:style-name="P98">Оглушённый драконикус попытался отъехать на кресле в сторону, но я припёр его стулом к стенке.</text:p>
      <text:p text:style-name="P125">– Эй-Джей, Флатти, хватайте комп и на выход! Я с ним разберусь! Не теряйте вре..!</text:p>
      <text:p text:style-name="P125">– ТЫ ИДИО..!!!</text:p>
      <text:p text:style-name="P125"><text:soft-page-break/>Дискорд <text:s/>заорал одновременно со мной, прикрываясь от меня руками, когда раздался оглушительный</text:p>
      <text:p text:style-name="P125">… </text:p>
      <text:p text:style-name="P127">БАХ!!!</text:p>
      <text:p text:style-name="P128">…</text:p>
      <text:p text:style-name="P125">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08">На лице драконикуса появилось удивлённо-мечтательное выражение и он вырубился.</text:p>
      <text:p text:style-name="P108"/>
      <text:p text:style-name="P108">…</text:p>
      <text:p text:style-name="P108"/>
      <text:p text:style-name="P108">– <text:span text:style-name="T1">А… Анон… Зачем ты напал на Дискорда? </text:span>– <text:span text:style-name="T1">прошептала Флаттершай в шоке.</text:span></text:p>
      <text:p text:style-name="P108"><text:span text:style-name="T1">– Долго объяснять! </text:span>– <text:span text:style-name="T1">я ещё раз проверил крепость узлов. </text:span>– <text:span text:style-name="T1">Он предал нас. С самого начала он не собирался освобождать Селестию. Ты сама слышала — он всё знал в первый же день. Знал и молчал. У него были планы на трон Эквестрии. И, в конце-концов, он пытался меня убить.</text:span></text:p>
      <text:p text:style-name="P98">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98">– Чего-о-о??? – ахнула Эпплджек. – Анон, я, канешн, на дух не выношу этого прохвоста, но тут ты малость вожжи попутал. Дискорд — не убийца.</text:p>
      <text:p text:style-name="P98">Дискорд благодарно замычал и так энергично закивал головой, что чуть не проглотил кляп.</text:p>
      <text:p text:style-name="P98">– Он, канешн, здоровый балбес с ветром в голове. – продолжала фермерша. – Но ч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верняк. Но не на убийство.</text:p>
      <text:p text:style-name="P98">Я раздражённо повернулся к фермерше.</text:p>
      <text:p text:style-name="P98">– А кто, по-твоему, подстроил все эти «несчастные» случаи? Вспомни, как меня чуть не утопил снеговик. Кому ещё это под силу?</text:p>
      <text:p text:style-name="P98">Дискорд возвёл глаза к потолку и завыл. Эпплджек задумалась.</text:p>
      <text:p text:style-name="P98">–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98">– А зачем тогда ты приложила его книгой? А потом помогла мне его связать? – перебил я фермершу с удивлением.</text:p>
      <text:p text:style-name="P98">Драконикус с натугой наклонил голову к лапе, привязанной к подлокотнику, и покрутил пальцем у виска.</text:p>
      <text:p text:style-name="P98">– Потому что ты напал на него. – пожала плечами Эпплджек. – Я и подумала — тебе виднее. И подсобила маленько.</text:p>
      <text:p text:style-name="P98">Звук сирены заставил меня броситься к окну. Три полицейские тойоты сверкали мигалками вокруг «Навары», подобно ёлочной гирлянде.</text:p>
      <text:p text:style-name="P98"/>
      <text:p text:style-name="P98">Проклятье!!!</text:p>
      <text:p text:style-name="P98"/>
      <text:p text:style-name="P98">Я схватил ноутбук, сгрёб девушек в охапку и вытолкал их в коридор. В дверях я обернулся к Дискорду.</text:p>
      <text:p text:style-name="P118"><text:soft-page-break/><text:span text:style-name="T14">– Слушай меня внимательно, </text:span>засранец — <text:span text:style-name="T14">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18">Я повернулся к выходу. Флаттершай проскочила у меня под локтём и кинулась к драконикусу.</text:p>
      <text:p text:style-name="P118"><text:span text:style-name="T14">– Нет! Дискорд </text:span>— не убийца!!!</text:p>
      <text:p text:style-name="P118">С необычной для неё силой Флаттершай вытащила кляп изо рта драконикуса.</text:p>
      <text:p text:style-name="P118"><text:span text:style-name="T14">– </text:span>ДА ТЫ СОВСЕМ БАНАНУЛСЯ, ПРОВОДНИЧЁК!!! ВЫ ВСЕ <text:span text:style-name="T14">ИДИОТЫ </text:span>(все, кроме Флаттершай)<text:span text:style-name="T14">!!! – заорал Дискорд моментально. – <text:s/>Е</text:span>сли я убийца, то ты — жрёшь пони на завтрак, обед и полдник! Дебилы!! Т<text:span text:style-name="T14">рон Эквестрии </text:span>мне <text:span text:style-name="T14">и с доплатой не нужен, я сдыхался этой нудной работёнки тысячи лет назад, чему счастлив безумно!!!</text:span></text:p>
      <text:p text:style-name="P118">Или драконикус — гениальный актёр, или… ?</text:p>
      <text:p text:style-name="P118">Я вернулся к драконикусу и уселся на стул напротив него.</text:p>
      <text:p text:style-name="P118"><text:span text:style-name="T14">– Р</text:span>ассказывай.</text:p>
      <text:p text:style-name="P118">Дискорд немного успокоился.</text:p>
      <text:p text:style-name="P118"><text:s/><text:span text:style-name="T14">– </text:span>Вообще-то, от тебя следовало бы избавиться, Проводник. Не знаю, что ты там разведал в <text:span text:style-name="T32">Большом Откровении</text:span>, но чувствую, что твоё знание может погубить Эквестрию. Но к<text:span text:style-name="T14">ак, интересно, я получу без </text:span>тебя<text:span text:style-name="T14"> приз из… копыт Луны?!! </text:span>Хмурая <text:span text:style-name="T14">Метёлка отправила меня проследить, чтоб ты вернулся обратно. </text:span>Так что е<text:span text:style-name="T14">сли бы вы сюда не заявились, через пять минут я отправился бы за вами сам!</text:span></text:p>
      <text:p text:style-name="P118"><text:span text:style-name="T14">– </text:span>А кто тогда насылал на нас этих уродов с рисованными рожами? Кто пытался убить меня раз за разом?</text:p>
      <text:p text:style-name="P118">У драконикуса глаза полезли на лоб.</text:p>
      <text:p text:style-name="P118"><text:span text:style-name="T14">–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Хмурой Метёл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18">Я задумался. Драконикус, похоже, говорил искренне. Но кто тогда всё это время играл с нами, <text:span text:style-name="T32">словно кот с мышью</text:span>?</text:p>
      <text:p text:style-name="P118"><text:span text:style-name="T14">– </text:span>Анон! <text:span text:style-name="T14">– </text:span>крикнула Эпплджек из прихожей. <text:span text:style-name="T14">– </text:span>Я слышу шум за дверью!</text:p>
      <text:p text:style-name="P118">Практически одновременно раздался звонок.</text:p>
      <text:p text:style-name="P121">– ОТКРОЙТЕ, ПОЛИЦИЯ! Вам даётся полминуты, чтобы открыть дверь! Через тридцать секунд дверь будет выбита!</text:p>
      <text:p text:style-name="P121"/>
      <text:p text:style-name="P121">Эпплджек ошалело выскочила из прихожей. Несколько мгновений я молча смотрел на неё. В голове свистел ветер и играла дудочка.</text:p>
      <text:p text:style-name="P121">– На крышу, живо!!! Через окно на кухне! – зашипел Дискорд.</text:p>
      <text:p text:style-name="P121">– Что? – ступил я.</text:p>
      <text:p text:style-name="P118"><text:span text:style-name="T32">–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32">– драконикус отчаянно дёргал узлы, пытаясь освободиться.</text:span></text:p>
      <text:p text:style-name="P121">Эпплджек, с ноутбуком в одной руке и Флаттершай — во второй, кинулась на кухню.</text:p>
      <text:p text:style-name="P118">Дверь содрогнулась от мощного удара. Послышался стук падающей штукатурки. Я сломя голову бросился за девушками.</text:p>
      <text:p text:style-name="P118">– Развяжи меня, кретин!!! – гаркнул вдогонку Дискорд.</text:p>
      <text:p text:style-name="P118"><text:soft-page-break/>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18">– Давай на крышу! Я догоню! – рявкнул он, освобождая вторую руку.</text:p>
      <text:p text:style-name="P118">От второго удара дверная коробка крякнула и наполовину въехала в коридор.</text:p>
      <text:p text:style-name="P118">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18">Верёвка в кухонном окне дёргалась под весом карабкающихся девушек. Я словил её и стал на подоконник.</text:p>
      <text:p text:style-name="P118">Блё-о-о!</text:p>
      <text:p text:style-name="P118">Кусок стекла соскользнул с подоконника и исчез, вертясь и сверкая, в <text:span text:style-name="T32">двадцативосьмиэтажной</text:span><text:span text:style-name="T28"> </text:span>бездне. Тело моментально покрылось гусиной кожей, ноги стали ватными, а ладони покрылись холодным потом.</text:p>
      <text:p text:style-name="P118">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text:span text:style-name="T64">А если не </text:span>выдержит<text:span text:style-name="T64"> </text:span>основа, к которой она привязана? Что-то мне в туалет захотелось… У меня нет боязни высоты, но это уже слишком!</text:p>
      <text:p text:style-name="P118">Я задрал голову.</text:p>
      <text:p text:style-name="P118">О! Так уже легче! Надо мной всего лишь два этажа. Десять метров верёвки. Если не смотреть вниз, то…</text:p>
      <text:p text:style-name="P120">«…<text:span text:style-name="T32">Будь храбр. Будь стоек. Будь силён. Что бы ни случилось, помни: Эквестрия с тобой. Эквестрия в тебе. Навсегда. И всегда…»</text:span></text:p>
      <text:p text:style-name="P118">Я вытер ладони о штаны, ухватил канат и сделал шаг вперёд… </text:p>
      <text:p text:style-name="P118">…</text:p>
      <text:p text:style-name="P118">Святые яйца, Анон, ты действительно сделал ЭТО!</text:p>
      <text:p text:style-name="P118">…</text:p>
      <text:p text:style-name="P118">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18">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18">Дискорд, спускаясь с крыши в квартиру, не предполагал, что по верёвке придётся карабкаться обратно на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18">Я успел сократить расстояние до Эпплджек наполовину, когда девушки нашли решение.</text:p>
      <text:p text:style-name="P118">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18">Селестия милосердная!!!</text:p>
      <text:p text:style-name="P118"><text:soft-page-break/>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18">Я выдохнул.</text:p>
      <text:p text:style-name="P118">Флаттершай появилась над бортиком и свесила вниз руку. Эпплджек вытянулась и протянула ей ноутбук одной рукой.</text:p>
      <text:p text:style-name="P118">НЕТ! У них не получилось!</text:p>
      <text:p text:style-name="P118">У меня враз вспотели ладони. Держаться на верёвке стало чертовски трудно.</text:p>
      <text:p text:style-name="P118">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18">Этот самоубийственный поступок фермерши я могу объяснить только отсутствием у неё большого опыта лазания по канатам и непривычкой к человеческому телу.</text:p>
      <text:p text:style-name="P118">Эпплджек отклонилась от парапета, вскрикнула и стала съезжать вниз. Ноутбук выскользнул из пальцев Флаттершай. Фермерша в отчаянной попытке удержать ноутбук, отклонилась ещё больше и перевернулась на верёвке вниз головой.</text:p>
      <text:p text:style-name="P118">К счастью, фермерша не разжала ног.</text:p>
      <text:p text:style-name="P118">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18">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18">Бляблябляблябля!!! ДА НУ ЕГО НАХУЙ — ТАКОЙ АЛЬПИНИЗМ!!!</text:p>
      <text:p text:style-name="P118">БЛЯ!!!…</text:p>
      <text:p text:style-name="P118">Верёвка закончилась. Наконец-то у меня появилось время для паники. Я судорожно обнял Эпплджек, закрыл глаза и приготовился…</text:p>
      <text:p text:style-name="P118"/>
      <text:p text:style-name="P118">…</text:p>
      <text:p text:style-name="P118"/>
      <text:p text:style-name="P118">Захват поперёк груди и сильный рывок выдавили из меня остатки дыхания.</text:p>
      <text:p text:style-name="P118">– ОТПУСТИ КОБЫЛУ!!! – загрохотало мне в ухо.</text:p>
      <text:p text:style-name="P118">Я открыл глаза.</text:p>
      <text:p text:style-name="P118">Перед носом плавными рывками уходили вниз окна этажей. Порывы вихрей от взмахов <text:span text:style-name="T32">разномастных</text:span> крыльев трепали волосы и выдували слёзы из глаз. Тупая боль гнездилась в сожжённых верёвкой суставах.</text:p>
      <text:p text:style-name="P118">Я чуть поднял глаза и уставился в кривую морду драконикуса.</text:p>
      <text:p text:style-name="P118">– Отпусти Эпплджек. Я её держу. – повторил Дискорд. – Мне сбалансироваться надо. Вы не такие уж и лёгкие.</text:p>
      <text:p text:style-name="P118">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18">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18"><text:soft-page-break/></text:p>
      <text:p text:style-name="P118">…</text:p>
      <text:p text:style-name="P118"/>
      <text:p text:style-name="P118">Ветер гулял между тарелок спутниковых антенн, вырывал слова из уст и уносил их прочь. Зарёванная Флаттершай обняла нас по очереди и стояла в обнимку с Дискордом, тихонько всхлипывая. В конце-концов драконикус отстранил её и неожиданно мягко произнёс:</text:p>
      <text:p text:style-name="P118">– Эмм… Флатти, дорогая, нам пора. Я слышу шаги на лестнице. Не говоря уже о том, что до закрытия коридора осталось семь минут…</text:p>
      <text:p text:style-name="P118">…</text:p>
      <text:p text:style-name="P118">На длинной шее драконикуса разместились Эпплджек и Флаттершай. Я, для сохранения баланса, разместился позади крыльев.</text:p>
      <text:p text:style-name="P118">Дискорд расправил крылья и начал короткую пробежку к краю.</text:p>
      <text:p text:style-name="P118"><text:span text:style-name="T14">– Д</text:span>искорд Эйрлайнс приветствует на борту! Температура воздуха пять градусов! Высота<text:span text:style-name="T32"> сто пять</text:span><text:span text:style-name="T28"> </text:span>метров. Ожидаемая продолжительность полёта — четыре минуты!..</text:p>
      <text:p text:style-name="P118">…ограда края крыши промелькнула под нами…</text:p>
      <text:p text:style-name="P118"><text:span text:style-name="T14">– …</text:span>собственно, держаться в воздухе дольше у меня не хватит магии…</text:p>
      <text:p text:style-name="P118"/>
      <text:p text:style-name="P118">Мы летели навстречу закату.</text:p>
      <text:p text:style-name="P118"/>
      <text:p text:style-name="P118">…</text:p>
      <text:p text:style-name="P118"/>
      <text:p text:style-name="P118">От ритмичных взмахов крыльев нас овевали непривычно тёплые потоки воздуха. Оглянувшись назад, я заметил, как открылась дверь машинного отделения лифта и на крышу начали выскакивать тёмные фигуры с чёрными овалами вместо лиц.</text:p>
      <text:p text:style-name="P118"><text:span text:style-name="T14">– </text:span>Ю-ху-у-у!!!</text:p>
      <text:p text:style-name="P118">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18">Перед нами увеличивалась громада моей высотки.</text:p>
      <text:p text:style-name="P118">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18">– Пристегните ремни! – проревел Дискорд, резко ускоряясь. – Будет весело!!!</text:p>
      <text:p text:style-name="P118">Эпплджек покрепче прижала к себе ноутбук. Флаттершай прижалась к шее Дискорда, отвернулась и закрыла глаза.</text:p>
      <text:p text:style-name="P118">– ВНИМАНИЕ!!! – заорал Дискорд, сложил крылья и влетел в коридор.</text:p>
      <text:p text:style-name="P118"/>
      <text:p text:style-name="P119">***</text:p>
      <text:p text:style-name="P118"/>
      <text:p text:style-name="P118">Бля!!!</text:p>
      <text:h text:style-name="Heading_20_2" text:outline-level="2"><text:soft-page-break/></text:h>
      <text:h text:style-name="Heading_20_2" text:outline-level="2"><text:span text:style-name="T1">30</text:span>. Разговор за столиком в <text:span text:style-name="T1">ночи</text:span></text:h>
      <text:p text:style-name="P129"/>
      <text:p text:style-name="P131">Мы почти успели.</text:p>
      <text:p text:style-name="P126">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26">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26">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26">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26">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26">«Ну что же, Анон — 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26">Пожалуй, если бы можно было отмотать всё назад… Если бы я с самого начала отказался во всём этом участвовать… Сел вернула бы меня домой через три <text:span text:style-name="T32">месяца</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26">ХА-ХА-ХА!</text:p>
      <text:p text:style-name="P126">Прямо как сейчас. Как говорится, найди десять отличий.</text:p>
      <text:p text:style-name="P126">Вот только… Только Дэш была бы жива…</text:p>
      <text:p text:style-name="P130">Я тяжело вздохнул.</text:p>
      <text:p text:style-name="P130"/>
      <text:p text:style-name="P130">…</text:p>
      <text:p text:style-name="P130"/>
      <text:p text:style-name="P130"><text:span text:style-name="T1">Мне это кажется, или в самом деле? Я моргнул. Нет, не кажется. </text:span>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30">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26">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47"><text:soft-page-break/><text:span text:style-name="T14">–</text:span> Послушай, я вот не пойму, Эогипп для тебя —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7">От неожиданности я только открывал рот, в попытке что-то ответить, но тут же закрывал его. Нужные слова выветрились из головы.</text:p>
      <text:p text:style-name="P47"><text:span text:style-name="T14">– Т</text:span>ы что за хрен вообще? <text:span text:style-name="T14">– наконец сподобился я на членораздельную речь.</text:span></text:p>
      <text:p text:style-name="P47">Зверь смутился.</text:p>
      <text:p text:style-name="P47"><text:span text:style-name="T14">– Гм</text:span>. Извиняюсь, не представился. Анакорн. Демиург. Я тут живу.</text:p>
      <text:p text:style-name="P35">– А сидишь<text:span text:style-name="T1">-то</text:span> на чём? – вид сидящего на пустоте существа сбивал с толку.</text:p>
      <text:p text:style-name="P47">Демиург что-то прикинул и кивнул сам себе.</text:p>
      <text:p text:style-name="P35">– Гм. Ок.</text:p>
      <text:p text:style-name="P47"><text:span text:style-name="T14">С кончика малого рога Анакорна сорвалась молния и под ним материализовался </text:span>зелёный <text:span text:style-name="T14">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35">– Так лучше?</text:p>
      <text:p text:style-name="P35">– Вполне. – <text:span text:style-name="T1">кивнул я.</text:span></text:p>
      <text:p text:style-name="P35">Кажется, за последние пару месяцев я разучился удивляться.</text:p>
      <text:p text:style-name="P47"><text:span text:style-name="T14">– Итак, рассказывай, каким ветром тебя сюда занесло. – д</text:span>емиург<text:span text:style-name="T14"> почесал нос. – У меня такое чувство, </text:span>будто<text:span text:style-name="T14">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61">.</text:span></text:p>
      <text:p text:style-name="P35"/>
      <text:p text:style-name="P61">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58"/>
      <text:p text:style-name="P35">– Мы спасали Сел. Она оказалась в мире людей. – я вздохнул. – А я отбился от группы.</text:p>
      <text:p text:style-name="P35">– Кого-кого спасали? – удивился Анакорн.</text:p>
      <text:p text:style-name="P35">– Сел. Принцессу Селестию.</text:p>
      <text:p text:style-name="P37">– Продолжай! – с интересом воскликнул Анакорн. – Как бессмертная оказалась в твоём мире, человек?</text:p>
      <text:p text:style-name="P37"/>
      <text:p text:style-name="P44">Ага, так я тебе и сказал! Я не такой идиот, чтоб уничтожить свою единственную надежду вернуться в Эквестрию! <text:span text:style-name="T1">Расскажу ему немного, из того, что можно, а затем попрошу открыть коридор.</text:span></text:p>
      <text:p text:style-name="P37"/>
      <text:p text:style-name="P50"><text:span text:style-name="T14">–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37">– Ты сам-то веришь в эту ерунду? – перебил меня Анакорн. – Брось молоть чушь, ты не умешь врать!</text:p>
      <text:p text:style-name="P37"/>
      <text:p text:style-name="P37"><text:soft-page-break/>Бля! Вот так всегда!</text:p>
      <text:p text:style-name="P37">Я вздохнул.</text:p>
      <text:p text:style-name="P50"><text:span text:style-name="T14">– Если я расскажу тебе н</text:span>астоящую<text:span text:style-name="T14"> причину </text:span>— ты исчезнешь! <text:span text:style-name="T14">– угрюмо заявил я.</text:span></text:p>
      <text:p text:style-name="P35">Морда Анакорна осветилась радостным озарением.</text:p>
      <text:p text:style-name="P35"/>
      <text:p text:style-name="P50"><text:span text:style-name="T14">– </text:span><text:span text:style-name="T75">Я ПОНЯЛ, КТО ТЫ!!! КАК </text:span><text:span text:style-name="T76">ЖЕ </text:span><text:span text:style-name="T75">Я СРАЗУ НЕ ДОГАДАЛСЯ?!! Я ДОЛГО ЖДАЛ ТЕБЯ, ПРОВОДНИК! Я УСТАЛ! ПРИСТУПИМ ЖЕ СКОРЕЕ!</text:span></text:p>
      <text:p text:style-name="P37"/>
      <text:p text:style-name="P37">Увидев, что я скорчился в кресле, заткнув уши, Анакорн немного успокоился и приглушил голос.</text:p>
      <text:p text:style-name="P50"><text:span text:style-name="T14">– Всё же, мне нужно знать, насколько большую часть Откровения ты увидел, чтобы знать, откуда рассказывать. Не бойся, со мной всё будет в порядке: в Откровении исчезает только то, что принадлежит Эквусу. Я же </text:span>— не его часть. Точнее, не только его. Говори же, не медли!</text:p>
      <text:p text:style-name="P35"/>
      <text:p text:style-name="P35">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0"/>
      <text:p text:style-name="P50"><text:span text:style-name="T14">– Ну… Я не идиот… я видел, что происходит за Чёрным </text:span>э<text:span text:style-name="T14">краном…</text:span></text:p>
      <text:p text:style-name="P50">Я глубоко вздохнул, как перед прыжком в воду.</text:p>
      <text:p text:style-name="P50"><text:span text:style-name="T14">– </text:span>Нет никакого мира-вампира. Мир людей не виноват. <text:span text:style-name="T14">Эквестрия загибается потому, что она </text:span>— НЕ НАСТОЯЩАЯ! ЭТО ПРИДУМАННЫЙ МИР! А все пони — просто отражения некоторых особенных людей из моего мира. У нас таких людей зовут брони. И когда брони перестаёт быть таковым — в тот момент, когда он теряет веру в пони — его альтер-эго в Эквестрии исчезает! Я видел, как пони прыгнул в экран — а на другой стороне парень перед этим выкинул фигурку пони в мусорный бак! Вот, что я узнал! И потому я уверен, если рассказать это любому пони — он исчезнет! Просто потому, что его брони потеряет веру, когда поймёт, что Эквестрии на самом деле не существует!</text:p>
      <text:p text:style-name="P50"/>
      <text:p text:style-name="P50">Я перевёл дух. Анакорн слушал меня и печально кивал. Но не исчезал.</text:p>
      <text:p text:style-name="P37">–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0"><text:span text:style-name="T14">Анакорн </text:span>встал с пуфика<text:span text:style-name="T14"> </text:span>и стал прохаживаться рядом со столом<text:span text:style-name="T14">. </text:span>Перед ним в качестве импровизированной указки плыл в пространстве карандаш.<text:span text:style-name="T14"> На стол</text:span>е раскинулась<text:span text:style-name="T14"> </text:span>голографическая карта Эквуса<text:span text:style-name="T14">. Игрушечные горные пики утопали в крохотных облаках, белые шапки ледников икрились </text:span>на<text:span text:style-name="T14"> полюсах, спокойная гладь </text:span>омывающих <text:span text:style-name="T14">океан</text:span>ов<text:span text:style-name="T14"> переливалась всеми оттенками синего.</text:span></text:p>
      <text:p text:style-name="P37"/>
      <text:p text:style-name="P3"><text:span text:style-name="T48">– Физики твердят, что в Мультивселенной всё, что имеет хоть мизерную вероятность случиться, случается где-нибудь когда-нибудь со стопроцентной вероятностью. И, в принципе, они правы. </text:span><text:span text:style-name="T44">–</text:span><text:span text:style-name="T48"> Анакорн подавил короткий смешок. </text:span><text:span text:style-name="T44">–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или первич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Огромные перекосы в конструкции тянут такие миры на дно.</text:p>
      <text:p text:style-name="P3"><text:soft-page-break/><text:s/>Большинство вторичных миров живёт недолго — от нескольких лет до нескольких тысяч. Пока у их демиурга есть силы и желание их поддерживать. Потом они схлопываются. Впрочем, некоторые из них довольно неплохо скроены и не сильно отличаются от самосозданных — как правило, они скопированы с первичных миров с изменением одного-двух незначительных аспектов. Такие миры достаточно стабильны, непротиворечивы и самодостаточны.</text:p>
      <text:p text:style-name="P3">К сожалению, к Эквусу это не относится.</text:p>
      <text:p text:style-name="P3"/>
      <text:p text:style-name="P3">Анакорн развёл копытами и отпил из стакана.</text:p>
      <text:p text:style-name="P3"/>
      <text:p text:style-name="P103"><text:span text:style-name="T58">– </text:span>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00">Проблема в том, что Эквус крайне хрупок и нежизнеспособен. По-сути, это мертворожденный мир. У него с самого начала присутствует ворох патологий, с какими долго не живут.</text:p>
      <text:p text:style-name="P64"/>
      <text:p text:style-name="P3">Анакорн плюхнулся обратно на пуфик и прижал к вискам копыта. Морда его исказилась в гримасе, как от сильной головной боли. Достав карандаш из гривы, он принялся катать его по столу между копыт, явно получая от этого действия расслабляющий эффект. Немного успокоившись, он продолжил.</text:p>
      <text:p text:style-name="P50"/>
      <text:p text:style-name="P50">– Насколько реалистичен, по-твоему,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0"/>
      <text:p text:style-name="P98">Я запротестовал.</text:p>
      <text:p text:style-name="P100">– В Эквестрии не двигают солнце! Аликорны лишь корректируют орбиту Эквуса и луны вокруг него, хотя все уверены в обратном.</text:p>
      <text:p text:style-name="P100">Анакорн улыбнулся во всю морду.</text:p>
      <text:p text:style-name="P100">– Значит, ты уже помогаешь мне, Проводник, даже сам того не осознавая! Я рад!</text:p>
      <text:p text:style-name="P98">Демиург снова отпил из стакана и продолжил.</text:p>
      <text:p text:style-name="P100"/>
      <text:p text:style-name="P100">–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98">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глот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чтобы сэкономить тебе пару месяцев на обучение, он лично породил <text:soft-page-break/>отдельную версию, говорящую на твоём языке! Хоть это и стоило ему потери города на окраине, как я вижу.</text:p>
      <text:p text:style-name="P100">– Что ж он не породил версию реальности с метрической системой? У меня мозги чуть набекрень не съехали, когда я фунты и ярды переводил в килограммы и метры и обратно! – пожаловался я.</text:p>
      <text:p text:style-name="P100">Анакорн только развёл копытами.</text:p>
      <text:p text:style-name="P100">– Не знаю. Может, ему фунты и ярды больше нравятся.</text:p>
      <text:p text:style-name="P100">– Ты так говоришь, будто у Эквуса есть свой собственный разум. – заметил я.</text:p>
      <text:p text:style-name="P100">Анакорн усмехнулся.</text:p>
      <text:p text:style-name="P100">–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Правда, логика этих решений специфична и иногда малопонятна, но всё же…</text:p>
      <text:p text:style-name="P100"/>
      <text:p text:style-name="P98">Анакорн постучал по столику карандашом. Карта Эквестрии поднялась над столом и свернулась в шар Эквуса. Голограмма<text:span text:style-name="T48"> планеты дрожала и покрывалась рябью, как некачественная картинка в аналоговом телевизоре.</text:span></text:p>
      <text:p text:style-name="P100"/>
      <text:p text:style-name="P98">–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98"/>
      <text:p text:style-name="P98">Анакорн мрачно уставился на мерцающую голограмму Эквуса<text:span text:style-name="T32">. Ко мне наконец-то пришло понимание ситуации.</text:span></text:p>
      <text:p text:style-name="P103">– А почему ты сам не можешь поддерживать Эквус? Ты же его демиург? Ну так и питай его своей созидающей силой, пока он не окрепнет!</text:p>
      <text:p text:style-name="P98">Анакорн смутился.</text:p>
      <text:p text:style-name="P98"><text:span text:style-name="T48">– К сожалению, не </text:span><text:span text:style-name="T52">получится</text:span><text:span text:style-name="T48">.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48"><text:note text:id="ftn14" text:note-class="footnote"><text:note-citation>14</text:note-citation><text:note-body><text:p text:style-name="P139">Ученик поднял копыто, желая <text:span text:style-name="T1">задать</text:span> вопрос, когда Стар Свирл Бородатый громко икнул и уставился в огонь. Так было каждый раз перед тем, как <text:span text:style-name="T1">Стар </text:span>Свирл произносил очередную мудрость<text:span text:style-name="T1">.</text:span> <text:span text:style-name="T1">У</text:span>ченик приготовил перо и бумагу.</text:p><text:p text:style-name="P139">– Сам ты раздолбай! – произнёс, наконец, Свирл.</text:p></text:note-body></text:note></text:span><text:span text:style-name="T48"> </text:span>И создали вы его достаточно топорно — видишь, он трещит по швам.</text:p>
      <text:p text:style-name="P98">– Хмм. То есть, это брони создали Эквус?</text:p>
      <text:p text:style-name="P98">– Да. Грубо говоря, вы его придумали. Влили в него столько фантазии, что он реализовался. Вообще, <text:span text:style-name="T51">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98"/>
      <text:p text:style-name="P98">Анакорн прижал одним копытом центр карандаша к столу и ударил по его кончику другим. Карандаш стал вертеться своеобразной юлой.</text:p>
      <text:p text:style-name="P98"/>
      <text:p text:style-name="P98"><text:soft-page-break/>– Я не могу полноценно общаться с метаинтеллектом реальности, <text:span text:style-name="T48">—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98"><text:span text:style-name="T48">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0"/>
      <text:p text:style-name="P98">Я вспомнил события последнего времени<text:span text:style-name="T14">.</text:span></text:p>
      <text:p text:style-name="P98">– Тогда мне понятно, почему Эквус загибается. Хасбро недавно прикрыла сериал. Перестал собирать кассу. Надо полагать, количество фанов стало сокращаться.</text:p>
      <text:p text:style-name="P98">Анакорн с такой силой надавил копытом на карандаш, что тот хрустнул.</text:p>
      <text:p text:style-name="P98">–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 нему, как к ребёнку.</text:p>
      <text:p text:style-name="P98">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0">–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0">Я развёл руками.</text:p>
      <text:p text:style-name="P100">–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0">Анакорн улыбнулся и вскочил с пуфика.</text:p>
      <text:p text:style-name="P98"><text:span text:style-name="T48">–</text:span><text:span text:style-name="T32"> На самом деле помочь мне достаточно легко. Видишь ли, залатать дыры конструкции Эквуса можно «наложив» на них правдоподобное </text:span><text:span text:style-name="T48">— иначе говоря, жизнеспособное —</text:span><text:span text:style-name="T32"> объяснение и направив на это объяснение подпитывающую энергию адептов. В мире людей даже есть шуточная награда, учреждённая </text:span><text:span text:style-name="T42">Marvel Comics </text:span><text:span text:style-name="T32">для того, чтобы убирать логические неувязки придуманного мира. «Не-Приз» Стена Ли присваивается тем читателям, которые смогли подобрать наилучшее объяснение какого-нибудь противоречия мира комиксов </text:span><text:span text:style-name="T42">Marvel</text:span><text:span text:style-name="T32">.</text:span></text:p>
      <text:p text:style-name="P103">Курьёз в том, что это не шутка. Это работает!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p>
      <text:p text:style-name="P103"/>
      <text:p text:style-name="P103">Я скептически хмыкнул.</text:p>
      <text:p text:style-name="P103">– Да ладно, какой из меня брони? Ну, посмотрел пару сезонов за компанию, ну, понравились. Но я никогда не принимал эти мультики всерьёз. Я не носил футболки с изображением Рэйнбоу Дэш! Я не покупал куски цветного пластика в форме поней! Я не коллекционировал непристойные картинки с Селестией! Ты не к тому обратился. Да и как их корректировать, эти недочёты? Сказать: «Повелеваю быть сему»?</text:p>
      <text:p text:style-name="P103">Анакорн поправил невесть откуда взявшиеся на переносице очки и ответил.</text:p>
      <text:p text:style-name="P98"><text:span text:style-name="T32">– Ты уже устранил крупнейший дефект Эквестрии </text:span><text:span text:style-name="T48">— манипуляции светилом. Аналогично решаются и остальные проблемы</text:span><text:span text:style-name="T32">.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8">— вещь живучая</text:span><text:span text:style-name="T32">. Я сам такое проделывал много раз со всякими мелочами, вроде эквестрийской природы и техники. Были там </text:span><text:soft-page-break/><text:span text:style-name="T32">небольшие противоречия, пришлось их загладить. Но с крупными у меня не получается. С ними вообще трудно что-то придумать…</text:span></text:p>
      <text:p text:style-name="P103">Я задумался. На самом деле, интересная логическая задача…</text:p>
      <text:p text:style-name="P100">–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98"><text:span text:style-name="T48">–</text:span><text:span text:style-name="T32"> А кьютимарки? Как, разрази меня квазар, объяснить кьютимарки? </text:span><text:span text:style-name="T48">– азартно воскликнул Анакорн.</text:span></text:p>
      <text:p text:style-name="P103">– А кьютимарки ты сам даришь пони, когда распознаёшь их жизненное предназначение!!! – так же азартно заорал я.</text:p>
      <text:p text:style-name="P103">– ЧТООО?!! Может, ты думаешь, мне больше заняться нечем, как лепить пони тату на фланки? Так я тебя разочарую! У меня и без того три миллиона дел!</text:p>
      <text:p text:style-name="P103">Я пожал плечами.</text:p>
      <text:p text:style-name="P103">– А по-другому я не могу объяснить их появление. К сожалению.</text:p>
      <text:p text:style-name="P103">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3">– Хорошо. Уговорил. Кьютимарки беру на себя. Так и знал, что мне самое трудное достанется!</text:p>
      <text:p text:style-name="P103">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3">Анакорн проследил мой взгляд.</text:p>
      <text:p text:style-name="P103">– Нечего так на меня смотреть! Если я стану применять магию вместо ловкости, теряется весь смысл упражнения… О, глянь-ка на Эквус!</text:p>
      <text:p text:style-name="P103">И впрямь, было на что посмотреть. Уровень помех на голограмме снизился на порядок и сама она стала светиться ровным голубоватым светом.</text:p>
      <text:p text:style-name="P103">–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 Будь так добр, выбери самую главную, в которую нужно направить энергию воображения брони.</text:p>
      <text:p text:style-name="P103">Я опять задумался. В голове было пусто. Мне бы хотелось, чтобы чтобы главной была та Эквестрия, в которой мы с Сел… Забудь про это, Анон! Ты не можешь сделать главным мир, находящийся в шаге от полного разрушения!</text:p>
      <text:p text:style-name="P103">– Почему бы не сделать главной каноническую Эквестрию? Ту, что описана в мультике?</text:p>
      <text:p text:style-name="P103">– Учти<text:span text:style-name="T54">, – Анакорн вдруг стал серьёзным, – каноническ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59">—</text:span><text:span text:style-name="T54"> точнее, дерево схожих миров Эквуса </text:span><text:span text:style-name="T59">—</text:span><text:span text:style-name="T54"> создали брони. Разумеется, стержнем им послужил именно сериал, но каждый фанфик </text:span><text:span text:style-name="T59">—</text:span><text:span text:style-name="T54"> сам по себе, каждый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04"/>
      <text:p text:style-name="P103">Я подумал. Потом ещё раз подумал. Мне не хотелось уничтожать кучу миров в угоду какому-то одному, хоть тресни. А что скажет любой программист, предложи ему соединить несколько несовместимых объектов?</text:p>
      <text:p text:style-name="P104"><text:soft-page-break/></text:p>
      <text:p text:style-name="P104">–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 Скажем, в этой объединяющей эквестрийской реальности в древние времена произошёл магический катаклизм, из-за которого реальность Эквестрии расслоилась на множество параллельных миров. Разные фанфики описывают разные параллельные реальности Эквестрии. Кстати, этот же катаклизм мог бы сделать орбиты Эквуса и его луны нестабильными. Как-то так.</text:p>
      <text:p text:style-name="P104"/>
      <text:p text:style-name="P103">Анакорн аж подпрыгнул на месте от восторга и стал мне аплодировать.</text:p>
      <text:p text:style-name="P104"/>
      <text:p text:style-name="P103"><text:span text:style-name="T54">– Наконец-то я вижу свет в конце тоннеля! Как это не пришло мне в голову! Ты всё отлично увязал! Всё сходится! Более того </text:span><text:span text:style-name="T59">—</text:span><text:span text:style-name="T54"> Анакорн заговорщически подмигнул мне </text:span><text:span text:style-name="T59">—</text:span><text:span text:style-name="T54"> всё именно так и было, клянусь Не-Призом Стена Ли! И все фанфики, которые до сих пор были просто фантазиями оторванных от реальности чудаков, с этого момента становятся описаниями НАСТОЯЩИХ событий, происходящих в Объединённом Континууме Эквуса! Твой фанфик будет последним настоящим фанфиком в этом смысле </text:span><text:span text:style-name="T59">— и первой реальной историей в Объединённом Континууме Эквуса</text:span><text:span text:style-name="T54">!</text:span></text:p>
      <text:p text:style-name="P104">Я подозрительно посмотрел на Анакорна.</text:p>
      <text:p text:style-name="P103"><text:span text:style-name="T20">– </text:span><text:span text:style-name="T54">Какой ещё, нафиг, «мой фанфик»? Я никакого фанфика не писал. И не собираюсь.</text:span></text:p>
      <text:p text:style-name="P104">Анакорн ехидно ухмыльнулся и сделал мне «глазки».</text:p>
      <text:p text:style-name="P103"><text:span text:style-name="T20">– </text:span><text:span text:style-name="T54">И тут мы плавно переходим к<text:tab/> заключительной проблеме! Как, интересно, ты собираешься создать объединяющую версию Эквестрии? Как ты аккумулируешь и направишь воображение брони? <text:s/>Планируешь выйти на площадь и крикнуть в толпу: « А ну-ка, все, строем, мечтайте об Эквестрии!» ??</text:span></text:p>
      <text:p text:style-name="P104">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воображения для стабилизации! С учётом всех исправлений, что уже сделаны, энергии понадобится относительно немного.</text:p>
      <text:p text:style-name="P104"/>
      <text:p text:style-name="P104">Я растерялся.</text:p>
      <text:p text:style-name="P103"><text:span text:style-name="T14">– </text:span>Эээ… Тут я тебе точно не помощник. Никогда не писал ничего сложнее технической документации к программам. Да и то, старался эту бодягу скинуть на новичков.</text:p>
      <text:p text:style-name="P103"><text:span text:style-name="T14">– </text:span>Пиши, как есть. <text:span text:style-name="T14">– </text:span>развёл копытами Анакорн. <text:span text:style-name="T14">– </text:span>Авось сгодится. Я писать точно не буду <text:span text:style-name="T59">— ты меня с кьютимарками уже пригрузил на ближайшие тысячи лет.</text:span></text:p>
      <text:p text:style-name="P103">…</text:p>
      <text:p text:style-name="P103">Факн щит<text:note text:id="ftn15" text:note-class="footnote"><text:note-citation>15</text:note-citation><text:note-body><text:p text:style-name="P136">Fucking shit — <text:span text:style-name="T1">ёбаное дерьмо</text:span></text:p></text:note-body></text:note>!..</text:p>
      <text:p text:style-name="P103">…</text:p>
      <text:p text:style-name="P103">Ну а что мне остаётся? Я фейспамнул.</text:p>
      <text:p text:style-name="P103"/>
      <text:p text:style-name="P103"><text:span text:style-name="T14">–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3">Анакорн насупился и спрятал карандаш в гриву.</text:p>
      <text:p text:style-name="P103"><text:span text:style-name="T14">–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text:soft-page-break/>определённого через сон передать не получится, ты всё равно всё забудешь при пробуждении. Так что будешь сам отдуваться.</text:p>
      <text:p text:style-name="P103"/>
      <text:p text:style-name="P103">Вот тебе и помахала Эквестрия ручкой, Анон!</text:p>
      <text:p text:style-name="P103"/>
      <text:p text:style-name="P103">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3">Последние песчинки просыпались в нижнюю колбу песочных часов на столе. Я с удивлением заметил, что мои руки стали светиться голубоватым свечением. Кончики пальцев стали полупрозрачными. Это заметил и Анакорн.</text:p>
      <text:p text:style-name="P102"/>
      <text:p text:style-name="P102">– Пора закругляться. Ты начинаешь сгорать. Надо утрясти последние детали, пока ещё есть пару минут.</text:p>
      <text:p text:style-name="P98">– Валяй. Я тебя внимательно слушаю.</text:p>
      <text:p text:style-name="P98">–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98">– А я разве сплю?</text:p>
      <text:p text:style-name="P98">– Сейчас — нет. Но как только мы закроем сделку — проснёшься. Потому что нет иного способа вернуть тебя в реальный мир.</text:p>
      <text:p text:style-name="P98">– Эээ, постой! А как я в Эквестрию и к себе обратно проходил?</text:p>
      <text:p text:style-name="P98">–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98">Так вот, возвращать тебя обратно в твой мир я не буду.</text:p>
      <text:p text:style-name="P98"/>
      <text:p text:style-name="P98">Я непонимающе хлопал глазами.</text:p>
      <text:p text:style-name="P98"/>
      <text:p text:style-name="P98">–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 среди людей.</text:p>
      <text:p text:style-name="P98">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4"> </text:span>Если вернуть тебя обратно — рано или поздно он тебя убьёт. Скорее рано, чем поздно.</text:p>
      <text:p text:style-name="P98">– Вот дерьмо!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всё на Дискорда валил!</text:p>
      <text:p text:style-name="P98">– Ты меня не дослушал. – упрекнул меня Анакорн. –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98"><text:soft-page-break/>Теперь — об оплате.</text:p>
      <text:p text:style-name="P98"/>
      <text:p text:style-name="P98">Анакорн наклонился ко мне через стол и подмигнул.</text:p>
      <text:p text:style-name="P98"/>
      <text:p text:style-name="P98">– Проси, чего хочешь!</text:p>
      <text:p text:style-name="P98"/>
      <text:p text:style-name="P98">Пока я думал, демиург мурлыкал себе под нос в эйфории: «Да! В такие моменты ощущаешь себя богом! Я крут! Ха-ха!»</text:p>
      <text:p text:style-name="P98"/>
      <text:p text:style-name="P98">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98">Ради этого написать фанфик — очень малая цена. Совсем ничтожная.</text:p>
      <text:p text:style-name="P103"/>
      <text:p text:style-name="P103">– Верни Дэш!!!</text:p>
      <text:p text:style-name="P103"/>
      <text:p text:style-name="P103">Копыта Анакорна разъехались и он впечатался мордой в стол.</text:p>
      <text:p text:style-name="P103">– Э-э-э… м-м-м… ну-у-у… Перо мне в зад!.. Нельзя сказать, что это совсем невыполнимо… Но, прямо скажу, задачка не для студента!</text:p>
      <text:p text:style-name="P103">Глаза демиурга бегали, как у застуканного в трамвае безбилетника.</text:p>
      <text:p text:style-name="P103">– А ты студент?</text:p>
      <text:p text:style-name="P103">–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3">– Другое просить не будешь? – сухо переспросил Анакорн. – Учти, время уходит. То, что я вижу, мне не нравится.</text:p>
      <text:p text:style-name="P103">– Нет! – отрезал я.</text:p>
      <text:p text:style-name="P103">–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3">– Что? Ты о чём?</text:p>
      <text:p text:style-name="P103">– Большое Откровение развоплощает обычных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3">Есть только маленькая проблемка…</text:p>
      <text:p text:style-name="P103"/>
      <text:p text:style-name="P103">Анакорн скривился и отвёл глаза.</text:p>
      <text:p text:style-name="P103">– Какая?</text:p>
      <text:p text:style-name="P103">–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text:soft-page-break/>возможность. То есть, ты не просто исчезнешь <text:span text:style-name="T30">— </text:span>тебя никогда и не будет! Мне очень жаль. Тебе ещё не поздно выбрать что-нибудь другое.</text:p>
      <text:p text:style-name="P103">Я вздохнул. Слишком много философии на мою голову!</text:p>
      <text:p text:style-name="P103">– Делай, как я сказал! А я сделаю своё.</text:p>
      <text:p text:style-name="P103"/>
      <text:p text:style-name="P98">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98">– Ты ещё увидишь пару-тройку снов на прощание. Это мой подарок тебе. Удачи!</text:p>
      <text:p text:style-name="P98"/>
      <text:p text:style-name="P109">~~~</text:p>
      <text:p text:style-name="P104"/>
      <text:p text:style-name="P104">– Здравствуй, Анон. – Селестия стояла передо мной без привычных взгляду властных регалий. – Я хочу поблагодарить тебя за всё.</text:p>
      <text:p text:style-name="P104">– Привет, Сел. Я рад, что с тобой всё в порядке.</text:p>
      <text:p text:style-name="P104">Аликорница стояла передо мной в сияющем ореоле гривы. Потом она нерешительно сделала шаг навстречу.</text:p>
      <text:p text:style-name="P104">– Всё в порядке не только со мной. Мне известно, на что ты решился ради нас всех. Я знаю, во что тебя ввязала. Моё сердце разрывается от печали, но зреет во мне надежда, что мы ещё встретимся! В другое время и в другом месте! И всё будет по другому. Намерение изменяет реальность, Анон, это правда.</text:p>
      <text:p text:style-name="P104">Я устало рассмеялся.</text:p>
      <text:p text:style-name="P104">– Сел, я завязал с конеёбством. Извини.</text:p>
      <text:p text:style-name="P104">Аликорница приблизилась ко мне ещё на шаг. Её губы почти касались моих. Я снова, как и каждый раз до этого, утонул в её взгляде бездонных сиреневых глаз.</text:p>
      <text:p text:style-name="P104">– В другое время, в другом месте, Анон! В другое время, в другом месте!</text:p>
      <text:p text:style-name="P104"/>
      <text:p text:style-name="P107">~~~</text:p>
      <text:p text:style-name="P107"/>
      <text:p text:style-name="P37"><text:span text:style-name="T2">–</text:span><text:span text:style-name="T1"> Прости, что когда-то хотела убить тебя. Я ослабела и Найтмэр Мун на время одержала верх.</text:span></text:p>
      <text:p text:style-name="P50">Луна с виноватым выражением смотрела на меня сверху вниз. Я поднялся с сияющей флуоресцентным светом травы и рассмеялся.</text:p>
      <text:p text:style-name="P101">– Ты таки выучила современный стиль? Не парься, принцесса, я давно забыл тот эпизод. Вдобавок, именно ты отправила меня тогда прямиком к Большому Откровению.</text:p>
      <text:p text:style-name="P101">Тёмная аликорница тяжело вздохнула.</text:p>
      <text:p text:style-name="P101">– Зато я помню! Мне ужасно неловко перед тобой, учитывая то, что ты делаешь для нас. И я хотела бы, чтобы у нас была возможность когда-нибудь стать хорошими друзьями…</text:p>
      <text:p text:style-name="P101">Аликорница подняла копыто и прижала его к моей груди.</text:p>
      <text:p text:style-name="P101">– Эквестрия с тобой. Эквестрия в тебе. Навсегда. И всегда. И, я уверена, мы ещё встретимся, Анон! В другое время, в другом месте. В другое время, в другом месте!</text:p>
      <text:p text:style-name="P98"/>
      <text:p text:style-name="P107">~~~</text:p>
      <text:p text:style-name="P108"/>
      <text:p text:style-name="P101"><text:soft-page-break/>– Думал от меня в другой реальности спрятаться?!</text:p>
      <text:p text:style-name="P101">Передо мной возникла хмурая морда Дискорда.</text:p>
      <text:p text:style-name="P101">–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1">Так что, Проводничёк, мы ещё встретимся! В другое время и в другом месте! Жди! В другое время, в другом месте!!!</text:p>
      <text:p text:style-name="P105"/>
      <text:p text:style-name="P106">~~~</text:p>
      <text:p text:style-name="P98"/>
      <text:p text:style-name="P101">– Анон?</text:p>
      <text:p text:style-name="P101">– Дэш?!!</text:p>
      <text:p text:style-name="P101">– Эмм… Ты мне снишься?</text:p>
      <text:p text:style-name="P101">– Нет, Дэш, это ты мне снишься.</text:p>
      <text:p text:style-name="P101">– Неважно… Пусть мы друг другу снимся… Знаешь, Анон, у меня такое чувство, будто я должна сказать тебе спасибо за что-то очень важное… Вот только не могу вспомнить, за что. Фигня какая-то! Как-то это не круто совсем!</text:p>
      <text:p text:style-name="P101">–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1">Пегаска почесала в затылке со смущением.</text:p>
      <text:p text:style-name="P101">– Да? Правда? Ну, офигеть! Что-то я такого не помню совсем. А ты как?</text:p>
      <text:p text:style-name="P97"><text:span text:style-name="T36">– Я в порядке. Вот, возвращаюсь </text:span>в свой мир. Ну, не совсем <text:span text:style-name="T1">в свой</text:span>. Почти.</text:p>
      <text:p text:style-name="P97"><text:span text:style-name="T1">–</text:span> Навсегда? <text:span text:style-name="T1">Ты не вернёшься?</text:span></text:p>
      <text:p text:style-name="P97"><text:span text:style-name="T1">–</text:span> Скорее всего, да.</text:p>
      <text:p text:style-name="P97"><text:span text:style-name="T1">–</text:span> Это плохо. <text:span text:style-name="T1">Я хотела тебе сказать</text:span>…</text:p>
      <text:p text:style-name="P97"><text:span text:style-name="T1">–</text:span> Не надо, Дэш. Не стоит. Мне очень жаль.</text:p>
      <text:p text:style-name="P97"><text:span text:style-name="T1">–</text:span> Ну и ладно… А я всё равно скажу! Мне не хочется, чтобы ты уходил! <text:span text:style-name="T1">Хочу, чтобы ты вернулся!</text:span> Хочу, чтобы ты был рядом! Чтобы всегда можно было найти тебя в окрестностях Понивилля и услышать твой дурацкий голос!.. <text:span text:style-name="T32">Хочу, чтобы ты </text:span><text:span text:style-name="T33">делал мне почесушки</text:span><text:span text:style-name="T32"> и хлопал по крупу</text:span>!</text:p>
      <text:p text:style-name="P98">В голосе пегаски слышались слёзы.</text:p>
      <text:p text:style-name="P97"><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97"><text:span text:style-name="T1">–</text:span> А знаешь, что? Давай мы тебя будем навещать в твоём мире? Твай <text:span text:style-name="T1">недавно стала аликорном, так она теперь </text:span>маг <text:span text:style-name="T1">на двадцать процентов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 <text:span text:style-name="T1">Пинки и Эпплджек тебе гору вкусняшек приготовят! Ты только со мной поделись потом, лады?</text:span></text:p>
      <text:p text:style-name="P97"><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7"><text:span text:style-name="T1">–</text:span> Это ерунда! Ты говорил, в вашем мире есть пони! Вот и построй <text:span text:style-name="T1">у себя </text:span>дом, типа для <text:span text:style-name="T1">ваших </text:span>поней, а мы будем тайно навещать тебя в нём! <text:span text:style-name="T1">И никто не узнает</text:span>!.. Постой!! Как ты сказал? Ты забудешь нас? Забудешь меня?!!</text:p>
      <text:p text:style-name="P97"><text:span text:style-name="T1">–</text:span> И тебя, и Твайлайт, и <text:span text:style-name="T1">Пинки</text:span>, и <text:span text:style-name="T1">Эпплджек</text:span>, и всех-всех-всех… Таковы правила.</text:p>
      <text:p text:style-name="P97"><text:span text:style-name="T14">– Вот д</text:span>искорд!.. Почему всё так паршиво?.. Я даже не могу уткнуться носом тебе в грудь. Я прохожу сквозь тебя, <text:span text:style-name="T14">–</text:span> всхлипнула сквозь зубы <text:span text:style-name="T1">Дэш</text:span>.</text:p>
      <text:p text:style-name="P97"><text:soft-page-break/>Я опустил руку на шею <text:span text:style-name="T1">пегаски</text:span> и ощутил теплоту и лёгкое покалывание в пустоте.</text:p>
      <text:p text:style-name="P97"><text:span text:style-name="T14">–</text:span> <text:span text:style-name="T1">Я не могу тебе обещать, Дэш, но </text:span>не кажется… <text:span text:style-name="T1">Мне кажется,</text:span> <text:span text:style-name="T1">м</text:span>ы <text:span text:style-name="T1">ещё встретимся когда-нибудь</text:span>. <text:span text:style-name="T1">В другое время, в другом месте</text:span>. <text:span text:style-name="T1">Рано или поздно. В другое время, в другом месте.</text:span></text:p>
      <text:p text:style-name="P97"><text:span text:style-name="T1">–</text:span> И лучше рано, чем поздно! Я не люблю ждать!</text:p>
      <text:p text:style-name="P97"><text:span text:style-name="T1">–</text:span> Да, Дэш. <text:span text:style-name="T1">–</text:span> её образ начал таять. <text:span text:style-name="T1">–</text:span> Да, я помню.</text:p>
      <text:p text:style-name="P97">Я всё ещё помню…</text:p>
      <text:p text:style-name="P52"/>
      <text:h text:style-name="Heading_20_2" text:outline-level="2">Эпилог. Земля</text:h>
      <text:p text:style-name="P110"/>
      <text:p text:style-name="P116">Звон будильника чуть не проломил башку. Я открыл глаза. </text:p>
      <text:p text:style-name="P117"><text:span text:style-name="T1">Бляяяяяяя… Голова чугунная… Вот на кой хрен ложиться в </text:span><text:span text:style-name="T14">два</text:span><text:span text:style-name="T1">, чтоб потом спать до одиннадцати и ни хрена не выспаться при этом?</text:span> На работу опять к часу<text:span text:style-name="T14"> приползу</text:span>. Надоело. <text:span text:style-name="T1">Закисать на работе — вредно для мозгов.</text:span> Надо отдохнуть. <text:span text:style-name="T14">Взят</text:span><text:span text:style-name="T1">ь, наконец, </text:span><text:s/>отпуск. <text:span text:style-name="T1">И пошло оно всё к ебеням!</text:span></text:p>
      <text:p text:style-name="P116"><text:span text:style-name="T1">Я нашарил ногами тапки и пошёл в ванную. Проходя мимо стола, зацепился взглядом за</text:span> эскиз <text:span text:style-name="T1">рисунка</text:span>.</text:p>
      <text:p text:style-name="P117">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12">Для того, чтобы выдавить остатки пасты на щётку, пришлось затратить серьёзные усилия.</text:p>
      <text:p text:style-name="P113">Ага, и купить туалетной бумаги. Иначе уже вечером придётся использовать рекламки, что кидают в почтовый ящик. А они, блин, глянцевые!</text:p>
      <text:p text:style-name="P115">Мысли вернулись к фантазии.</text:p>
      <text:p text:style-name="P113">Надо хоть абзац написать! Хоть пару предложений! Уже хоть какой-то крохотный шажок, с которого можно будет начать. Как там у Лао-Цзы? Дорога в тысячу ли начинается-бла-бла-бля!</text:p>
      <text:p text:style-name="P112">Попытка притронуться щёткой к зубу вызвала ноющую боль. </text:p>
      <text:p text:style-name="P114">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три критических баги. Если сегодня не зафигачу хотя бы одну из них, напишет кляузу Брюсу, а он и так меня держит на карандаше… Вот так всегда. Фак!</text:p>
      <text:p text:style-name="P112">Доставая из стола ключи от машины, опять наткнулся взглядом на эскиз.</text:p>
      <text:p text:style-name="P114">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text:p>
      <text:p text:style-name="P114">А вот, кстати… А почему бы и нет? Хорошее ведь название? И интригующее — сразу сесть за клавиатуру захотелось.</text:p>
      <text:p text:style-name="P114">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82</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7-08-02T17:40:12.053520918</dc:date>
    <meta:editing-duration>P144DT9H33M42S</meta:editing-duration>
    <meta:editing-cycles>9054</meta:editing-cycles>
    <meta:generator>LibreOffice/5.1.6.2$Linux_X86_64 LibreOffice_project/10m0$Build-2</meta:generator>
    <meta:printed-by>макс </meta:printed-by>
    <meta:print-date>2017-07-30T17:54:58.23</meta:print-date>
    <meta:document-statistic meta:table-count="0" meta:image-count="0" meta:object-count="0" meta:page-count="227" meta:paragraph-count="4716" meta:word-count="100312" meta:character-count="664547" meta:non-whitespace-character-count="564457"/>
  </office:meta>
</office:document-meta>
</file>